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2.00pt" fo:font-weight="bold" fo:font-family="Arial" style:font-family-asian="Arial" style:font-family-complex="Arial"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32.00pt" fo:font-weight="bold" fo:font-family="Arial" style:font-family-asian="Arial" style:font-family-complex="Arial" fo:background-color="transparent" style:use-window-font-color="true"/>
    </style:style>
    <style:style style:name="T5" style:family="text">
      <style:text-properties fo:font-size="14.00pt" fo:font-weight="bold"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8.00pt" fo:font-weight="bold" fo:font-family="Times" style:font-family-asian="Times" style:font-family-complex="Times" fo:background-color="transparent" style:use-window-font-color="true"/>
    </style:style>
    <style:style style:name="T8"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9"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2"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3" style:family="text">
      <style:text-properties fo:font-size="12.00pt" fo:font-weight="bold" fo:font-family="Times" style:font-family-asian="Times" style:font-family-complex="Times"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9" style:family="text">
      <style:text-properties fo:font-size="11.00pt" fo:font-weight="normal" fo:font-family="Times" style:font-family-asian="Times" style:font-family-complex="Times" fo:background-color="transparent" style:use-window-font-color="true"/>
    </style:style>
    <style:style style:name="T2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1.00pt" fo:font-weight="normal" fo:font-family="Times" style:font-family-asian="Times" style:font-family-complex="Times"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 style:family="text">
      <style:text-properties fo:font-size="11.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 style:family="text">
      <style:text-properties fo:font-size="11.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6" style:family="text">
      <style:text-properties fo:font-size="11.00pt" fo:font-weight="normal" fo:font-family="Times" style:font-family-asian="Times" style:font-family-complex="Times"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2" style:family="text">
      <style:text-properties fo:font-size="11.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 style:family="text">
      <style:text-properties fo:font-size="11.00pt" fo:font-weight="normal" fo:font-family="Times" style:font-family-asian="Times" style:font-family-complex="Times" fo:background-color="transparent" style:use-window-font-color="true"/>
    </style:style>
    <style:style style:name="T5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1" style:family="text">
      <style:text-properties fo:font-size="11.00pt" fo:font-weight="normal" fo:font-family="Times" style:font-family-asian="Times" style:font-family-complex="Times" fo:background-color="transparent" style:use-window-font-color="true"/>
    </style:style>
    <style:style style:name="T62"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3"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6"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7" style:family="text">
      <style:text-properties fo:font-size="12.00pt" fo:font-weight="bold" fo:font-family="Times" style:font-family-asian="Times" style:font-family-complex="Times" fo:background-color="transparent" style:use-window-font-color="true"/>
    </style:style>
    <style:style style:name="T68"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9"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70" style:family="text">
      <style:text-properties fo:font-size="12.00pt" fo:font-weight="bold" fo:font-family="Times" style:font-family-asian="Times" style:font-family-complex="Times" fo:background-color="transparent" style:use-window-font-color="true"/>
    </style:style>
    <style:style style:name="T7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7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7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76" style:family="text">
      <style:text-properties fo:font-size="11.00pt" fo:font-weight="normal" fo:font-family="Times" style:font-family-asian="Times" style:font-family-complex="Times" fo:background-color="transparent" style:use-window-font-color="true"/>
    </style:style>
    <style:style style:name="T7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7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79" style:family="text">
      <style:text-properties fo:font-size="11.00pt" fo:font-weight="normal" fo:font-family="Times" style:font-family-asian="Times" style:font-family-complex="Times"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8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8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85" style:family="text">
      <style:text-properties fo:font-size="11.00pt" fo:font-weight="normal" fo:font-family="Times" style:font-family-asian="Times" style:font-family-complex="Times" fo:background-color="transparent" style:use-window-font-color="true"/>
    </style:style>
    <style:style style:name="T8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8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88" style:family="text">
      <style:text-properties fo:font-size="11.00pt" fo:font-weight="normal" fo:font-family="Times" style:font-family-asian="Times" style:font-family-complex="Times"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9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9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94" style:family="text">
      <style:text-properties fo:font-size="11.00pt" fo:font-weight="normal" fo:font-family="Times" style:font-family-asian="Times" style:font-family-complex="Times" fo:background-color="transparent" style:use-window-font-color="true"/>
    </style:style>
    <style:style style:name="T9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9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97" style:family="text">
      <style:text-properties fo:font-size="11.00pt" fo:font-weight="normal" fo:font-family="Times" style:font-family-asian="Times" style:font-family-complex="Times" fo:background-color="transparent" style:use-window-font-color="true"/>
    </style:style>
    <style:style style:name="T9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9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00" style:family="text">
      <style:text-properties fo:font-size="11.00pt" fo:font-weight="normal" fo:font-family="Times" style:font-family-asian="Times" style:font-family-complex="Times" fo:background-color="transparent" style:use-window-font-color="true"/>
    </style:style>
    <style:style style:name="T10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0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03" style:family="text">
      <style:text-properties fo:font-size="11.00pt" fo:font-weight="normal" fo:font-family="Times" style:font-family-asian="Times" style:font-family-complex="Times" fo:background-color="transparent" style:use-window-font-color="true"/>
    </style:style>
    <style:style style:name="T10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0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0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09" style:family="text">
      <style:text-properties fo:font-size="11.00pt" fo:font-weight="normal" fo:font-family="Times" style:font-family-asian="Times" style:font-family-complex="Times" fo:background-color="transparent" style:use-window-font-color="true"/>
    </style:style>
    <style:style style:name="T11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1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12" style:family="text">
      <style:text-properties fo:font-size="11.00pt" fo:font-weight="normal" fo:font-family="Times" style:font-family-asian="Times" style:font-family-complex="Times" fo:background-color="transparent" style:use-window-font-color="true"/>
    </style:style>
    <style:style style:name="T11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1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1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18" style:family="text">
      <style:text-properties fo:font-size="11.00pt" fo:font-weight="normal" fo:font-family="Times" style:font-family-asian="Times" style:font-family-complex="Times" fo:background-color="transparent" style:use-window-font-color="true"/>
    </style:style>
    <style:style style:name="T11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2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21" style:family="text">
      <style:text-properties fo:font-size="11.00pt" fo:font-weight="normal" fo:font-family="Times" style:font-family-asian="Times" style:font-family-complex="Times" fo:background-color="transparent" style:use-window-font-color="true"/>
    </style:style>
    <style:style style:name="T12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2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24" style:family="text">
      <style:text-properties fo:font-size="11.00pt" fo:font-weight="normal" fo:font-family="Times" style:font-family-asian="Times" style:font-family-complex="Times" fo:background-color="transparent" style:use-window-font-color="true"/>
    </style:style>
    <style:style style:name="T12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2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27" style:family="text">
      <style:text-properties fo:font-size="11.00pt" fo:font-weight="normal" fo:font-family="Times" style:font-family-asian="Times" style:font-family-complex="Times" fo:background-color="transparent" style:use-window-font-color="true"/>
    </style:style>
    <style:style style:name="T12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2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3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33" style:family="text">
      <style:text-properties fo:font-size="11.00pt" fo:font-weight="normal" fo:font-family="Times" style:font-family-asian="Times" style:font-family-complex="Times" fo:background-color="transparent" style:use-window-font-color="true"/>
    </style:style>
    <style:style style:name="T13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3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36" style:family="text">
      <style:text-properties fo:font-size="11.00pt" fo:font-weight="normal" fo:font-family="Times" style:font-family-asian="Times" style:font-family-complex="Times" fo:background-color="transparent" style:use-window-font-color="true"/>
    </style:style>
    <style:style style:name="T13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3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4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42" style:family="text">
      <style:text-properties fo:font-size="11.00pt" fo:font-weight="normal" fo:font-family="Times" style:font-family-asian="Times" style:font-family-complex="Times" fo:background-color="transparent" style:use-window-font-color="true"/>
    </style:style>
    <style:style style:name="T14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4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45" style:family="text">
      <style:text-properties fo:font-size="11.00pt" fo:font-weight="normal" fo:font-family="Times" style:font-family-asian="Times" style:font-family-complex="Times" fo:background-color="transparent" style:use-window-font-color="true"/>
    </style:style>
    <style:style style:name="T14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4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48" style:family="text">
      <style:text-properties fo:font-size="11.00pt" fo:font-weight="normal" fo:font-family="Times" style:font-family-asian="Times" style:font-family-complex="Times" fo:background-color="transparent" style:use-window-font-color="true"/>
    </style:style>
    <style:style style:name="T149"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50"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53"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54" style:family="text">
      <style:text-properties fo:font-size="12.00pt" fo:font-weight="bold" fo:font-family="Times" style:font-family-asian="Times" style:font-family-complex="Times" fo:background-color="transparent" style:use-window-font-color="true"/>
    </style:style>
    <style:style style:name="T155"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56"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57" style:family="text">
      <style:text-properties fo:font-size="12.00pt" fo:font-weight="bold" fo:font-family="Times" style:font-family-asian="Times" style:font-family-complex="Times" fo:background-color="transparent" style:use-window-font-color="true"/>
    </style:style>
    <style:style style:name="T158"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59"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60" style:family="text">
      <style:text-properties fo:font-size="12.00pt" fo:font-weight="bold" fo:font-family="Times" style:font-family-asian="Times" style:font-family-complex="Times" fo:background-color="transparent" style:use-window-font-color="true"/>
    </style:style>
    <style:style style:name="T16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6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6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66" style:family="text">
      <style:text-properties fo:font-size="11.00pt" fo:font-weight="normal" fo:font-family="Times" style:font-family-asian="Times" style:font-family-complex="Times" fo:background-color="transparent" style:use-window-font-color="true"/>
    </style:style>
    <style:style style:name="T16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6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69" style:family="text">
      <style:text-properties fo:font-size="11.00pt" fo:font-weight="normal" fo:font-family="Times" style:font-family-asian="Times" style:font-family-complex="Times" fo:background-color="transparent" style:use-window-font-color="true"/>
    </style:style>
    <style:style style:name="T17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7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7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75" style:family="text">
      <style:text-properties fo:font-size="11.00pt" fo:font-weight="normal" fo:font-family="Times" style:font-family-asian="Times" style:font-family-complex="Times" fo:background-color="transparent" style:use-window-font-color="true"/>
    </style:style>
    <style:style style:name="T17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7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78" style:family="text">
      <style:text-properties fo:font-size="11.00pt" fo:font-weight="normal" fo:font-family="Times" style:font-family-asian="Times" style:font-family-complex="Times" fo:background-color="transparent" style:use-window-font-color="true"/>
    </style:style>
    <style:style style:name="T17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8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8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84" style:family="text">
      <style:text-properties fo:font-size="11.00pt" fo:font-weight="normal" fo:font-family="Times" style:font-family-asian="Times" style:font-family-complex="Times" fo:background-color="transparent" style:use-window-font-color="true"/>
    </style:style>
    <style:style style:name="T18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8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87" style:family="text">
      <style:text-properties fo:font-size="11.00pt" fo:font-weight="normal" fo:font-family="Times" style:font-family-asian="Times" style:font-family-complex="Times" fo:background-color="transparent" style:use-window-font-color="true"/>
    </style:style>
    <style:style style:name="T18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8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9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93" style:family="text">
      <style:text-properties fo:font-size="11.00pt" fo:font-weight="normal" fo:font-family="Times" style:font-family-asian="Times" style:font-family-complex="Times" fo:background-color="transparent" style:use-window-font-color="true"/>
    </style:style>
    <style:style style:name="T19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9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196" style:family="text">
      <style:text-properties fo:font-size="11.00pt" fo:font-weight="normal" fo:font-family="Times" style:font-family-asian="Times" style:font-family-complex="Times" fo:background-color="transparent" style:use-window-font-color="true"/>
    </style:style>
    <style:style style:name="T197"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98"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201"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202" style:family="text">
      <style:text-properties fo:font-size="12.00pt" fo:font-weight="bold" fo:font-family="Times" style:font-family-asian="Times" style:font-family-complex="Times" fo:background-color="transparent" style:use-window-font-color="true"/>
    </style:style>
    <style:style style:name="T203"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204"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205" style:family="text">
      <style:text-properties fo:font-size="12.00pt" fo:font-weight="bold" fo:font-family="Times" style:font-family-asian="Times" style:font-family-complex="Times" fo:background-color="transparent" style:use-window-font-color="true"/>
    </style:style>
    <style:style style:name="T20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0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1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11" style:family="text">
      <style:text-properties fo:font-size="11.00pt" fo:font-weight="normal" fo:font-family="Times" style:font-family-asian="Times" style:font-family-complex="Times" fo:background-color="transparent" style:use-window-font-color="true"/>
    </style:style>
    <style:style style:name="T21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1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1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17" style:family="text">
      <style:text-properties fo:font-size="11.00pt" fo:font-weight="normal" fo:font-family="Times" style:font-family-asian="Times" style:font-family-complex="Times" fo:background-color="transparent" style:use-window-font-color="true"/>
    </style:style>
    <style:style style:name="T21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1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2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23" style:family="text">
      <style:text-properties fo:font-size="11.00pt" fo:font-weight="normal" fo:font-family="Times" style:font-family-asian="Times" style:font-family-complex="Times" fo:background-color="transparent" style:use-window-font-color="true"/>
    </style:style>
    <style:style style:name="T22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2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26" style:family="text">
      <style:text-properties fo:font-size="11.00pt" fo:font-weight="normal" fo:font-family="Times" style:font-family-asian="Times" style:font-family-complex="Times" fo:background-color="transparent" style:use-window-font-color="true"/>
    </style:style>
    <style:style style:name="T22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2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3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32" style:family="text">
      <style:text-properties fo:font-size="11.00pt" fo:font-weight="normal" fo:font-family="Times" style:font-family-asian="Times" style:font-family-complex="Times" fo:background-color="transparent" style:use-window-font-color="true"/>
    </style:style>
    <style:style style:name="T23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3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35" style:family="text">
      <style:text-properties fo:font-size="11.00pt" fo:font-weight="normal" fo:font-family="Times" style:font-family-asian="Times" style:font-family-complex="Times" fo:background-color="transparent" style:use-window-font-color="true"/>
    </style:style>
    <style:style style:name="T23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3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4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41" style:family="text">
      <style:text-properties fo:font-size="11.00pt" fo:font-weight="normal" fo:font-family="Times" style:font-family-asian="Times" style:font-family-complex="Times" fo:background-color="transparent" style:use-window-font-color="true"/>
    </style:style>
    <style:style style:name="T24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4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44" style:family="text">
      <style:text-properties fo:font-size="11.00pt" fo:font-weight="normal" fo:font-family="Times" style:font-family-asian="Times" style:font-family-complex="Times" fo:background-color="transparent" style:use-window-font-color="true"/>
    </style:style>
    <style:style style:name="T24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4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4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50" style:family="text">
      <style:text-properties fo:font-size="11.00pt" fo:font-weight="normal" fo:font-family="Times" style:font-family-asian="Times" style:font-family-complex="Times" fo:background-color="transparent" style:use-window-font-color="true"/>
    </style:style>
    <style:style style:name="T25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5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53" style:family="text">
      <style:text-properties fo:font-size="11.00pt" fo:font-weight="normal" fo:font-family="Times" style:font-family-asian="Times" style:font-family-complex="Times" fo:background-color="transparent" style:use-window-font-color="true"/>
    </style:style>
    <style:style style:name="T25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5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56" style:family="text">
      <style:text-properties fo:font-size="11.00pt" fo:font-weight="normal" fo:font-family="Times" style:font-family-asian="Times" style:font-family-complex="Times" fo:background-color="transparent" style:use-window-font-color="true"/>
    </style:style>
    <style:style style:name="T25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5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6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62" style:family="text">
      <style:text-properties fo:font-size="11.00pt" fo:font-weight="normal" fo:font-family="Times" style:font-family-asian="Times" style:font-family-complex="Times" fo:background-color="transparent" style:use-window-font-color="true"/>
    </style:style>
    <style:style style:name="T26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6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65" style:family="text">
      <style:text-properties fo:font-size="11.00pt" fo:font-weight="normal" fo:font-family="Times" style:font-family-asian="Times" style:font-family-complex="Times" fo:background-color="transparent" style:use-window-font-color="true"/>
    </style:style>
    <style:style style:name="T26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6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7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71" style:family="text">
      <style:text-properties fo:font-size="11.00pt" fo:font-weight="normal" fo:font-family="Times" style:font-family-asian="Times" style:font-family-complex="Times" fo:background-color="transparent" style:use-window-font-color="true"/>
    </style:style>
    <style:style style:name="T27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7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7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77" style:family="text">
      <style:text-properties fo:font-size="11.00pt" fo:font-weight="normal" fo:font-family="Times" style:font-family-asian="Times" style:font-family-complex="Times" fo:background-color="transparent" style:use-window-font-color="true"/>
    </style:style>
    <style:style style:name="T27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7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8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83" style:family="text">
      <style:text-properties fo:font-size="11.00pt" fo:font-weight="normal" fo:font-family="Times" style:font-family-asian="Times" style:font-family-complex="Times" fo:background-color="transparent" style:use-window-font-color="true"/>
    </style:style>
    <style:style style:name="T28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8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8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89" style:family="text">
      <style:text-properties fo:font-size="11.00pt" fo:font-weight="normal" fo:font-family="Times" style:font-family-asian="Times" style:font-family-complex="Times" fo:background-color="transparent" style:use-window-font-color="true"/>
    </style:style>
    <style:style style:name="T29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9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9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95" style:family="text">
      <style:text-properties fo:font-size="11.00pt" fo:font-weight="normal" fo:font-family="Times" style:font-family-asian="Times" style:font-family-complex="Times" fo:background-color="transparent" style:use-window-font-color="true"/>
    </style:style>
    <style:style style:name="T29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9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0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01" style:family="text">
      <style:text-properties fo:font-size="11.00pt" fo:font-weight="normal" fo:font-family="Times" style:font-family-asian="Times" style:font-family-complex="Times" fo:background-color="transparent" style:use-window-font-color="true"/>
    </style:style>
    <style:style style:name="T30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0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04" style:family="text">
      <style:text-properties fo:font-size="11.00pt" fo:font-weight="normal" fo:font-family="Times" style:font-family-asian="Times" style:font-family-complex="Times" fo:background-color="transparent" style:use-window-font-color="true"/>
    </style:style>
    <style:style style:name="T30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0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0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10" style:family="text">
      <style:text-properties fo:font-size="11.00pt" fo:font-weight="normal" fo:font-family="Times" style:font-family-asian="Times" style:font-family-complex="Times" fo:background-color="transparent" style:use-window-font-color="true"/>
    </style:style>
    <style:style style:name="T31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1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1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16" style:family="text">
      <style:text-properties fo:font-size="11.00pt" fo:font-weight="normal" fo:font-family="Times" style:font-family-asian="Times" style:font-family-complex="Times" fo:background-color="transparent" style:use-window-font-color="true"/>
    </style:style>
    <style:style style:name="T31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1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2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22" style:family="text">
      <style:text-properties fo:font-size="11.00pt" fo:font-weight="normal" fo:font-family="Times" style:font-family-asian="Times" style:font-family-complex="Times" fo:background-color="transparent" style:use-window-font-color="true"/>
    </style:style>
    <style:style style:name="T32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2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25" style:family="text">
      <style:text-properties fo:font-size="11.00pt" fo:font-weight="normal" fo:font-family="Times" style:font-family-asian="Times" style:font-family-complex="Times" fo:background-color="transparent" style:use-window-font-color="true"/>
    </style:style>
    <style:style style:name="T32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2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28" style:family="text">
      <style:text-properties fo:font-size="11.00pt" fo:font-weight="normal" fo:font-family="Times" style:font-family-asian="Times" style:font-family-complex="Times" fo:background-color="transparent" style:use-window-font-color="true"/>
    </style:style>
    <style:style style:name="T32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3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31" style:family="text">
      <style:text-properties fo:font-size="11.00pt" fo:font-weight="normal" fo:font-family="Times" style:font-family-asian="Times" style:font-family-complex="Times" fo:background-color="transparent" style:use-window-font-color="true"/>
    </style:style>
    <style:style style:name="T33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3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3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37" style:family="text">
      <style:text-properties fo:font-size="11.00pt" fo:font-weight="normal" fo:font-family="Times" style:font-family-asian="Times" style:font-family-complex="Times" fo:background-color="transparent" style:use-window-font-color="true"/>
    </style:style>
    <style:style style:name="T33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3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40" style:family="text">
      <style:text-properties fo:font-size="11.00pt" fo:font-weight="normal" fo:font-family="Times" style:font-family-asian="Times" style:font-family-complex="Times" fo:background-color="transparent" style:use-window-font-color="true"/>
    </style:style>
    <style:style style:name="T34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4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4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46" style:family="text">
      <style:text-properties fo:font-size="11.00pt" fo:font-weight="normal" fo:font-family="Times" style:font-family-asian="Times" style:font-family-complex="Times" fo:background-color="transparent" style:use-window-font-color="true"/>
    </style:style>
    <style:style style:name="T34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4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5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52" style:family="text">
      <style:text-properties fo:font-size="11.00pt" fo:font-weight="normal" fo:font-family="Times" style:font-family-asian="Times" style:font-family-complex="Times" fo:background-color="transparent" style:use-window-font-color="true"/>
    </style:style>
    <style:style style:name="T35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5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5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58" style:family="text">
      <style:text-properties fo:font-size="11.00pt" fo:font-weight="normal" fo:font-family="Times" style:font-family-asian="Times" style:font-family-complex="Times" fo:background-color="transparent" style:use-window-font-color="true"/>
    </style:style>
    <style:style style:name="T35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6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61" style:family="text">
      <style:text-properties fo:font-size="11.00pt" fo:font-weight="normal" fo:font-family="Times" style:font-family-asian="Times" style:font-family-complex="Times" fo:background-color="transparent" style:use-window-font-color="true"/>
    </style:style>
    <style:style style:name="T36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6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6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67" style:family="text">
      <style:text-properties fo:font-size="11.00pt" fo:font-weight="normal" fo:font-family="Times" style:font-family-asian="Times" style:font-family-complex="Times" fo:background-color="transparent" style:use-window-font-color="true"/>
    </style:style>
    <style:style style:name="T36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6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70" style:family="text">
      <style:text-properties fo:font-size="11.00pt" fo:font-weight="normal" fo:font-family="Times" style:font-family-asian="Times" style:font-family-complex="Times" fo:background-color="transparent" style:use-window-font-color="true"/>
    </style:style>
    <style:style style:name="T37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7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7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76" style:family="text">
      <style:text-properties fo:font-size="11.00pt" fo:font-weight="normal" fo:font-family="Times" style:font-family-asian="Times" style:font-family-complex="Times" fo:background-color="transparent" style:use-window-font-color="true"/>
    </style:style>
    <style:style style:name="T37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7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79" style:family="text">
      <style:text-properties fo:font-size="11.00pt" fo:font-weight="normal" fo:font-family="Times" style:font-family-asian="Times" style:font-family-complex="Times" fo:background-color="transparent" style:use-window-font-color="true"/>
    </style:style>
    <style:style style:name="T38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8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82" style:family="text">
      <style:text-properties fo:font-size="11.00pt" fo:font-weight="normal" fo:font-family="Times" style:font-family-asian="Times" style:font-family-complex="Times" fo:background-color="transparent" style:use-window-font-color="true"/>
    </style:style>
    <style:style style:name="T38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8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8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88" style:family="text">
      <style:text-properties fo:font-size="11.00pt" fo:font-weight="normal" fo:font-family="Times" style:font-family-asian="Times" style:font-family-complex="Times" fo:background-color="transparent" style:use-window-font-color="true"/>
    </style:style>
    <style:style style:name="T38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9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91" style:family="text">
      <style:text-properties fo:font-size="11.00pt" fo:font-weight="normal" fo:font-family="Times" style:font-family-asian="Times" style:font-family-complex="Times" fo:background-color="transparent" style:use-window-font-color="true"/>
    </style:style>
    <style:style style:name="T39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9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94" style:family="text">
      <style:text-properties fo:font-size="11.00pt" fo:font-weight="normal" fo:font-family="Times" style:font-family-asian="Times" style:font-family-complex="Times" fo:background-color="transparent" style:use-window-font-color="true"/>
    </style:style>
    <style:style style:name="T39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9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97" style:family="text">
      <style:text-properties fo:font-size="11.00pt" fo:font-weight="normal" fo:font-family="Times" style:font-family-asian="Times" style:font-family-complex="Times" fo:background-color="transparent" style:use-window-font-color="true"/>
    </style:style>
    <style:style style:name="T39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39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0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03" style:family="text">
      <style:text-properties fo:font-size="11.00pt" fo:font-weight="normal" fo:font-family="Times" style:font-family-asian="Times" style:font-family-complex="Times" fo:background-color="transparent" style:use-window-font-color="true"/>
    </style:style>
    <style:style style:name="T40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0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06" style:family="text">
      <style:text-properties fo:font-size="11.00pt" fo:font-weight="normal" fo:font-family="Times" style:font-family-asian="Times" style:font-family-complex="Times" fo:background-color="transparent" style:use-window-font-color="true"/>
    </style:style>
    <style:style style:name="T40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0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1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12" style:family="text">
      <style:text-properties fo:font-size="11.00pt" fo:font-weight="normal" fo:font-family="Times" style:font-family-asian="Times" style:font-family-complex="Times" fo:background-color="transparent" style:use-window-font-color="true"/>
    </style:style>
    <style:style style:name="T41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1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15" style:family="text">
      <style:text-properties fo:font-size="11.00pt" fo:font-weight="normal" fo:font-family="Times" style:font-family-asian="Times" style:font-family-complex="Times" fo:background-color="transparent" style:use-window-font-color="true"/>
    </style:style>
    <style:style style:name="T41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1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18" style:family="text">
      <style:text-properties fo:font-size="11.00pt" fo:font-weight="normal" fo:font-family="Times" style:font-family-asian="Times" style:font-family-complex="Times" fo:background-color="transparent" style:use-window-font-color="true"/>
    </style:style>
    <style:style style:name="T41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2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21" style:family="text">
      <style:text-properties fo:font-size="11.00pt" fo:font-weight="normal" fo:font-family="Times" style:font-family-asian="Times" style:font-family-complex="Times" fo:background-color="transparent" style:use-window-font-color="true"/>
    </style:style>
    <style:style style:name="T42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2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2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27" style:family="text">
      <style:text-properties fo:font-size="11.00pt" fo:font-weight="normal" fo:font-family="Times" style:font-family-asian="Times" style:font-family-complex="Times" fo:background-color="transparent" style:use-window-font-color="true"/>
    </style:style>
    <style:style style:name="T42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2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0" style:family="text">
      <style:text-properties fo:font-size="11.00pt" fo:font-weight="normal" fo:font-family="Times" style:font-family-asian="Times" style:font-family-complex="Times" fo:background-color="transparent" style:use-window-font-color="true"/>
    </style:style>
    <style:style style:name="T43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7" style:family="text">
      <style:text-properties fo:font-size="11.00pt" fo:font-weight="normal" fo:font-family="Times" style:font-family-asian="Times" style:font-family-complex="Times" fo:background-color="transparent" style:use-window-font-color="true"/>
    </style:style>
    <style:style style:name="T43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3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4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43" style:family="text">
      <style:text-properties fo:font-size="11.00pt" fo:font-weight="normal" fo:font-family="Times" style:font-family-asian="Times" style:font-family-complex="Times" fo:background-color="transparent" style:use-window-font-color="true"/>
    </style:style>
    <style:style style:name="T44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4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46" style:family="text">
      <style:text-properties fo:font-size="11.00pt" fo:font-weight="normal" fo:font-family="Times" style:font-family-asian="Times" style:font-family-complex="Times" fo:background-color="transparent" style:use-window-font-color="true"/>
    </style:style>
    <style:style style:name="T44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4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5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52" style:family="text">
      <style:text-properties fo:font-size="11.00pt" fo:font-weight="normal" fo:font-family="Times" style:font-family-asian="Times" style:font-family-complex="Times" fo:background-color="transparent" style:use-window-font-color="true"/>
    </style:style>
    <style:style style:name="T45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5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55" style:family="text">
      <style:text-properties fo:font-size="11.00pt" fo:font-weight="normal" fo:font-family="Times" style:font-family-asian="Times" style:font-family-complex="Times" fo:background-color="transparent" style:use-window-font-color="true"/>
    </style:style>
    <style:style style:name="T45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5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6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61" style:family="text">
      <style:text-properties fo:font-size="11.00pt" fo:font-weight="normal" fo:font-family="Times" style:font-family-asian="Times" style:font-family-complex="Times" fo:background-color="transparent" style:use-window-font-color="true"/>
    </style:style>
    <style:style style:name="T46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6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64" style:family="text">
      <style:text-properties fo:font-size="11.00pt" fo:font-weight="normal" fo:font-family="Times" style:font-family-asian="Times" style:font-family-complex="Times" fo:background-color="transparent" style:use-window-font-color="true"/>
    </style:style>
    <style:style style:name="T46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6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67" style:family="text">
      <style:text-properties fo:font-size="11.00pt" fo:font-weight="normal" fo:font-family="Times" style:font-family-asian="Times" style:font-family-complex="Times" fo:background-color="transparent" style:use-window-font-color="true"/>
    </style:style>
    <style:style style:name="T46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6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7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73" style:family="text">
      <style:text-properties fo:font-size="11.00pt" fo:font-weight="normal" fo:font-family="Times" style:font-family-asian="Times" style:font-family-complex="Times" fo:background-color="transparent" style:use-window-font-color="true"/>
    </style:style>
    <style:style style:name="T47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7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76" style:family="text">
      <style:text-properties fo:font-size="11.00pt" fo:font-weight="normal" fo:font-family="Times" style:font-family-asian="Times" style:font-family-complex="Times" fo:background-color="transparent" style:use-window-font-color="true"/>
    </style:style>
    <style:style style:name="T47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7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8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82" style:family="text">
      <style:text-properties fo:font-size="11.00pt" fo:font-weight="normal" fo:font-family="Times" style:font-family-asian="Times" style:font-family-complex="Times" fo:background-color="transparent" style:use-window-font-color="true"/>
    </style:style>
    <style:style style:name="T48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8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8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88" style:family="text">
      <style:text-properties fo:font-size="11.00pt" fo:font-weight="normal" fo:font-family="Times" style:font-family-asian="Times" style:font-family-complex="Times" fo:background-color="transparent" style:use-window-font-color="true"/>
    </style:style>
    <style:style style:name="T48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9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9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94" style:family="text">
      <style:text-properties fo:font-size="11.00pt" fo:font-weight="normal" fo:font-family="Times" style:font-family-asian="Times" style:font-family-complex="Times" fo:background-color="transparent" style:use-window-font-color="true"/>
    </style:style>
    <style:style style:name="T49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9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97" style:family="text">
      <style:text-properties fo:font-size="11.00pt" fo:font-weight="normal" fo:font-family="Times" style:font-family-asian="Times" style:font-family-complex="Times" fo:background-color="transparent" style:use-window-font-color="true"/>
    </style:style>
    <style:style style:name="T49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49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00" style:family="text">
      <style:text-properties fo:font-size="11.00pt" fo:font-weight="normal" fo:font-family="Times" style:font-family-asian="Times" style:font-family-complex="Times" fo:background-color="transparent" style:use-window-font-color="true"/>
    </style:style>
    <style:style style:name="T50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0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0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06" style:family="text">
      <style:text-properties fo:font-size="11.00pt" fo:font-weight="normal" fo:font-family="Times" style:font-family-asian="Times" style:font-family-complex="Times" fo:background-color="transparent" style:use-window-font-color="true"/>
    </style:style>
    <style:style style:name="T50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0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1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12" style:family="text">
      <style:text-properties fo:font-size="11.00pt" fo:font-weight="normal" fo:font-family="Times" style:font-family-asian="Times" style:font-family-complex="Times" fo:background-color="transparent" style:use-window-font-color="true"/>
    </style:style>
    <style:style style:name="T51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1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1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18" style:family="text">
      <style:text-properties fo:font-size="11.00pt" fo:font-weight="normal" fo:font-family="Times" style:font-family-asian="Times" style:font-family-complex="Times" fo:background-color="transparent" style:use-window-font-color="true"/>
    </style:style>
    <style:style style:name="T51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2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2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24" style:family="text">
      <style:text-properties fo:font-size="11.00pt" fo:font-weight="normal" fo:font-family="Times" style:font-family-asian="Times" style:font-family-complex="Times" fo:background-color="transparent" style:use-window-font-color="true"/>
    </style:style>
    <style:style style:name="T52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2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27" style:family="text">
      <style:text-properties fo:font-size="11.00pt" fo:font-weight="normal" fo:font-family="Times" style:font-family-asian="Times" style:font-family-complex="Times" fo:background-color="transparent" style:use-window-font-color="true"/>
    </style:style>
    <style:style style:name="T52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2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3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33" style:family="text">
      <style:text-properties fo:font-size="11.00pt" fo:font-weight="normal" fo:font-family="Times" style:font-family-asian="Times" style:font-family-complex="Times" fo:background-color="transparent" style:use-window-font-color="true"/>
    </style:style>
    <style:style style:name="T53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3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36" style:family="text">
      <style:text-properties fo:font-size="11.00pt" fo:font-weight="normal" fo:font-family="Times" style:font-family-asian="Times" style:font-family-complex="Times" fo:background-color="transparent" style:use-window-font-color="true"/>
    </style:style>
    <style:style style:name="T53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3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4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42" style:family="text">
      <style:text-properties fo:font-size="11.00pt" fo:font-weight="normal" fo:font-family="Times" style:font-family-asian="Times" style:font-family-complex="Times" fo:background-color="transparent" style:use-window-font-color="true"/>
    </style:style>
    <style:style style:name="T54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4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45" style:family="text">
      <style:text-properties fo:font-size="11.00pt" fo:font-weight="normal" fo:font-family="Times" style:font-family-asian="Times" style:font-family-complex="Times" fo:background-color="transparent" style:use-window-font-color="true"/>
    </style:style>
    <style:style style:name="T54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4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5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51" style:family="text">
      <style:text-properties fo:font-size="11.00pt" fo:font-weight="normal" fo:font-family="Times" style:font-family-asian="Times" style:font-family-complex="Times" fo:background-color="transparent" style:use-window-font-color="true"/>
    </style:style>
    <style:style style:name="T55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5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54" style:family="text">
      <style:text-properties fo:font-size="11.00pt" fo:font-weight="normal" fo:font-family="Times" style:font-family-asian="Times" style:font-family-complex="Times" fo:background-color="transparent" style:use-window-font-color="true"/>
    </style:style>
    <style:style style:name="T55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5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57" style:family="text">
      <style:text-properties fo:font-size="11.00pt" fo:font-weight="normal" fo:font-family="Times" style:font-family-asian="Times" style:font-family-complex="Times" fo:background-color="transparent" style:use-window-font-color="true"/>
    </style:style>
    <style:style style:name="T55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5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6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63" style:family="text">
      <style:text-properties fo:font-size="11.00pt" fo:font-weight="normal" fo:font-family="Times" style:font-family-asian="Times" style:font-family-complex="Times" fo:background-color="transparent" style:use-window-font-color="true"/>
    </style:style>
    <style:style style:name="T56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6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66" style:family="text">
      <style:text-properties fo:font-size="11.00pt" fo:font-weight="normal" fo:font-family="Times" style:font-family-asian="Times" style:font-family-complex="Times" fo:background-color="transparent" style:use-window-font-color="true"/>
    </style:style>
    <style:style style:name="T56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6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7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72" style:family="text">
      <style:text-properties fo:font-size="11.00pt" fo:font-weight="normal" fo:font-family="Times" style:font-family-asian="Times" style:font-family-complex="Times" fo:background-color="transparent" style:use-window-font-color="true"/>
    </style:style>
    <style:style style:name="T57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7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75" style:family="text">
      <style:text-properties fo:font-size="11.00pt" fo:font-weight="normal" fo:font-family="Times" style:font-family-asian="Times" style:font-family-complex="Times" fo:background-color="transparent" style:use-window-font-color="true"/>
    </style:style>
    <style:style style:name="T57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7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8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81" style:family="text">
      <style:text-properties fo:font-size="11.00pt" fo:font-weight="normal" fo:font-family="Times" style:font-family-asian="Times" style:font-family-complex="Times" fo:background-color="transparent" style:use-window-font-color="true"/>
    </style:style>
    <style:style style:name="T58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8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84" style:family="text">
      <style:text-properties fo:font-size="11.00pt" fo:font-weight="normal" fo:font-family="Times" style:font-family-asian="Times" style:font-family-complex="Times" fo:background-color="transparent" style:use-window-font-color="true"/>
    </style:style>
    <style:style style:name="T58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8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8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90" style:family="text">
      <style:text-properties fo:font-size="11.00pt" fo:font-weight="normal" fo:font-family="Times" style:font-family-asian="Times" style:font-family-complex="Times" fo:background-color="transparent" style:use-window-font-color="true"/>
    </style:style>
    <style:style style:name="T59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9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93" style:family="text">
      <style:text-properties fo:font-size="11.00pt" fo:font-weight="normal" fo:font-family="Times" style:font-family-asian="Times" style:font-family-complex="Times" fo:background-color="transparent" style:use-window-font-color="true"/>
    </style:style>
    <style:style style:name="T59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9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9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599" style:family="text">
      <style:text-properties fo:font-size="11.00pt" fo:font-weight="normal" fo:font-family="Times" style:font-family-asian="Times" style:font-family-complex="Times" fo:background-color="transparent" style:use-window-font-color="true"/>
    </style:style>
    <style:style style:name="T60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0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0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05" style:family="text">
      <style:text-properties fo:font-size="11.00pt" fo:font-weight="normal" fo:font-family="Times" style:font-family-asian="Times" style:font-family-complex="Times" fo:background-color="transparent" style:use-window-font-color="true"/>
    </style:style>
    <style:style style:name="T60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0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1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11" style:family="text">
      <style:text-properties fo:font-size="11.00pt" fo:font-weight="normal" fo:font-family="Times" style:font-family-asian="Times" style:font-family-complex="Times" fo:background-color="transparent" style:use-window-font-color="true"/>
    </style:style>
    <style:style style:name="T61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1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14" style:family="text">
      <style:text-properties fo:font-size="11.00pt" fo:font-weight="normal" fo:font-family="Times" style:font-family-asian="Times" style:font-family-complex="Times" fo:background-color="transparent" style:use-window-font-color="true"/>
    </style:style>
    <style:style style:name="T61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1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17" style:family="text">
      <style:text-properties fo:font-size="11.00pt" fo:font-weight="normal" fo:font-family="Calibri" style:font-family-asian="Calibri" style:font-family-complex="Calibri" fo:background-color="transparent" style:use-window-font-color="true"/>
    </style:style>
    <style:style style:name="T61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1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20" style:family="text">
      <style:text-properties fo:font-size="11.00pt" fo:font-weight="normal" fo:font-family="Times" style:font-family-asian="Times" style:font-family-complex="Times" fo:background-color="transparent" style:use-window-font-color="true"/>
    </style:style>
    <style:style style:name="T62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2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23" style:family="text">
      <style:text-properties fo:font-size="11.00pt" fo:font-weight="normal" fo:font-family="Times" style:font-family-asian="Times" style:font-family-complex="Times" fo:background-color="transparent" style:use-window-font-color="true"/>
    </style:style>
    <style:style style:name="T62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2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2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29" style:family="text">
      <style:text-properties fo:font-size="11.00pt" fo:font-weight="normal" fo:font-family="Times" style:font-family-asian="Times" style:font-family-complex="Times" fo:background-color="transparent" style:use-window-font-color="true"/>
    </style:style>
    <style:style style:name="T63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3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3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35" style:family="text">
      <style:text-properties fo:font-size="11.00pt" fo:font-weight="normal" fo:font-family="Times" style:font-family-asian="Times" style:font-family-complex="Times" fo:background-color="transparent" style:use-window-font-color="true"/>
    </style:style>
    <style:style style:name="T636"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37"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40"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41" style:family="text">
      <style:text-properties fo:font-size="12.00pt" fo:font-weight="bold" fo:font-family="Times" style:font-family-asian="Times" style:font-family-complex="Times" fo:background-color="transparent" style:use-window-font-color="true"/>
    </style:style>
    <style:style style:name="T642"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43"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44" style:family="text">
      <style:text-properties fo:font-size="12.00pt" fo:font-weight="bold" fo:font-family="Times" style:font-family-asian="Times" style:font-family-complex="Times" fo:background-color="transparent" style:use-window-font-color="true"/>
    </style:style>
    <style:style style:name="T645"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46" style:family="text">
      <style:text-properties fo:font-size="12.00pt" fo:font-weight="bold" style:text-underline-mode="continuous" style:text-underline-type="single" style:text-underline-style="solid" style:text-underline-width="normal" fo:font-family="Times" style:font-family-asian="Times" style:font-family-complex="Times" fo:background-color="transparent" fo:color="#0000ff"/>
    </style:style>
    <style:style style:name="T647" style:family="text">
      <style:text-properties fo:font-size="12.00pt" fo:font-weight="bold" fo:font-family="Times" style:font-family-asian="Times" style:font-family-complex="Times" fo:background-color="transparent" style:use-window-font-color="true"/>
    </style:style>
    <style:style style:name="T64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4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5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53" style:family="text">
      <style:text-properties fo:font-size="11.00pt" fo:font-weight="normal" fo:font-family="Times" style:font-family-asian="Times" style:font-family-complex="Times" fo:background-color="transparent" style:use-window-font-color="true"/>
    </style:style>
    <style:style style:name="T65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5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56" style:family="text">
      <style:text-properties fo:font-size="11.00pt" fo:font-weight="normal" fo:font-family="Times" style:font-family-asian="Times" style:font-family-complex="Times" fo:background-color="transparent" style:use-window-font-color="true"/>
    </style:style>
    <style:style style:name="T65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5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59" style:family="text">
      <style:text-properties fo:font-size="11.00pt" fo:font-weight="normal" fo:font-family="Calibri" style:font-family-asian="Calibri" style:font-family-complex="Calibri" fo:background-color="transparent" style:use-window-font-color="true"/>
    </style:style>
    <style:style style:name="T66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6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62" style:family="text">
      <style:text-properties fo:font-size="11.00pt" fo:font-weight="normal" fo:font-family="Times" style:font-family-asian="Times" style:font-family-complex="Times" fo:background-color="transparent" style:use-window-font-color="true"/>
    </style:style>
    <style:style style:name="T66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6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65" style:family="text">
      <style:text-properties fo:font-size="11.00pt" fo:font-weight="normal" fo:font-family="Times" style:font-family-asian="Times" style:font-family-complex="Times" fo:background-color="transparent" style:use-window-font-color="true"/>
    </style:style>
    <style:style style:name="T66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67"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70"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71" style:family="text">
      <style:text-properties fo:font-size="11.00pt" fo:font-weight="normal" fo:font-family="Times" style:font-family-asian="Times" style:font-family-complex="Times" fo:background-color="transparent" style:use-window-font-color="true"/>
    </style:style>
    <style:style style:name="T67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73"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74" style:family="text">
      <style:text-properties fo:font-size="11.00pt" fo:font-weight="normal" fo:font-family="Times" style:font-family-asian="Times" style:font-family-complex="Times" fo:background-color="transparent" style:use-window-font-color="true"/>
    </style:style>
    <style:style style:name="T67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76"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77" style:family="text">
      <style:text-properties fo:font-size="11.00pt" fo:font-weight="normal" fo:font-family="Calibri" style:font-family-asian="Calibri" style:font-family-complex="Calibri" fo:background-color="transparent" style:use-window-font-color="true"/>
    </style:style>
    <style:style style:name="T678"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79"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80" style:family="text">
      <style:text-properties fo:font-size="11.00pt" fo:font-weight="normal" fo:font-family="Times" style:font-family-asian="Times" style:font-family-complex="Times" fo:background-color="transparent" style:use-window-font-color="true"/>
    </style:style>
    <style:style style:name="T681"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82"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83" style:family="text">
      <style:text-properties fo:font-size="11.00pt" fo:font-weight="normal" fo:font-family="Times" style:font-family-asian="Times" style:font-family-complex="Times" fo:background-color="transparent" style:use-window-font-color="true"/>
    </style:style>
    <style:style style:name="T684"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85" style:family="text">
      <style:text-properties fo:font-size="11.00pt" fo:font-weight="normal" style:text-underline-mode="continuous" style:text-underline-type="single" style:text-underline-style="solid" style:text-underline-width="normal" fo:font-family="Times" style:font-family-asian="Times" style:font-family-complex="Times" fo:background-color="transparent" fo:color="#0000ff"/>
    </style:style>
    <style:style style:name="T686" style:family="text">
      <style:text-properties fo:font-size="11.00pt" fo:font-weight="normal" fo:font-family="Times" style:font-family-asian="Times" style:font-family-complex="Times" fo:background-color="transparent" style:use-window-font-color="tru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8.00pt" fo:font-weight="bold" fo:font-family="Times" style:font-family-asian="Times" style:font-family-complex="Times" fo:background-color="transparent" style:use-window-font-color="true"/>
    </style:style>
    <style:style style:name="T689" style:family="text">
      <style:text-properties fo:font-size="14.00pt" fo:font-weight="bold" fo:font-family="'Times New Roman'" style:font-family-asian="'Times New Roman'" style:font-family-complex="'Times New Roman'" fo:background-color="transparent" style:use-window-font-color="true"/>
    </style:style>
    <style:style style:name="T690" style:family="text">
      <style:text-properties fo:font-size="11.00pt" fo:font-weight="normal" fo:font-family="'Times New Roman'" style:font-family-asian="'Times New Roman'" style:font-family-complex="'Times New Roman'" fo:background-color="transparent" style:use-window-font-color="true"/>
    </style:style>
    <style:style style:name="T69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0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6" style:family="text">
      <style:text-properties fo:font-size="11.00pt" fo:font-weight="normal" fo:font-family="'Times New Roman'" style:font-family-asian="'Times New Roman'" style:font-family-complex="'Times New Roman'" fo:background-color="transparent" style:use-window-font-color="true"/>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1.00pt" fo:font-weight="normal" fo:font-family="'Times New Roman'" style:font-family-asian="'Times New Roman'" style:font-family-complex="'Times New Roman'" fo:background-color="transparent" style:use-window-font-color="true"/>
    </style:style>
    <style:style style:name="T719" style:family="text">
      <style:text-properties fo:font-size="14.00pt" fo:font-weight="bold" fo:font-family="'Times New Roman'" style:font-family-asian="'Times New Roman'" style:font-family-complex="'Times New Roman'" fo:background-color="transparent" style:use-window-font-color="true"/>
    </style:style>
    <style:style style:name="T720" style:family="text">
      <style:text-properties fo:font-size="11.00pt" fo:font-weight="normal" fo:font-family="'Times New Roman'" style:font-family-asian="'Times New Roman'" style:font-family-complex="'Times New Roman'" fo:background-color="transparent" style:use-window-font-color="true"/>
    </style:style>
    <style:style style:name="T721" style:family="text">
      <style:text-properties fo:font-size="14.00pt" fo:font-weight="bold" fo:font-family="'Times New Roman'" style:font-family-asian="'Times New Roman'" style:font-family-complex="'Times New Roman'" fo:background-color="transparent" style:use-window-font-color="true"/>
    </style:style>
    <style:style style:name="T722" style:family="text">
      <style:text-properties fo:font-size="11.00pt" fo:font-weight="normal" fo:font-family="'Times New Roman'" style:font-family-asian="'Times New Roman'" style:font-family-complex="'Times New Roman'" fo:background-color="transparent" style:use-window-font-color="true"/>
    </style:style>
    <style:style style:name="T723" style:family="text">
      <style:text-properties fo:font-size="14.00pt" fo:font-weight="bold" fo:font-family="'Times New Roman'" style:font-family-asian="'Times New Roman'" style:font-family-complex="'Times New Roman'" fo:background-color="transparent" style:use-window-font-color="true"/>
    </style:style>
    <style:style style:name="T724" style:family="text">
      <style:text-properties fo:font-size="11.00pt" fo:font-weight="normal" fo:font-family="'Times New Roman'" style:font-family-asian="'Times New Roman'" style:font-family-complex="'Times New Roman'"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1.00pt" fo:font-weight="normal" fo:font-family="'Times New Roman'" style:font-family-asian="'Times New Roman'" style:font-family-complex="'Times New Roman'" fo:background-color="transparent" style:use-window-font-color="true"/>
    </style:style>
    <style:style style:name="T727" style:family="text">
      <style:text-properties fo:font-size="14.00pt" fo:font-weight="bold" fo:font-family="'Times New Roman'" style:font-family-asian="'Times New Roman'" style:font-family-complex="'Times New Roman'" fo:background-color="transparent" style:use-window-font-color="true"/>
    </style:style>
    <style:style style:name="T728" style:family="text">
      <style:text-properties fo:font-size="11.00pt" fo:font-weight="normal" fo:font-family="'Times New Roman'" style:font-family-asian="'Times New Roman'" style:font-family-complex="'Times New Roman'" fo:background-color="transparent" style:use-window-font-color="true"/>
    </style:style>
    <style:style style:name="T72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5" style:family="text">
      <style:text-properties fo:font-size="11.00pt" fo:font-weight="normal" fo:font-family="Calibri" style:font-family-asian="Calibri" style:font-family-complex="Calibri" fo:background-color="transparent" style:use-window-font-color="true"/>
    </style:style>
    <style:style style:name="T73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7" style:family="text">
      <style:text-properties fo:font-size="11.00pt" fo:font-weight="normal" fo:font-family="'Times New Roman'" style:font-family-asian="'Times New Roman'" style:font-family-complex="'Times New Roman'" fo:background-color="transparent" style:use-window-font-color="true"/>
    </style:style>
    <style:style style:name="T738" style:family="text">
      <style:text-properties fo:font-size="18.00pt" fo:font-weight="bold" fo:font-family="Times" style:font-family-asian="Times" style:font-family-complex="Times" fo:background-color="transparent" style:use-window-font-color="true"/>
    </style:style>
    <style:style style:name="T739" style:family="text">
      <style:text-properties fo:font-size="14.00pt" fo:font-weight="bold" fo:font-family="Times" style:font-family-asian="Times" style:font-family-complex="Times" fo:background-color="transparent" style:use-window-font-color="true"/>
    </style:style>
    <style:style style:name="T740" style:family="text">
      <style:text-properties fo:font-size="11.00pt" fo:font-weight="normal" fo:font-family="'Times New Roman'" style:font-family-asian="'Times New Roman'" style:font-family-complex="'Times New Roman'" fo:background-color="transparent" style:use-window-font-color="true"/>
    </style:style>
    <style:style style:name="T74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3" style:family="text">
      <style:text-properties fo:font-size="11.00pt" fo:font-weight="normal" fo:font-family="'Times New Roman'" style:font-family-asian="'Times New Roman'" style:font-family-complex="'Times New Roman'" fo:background-color="transparent" style:use-window-font-color="true"/>
    </style:style>
    <style:style style:name="T74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6" style:family="text">
      <style:text-properties fo:font-size="11.00pt" fo:font-weight="normal" fo:font-family="'Times New Roman'" style:font-family-asian="'Times New Roman'" style:font-family-complex="'Times New Roman'" fo:background-color="transparent" style:use-window-font-color="true"/>
    </style:style>
    <style:style style:name="T747" style:family="text">
      <style:text-properties fo:font-size="11.00pt" fo:font-weight="normal" fo:font-family="'Times New Roman'" style:font-family-asian="'Times New Roman'" style:font-family-complex="'Times New Roman'" fo:background-color="transparent" fo:color="#000000"/>
    </style:style>
    <style:style style:name="T74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6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1" style:family="text">
      <style:text-properties fo:font-size="11.00pt" fo:font-weight="normal" fo:font-family="'Times New Roman'" style:font-family-asian="'Times New Roman'" style:font-family-complex="'Times New Roman'" fo:background-color="transparent" fo:color="#000000"/>
    </style:style>
    <style:style style:name="T77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8" style:family="text">
      <style:text-properties fo:font-size="11.00pt" fo:font-weight="normal" fo:font-family="'Times New Roman'" style:font-family-asian="'Times New Roman'" style:font-family-complex="'Times New Roman'" fo:background-color="transparent" fo:color="#000000"/>
    </style:style>
    <style:style style:name="T77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5" style:family="text">
      <style:text-properties fo:font-size="11.00pt" fo:font-weight="normal" fo:font-family="'Times New Roman'" style:font-family-asian="'Times New Roman'" style:font-family-complex="'Times New Roman'" fo:background-color="transparent" fo:color="#000000"/>
    </style:style>
    <style:style style:name="T78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8" style:family="text">
      <style:text-properties fo:font-size="11.00pt" fo:font-weight="normal" fo:font-family="'Times New Roman'" style:font-family-asian="'Times New Roman'" style:font-family-complex="'Times New Roman'" fo:background-color="transparent" fo:color="#000000"/>
    </style:style>
    <style:style style:name="T78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1" style:family="text">
      <style:text-properties fo:font-size="11.00pt" fo:font-weight="normal" fo:font-family="'Times New Roman'" style:font-family-asian="'Times New Roman'" style:font-family-complex="'Times New Roman'" fo:background-color="transparent" fo:color="#000000"/>
    </style:style>
    <style:style style:name="T79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7" style:family="text">
      <style:text-properties fo:font-size="11.00pt" fo:font-weight="normal" fo:font-family="'Times New Roman'" style:font-family-asian="'Times New Roman'" style:font-family-complex="'Times New Roman'" fo:background-color="transparent" fo:color="#000000"/>
    </style:style>
    <style:style style:name="T798" style:family="text">
      <style:text-properties fo:font-size="14.00pt" fo:font-weight="bold" fo:font-family="Times" style:font-family-asian="Times" style:font-family-complex="Times" fo:background-color="transparent" style:use-window-font-color="true"/>
    </style:style>
    <style:style style:name="T799" style:family="text">
      <style:text-properties fo:font-size="11.00pt" fo:font-weight="normal" fo:font-family="'Times New Roman'" style:font-family-asian="'Times New Roman'" style:font-family-complex="'Times New Roman'" fo:background-color="transparent" style:use-window-font-color="true"/>
    </style:style>
    <style:style style:name="T800" style:family="text">
      <style:text-properties fo:font-size="11.00pt" fo:font-weight="normal" fo:font-family="'Times New Roman'" style:font-family-asian="'Times New Roman'" style:font-family-complex="'Times New Roman'" fo:background-color="transparent" style:use-window-font-color="true"/>
    </style:style>
    <style:style style:name="T801" style:family="text">
      <style:text-properties fo:font-size="11.00pt" fo:font-weight="normal" fo:font-family="'Times New Roman'" style:font-family-asian="'Times New Roman'" style:font-family-complex="'Times New Roman'" fo:background-color="transparent" style:use-window-font-color="true"/>
    </style:style>
    <style:style style:name="T802" style:family="text">
      <style:text-properties fo:font-size="11.00pt" fo:font-weight="normal" fo:font-family="'Times New Roman'" style:font-family-asian="'Times New Roman'" style:font-family-complex="'Times New Roman'" fo:background-color="transparent" style:use-window-font-color="true"/>
    </style:style>
    <style:style style:name="T803" style:family="text">
      <style:text-properties fo:font-size="11.00pt" fo:font-weight="normal" fo:font-family="'Times New Roman'" style:font-family-asian="'Times New Roman'" style:font-family-complex="'Times New Roman'" fo:background-color="transparent" style:use-window-font-color="true"/>
    </style:style>
    <style:style style:name="T804" style:family="text">
      <style:text-properties fo:font-size="11.00pt" fo:font-weight="normal" fo:font-family="'Times New Roman'" style:font-family-asian="'Times New Roman'" style:font-family-complex="'Times New Roman'" fo:background-color="transparent" style:use-window-font-color="true"/>
    </style:style>
    <style:style style:name="T805" style:family="text">
      <style:text-properties fo:font-size="11.00pt" fo:font-weight="normal" fo:font-family="'Times New Roman'" style:font-family-asian="'Times New Roman'" style:font-family-complex="'Times New Roman'" fo:background-color="transparent" style:use-window-font-color="true"/>
    </style:style>
    <style:style style:name="T806" style:family="text">
      <style:text-properties fo:font-size="11.00pt" fo:font-weight="normal" fo:font-family="'Times New Roman'" style:font-family-asian="'Times New Roman'" style:font-family-complex="'Times New Roman'" fo:background-color="transparent" style:use-window-font-color="true"/>
    </style:style>
    <style:style style:name="T807" style:family="text">
      <style:text-properties fo:font-size="11.00pt" fo:font-weight="normal" fo:font-family="'Times New Roman'" style:font-family-asian="'Times New Roman'" style:font-family-complex="'Times New Roman'" fo:background-color="transparent" style:use-window-font-color="true"/>
    </style:style>
    <style:style style:name="T808" style:family="text">
      <style:text-properties fo:font-size="11.00pt" fo:font-weight="normal" fo:font-family="'Times New Roman'" style:font-family-asian="'Times New Roman'" style:font-family-complex="'Times New Roman'" fo:background-color="transparent" style:use-window-font-color="true"/>
    </style:style>
    <style:style style:name="T809" style:family="text">
      <style:text-properties fo:font-size="11.00pt" fo:font-weight="normal" fo:font-family="'Times New Roman'" style:font-family-asian="'Times New Roman'" style:font-family-complex="'Times New Roman'" fo:background-color="transparent" style:use-window-font-color="true"/>
    </style:style>
    <style:style style:name="T810" style:family="text">
      <style:text-properties fo:font-size="11.00pt" fo:font-weight="normal" fo:font-family="'Times New Roman'" style:font-family-asian="'Times New Roman'" style:font-family-complex="'Times New Roman'" fo:background-color="transparent" style:use-window-font-color="true"/>
    </style:style>
    <style:style style:name="T811" style:family="text">
      <style:text-properties fo:font-size="11.00pt" fo:font-weight="normal" fo:font-family="'Times New Roman'" style:font-family-asian="'Times New Roman'" style:font-family-complex="'Times New Roman'" fo:background-color="transparent" style:use-window-font-color="true"/>
    </style:style>
    <style:style style:name="T812" style:family="text">
      <style:text-properties fo:font-size="11.00pt" fo:font-weight="normal" fo:font-family="'Times New Roman'" style:font-family-asian="'Times New Roman'" style:font-family-complex="'Times New Roman'" fo:background-color="transparent" style:use-window-font-color="true"/>
    </style:style>
    <style:style style:name="T813" style:family="text">
      <style:text-properties fo:font-size="11.00pt" fo:font-weight="normal" fo:font-family="'Times New Roman'" style:font-family-asian="'Times New Roman'" style:font-family-complex="'Times New Roman'" fo:background-color="transparent" style:use-window-font-color="true"/>
    </style:style>
    <style:style style:name="T814" style:family="text">
      <style:text-properties fo:font-size="11.00pt" fo:font-weight="normal" fo:font-family="'Times New Roman'" style:font-family-asian="'Times New Roman'" style:font-family-complex="'Times New Roman'" fo:background-color="transparent" style:use-window-font-color="true"/>
    </style:style>
    <style:style style:name="T815" style:family="text">
      <style:text-properties fo:font-size="11.00pt" fo:font-weight="normal" fo:font-family="'Times New Roman'" style:font-family-asian="'Times New Roman'" style:font-family-complex="'Times New Roman'" fo:background-color="transparent" style:use-window-font-color="true"/>
    </style:style>
    <style:style style:name="T816" style:family="text">
      <style:text-properties fo:font-size="11.00pt" fo:font-weight="normal" fo:font-family="'Times New Roman'" style:font-family-asian="'Times New Roman'" style:font-family-complex="'Times New Roman'" fo:background-color="transparent" style:use-window-font-color="true"/>
    </style:style>
    <style:style style:name="T817" style:family="text">
      <style:text-properties fo:font-size="11.00pt" fo:font-weight="normal" fo:font-family="'Times New Roman'" style:font-family-asian="'Times New Roman'" style:font-family-complex="'Times New Roman'" fo:background-color="transparent" style:use-window-font-color="true"/>
    </style:style>
    <style:style style:name="T818" style:family="text">
      <style:text-properties fo:font-size="11.00pt" fo:font-weight="normal" fo:font-family="'Times New Roman'" style:font-family-asian="'Times New Roman'" style:font-family-complex="'Times New Roman'" fo:background-color="transparent" style:use-window-font-color="true"/>
    </style:style>
    <style:style style:name="T819" style:family="text">
      <style:text-properties fo:font-size="11.00pt" fo:font-weight="normal" fo:font-family="'Times New Roman'" style:font-family-asian="'Times New Roman'" style:font-family-complex="'Times New Roman'" fo:background-color="transparent" style:use-window-font-color="true"/>
    </style:style>
    <style:style style:name="T820" style:family="text">
      <style:text-properties fo:font-size="14.00pt" fo:font-weight="bold" fo:font-family="Times" style:font-family-asian="Times" style:font-family-complex="Times" fo:background-color="transparent" style:use-window-font-color="true"/>
    </style:style>
    <style:style style:name="T821" style:family="text">
      <style:text-properties fo:font-size="11.00pt" fo:font-weight="normal" fo:font-family="'Times New Roman'" style:font-family-asian="'Times New Roman'" style:font-family-complex="'Times New Roman'" fo:background-color="transparent" style:use-window-font-color="true"/>
    </style:style>
    <style:style style:name="T822" style:family="text">
      <style:text-properties fo:font-size="14.00pt" fo:font-weight="bold" fo:font-family="Times" style:font-family-asian="Times" style:font-family-complex="Times" fo:background-color="transparent" style:use-window-font-color="true"/>
    </style:style>
    <style:style style:name="T823" style:family="text">
      <style:text-properties fo:font-size="11.00pt" fo:font-weight="normal" fo:font-family="'Times New Roman'" style:font-family-asian="'Times New Roman'" style:font-family-complex="'Times New Roman'" fo:background-color="transparent" style:use-window-font-color="true"/>
    </style:style>
    <style:style style:name="T82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2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26" style:family="text">
      <style:text-properties fo:font-size="11.00pt" fo:font-weight="normal" fo:font-family="'Times New Roman'" style:font-family-asian="'Times New Roman'" style:font-family-complex="'Times New Roman'" fo:background-color="transparent" style:use-window-font-color="true"/>
    </style:style>
    <style:style style:name="T827" style:family="text">
      <style:text-properties fo:font-size="14.00pt" fo:font-weight="bold" fo:font-family="Times" style:font-family-asian="Times" style:font-family-complex="Times" fo:background-color="transparent" style:use-window-font-color="true"/>
    </style:style>
    <style:style style:name="T828" style:family="text">
      <style:text-properties fo:font-size="11.00pt" fo:font-weight="normal" fo:font-family="'Times New Roman'" style:font-family-asian="'Times New Roman'" style:font-family-complex="'Times New Roman'" fo:background-color="transparent" style:use-window-font-color="true"/>
    </style:style>
    <style:style style:name="T829" style:family="text">
      <style:text-properties fo:font-size="14.00pt" fo:font-weight="bold" fo:font-family="Times" style:font-family-asian="Times" style:font-family-complex="Times" fo:background-color="transparent" style:use-window-font-color="true"/>
    </style:style>
    <style:style style:name="T830" style:family="text">
      <style:text-properties fo:font-size="11.00pt" fo:font-weight="normal" fo:font-family="'Times New Roman'" style:font-family-asian="'Times New Roman'" style:font-family-complex="'Times New Roman'" fo:background-color="transparent" style:use-window-font-color="true"/>
    </style:style>
    <style:style style:name="T83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7" style:family="text">
      <style:text-properties fo:font-size="11.00pt" fo:font-weight="normal" fo:font-family="'Times New Roman'" style:font-family-asian="'Times New Roman'" style:font-family-complex="'Times New Roman'" fo:background-color="transparent" style:use-window-font-color="true"/>
    </style:style>
    <style:style style:name="T83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40" style:family="text">
      <style:text-properties fo:font-size="11.00pt" fo:font-weight="normal" fo:font-family="'Times New Roman'" style:font-family-asian="'Times New Roman'" style:font-family-complex="'Times New Roman'" fo:background-color="transparent" style:use-window-font-color="true"/>
    </style:style>
    <style:style style:name="T841" style:family="text">
      <style:text-properties fo:font-size="14.00pt" fo:font-weight="bold" fo:font-family="Times" style:font-family-asian="Times" style:font-family-complex="Times" fo:background-color="transparent" style:use-window-font-color="true"/>
    </style:style>
    <style:style style:name="T842" style:family="text">
      <style:text-properties fo:font-size="11.00pt" fo:font-weight="normal" fo:font-family="'Times New Roman'" style:font-family-asian="'Times New Roman'" style:font-family-complex="'Times New Roman'" fo:background-color="transparent" style:use-window-font-color="true"/>
    </style:style>
    <style:style style:name="T843" style:family="text">
      <style:text-properties fo:font-size="11.00pt" fo:font-weight="normal" fo:font-family="Consolas" style:font-family-asian="Consolas" style:font-family-complex="Consolas" fo:background-color="transparent" style:use-window-font-color="true"/>
    </style:style>
    <style:style style:name="T844" style:family="text">
      <style:text-properties fo:font-size="11.00pt" fo:font-weight="normal" fo:font-family="'Times New Roman'" style:font-family-asian="'Times New Roman'" style:font-family-complex="'Times New Roman'" fo:background-color="transparent" style:use-window-font-color="true"/>
    </style:style>
    <style:style style:name="T84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4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47" style:family="text">
      <style:text-properties fo:font-size="11.00pt" fo:font-weight="normal" fo:font-family="'Times New Roman'" style:font-family-asian="'Times New Roman'" style:font-family-complex="'Times New Roman'" fo:background-color="transparent" style:use-window-font-color="true"/>
    </style:style>
    <style:style style:name="T848" style:family="text">
      <style:text-properties fo:font-size="11.00pt" fo:font-weight="normal" fo:font-family="Arial" style:font-family-asian="Arial" style:font-family-complex="Arial" fo:background-color="transparent" style:use-window-font-color="true"/>
    </style:style>
    <style:style style:name="T849" style:family="text">
      <style:text-properties fo:font-size="11.00pt" fo:font-weight="normal" fo:font-family="'Times New Roman'" style:font-family-asian="'Times New Roman'" style:font-family-complex="'Times New Roman'" fo:background-color="transparent" style:use-window-font-color="true"/>
    </style:style>
    <style:style style:name="T850" style:family="text">
      <style:text-properties fo:font-size="18.00pt" fo:font-weight="bold" fo:font-family="Times" style:font-family-asian="Times" style:font-family-complex="Times" fo:background-color="transparent" style:use-window-font-color="true"/>
    </style:style>
    <style:style style:name="T851" style:family="text">
      <style:text-properties fo:font-size="14.00pt" fo:font-weight="bold" fo:font-family="Times" style:font-family-asian="Times" style:font-family-complex="Times" fo:background-color="transparent" style:use-window-font-color="true"/>
    </style:style>
    <style:style style:name="T852" style:family="text">
      <style:text-properties fo:font-size="11.00pt" fo:font-weight="normal" fo:font-family="'Times New Roman'" style:font-family-asian="'Times New Roman'" style:font-family-complex="'Times New Roman'" fo:background-color="transparent" style:use-window-font-color="true"/>
    </style:style>
    <style:style style:name="T853" style:family="text">
      <style:text-properties fo:font-size="11.00pt" fo:font-weight="normal" fo:font-family="Calibri" style:font-family-asian="Calibri" style:font-family-complex="Calibri" fo:background-color="transparent" style:use-window-font-color="true"/>
    </style:style>
    <style:style style:name="T854" style:family="text">
      <style:text-properties fo:font-size="11.00pt" fo:font-weight="normal" fo:font-family="'Times New Roman'" style:font-family-asian="'Times New Roman'" style:font-family-complex="'Times New Roman'" fo:background-color="transparent" style:use-window-font-color="true"/>
    </style:style>
    <style:style style:name="T855" style:family="text">
      <style:text-properties fo:font-size="11.00pt" fo:font-weight="normal" fo:font-family="'Courier New'" style:font-family-asian="'Courier New'" style:font-family-complex="'Courier New'" fo:background-color="transparent" style:use-window-font-color="true"/>
    </style:style>
    <style:style style:name="T856" style:family="text">
      <style:text-properties fo:font-size="11.00pt" fo:font-weight="normal" fo:font-family="'Times New Roman'" style:font-family-asian="'Times New Roman'" style:font-family-complex="'Times New Roman'" fo:background-color="transparent" style:use-window-font-color="true"/>
    </style:style>
    <style:style style:name="T857" style:family="text">
      <style:text-properties fo:font-size="11.00pt" fo:font-weight="normal" fo:font-family="'Courier New'" style:font-family-asian="'Courier New'" style:font-family-complex="'Courier New'" fo:background-color="transparent" style:use-window-font-color="true"/>
    </style:style>
    <style:style style:name="T858" style:family="text">
      <style:text-properties fo:font-size="11.00pt" fo:font-weight="normal" fo:font-family="'Times New Roman'" style:font-family-asian="'Times New Roman'" style:font-family-complex="'Times New Roman'" fo:background-color="transparent" style:use-window-font-color="true"/>
    </style:style>
    <style:style style:name="T859" style:family="text">
      <style:text-properties fo:font-size="14.00pt" fo:font-weight="bold" fo:font-family="Times" style:font-family-asian="Times" style:font-family-complex="Times" fo:background-color="transparent" style:use-window-font-color="true"/>
    </style:style>
    <style:style style:name="T860" style:family="text">
      <style:text-properties fo:font-size="11.00pt" fo:font-weight="normal" fo:font-family="'Times New Roman'" style:font-family-asian="'Times New Roman'" style:font-family-complex="'Times New Roman'" fo:background-color="transparent" style:use-window-font-color="true"/>
    </style:style>
    <style:style style:name="T861" style:family="text">
      <style:text-properties fo:font-size="11.00pt" fo:font-weight="normal" fo:font-family="Consolas" style:font-family-asian="Consolas" style:font-family-complex="Consolas" fo:background-color="transparent" style:use-window-font-color="true"/>
    </style:style>
    <style:style style:name="T862" style:family="text">
      <style:text-properties fo:font-size="11.00pt" fo:font-weight="normal" fo:font-family="'Times New Roman'" style:font-family-asian="'Times New Roman'" style:font-family-complex="'Times New Roman'" fo:background-color="transparent" style:use-window-font-color="true"/>
    </style:style>
    <style:style style:name="T863" style:family="text">
      <style:text-properties fo:font-size="14.00pt" fo:font-weight="bold" fo:font-family="Times" style:font-family-asian="Times" style:font-family-complex="Times" fo:background-color="transparent" style:use-window-font-color="true"/>
    </style:style>
    <style:style style:name="T864" style:family="text">
      <style:text-properties fo:font-size="11.00pt" fo:font-weight="normal" fo:font-family="'Times New Roman'" style:font-family-asian="'Times New Roman'" style:font-family-complex="'Times New Roman'" fo:background-color="transparent" style:use-window-font-color="true"/>
    </style:style>
    <style:style style:name="T865" style:family="text">
      <style:text-properties fo:font-size="14.00pt" fo:font-weight="bold" fo:font-family="Times" style:font-family-asian="Times" style:font-family-complex="Times" fo:background-color="transparent" style:use-window-font-color="true"/>
    </style:style>
    <style:style style:name="T866" style:family="text">
      <style:text-properties fo:font-size="11.00pt" fo:font-weight="normal" fo:font-family="'Times New Roman'" style:font-family-asian="'Times New Roman'" style:font-family-complex="'Times New Roman'" fo:background-color="transparent" style:use-window-font-color="true"/>
    </style:style>
    <style:style style:name="T867" style:family="text">
      <style:text-properties fo:font-size="18.00pt" fo:font-weight="bold" fo:font-family="Times" style:font-family-asian="Times" style:font-family-complex="Times" fo:background-color="transparent" style:use-window-font-color="true"/>
    </style:style>
    <style:style style:name="T868" style:family="text">
      <style:text-properties fo:font-size="11.00pt" fo:font-weight="normal" fo:font-family="'Times New Roman'" style:font-family-asian="'Times New Roman'" style:font-family-complex="'Times New Roman'" fo:background-color="transparent" style:use-window-font-color="true"/>
    </style:style>
    <style:style style:name="T869" style:family="text">
      <style:text-properties fo:font-size="14.00pt" fo:font-weight="bold" fo:font-family="Times" style:font-family-asian="Times" style:font-family-complex="Times" fo:background-color="transparent" style:use-window-font-color="true"/>
    </style:style>
    <style:style style:name="T870" style:family="text">
      <style:text-properties fo:font-size="11.00pt" fo:font-weight="normal" fo:font-family="'Times New Roman'" style:font-family-asian="'Times New Roman'" style:font-family-complex="'Times New Roman'" fo:background-color="transparent" style:use-window-font-color="true"/>
    </style:style>
    <style:style style:name="T871" style:family="text">
      <style:text-properties fo:font-size="11.00pt" fo:font-weight="normal" fo:font-family="Consolas" style:font-family-asian="Consolas" style:font-family-complex="Consolas" fo:background-color="transparent" style:use-window-font-color="true"/>
    </style:style>
    <style:style style:name="T872" style:family="text">
      <style:text-properties fo:font-size="11.00pt" fo:font-weight="normal" fo:font-family="'Times New Roman'" style:font-family-asian="'Times New Roman'" style:font-family-complex="'Times New Roman'" fo:background-color="transparent" style:use-window-font-color="true"/>
    </style:style>
    <style:style style:name="T873" style:family="text">
      <style:text-properties fo:font-size="14.00pt" fo:font-weight="bold" fo:font-family="Times" style:font-family-asian="Times" style:font-family-complex="Times" fo:background-color="transparent" style:use-window-font-color="true"/>
    </style:style>
    <style:style style:name="T874" style:family="text">
      <style:text-properties fo:font-size="11.00pt" fo:font-weight="normal" fo:font-family="'Times New Roman'" style:font-family-asian="'Times New Roman'" style:font-family-complex="'Times New Roman'" fo:background-color="transparent" style:use-window-font-color="true"/>
    </style:style>
    <style:style style:name="T875" style:family="text">
      <style:text-properties fo:font-size="11.00pt" fo:font-weight="normal" fo:font-family="Consolas" style:font-family-asian="Consolas" style:font-family-complex="Consolas" fo:background-color="transparent" style:use-window-font-color="true"/>
    </style:style>
    <style:style style:name="T876" style:family="text">
      <style:text-properties fo:font-size="11.00pt" fo:font-weight="normal" fo:font-family="'Times New Roman'" style:font-family-asian="'Times New Roman'" style:font-family-complex="'Times New Roman'" fo:background-color="transparent" style:use-window-font-color="true"/>
    </style:style>
    <style:style style:name="T877" style:family="text">
      <style:text-properties fo:font-size="14.00pt" fo:font-weight="bold" fo:font-family="Times" style:font-family-asian="Times" style:font-family-complex="Times" fo:background-color="transparent" style:use-window-font-color="true"/>
    </style:style>
    <style:style style:name="T878" style:family="text">
      <style:text-properties fo:font-size="11.00pt" fo:font-weight="normal" fo:font-family="'Times New Roman'" style:font-family-asian="'Times New Roman'" style:font-family-complex="'Times New Roman'" fo:background-color="transparent" style:use-window-font-color="true"/>
    </style:style>
    <style:style style:name="T879" style:family="text">
      <style:text-properties fo:font-size="11.00pt" fo:font-weight="normal" fo:font-family="Consolas" style:font-family-asian="Consolas" style:font-family-complex="Consolas" fo:background-color="transparent" style:use-window-font-color="true"/>
    </style:style>
    <style:style style:name="T880" style:family="text">
      <style:text-properties fo:font-size="11.00pt" fo:font-weight="normal" fo:font-family="'Times New Roman'" style:font-family-asian="'Times New Roman'" style:font-family-complex="'Times New Roman'" fo:background-color="transparent" style:use-window-font-color="true"/>
    </style:style>
    <style:style style:name="T881" style:family="text">
      <style:text-properties fo:font-size="12.00pt" fo:font-weight="normal" fo:font-family="'Times New Roman'" style:font-family-asian="'Times New Roman'" style:font-family-complex="'Times New Roman'" fo:background-color="transparent" style:use-window-font-color="true"/>
    </style:style>
    <style:style style:name="T882" style:family="text">
      <style:text-properties fo:font-size="14.00pt" fo:font-weight="bold" fo:font-family="Times" style:font-family-asian="Times" style:font-family-complex="Times" fo:background-color="transparent" style:use-window-font-color="true"/>
    </style:style>
    <style:style style:name="T883" style:family="text">
      <style:text-properties fo:font-size="11.00pt" fo:font-weight="normal" fo:font-family="'Times New Roman'" style:font-family-asian="'Times New Roman'" style:font-family-complex="'Times New Roman'" fo:background-color="transparent" style:use-window-font-color="true"/>
    </style:style>
    <style:style style:name="T884" style:family="text">
      <style:text-properties fo:font-size="11.00pt" fo:font-weight="normal" fo:font-family="Consolas" style:font-family-asian="Consolas" style:font-family-complex="Consolas" fo:background-color="transparent" style:use-window-font-color="true"/>
    </style:style>
    <style:style style:name="T885" style:family="text">
      <style:text-properties fo:font-size="11.00pt" fo:font-weight="normal" fo:font-family="'Times New Roman'" style:font-family-asian="'Times New Roman'" style:font-family-complex="'Times New Roman'" fo:background-color="transparent" style:use-window-font-color="true"/>
    </style:style>
    <style:style style:name="T886" style:family="text">
      <style:text-properties fo:font-size="11.00pt" fo:font-weight="normal" fo:font-family="Consolas" style:font-family-asian="Consolas" style:font-family-complex="Consolas" fo:background-color="transparent" style:use-window-font-color="true"/>
    </style:style>
    <style:style style:name="T887" style:family="text">
      <style:text-properties fo:font-size="11.00pt" fo:font-weight="normal" fo:font-family="'Times New Roman'" style:font-family-asian="'Times New Roman'" style:font-family-complex="'Times New Roman'" fo:background-color="transparent" style:use-window-font-color="true"/>
    </style:style>
    <style:style style:name="T888" style:family="text">
      <style:text-properties fo:font-size="11.00pt" fo:font-weight="normal" fo:font-family="Consolas" style:font-family-asian="Consolas" style:font-family-complex="Consolas" fo:background-color="transparent" style:use-window-font-color="true"/>
    </style:style>
    <style:style style:name="T889" style:family="text">
      <style:text-properties fo:font-size="11.00pt" fo:font-weight="normal" fo:font-family="'Times New Roman'" style:font-family-asian="'Times New Roman'" style:font-family-complex="'Times New Roman'" fo:background-color="transparent" style:use-window-font-color="true"/>
    </style:style>
    <style:style style:name="T890" style:family="text">
      <style:text-properties fo:font-size="11.00pt" fo:font-weight="normal" fo:font-family="Consolas" style:font-family-asian="Consolas" style:font-family-complex="Consolas" fo:background-color="transparent" style:use-window-font-color="true"/>
    </style:style>
    <style:style style:name="T891" style:family="text">
      <style:text-properties fo:font-size="11.00pt" fo:font-weight="normal" fo:font-family="'Times New Roman'" style:font-family-asian="'Times New Roman'" style:font-family-complex="'Times New Roman'" fo:background-color="transparent" style:use-window-font-color="true"/>
    </style:style>
    <style:style style:name="T892" style:family="text">
      <style:text-properties fo:font-size="14.00pt" fo:font-weight="bold" fo:font-family="Times" style:font-family-asian="Times" style:font-family-complex="Times" fo:background-color="transparent" style:use-window-font-color="true"/>
    </style:style>
    <style:style style:name="T893" style:family="text">
      <style:text-properties fo:font-size="11.00pt" fo:font-weight="normal" fo:font-family="'Times New Roman'" style:font-family-asian="'Times New Roman'" style:font-family-complex="'Times New Roman'" fo:background-color="transparent" style:use-window-font-color="true"/>
    </style:style>
    <style:style style:name="T894" style:family="text">
      <style:text-properties fo:font-size="11.00pt" fo:font-weight="normal" fo:font-family="Consolas" style:font-family-asian="Consolas" style:font-family-complex="Consolas" fo:background-color="transparent" style:use-window-font-color="true"/>
    </style:style>
    <style:style style:name="T895" style:family="text">
      <style:text-properties fo:font-size="11.00pt" fo:font-weight="normal" fo:font-family="'Times New Roman'" style:font-family-asian="'Times New Roman'" style:font-family-complex="'Times New Roman'" fo:background-color="transparent" style:use-window-font-color="true"/>
    </style:style>
    <style:style style:name="T896" style:family="text">
      <style:text-properties fo:font-size="11.00pt" fo:font-weight="normal" fo:font-family="Consolas" style:font-family-asian="Consolas" style:font-family-complex="Consolas" fo:background-color="transparent" fo:color="#595959"/>
    </style:style>
    <style:style style:name="T897" style:family="text">
      <style:text-properties fo:font-size="11.00pt" fo:font-weight="normal" fo:font-family="'Times New Roman'" style:font-family-asian="'Times New Roman'" style:font-family-complex="'Times New Roman'" fo:background-color="transparent" style:use-window-font-color="true"/>
    </style:style>
    <style:style style:name="T898" style:family="text">
      <style:text-properties fo:font-size="11.00pt" fo:font-weight="normal" fo:font-family="Consolas" style:font-family-asian="Consolas" style:font-family-complex="Consolas" fo:background-color="transparent" style:use-window-font-color="true"/>
    </style:style>
    <style:style style:name="T899" style:family="text">
      <style:text-properties fo:font-size="11.00pt" fo:font-weight="normal" fo:font-family="'Times New Roman'" style:font-family-asian="'Times New Roman'" style:font-family-complex="'Times New Roman'" fo:background-color="transparent" style:use-window-font-color="true"/>
    </style:style>
    <style:style style:name="T900" style:family="text">
      <style:text-properties fo:font-size="11.00pt" fo:font-weight="normal" fo:font-family="Consolas" style:font-family-asian="Consolas" style:font-family-complex="Consolas" fo:background-color="transparent" style:use-window-font-color="true"/>
    </style:style>
    <style:style style:name="T901" style:family="text">
      <style:text-properties fo:font-size="11.00pt" fo:font-weight="normal" fo:font-family="'Times New Roman'" style:font-family-asian="'Times New Roman'" style:font-family-complex="'Times New Roman'" fo:background-color="transparent" style:use-window-font-color="true"/>
    </style:style>
    <style:style style:name="T902" style:family="text">
      <style:text-properties fo:font-size="11.00pt" fo:font-weight="normal" fo:font-family="Consolas" style:font-family-asian="Consolas" style:font-family-complex="Consolas" fo:background-color="transparent" style:use-window-font-color="true"/>
    </style:style>
    <style:style style:name="T903" style:family="text">
      <style:text-properties fo:font-size="11.00pt" fo:font-weight="normal" fo:font-family="'Times New Roman'" style:font-family-asian="'Times New Roman'" style:font-family-complex="'Times New Roman'" fo:background-color="transparent" style:use-window-font-color="true"/>
    </style:style>
    <style:style style:name="T904" style:family="text">
      <style:text-properties fo:font-size="11.00pt" fo:font-weight="normal" fo:font-family="Consolas" style:font-family-asian="Consolas" style:font-family-complex="Consolas" fo:background-color="transparent" style:use-window-font-color="true"/>
    </style:style>
    <style:style style:name="T905" style:family="text">
      <style:text-properties fo:font-size="11.00pt" fo:font-weight="normal" fo:font-family="'Times New Roman'" style:font-family-asian="'Times New Roman'" style:font-family-complex="'Times New Roman'" fo:background-color="transparent" style:use-window-font-color="true"/>
    </style:style>
    <style:style style:name="T906" style:family="text">
      <style:text-properties fo:font-size="11.00pt" fo:font-weight="normal" fo:font-family="Consolas" style:font-family-asian="Consolas" style:font-family-complex="Consolas" fo:background-color="transparent" style:use-window-font-color="true"/>
    </style:style>
    <style:style style:name="T907" style:family="text">
      <style:text-properties fo:font-size="11.00pt" fo:font-weight="normal" fo:font-family="'Times New Roman'" style:font-family-asian="'Times New Roman'" style:font-family-complex="'Times New Roman'" fo:background-color="transparent" style:use-window-font-color="true"/>
    </style:style>
    <style:style style:name="T908" style:family="text">
      <style:text-properties fo:font-size="14.00pt" fo:font-weight="bold" fo:font-family="Times" style:font-family-asian="Times" style:font-family-complex="Times" fo:background-color="transparent" style:use-window-font-color="true"/>
    </style:style>
    <style:style style:name="T909" style:family="text">
      <style:text-properties fo:font-size="11.00pt" fo:font-weight="normal" fo:font-family="'Times New Roman'" style:font-family-asian="'Times New Roman'" style:font-family-complex="'Times New Roman'" fo:background-color="transparent" style:use-window-font-color="true"/>
    </style:style>
    <style:style style:name="T910" style:family="text">
      <style:text-properties fo:font-size="11.00pt" fo:font-weight="normal" fo:font-family="Consolas" style:font-family-asian="Consolas" style:font-family-complex="Consolas" fo:background-color="transparent" style:use-window-font-color="true"/>
    </style:style>
    <style:style style:name="T911" style:family="text">
      <style:text-properties fo:font-size="11.00pt" fo:font-weight="normal" fo:font-family="'Times New Roman'" style:font-family-asian="'Times New Roman'" style:font-family-complex="'Times New Roman'" fo:background-color="transparent" style:use-window-font-color="true"/>
    </style:style>
    <style:style style:name="T912" style:family="text">
      <style:text-properties fo:font-size="11.00pt" fo:font-weight="normal" fo:font-family="Consolas" style:font-family-asian="Consolas" style:font-family-complex="Consolas" fo:background-color="transparent" style:use-window-font-color="true"/>
    </style:style>
    <style:style style:name="T913" style:family="text">
      <style:text-properties fo:font-size="11.00pt" fo:font-weight="normal" fo:font-family="'Times New Roman'" style:font-family-asian="'Times New Roman'" style:font-family-complex="'Times New Roman'" fo:background-color="transparent" style:use-window-font-color="true"/>
    </style:style>
    <style:style style:name="T914" style:family="text">
      <style:text-properties fo:font-size="11.00pt" fo:font-weight="normal" fo:font-family="Consolas" style:font-family-asian="Consolas" style:font-family-complex="Consolas" fo:background-color="transparent" fo:color="#595959"/>
    </style:style>
    <style:style style:name="T915" style:family="text">
      <style:text-properties fo:font-size="11.00pt" fo:font-weight="normal" fo:font-family="'Times New Roman'" style:font-family-asian="'Times New Roman'" style:font-family-complex="'Times New Roman'" fo:background-color="transparent" style:use-window-font-color="true"/>
    </style:style>
    <style:style style:name="T916" style:family="text">
      <style:text-properties fo:font-size="11.00pt" fo:font-weight="normal" fo:font-family="Consolas" style:font-family-asian="Consolas" style:font-family-complex="Consolas" fo:background-color="transparent" style:use-window-font-color="true"/>
    </style:style>
    <style:style style:name="T917" style:family="text">
      <style:text-properties fo:font-size="11.00pt" fo:font-weight="normal" fo:font-family="'Times New Roman'" style:font-family-asian="'Times New Roman'" style:font-family-complex="'Times New Roman'" fo:background-color="transparent" style:use-window-font-color="true"/>
    </style:style>
    <style:style style:name="T918" style:family="text">
      <style:text-properties fo:font-size="14.00pt" fo:font-weight="bold" fo:font-family="Times" style:font-family-asian="Times" style:font-family-complex="Times" fo:background-color="transparent" style:use-window-font-color="true"/>
    </style:style>
    <style:style style:name="T919" style:family="text">
      <style:text-properties fo:font-size="11.00pt" fo:font-weight="normal" fo:font-family="Consolas" style:font-family-asian="Consolas" style:font-family-complex="Consolas" fo:background-color="transparent" style:use-window-font-color="true"/>
    </style:style>
    <style:style style:name="T920" style:family="text">
      <style:text-properties fo:font-size="11.00pt" fo:font-weight="normal" fo:font-family="'Times New Roman'" style:font-family-asian="'Times New Roman'" style:font-family-complex="'Times New Roman'" fo:background-color="transparent" style:use-window-font-color="true"/>
    </style:style>
    <style:style style:name="T921" style:family="text">
      <style:text-properties fo:font-size="11.00pt" fo:font-weight="normal" fo:font-family="Consolas" style:font-family-asian="Consolas" style:font-family-complex="Consolas" fo:background-color="transparent" style:use-window-font-color="true"/>
    </style:style>
    <style:style style:name="T922" style:family="text">
      <style:text-properties fo:font-size="11.00pt" fo:font-weight="normal" fo:font-family="'Times New Roman'" style:font-family-asian="'Times New Roman'" style:font-family-complex="'Times New Roman'" fo:background-color="transparent" style:use-window-font-color="true"/>
    </style:style>
    <style:style style:name="T923" style:family="text">
      <style:text-properties fo:font-size="11.00pt" fo:font-weight="normal" fo:font-family="Consolas" style:font-family-asian="Consolas" style:font-family-complex="Consolas" fo:background-color="transparent" style:use-window-font-color="true"/>
    </style:style>
    <style:style style:name="T924" style:family="text">
      <style:text-properties fo:font-size="11.00pt" fo:font-weight="normal" fo:font-family="'Times New Roman'" style:font-family-asian="'Times New Roman'" style:font-family-complex="'Times New Roman'" fo:background-color="transparent" style:use-window-font-color="true"/>
    </style:style>
    <style:style style:name="T925" style:family="text">
      <style:text-properties fo:font-size="11.00pt" fo:font-weight="normal" fo:font-family="Consolas" style:font-family-asian="Consolas" style:font-family-complex="Consolas" fo:background-color="transparent" style:use-window-font-color="true"/>
    </style:style>
    <style:style style:name="T926" style:family="text">
      <style:text-properties fo:font-size="11.00pt" fo:font-weight="normal" fo:font-family="'Times New Roman'" style:font-family-asian="'Times New Roman'" style:font-family-complex="'Times New Roman'" fo:background-color="transparent" style:use-window-font-color="true"/>
    </style:style>
    <style:style style:name="T927" style:family="text">
      <style:text-properties fo:font-size="14.00pt" fo:font-weight="bold" fo:font-family="Times" style:font-family-asian="Times" style:font-family-complex="Times" fo:background-color="transparent" style:use-window-font-color="true"/>
    </style:style>
    <style:style style:name="T928" style:family="text">
      <style:text-properties fo:font-size="11.00pt" fo:font-weight="normal" fo:font-family="Consolas" style:font-family-asian="Consolas" style:font-family-complex="Consolas" fo:background-color="transparent" style:use-window-font-color="true"/>
    </style:style>
    <style:style style:name="T929" style:family="text">
      <style:text-properties fo:font-size="11.00pt" fo:font-weight="normal" fo:font-family="'Times New Roman'" style:font-family-asian="'Times New Roman'" style:font-family-complex="'Times New Roman'" fo:background-color="transparent" style:use-window-font-color="true"/>
    </style:style>
    <style:style style:name="T930" style:family="text">
      <style:text-properties fo:font-size="11.00pt" fo:font-weight="normal" fo:font-family="Consolas" style:font-family-asian="Consolas" style:font-family-complex="Consolas" fo:background-color="transparent" style:use-window-font-color="true"/>
    </style:style>
    <style:style style:name="T931" style:family="text">
      <style:text-properties fo:font-size="11.00pt" fo:font-weight="normal" fo:font-family="'Times New Roman'" style:font-family-asian="'Times New Roman'" style:font-family-complex="'Times New Roman'" fo:background-color="transparent" style:use-window-font-color="true"/>
    </style:style>
    <style:style style:name="T932" style:family="text">
      <style:text-properties fo:font-size="14.00pt" fo:font-weight="bold" fo:font-family="Times" style:font-family-asian="Times" style:font-family-complex="Times" fo:background-color="transparent" style:use-window-font-color="true"/>
    </style:style>
    <style:style style:name="T933" style:family="text">
      <style:text-properties fo:font-size="11.00pt" fo:font-weight="normal" fo:font-family="Consolas" style:font-family-asian="Consolas" style:font-family-complex="Consolas" fo:background-color="transparent" style:use-window-font-color="true"/>
    </style:style>
    <style:style style:name="T934" style:family="text">
      <style:text-properties fo:font-size="11.00pt" fo:font-weight="normal" fo:font-family="'Times New Roman'" style:font-family-asian="'Times New Roman'" style:font-family-complex="'Times New Roman'" fo:background-color="transparent" style:use-window-font-color="true"/>
    </style:style>
    <style:style style:name="T935" style:family="text">
      <style:text-properties fo:font-size="11.00pt" fo:font-weight="normal" fo:font-family="Consolas" style:font-family-asian="Consolas" style:font-family-complex="Consolas" fo:background-color="transparent" style:use-window-font-color="true"/>
    </style:style>
    <style:style style:name="T936" style:family="text">
      <style:text-properties fo:font-size="11.00pt" fo:font-weight="normal" fo:font-family="'Times New Roman'" style:font-family-asian="'Times New Roman'" style:font-family-complex="'Times New Roman'" fo:background-color="transparent" style:use-window-font-color="true"/>
    </style:style>
    <style:style style:name="T937" style:family="text">
      <style:text-properties fo:font-size="11.00pt" fo:font-weight="normal" fo:font-family="Consolas" style:font-family-asian="Consolas" style:font-family-complex="Consolas" fo:background-color="transparent" style:use-window-font-color="true"/>
    </style:style>
    <style:style style:name="T938" style:family="text">
      <style:text-properties fo:font-size="11.00pt" fo:font-weight="normal" fo:font-family="'Times New Roman'" style:font-family-asian="'Times New Roman'" style:font-family-complex="'Times New Roman'" fo:background-color="transparent" style:use-window-font-color="true"/>
    </style:style>
    <style:style style:name="T939" style:family="text">
      <style:text-properties fo:font-size="11.00pt" fo:font-weight="normal" fo:font-family="Consolas" style:font-family-asian="Consolas" style:font-family-complex="Consolas" fo:background-color="transparent" style:use-window-font-color="true"/>
    </style:style>
    <style:style style:name="T940" style:family="text">
      <style:text-properties fo:font-size="11.00pt" fo:font-weight="normal" fo:font-family="'Times New Roman'" style:font-family-asian="'Times New Roman'" style:font-family-complex="'Times New Roman'" fo:background-color="transparent" style:use-window-font-color="true"/>
    </style:style>
    <style:style style:name="T941" style:family="text">
      <style:text-properties fo:font-size="11.00pt" fo:font-weight="normal" fo:font-family="Consolas" style:font-family-asian="Consolas" style:font-family-complex="Consolas" fo:background-color="transparent" style:use-window-font-color="true"/>
    </style:style>
    <style:style style:name="T942" style:family="text">
      <style:text-properties fo:font-size="11.00pt" fo:font-weight="normal" fo:font-family="'Times New Roman'" style:font-family-asian="'Times New Roman'" style:font-family-complex="'Times New Roman'" fo:background-color="transparent" style:use-window-font-color="true"/>
    </style:style>
    <style:style style:name="T943" style:family="text">
      <style:text-properties fo:font-size="11.00pt" fo:font-weight="normal" fo:font-family="Consolas" style:font-family-asian="Consolas" style:font-family-complex="Consolas" fo:background-color="transparent" style:use-window-font-color="true"/>
    </style:style>
    <style:style style:name="T944" style:family="text">
      <style:text-properties fo:font-size="11.00pt" fo:font-weight="normal" fo:font-family="'Times New Roman'" style:font-family-asian="'Times New Roman'" style:font-family-complex="'Times New Roman'" fo:background-color="transparent" style:use-window-font-color="true"/>
    </style:style>
    <style:style style:name="T945" style:family="text">
      <style:text-properties fo:font-size="11.00pt" fo:font-weight="normal" fo:font-family="Consolas" style:font-family-asian="Consolas" style:font-family-complex="Consolas" fo:background-color="transparent" style:use-window-font-color="true"/>
    </style:style>
    <style:style style:name="T946" style:family="text">
      <style:text-properties fo:font-size="11.00pt" fo:font-weight="normal" fo:font-family="'Times New Roman'" style:font-family-asian="'Times New Roman'" style:font-family-complex="'Times New Roman'" fo:background-color="transparent" style:use-window-font-color="true"/>
    </style:style>
    <style:style style:name="T947" style:family="text">
      <style:text-properties fo:font-size="14.00pt" fo:font-weight="bold" fo:font-family="Times" style:font-family-asian="Times" style:font-family-complex="Times" fo:background-color="transparent" style:use-window-font-color="true"/>
    </style:style>
    <style:style style:name="T948" style:family="text">
      <style:text-properties fo:font-size="11.00pt" fo:font-weight="normal" fo:font-family="'Times New Roman'" style:font-family-asian="'Times New Roman'" style:font-family-complex="'Times New Roman'" fo:background-color="transparent" style:use-window-font-color="true"/>
    </style:style>
    <style:style style:name="T949" style:family="text">
      <style:text-properties fo:font-size="11.00pt" fo:font-weight="normal" fo:font-family="Consolas" style:font-family-asian="Consolas" style:font-family-complex="Consolas" fo:background-color="transparent" style:use-window-font-color="true"/>
    </style:style>
    <style:style style:name="T950" style:family="text">
      <style:text-properties fo:font-size="11.00pt" fo:font-weight="normal" fo:font-family="'Times New Roman'" style:font-family-asian="'Times New Roman'" style:font-family-complex="'Times New Roman'" fo:background-color="transparent" style:use-window-font-color="true"/>
    </style:style>
    <style:style style:name="T951" style:family="text">
      <style:text-properties fo:font-size="11.00pt" fo:font-weight="normal" fo:font-family="Consolas" style:font-family-asian="Consolas" style:font-family-complex="Consolas" fo:background-color="transparent" style:use-window-font-color="true"/>
    </style:style>
    <style:style style:name="T952" style:family="text">
      <style:text-properties fo:font-size="11.00pt" fo:font-weight="normal" fo:font-family="'Times New Roman'" style:font-family-asian="'Times New Roman'" style:font-family-complex="'Times New Roman'" fo:background-color="transparent" style:use-window-font-color="true"/>
    </style:style>
    <style:style style:name="T953" style:family="text">
      <style:text-properties fo:font-size="11.00pt" fo:font-weight="normal" fo:font-family="Consolas" style:font-family-asian="Consolas" style:font-family-complex="Consolas" fo:background-color="transparent" style:use-window-font-color="true"/>
    </style:style>
    <style:style style:name="T954" style:family="text">
      <style:text-properties fo:font-size="11.00pt" fo:font-weight="normal" fo:font-family="'Times New Roman'" style:font-family-asian="'Times New Roman'" style:font-family-complex="'Times New Roman'" fo:background-color="transparent" style:use-window-font-color="true"/>
    </style:style>
    <style:style style:name="T955" style:family="text">
      <style:text-properties fo:font-size="11.00pt" fo:font-weight="normal" fo:font-family="Consolas" style:font-family-asian="Consolas" style:font-family-complex="Consolas" fo:background-color="transparent" fo:color="#595959"/>
    </style:style>
    <style:style style:name="T956" style:family="text">
      <style:text-properties fo:font-size="11.00pt" fo:font-weight="normal" fo:font-family="'Times New Roman'" style:font-family-asian="'Times New Roman'" style:font-family-complex="'Times New Roman'" fo:background-color="transparent" style:use-window-font-color="true"/>
    </style:style>
    <style:style style:name="T957" style:family="text">
      <style:text-properties fo:font-size="11.00pt" fo:font-weight="normal" fo:font-family="Consolas" style:font-family-asian="Consolas" style:font-family-complex="Consolas" fo:background-color="transparent" fo:color="#595959"/>
    </style:style>
    <style:style style:name="T958" style:family="text">
      <style:text-properties fo:font-size="11.00pt" fo:font-weight="normal" fo:font-family="'Times New Roman'" style:font-family-asian="'Times New Roman'" style:font-family-complex="'Times New Roman'" fo:background-color="transparent" style:use-window-font-color="true"/>
    </style:style>
    <style:style style:name="T959" style:family="text">
      <style:text-properties fo:font-size="11.00pt" fo:font-weight="normal" fo:font-family="Consolas" style:font-family-asian="Consolas" style:font-family-complex="Consolas" fo:background-color="transparent" style:use-window-font-color="true"/>
    </style:style>
    <style:style style:name="T960" style:family="text">
      <style:text-properties fo:font-size="11.00pt" fo:font-weight="normal" fo:font-family="'Times New Roman'" style:font-family-asian="'Times New Roman'" style:font-family-complex="'Times New Roman'" fo:background-color="transparent" style:use-window-font-color="true"/>
    </style:style>
    <style:style style:name="T961" style:family="text">
      <style:text-properties fo:font-size="11.00pt" fo:font-weight="normal" fo:font-family="Consolas" style:font-family-asian="Consolas" style:font-family-complex="Consolas" fo:background-color="transparent" style:use-window-font-color="true"/>
    </style:style>
    <style:style style:name="T962" style:family="text">
      <style:text-properties fo:font-size="11.00pt" fo:font-weight="normal" fo:font-family="'Times New Roman'" style:font-family-asian="'Times New Roman'" style:font-family-complex="'Times New Roman'" fo:background-color="transparent" style:use-window-font-color="true"/>
    </style:style>
    <style:style style:name="T963" style:family="text">
      <style:text-properties fo:font-size="14.00pt" fo:font-weight="bold" fo:font-family="Times" style:font-family-asian="Times" style:font-family-complex="Times" fo:background-color="transparent" style:use-window-font-color="true"/>
    </style:style>
    <style:style style:name="T964" style:family="text">
      <style:text-properties fo:font-size="11.00pt" fo:font-weight="normal" fo:font-family="'Times New Roman'" style:font-family-asian="'Times New Roman'" style:font-family-complex="'Times New Roman'" fo:background-color="transparent" style:use-window-font-color="true"/>
    </style:style>
    <style:style style:name="T965" style:family="text">
      <style:text-properties fo:font-size="11.00pt" fo:font-weight="normal" fo:font-family="Consolas" style:font-family-asian="Consolas" style:font-family-complex="Consolas" fo:background-color="transparent" style:use-window-font-color="true"/>
    </style:style>
    <style:style style:name="T966" style:family="text">
      <style:text-properties fo:font-size="11.00pt" fo:font-weight="normal" fo:font-family="'Times New Roman'" style:font-family-asian="'Times New Roman'" style:font-family-complex="'Times New Roman'" fo:background-color="transparent" style:use-window-font-color="true"/>
    </style:style>
    <style:style style:name="T967" style:family="text">
      <style:text-properties fo:font-size="11.00pt" fo:font-weight="normal" fo:font-family="Consolas" style:font-family-asian="Consolas" style:font-family-complex="Consolas" fo:background-color="transparent" style:use-window-font-color="true"/>
    </style:style>
    <style:style style:name="T968" style:family="text">
      <style:text-properties fo:font-size="11.00pt" fo:font-weight="normal" fo:font-family="'Times New Roman'" style:font-family-asian="'Times New Roman'" style:font-family-complex="'Times New Roman'" fo:background-color="transparent" style:use-window-font-color="true"/>
    </style:style>
    <style:style style:name="T969" style:family="text">
      <style:text-properties fo:font-size="11.00pt" fo:font-weight="normal" fo:font-family="Consolas" style:font-family-asian="Consolas" style:font-family-complex="Consolas" fo:background-color="transparent" style:use-window-font-color="true"/>
    </style:style>
    <style:style style:name="T970" style:family="text">
      <style:text-properties fo:font-size="11.00pt" fo:font-weight="normal" fo:font-family="'Times New Roman'" style:font-family-asian="'Times New Roman'" style:font-family-complex="'Times New Roman'" fo:background-color="transparent" style:use-window-font-color="true"/>
    </style:style>
    <style:style style:name="T971" style:family="text">
      <style:text-properties fo:font-size="11.00pt" fo:font-weight="normal" fo:font-family="Consolas" style:font-family-asian="Consolas" style:font-family-complex="Consolas" fo:background-color="transparent" style:use-window-font-color="true"/>
    </style:style>
    <style:style style:name="T972" style:family="text">
      <style:text-properties fo:font-size="11.00pt" fo:font-weight="normal" fo:font-family="'Times New Roman'" style:font-family-asian="'Times New Roman'" style:font-family-complex="'Times New Roman'" fo:background-color="transparent" style:use-window-font-color="true"/>
    </style:style>
    <style:style style:name="T973" style:family="text">
      <style:text-properties fo:font-size="11.00pt" fo:font-weight="normal" fo:font-family="Consolas" style:font-family-asian="Consolas" style:font-family-complex="Consolas" fo:background-color="transparent" style:use-window-font-color="true"/>
    </style:style>
    <style:style style:name="T974" style:family="text">
      <style:text-properties fo:font-size="11.00pt" fo:font-weight="normal" fo:font-family="'Times New Roman'" style:font-family-asian="'Times New Roman'" style:font-family-complex="'Times New Roman'" fo:background-color="transparent" style:use-window-font-color="true"/>
    </style:style>
    <style:style style:name="T975" style:family="text">
      <style:text-properties fo:font-size="11.00pt" fo:font-weight="normal" fo:font-family="Consolas" style:font-family-asian="Consolas" style:font-family-complex="Consolas" fo:background-color="transparent" style:use-window-font-color="true"/>
    </style:style>
    <style:style style:name="T976" style:family="text">
      <style:text-properties fo:font-size="11.00pt" fo:font-weight="normal" fo:font-family="'Times New Roman'" style:font-family-asian="'Times New Roman'" style:font-family-complex="'Times New Roman'" fo:background-color="transparent" style:use-window-font-color="true"/>
    </style:style>
    <style:style style:name="T977" style:family="text">
      <style:text-properties fo:font-size="14.00pt" fo:font-weight="bold" fo:font-family="Times" style:font-family-asian="Times" style:font-family-complex="Times" fo:background-color="transparent" style:use-window-font-color="true"/>
    </style:style>
    <style:style style:name="T978" style:family="text">
      <style:text-properties fo:font-size="11.00pt" fo:font-weight="normal" fo:font-family="'Times New Roman'" style:font-family-asian="'Times New Roman'" style:font-family-complex="'Times New Roman'" fo:background-color="transparent" style:use-window-font-color="true"/>
    </style:style>
    <style:style style:name="T979" style:family="text">
      <style:text-properties fo:font-size="11.00pt" fo:font-weight="normal" fo:font-family="Consolas" style:font-family-asian="Consolas" style:font-family-complex="Consolas" fo:background-color="transparent" style:use-window-font-color="true"/>
    </style:style>
    <style:style style:name="T980" style:family="text">
      <style:text-properties fo:font-size="11.00pt" fo:font-weight="normal" fo:font-family="'Times New Roman'" style:font-family-asian="'Times New Roman'" style:font-family-complex="'Times New Roman'" fo:background-color="transparent" style:use-window-font-color="true"/>
    </style:style>
    <style:style style:name="T981" style:family="text">
      <style:text-properties fo:font-size="11.00pt" fo:font-weight="normal" fo:font-family="Consolas" style:font-family-asian="Consolas" style:font-family-complex="Consolas" fo:background-color="transparent" style:use-window-font-color="true"/>
    </style:style>
    <style:style style:name="T982" style:family="text">
      <style:text-properties fo:font-size="11.00pt" fo:font-weight="normal" fo:font-family="'Times New Roman'" style:font-family-asian="'Times New Roman'" style:font-family-complex="'Times New Roman'" fo:background-color="transparent" style:use-window-font-color="true"/>
    </style:style>
    <style:style style:name="T983" style:family="text">
      <style:text-properties fo:font-size="11.00pt" fo:font-weight="normal" fo:font-family="Consolas" style:font-family-asian="Consolas" style:font-family-complex="Consolas" fo:background-color="transparent" style:use-window-font-color="true"/>
    </style:style>
    <style:style style:name="T984" style:family="text">
      <style:text-properties fo:font-size="11.00pt" fo:font-weight="normal" fo:font-family="'Times New Roman'" style:font-family-asian="'Times New Roman'" style:font-family-complex="'Times New Roman'" fo:background-color="transparent" style:use-window-font-color="true"/>
    </style:style>
    <style:style style:name="T985" style:family="text">
      <style:text-properties fo:font-size="11.00pt" fo:font-weight="normal" fo:font-family="Consolas" style:font-family-asian="Consolas" style:font-family-complex="Consolas" fo:background-color="transparent" style:use-window-font-color="true"/>
    </style:style>
    <style:style style:name="T986" style:family="text">
      <style:text-properties fo:font-size="11.00pt" fo:font-weight="normal" fo:font-family="'Times New Roman'" style:font-family-asian="'Times New Roman'" style:font-family-complex="'Times New Roman'" fo:background-color="transparent" style:use-window-font-color="true"/>
    </style:style>
    <style:style style:name="T987" style:family="text">
      <style:text-properties fo:font-size="11.00pt" fo:font-weight="normal" fo:font-family="Consolas" style:font-family-asian="Consolas" style:font-family-complex="Consolas" fo:background-color="transparent" style:use-window-font-color="true"/>
    </style:style>
    <style:style style:name="T988" style:family="text">
      <style:text-properties fo:font-size="11.00pt" fo:font-weight="normal" fo:font-family="'Times New Roman'" style:font-family-asian="'Times New Roman'" style:font-family-complex="'Times New Roman'" fo:background-color="transparent" style:use-window-font-color="true"/>
    </style:style>
    <style:style style:name="T989" style:family="text">
      <style:text-properties fo:font-size="14.00pt" fo:font-weight="bold" fo:font-family="Times" style:font-family-asian="Times" style:font-family-complex="Times" fo:background-color="transparent" style:use-window-font-color="true"/>
    </style:style>
    <style:style style:name="T990" style:family="text">
      <style:text-properties fo:font-size="11.00pt" fo:font-weight="normal" fo:font-family="'Times New Roman'" style:font-family-asian="'Times New Roman'" style:font-family-complex="'Times New Roman'" fo:background-color="transparent" style:use-window-font-color="true"/>
    </style:style>
    <style:style style:name="T991" style:family="text">
      <style:text-properties fo:font-size="11.00pt" fo:font-weight="normal" fo:font-family="Consolas" style:font-family-asian="Consolas" style:font-family-complex="Consolas" fo:background-color="transparent" style:use-window-font-color="true"/>
    </style:style>
    <style:style style:name="T992" style:family="text">
      <style:text-properties fo:font-size="11.00pt" fo:font-weight="normal" fo:font-family="'Times New Roman'" style:font-family-asian="'Times New Roman'" style:font-family-complex="'Times New Roman'" fo:background-color="transparent" style:use-window-font-color="true"/>
    </style:style>
    <style:style style:name="T993" style:family="text">
      <style:text-properties fo:font-size="11.00pt" fo:font-weight="normal" fo:font-family="Consolas" style:font-family-asian="Consolas" style:font-family-complex="Consolas" fo:background-color="transparent" style:use-window-font-color="true"/>
    </style:style>
    <style:style style:name="T994" style:family="text">
      <style:text-properties fo:font-size="11.00pt" fo:font-weight="normal" fo:font-family="'Times New Roman'" style:font-family-asian="'Times New Roman'" style:font-family-complex="'Times New Roman'" fo:background-color="transparent" style:use-window-font-color="true"/>
    </style:style>
    <style:style style:name="T995" style:family="text">
      <style:text-properties fo:font-size="11.00pt" fo:font-weight="normal" fo:font-family="Consolas" style:font-family-asian="Consolas" style:font-family-complex="Consolas" fo:background-color="transparent" style:use-window-font-color="true"/>
    </style:style>
    <style:style style:name="T996" style:family="text">
      <style:text-properties fo:font-size="11.00pt" fo:font-weight="normal" fo:font-family="'Times New Roman'" style:font-family-asian="'Times New Roman'" style:font-family-complex="'Times New Roman'" fo:background-color="transparent" style:use-window-font-color="true"/>
    </style:style>
    <style:style style:name="T997" style:family="text">
      <style:text-properties fo:font-size="14.00pt" fo:font-weight="bold" fo:font-family="Times" style:font-family-asian="Times" style:font-family-complex="Times" fo:background-color="transparent" style:use-window-font-color="true"/>
    </style:style>
    <style:style style:name="T998" style:family="text">
      <style:text-properties fo:font-size="11.00pt" fo:font-weight="normal" fo:font-family="'Times New Roman'" style:font-family-asian="'Times New Roman'" style:font-family-complex="'Times New Roman'" fo:background-color="transparent" style:use-window-font-color="true"/>
    </style:style>
    <style:style style:name="T999" style:family="text">
      <style:text-properties fo:font-size="11.00pt" fo:font-weight="normal" fo:font-family="Consolas" style:font-family-asian="Consolas" style:font-family-complex="Consolas" fo:background-color="transparent" style:use-window-font-color="true"/>
    </style:style>
    <style:style style:name="T1000" style:family="text">
      <style:text-properties fo:font-size="11.00pt" fo:font-weight="normal" fo:font-family="'Times New Roman'" style:font-family-asian="'Times New Roman'" style:font-family-complex="'Times New Roman'" fo:background-color="transparent" style:use-window-font-color="true"/>
    </style:style>
    <style:style style:name="T1001" style:family="text">
      <style:text-properties fo:font-size="11.00pt" fo:font-weight="normal" fo:font-family="Consolas" style:font-family-asian="Consolas" style:font-family-complex="Consolas" fo:background-color="transparent" style:use-window-font-color="true"/>
    </style:style>
    <style:style style:name="T1002" style:family="text">
      <style:text-properties fo:font-size="11.00pt" fo:font-weight="normal" fo:font-family="'Times New Roman'" style:font-family-asian="'Times New Roman'" style:font-family-complex="'Times New Roman'" fo:background-color="transparent" style:use-window-font-color="true"/>
    </style:style>
    <style:style style:name="T1003" style:family="text">
      <style:text-properties fo:font-size="11.00pt" fo:font-weight="normal" fo:font-family="Consolas" style:font-family-asian="Consolas" style:font-family-complex="Consolas" fo:background-color="transparent" style:use-window-font-color="true"/>
    </style:style>
    <style:style style:name="T1004" style:family="text">
      <style:text-properties fo:font-size="11.00pt" fo:font-weight="normal" fo:font-family="'Times New Roman'" style:font-family-asian="'Times New Roman'" style:font-family-complex="'Times New Roman'" fo:background-color="transparent" style:use-window-font-color="true"/>
    </style:style>
    <style:style style:name="T1005" style:family="text">
      <style:text-properties fo:font-size="11.00pt" fo:font-weight="normal" fo:font-family="Consolas" style:font-family-asian="Consolas" style:font-family-complex="Consolas" fo:background-color="transparent" style:use-window-font-color="true"/>
    </style:style>
    <style:style style:name="T1006" style:family="text">
      <style:text-properties fo:font-size="11.00pt" fo:font-weight="normal" fo:font-family="'Times New Roman'" style:font-family-asian="'Times New Roman'" style:font-family-complex="'Times New Roman'" fo:background-color="transparent" style:use-window-font-color="true"/>
    </style:style>
    <style:style style:name="T1007" style:family="text">
      <style:text-properties fo:font-size="14.00pt" fo:font-weight="bold" fo:font-family="Times" style:font-family-asian="Times" style:font-family-complex="Times" fo:background-color="transparent" style:use-window-font-color="true"/>
    </style:style>
    <style:style style:name="T1008" style:family="text">
      <style:text-properties fo:font-size="11.00pt" fo:font-weight="normal" fo:font-family="'Times New Roman'" style:font-family-asian="'Times New Roman'" style:font-family-complex="'Times New Roman'" fo:background-color="transparent" style:use-window-font-color="true"/>
    </style:style>
    <style:style style:name="T1009" style:family="text">
      <style:text-properties fo:font-size="11.00pt" fo:font-weight="normal" fo:font-family="Consolas" style:font-family-asian="Consolas" style:font-family-complex="Consolas" fo:background-color="transparent" style:use-window-font-color="true"/>
    </style:style>
    <style:style style:name="T1010" style:family="text">
      <style:text-properties fo:font-size="11.00pt" fo:font-weight="normal" fo:font-family="'Times New Roman'" style:font-family-asian="'Times New Roman'" style:font-family-complex="'Times New Roman'" fo:background-color="transparent" style:use-window-font-color="true"/>
    </style:style>
    <style:style style:name="T1011" style:family="text">
      <style:text-properties fo:font-size="11.00pt" fo:font-weight="normal" fo:font-family="Consolas" style:font-family-asian="Consolas" style:font-family-complex="Consolas" fo:background-color="transparent" style:use-window-font-color="true"/>
    </style:style>
    <style:style style:name="T1012" style:family="text">
      <style:text-properties fo:font-size="11.00pt" fo:font-weight="normal" fo:font-family="'Times New Roman'" style:font-family-asian="'Times New Roman'" style:font-family-complex="'Times New Roman'" fo:background-color="transparent" style:use-window-font-color="true"/>
    </style:style>
    <style:style style:name="T1013" style:family="text">
      <style:text-properties fo:font-size="11.00pt" fo:font-weight="normal" fo:font-family="Consolas" style:font-family-asian="Consolas" style:font-family-complex="Consolas" fo:background-color="transparent" style:use-window-font-color="true"/>
    </style:style>
    <style:style style:name="T1014" style:family="text">
      <style:text-properties fo:font-size="11.00pt" fo:font-weight="normal" fo:font-family="'Times New Roman'" style:font-family-asian="'Times New Roman'" style:font-family-complex="'Times New Roman'" fo:background-color="transparent" style:use-window-font-color="true"/>
    </style:style>
    <style:style style:name="T1015" style:family="text">
      <style:text-properties fo:font-size="14.00pt" fo:font-weight="bold" fo:font-family="Times" style:font-family-asian="Times" style:font-family-complex="Times" fo:background-color="transparent" style:use-window-font-color="true"/>
    </style:style>
    <style:style style:name="T1016" style:family="text">
      <style:text-properties fo:font-size="11.00pt" fo:font-weight="normal" fo:font-family="'Times New Roman'" style:font-family-asian="'Times New Roman'" style:font-family-complex="'Times New Roman'" fo:background-color="transparent" style:use-window-font-color="true"/>
    </style:style>
    <style:style style:name="T1017" style:family="text">
      <style:text-properties fo:font-size="11.00pt" fo:font-weight="normal" fo:font-family="Consolas" style:font-family-asian="Consolas" style:font-family-complex="Consolas" fo:background-color="transparent" style:use-window-font-color="true"/>
    </style:style>
    <style:style style:name="T1018" style:family="text">
      <style:text-properties fo:font-size="11.00pt" fo:font-weight="normal" fo:font-family="'Times New Roman'" style:font-family-asian="'Times New Roman'" style:font-family-complex="'Times New Roman'" fo:background-color="transparent" style:use-window-font-color="true"/>
    </style:style>
    <style:style style:name="T1019" style:family="text">
      <style:text-properties fo:font-size="11.00pt" fo:font-weight="normal" fo:font-family="Consolas" style:font-family-asian="Consolas" style:font-family-complex="Consolas" fo:background-color="transparent" style:use-window-font-color="true"/>
    </style:style>
    <style:style style:name="T1020" style:family="text">
      <style:text-properties fo:font-size="11.00pt" fo:font-weight="normal" fo:font-family="'Times New Roman'" style:font-family-asian="'Times New Roman'" style:font-family-complex="'Times New Roman'" fo:background-color="transparent" style:use-window-font-color="true"/>
    </style:style>
    <style:style style:name="T1021" style:family="text">
      <style:text-properties fo:font-size="11.00pt" fo:font-weight="normal" fo:font-family="Consolas" style:font-family-asian="Consolas" style:font-family-complex="Consolas" fo:background-color="transparent" style:use-window-font-color="true"/>
    </style:style>
    <style:style style:name="T1022" style:family="text">
      <style:text-properties fo:font-size="11.00pt" fo:font-weight="normal" fo:font-family="'Times New Roman'" style:font-family-asian="'Times New Roman'" style:font-family-complex="'Times New Roman'" fo:background-color="transparent" style:use-window-font-color="true"/>
    </style:style>
    <style:style style:name="T1023" style:family="text">
      <style:text-properties fo:font-size="11.00pt" fo:font-weight="normal" fo:font-family="Consolas" style:font-family-asian="Consolas" style:font-family-complex="Consolas" fo:background-color="transparent" style:use-window-font-color="true"/>
    </style:style>
    <style:style style:name="T1024" style:family="text">
      <style:text-properties fo:font-size="11.00pt" fo:font-weight="normal" fo:font-family="Times" style:font-family-asian="Times" style:font-family-complex="Times" fo:background-color="transparent" style:use-window-font-color="true"/>
    </style:style>
    <style:style style:name="T1025" style:family="text">
      <style:text-properties fo:font-size="11.00pt" fo:font-weight="normal" fo:font-family="Consolas" style:font-family-asian="Consolas" style:font-family-complex="Consolas" fo:background-color="transparent" style:use-window-font-color="true"/>
    </style:style>
    <style:style style:name="T1026" style:family="text">
      <style:text-properties fo:font-size="11.00pt" fo:font-weight="normal" fo:font-family="Times" style:font-family-asian="Times" style:font-family-complex="Times" fo:background-color="transparent" style:use-window-font-color="true"/>
    </style:style>
    <style:style style:name="T1027" style:family="text">
      <style:text-properties fo:font-size="11.00pt" fo:font-weight="normal" fo:font-family="'Times New Roman'" style:font-family-asian="'Times New Roman'" style:font-family-complex="'Times New Roman'" fo:background-color="transparent" style:use-window-font-color="true"/>
    </style:style>
    <style:style style:name="T1028" style:family="text">
      <style:text-properties fo:font-size="14.00pt" fo:font-weight="bold" fo:font-family="Times" style:font-family-asian="Times" style:font-family-complex="Times" fo:background-color="transparent" style:use-window-font-color="true"/>
    </style:style>
    <style:style style:name="T1029" style:family="text">
      <style:text-properties fo:font-size="11.00pt" fo:font-weight="normal" fo:font-family="Times" style:font-family-asian="Times" style:font-family-complex="Times" fo:background-color="#ffffff" style:use-window-font-color="true"/>
    </style:style>
    <style:style style:name="T1030" style:family="text">
      <style:text-properties fo:font-size="11.00pt" fo:font-weight="normal" fo:font-family="'Times New Roman'" style:font-family-asian="'Times New Roman'" style:font-family-complex="'Times New Roman'" fo:background-color="transparent" style:use-window-font-color="true"/>
    </style:style>
    <style:style style:name="T1031" style:family="text">
      <style:text-properties fo:font-size="11.00pt" fo:font-weight="normal" fo:font-family="Consolas" style:font-family-asian="Consolas" style:font-family-complex="Consolas" fo:background-color="transparent" fo:color="#595959"/>
    </style:style>
    <style:style style:name="T1032" style:family="text">
      <style:text-properties fo:font-size="11.00pt" fo:font-weight="normal" fo:font-family="'Times New Roman'" style:font-family-asian="'Times New Roman'" style:font-family-complex="'Times New Roman'" fo:background-color="transparent" style:use-window-font-color="true"/>
    </style:style>
    <style:style style:name="T1033" style:family="text">
      <style:text-properties fo:font-size="11.00pt" fo:font-weight="normal" fo:font-family="Times" style:font-family-asian="Times" style:font-family-complex="Times" fo:background-color="transparent" style:use-window-font-color="true"/>
    </style:style>
    <style:style style:name="T1034" style:family="text">
      <style:text-properties fo:font-size="14.00pt" fo:font-weight="bold" fo:font-family="Times" style:font-family-asian="Times" style:font-family-complex="Times" fo:background-color="transparent" style:use-window-font-color="true"/>
    </style:style>
    <style:style style:name="T1035" style:family="text">
      <style:text-properties fo:font-size="11.00pt" fo:font-weight="normal" fo:font-family="Consolas" style:font-family-asian="Consolas" style:font-family-complex="Consolas" fo:background-color="#ffffff" style:use-window-font-color="true"/>
    </style:style>
    <style:style style:name="T1036" style:family="text">
      <style:text-properties fo:font-size="11.00pt" fo:font-weight="normal" fo:font-family="Times" style:font-family-asian="Times" style:font-family-complex="Times" fo:background-color="#ffffff" style:use-window-font-color="true"/>
    </style:style>
    <style:style style:name="T1037" style:family="text">
      <style:text-properties fo:font-size="11.00pt" fo:font-weight="normal" fo:font-family="Consolas" style:font-family-asian="Consolas" style:font-family-complex="Consolas" fo:background-color="#ffffff" style:use-window-font-color="true"/>
    </style:style>
    <style:style style:name="T1038" style:family="text">
      <style:text-properties fo:font-size="11.00pt" fo:font-weight="normal" fo:font-family="Times" style:font-family-asian="Times" style:font-family-complex="Times" fo:background-color="#ffffff" style:use-window-font-color="true"/>
    </style:style>
    <style:style style:name="T1039" style:family="text">
      <style:text-properties fo:font-size="11.00pt" fo:font-weight="normal" fo:font-family="Consolas" style:font-family-asian="Consolas" style:font-family-complex="Consolas" fo:background-color="#ffffff" style:use-window-font-color="true"/>
    </style:style>
    <style:style style:name="T1040" style:family="text">
      <style:text-properties fo:font-size="11.00pt" fo:font-weight="normal" fo:font-family="Times" style:font-family-asian="Times" style:font-family-complex="Times" fo:background-color="#ffffff" style:use-window-font-color="true"/>
    </style:style>
    <style:style style:name="T1041" style:family="text">
      <style:text-properties fo:font-size="11.00pt" fo:font-weight="normal" fo:font-family="Consolas" style:font-family-asian="Consolas" style:font-family-complex="Consolas" fo:background-color="#ffffff" style:use-window-font-color="true"/>
    </style:style>
    <style:style style:name="T1042" style:family="text">
      <style:text-properties fo:font-size="11.00pt" fo:font-weight="normal" fo:font-family="Times" style:font-family-asian="Times" style:font-family-complex="Times" fo:background-color="#ffffff" style:use-window-font-color="true"/>
    </style:style>
    <style:style style:name="T1043" style:family="text">
      <style:text-properties fo:font-size="11.00pt" fo:font-weight="normal" fo:font-family="Consolas" style:font-family-asian="Consolas" style:font-family-complex="Consolas" fo:background-color="#ffffff" style:use-window-font-color="true"/>
    </style:style>
    <style:style style:name="T1044" style:family="text">
      <style:text-properties fo:font-size="11.00pt" fo:font-weight="normal" fo:font-family="Times" style:font-family-asian="Times" style:font-family-complex="Times" fo:background-color="#ffffff" style:use-window-font-color="true"/>
    </style:style>
    <style:style style:name="T1045" style:family="text">
      <style:text-properties fo:font-size="11.00pt" fo:font-weight="normal" fo:font-family="Consolas" style:font-family-asian="Consolas" style:font-family-complex="Consolas" fo:background-color="#ffffff" style:use-window-font-color="true"/>
    </style:style>
    <style:style style:name="T1046" style:family="text">
      <style:text-properties fo:font-size="11.00pt" fo:font-weight="normal" fo:font-family="Times" style:font-family-asian="Times" style:font-family-complex="Times" fo:background-color="#ffffff" style:use-window-font-color="true"/>
    </style:style>
    <style:style style:name="T1047" style:family="text">
      <style:text-properties fo:font-size="11.00pt" fo:font-weight="normal" fo:font-family="Consolas" style:font-family-asian="Consolas" style:font-family-complex="Consolas" fo:background-color="#ffffff" style:use-window-font-color="true"/>
    </style:style>
    <style:style style:name="T1048" style:family="text">
      <style:text-properties fo:font-size="11.00pt" fo:font-weight="normal" fo:font-family="Times" style:font-family-asian="Times" style:font-family-complex="Times" fo:background-color="#ffffff" style:use-window-font-color="true"/>
    </style:style>
    <style:style style:name="T1049" style:family="text">
      <style:text-properties fo:font-size="11.00pt" fo:font-weight="normal" fo:font-family="Times" style:font-family-asian="Times" style:font-family-complex="Times" fo:background-color="transparent" style:use-window-font-color="true"/>
    </style:style>
    <style:style style:name="T1050" style:family="text">
      <style:text-properties fo:font-size="10.50pt" fo:font-weight="normal" fo:font-family="'Segoe UI'" style:font-family-asian="'Segoe UI'" style:font-family-complex="'Segoe UI'" fo:background-color="#ffffff" fo:color="#636c76"/>
    </style:style>
    <style:style style:name="T1051" style:family="text">
      <style:text-properties fo:font-size="11.00pt" fo:font-weight="normal" fo:font-family="Times" style:font-family-asian="Times" style:font-family-complex="Times" fo:background-color="transparent" style:use-window-font-color="true"/>
    </style:style>
    <style:style style:name="T1052" style:family="text">
      <style:text-properties fo:font-size="11.00pt" fo:font-weight="normal" fo:font-family="Times" style:font-family-asian="Times" style:font-family-complex="Times" fo:background-color="transparent" style:use-window-font-color="true"/>
    </style:style>
    <style:style style:name="T1053" style:family="text">
      <style:text-properties fo:font-size="11.00pt" fo:font-weight="normal" fo:font-family="Times" style:font-family-asian="Times" style:font-family-complex="Times" fo:background-color="#ffffff" style:use-window-font-color="true"/>
    </style:style>
    <style:style style:name="T1054" style:family="text">
      <style:text-properties fo:font-size="11.00pt" fo:font-weight="normal" fo:font-family="Consolas" style:font-family-asian="Consolas" style:font-family-complex="Consolas" fo:background-color="#ffffff" style:use-window-font-color="true"/>
    </style:style>
    <style:style style:name="T1055" style:family="text">
      <style:text-properties fo:font-size="11.00pt" fo:font-weight="normal" fo:font-family="Times" style:font-family-asian="Times" style:font-family-complex="Times" fo:background-color="#ffffff" style:use-window-font-color="true"/>
    </style:style>
    <style:style style:name="T1056" style:family="text">
      <style:text-properties fo:font-size="11.00pt" fo:font-weight="normal" fo:font-family="Consolas" style:font-family-asian="Consolas" style:font-family-complex="Consolas" fo:background-color="#ffffff" style:use-window-font-color="true"/>
    </style:style>
    <style:style style:name="T1057" style:family="text">
      <style:text-properties fo:font-size="11.00pt" fo:font-weight="normal" fo:font-family="Times" style:font-family-asian="Times" style:font-family-complex="Times" fo:background-color="#ffffff" style:use-window-font-color="true"/>
    </style:style>
    <style:style style:name="T1058" style:family="text">
      <style:text-properties fo:font-size="11.00pt" fo:font-weight="normal" fo:font-family="Consolas" style:font-family-asian="Consolas" style:font-family-complex="Consolas" fo:background-color="#ffffff" style:use-window-font-color="true"/>
    </style:style>
    <style:style style:name="T1059" style:family="text">
      <style:text-properties fo:font-size="11.00pt" fo:font-weight="normal" fo:font-family="Times" style:font-family-asian="Times" style:font-family-complex="Times" fo:background-color="#ffffff" style:use-window-font-color="true"/>
    </style:style>
    <style:style style:name="T1060" style:family="text">
      <style:text-properties fo:font-size="11.00pt" fo:font-weight="normal" fo:font-family="Consolas" style:font-family-asian="Consolas" style:font-family-complex="Consolas" fo:background-color="#ffffff" style:use-window-font-color="true"/>
    </style:style>
    <style:style style:name="T1061" style:family="text">
      <style:text-properties fo:font-size="11.00pt" fo:font-weight="normal" fo:font-family="Times" style:font-family-asian="Times" style:font-family-complex="Times" fo:background-color="#ffffff" style:use-window-font-color="true"/>
    </style:style>
    <style:style style:name="T1062" style:family="text">
      <style:text-properties fo:font-size="11.00pt" fo:font-weight="normal" fo:font-family="Consolas" style:font-family-asian="Consolas" style:font-family-complex="Consolas" fo:background-color="#ffffff" style:use-window-font-color="true"/>
    </style:style>
    <style:style style:name="T1063" style:family="text">
      <style:text-properties fo:font-size="11.00pt" fo:font-weight="normal" fo:font-family="Times" style:font-family-asian="Times" style:font-family-complex="Times" fo:background-color="#ffffff" style:use-window-font-color="true"/>
    </style:style>
    <style:style style:name="T1064" style:family="text">
      <style:text-properties fo:font-size="11.00pt" fo:font-weight="normal" fo:font-family="Consolas" style:font-family-asian="Consolas" style:font-family-complex="Consolas" fo:background-color="#ffffff" style:use-window-font-color="true"/>
    </style:style>
    <style:style style:name="T1065" style:family="text">
      <style:text-properties fo:font-size="11.00pt" fo:font-weight="normal" fo:font-family="'Times New Roman'" style:font-family-asian="'Times New Roman'" style:font-family-complex="'Times New Roman'" fo:background-color="#ffffff" style:use-window-font-color="true"/>
    </style:style>
    <style:style style:name="T1066" style:family="text">
      <style:text-properties fo:font-size="11.00pt" fo:font-weight="normal" fo:font-family="Consolas" style:font-family-asian="Consolas" style:font-family-complex="Consolas" fo:background-color="#ffffff" style:use-window-font-color="true"/>
    </style:style>
    <style:style style:name="T1067" style:family="text">
      <style:text-properties fo:font-size="11.00pt" fo:font-weight="normal" fo:font-family="'Times New Roman'" style:font-family-asian="'Times New Roman'" style:font-family-complex="'Times New Roman'" fo:background-color="#ffffff" style:use-window-font-color="true"/>
    </style:style>
    <style:style style:name="T1068" style:family="text">
      <style:text-properties fo:font-size="11.00pt" fo:font-weight="normal" fo:font-family="Consolas" style:font-family-asian="Consolas" style:font-family-complex="Consolas" fo:background-color="#ffffff" style:use-window-font-color="true"/>
    </style:style>
    <style:style style:name="T1069" style:family="text">
      <style:text-properties fo:font-size="11.00pt" fo:font-weight="normal" fo:font-family="'Times New Roman'" style:font-family-asian="'Times New Roman'" style:font-family-complex="'Times New Roman'" fo:background-color="#ffffff" style:use-window-font-color="true"/>
    </style:style>
    <style:style style:name="T1070" style:family="text">
      <style:text-properties fo:font-size="11.00pt" fo:font-weight="normal" fo:font-family="Consolas" style:font-family-asian="Consolas" style:font-family-complex="Consolas" fo:background-color="#ffffff" style:use-window-font-color="true"/>
    </style:style>
    <style:style style:name="T1071" style:family="text">
      <style:text-properties fo:font-size="11.00pt" fo:font-weight="normal" fo:font-family="'Times New Roman'" style:font-family-asian="'Times New Roman'" style:font-family-complex="'Times New Roman'" fo:background-color="#ffffff" style:use-window-font-color="true"/>
    </style:style>
    <style:style style:name="T1072" style:family="text">
      <style:text-properties fo:font-size="11.00pt" fo:font-weight="normal" fo:font-family="Consolas" style:font-family-asian="Consolas" style:font-family-complex="Consolas" fo:background-color="#ffffff" style:use-window-font-color="true"/>
    </style:style>
    <style:style style:name="T1073" style:family="text">
      <style:text-properties fo:font-size="11.00pt" fo:font-weight="normal" fo:font-family="Times" style:font-family-asian="Times" style:font-family-complex="Times" fo:background-color="#ffffff" style:use-window-font-color="true"/>
    </style:style>
    <style:style style:name="T1074" style:family="text">
      <style:text-properties fo:font-size="11.00pt" fo:font-weight="normal" fo:font-family="Consolas" style:font-family-asian="Consolas" style:font-family-complex="Consolas" fo:background-color="#ffffff" style:use-window-font-color="true"/>
    </style:style>
    <style:style style:name="T1075" style:family="text">
      <style:text-properties fo:font-size="11.00pt" fo:font-weight="normal" fo:font-family="Times" style:font-family-asian="Times" style:font-family-complex="Times" fo:background-color="#ffffff" style:use-window-font-color="true"/>
    </style:style>
    <style:style style:name="T1076" style:family="text">
      <style:text-properties fo:font-size="11.00pt" fo:font-weight="normal" fo:font-family="Consolas" style:font-family-asian="Consolas" style:font-family-complex="Consolas" fo:background-color="#ffffff" style:use-window-font-color="true"/>
    </style:style>
    <style:style style:name="T1077" style:family="text">
      <style:text-properties fo:font-size="11.00pt" fo:font-weight="normal" fo:font-family="Times" style:font-family-asian="Times" style:font-family-complex="Times" fo:background-color="#ffffff" style:use-window-font-color="true"/>
    </style:style>
    <style:style style:name="T1078" style:family="text">
      <style:text-properties fo:font-size="11.00pt" fo:font-weight="normal" fo:font-family="Consolas" style:font-family-asian="Consolas" style:font-family-complex="Consolas" fo:background-color="#ffffff" style:use-window-font-color="true"/>
    </style:style>
    <style:style style:name="T1079" style:family="text">
      <style:text-properties fo:font-size="11.00pt" fo:font-weight="normal" fo:font-family="'Times New Roman'" style:font-family-asian="'Times New Roman'" style:font-family-complex="'Times New Roman'" fo:background-color="#ffffff" style:use-window-font-color="true"/>
    </style:style>
    <style:style style:name="T1080" style:family="text">
      <style:text-properties fo:font-size="14.00pt" fo:font-weight="bold" fo:font-family="Times" style:font-family-asian="Times" style:font-family-complex="Times" fo:background-color="transparent" style:use-window-font-color="true"/>
    </style:style>
    <style:style style:name="T1081" style:family="text">
      <style:text-properties fo:font-size="11.00pt" fo:font-weight="normal" fo:font-family="Consolas" style:font-family-asian="Consolas" style:font-family-complex="Consolas" fo:background-color="transparent" style:use-window-font-color="true"/>
    </style:style>
    <style:style style:name="T1082" style:family="text">
      <style:text-properties fo:font-size="11.00pt" fo:font-weight="normal" fo:font-family="'Times New Roman'" style:font-family-asian="'Times New Roman'" style:font-family-complex="'Times New Roman'" fo:background-color="transparent" style:use-window-font-color="true"/>
    </style:style>
    <style:style style:name="T1083" style:family="text">
      <style:text-properties fo:font-size="11.00pt" fo:font-weight="normal" fo:font-family="Consolas" style:font-family-asian="Consolas" style:font-family-complex="Consolas" fo:background-color="transparent" style:use-window-font-color="true"/>
    </style:style>
    <style:style style:name="T1084" style:family="text">
      <style:text-properties fo:font-size="11.00pt" fo:font-weight="normal" fo:font-family="'Times New Roman'" style:font-family-asian="'Times New Roman'" style:font-family-complex="'Times New Roman'" fo:background-color="transparent" style:use-window-font-color="true"/>
    </style:style>
    <style:style style:name="T1085" style:family="text">
      <style:text-properties fo:font-size="11.00pt" fo:font-weight="normal" fo:font-family="Consolas" style:font-family-asian="Consolas" style:font-family-complex="Consolas" fo:background-color="transparent" style:use-window-font-color="true"/>
    </style:style>
    <style:style style:name="T1086" style:family="text">
      <style:text-properties fo:font-size="11.00pt" fo:font-weight="normal" fo:font-family="'Times New Roman'" style:font-family-asian="'Times New Roman'" style:font-family-complex="'Times New Roman'" fo:background-color="transparent" style:use-window-font-color="true"/>
    </style:style>
    <style:style style:name="T1087" style:family="text">
      <style:text-properties fo:font-size="11.00pt" fo:font-weight="normal" fo:font-family="Consolas" style:font-family-asian="Consolas" style:font-family-complex="Consolas" fo:background-color="transparent" style:use-window-font-color="true"/>
    </style:style>
    <style:style style:name="T1088" style:family="text">
      <style:text-properties fo:font-size="11.00pt" fo:font-weight="normal" fo:font-family="'Times New Roman'" style:font-family-asian="'Times New Roman'" style:font-family-complex="'Times New Roman'" fo:background-color="transparent" style:use-window-font-color="true"/>
    </style:style>
    <style:style style:name="T1089" style:family="text">
      <style:text-properties fo:font-size="11.00pt" fo:font-weight="normal" fo:font-family="Consolas" style:font-family-asian="Consolas" style:font-family-complex="Consolas" fo:background-color="transparent" style:use-window-font-color="true"/>
    </style:style>
    <style:style style:name="T1090" style:family="text">
      <style:text-properties fo:font-size="11.00pt" fo:font-weight="normal" fo:font-family="'Times New Roman'" style:font-family-asian="'Times New Roman'" style:font-family-complex="'Times New Roman'" fo:background-color="transparent" style:use-window-font-color="true"/>
    </style:style>
    <style:style style:name="T1091" style:family="text">
      <style:text-properties fo:font-size="11.00pt" fo:font-weight="normal" fo:font-family="Consolas" style:font-family-asian="Consolas" style:font-family-complex="Consolas" fo:background-color="transparent" style:use-window-font-color="true"/>
    </style:style>
    <style:style style:name="T1092" style:family="text">
      <style:text-properties fo:font-size="11.00pt" fo:font-weight="normal" fo:font-family="'Times New Roman'" style:font-family-asian="'Times New Roman'" style:font-family-complex="'Times New Roman'" fo:background-color="transparent" style:use-window-font-color="true"/>
    </style:style>
    <style:style style:name="T1093" style:family="text">
      <style:text-properties fo:font-size="11.00pt" fo:font-weight="normal" fo:font-family="Consolas" style:font-family-asian="Consolas" style:font-family-complex="Consolas" fo:background-color="transparent" style:use-window-font-color="true"/>
    </style:style>
    <style:style style:name="T1094" style:family="text">
      <style:text-properties fo:font-size="11.00pt" fo:font-weight="normal" fo:font-family="'Times New Roman'" style:font-family-asian="'Times New Roman'" style:font-family-complex="'Times New Roman'" fo:background-color="transparent" style:use-window-font-color="true"/>
    </style:style>
    <style:style style:name="T1095" style:family="text">
      <style:text-properties fo:font-size="11.00pt" fo:font-weight="normal" fo:font-family="Consolas" style:font-family-asian="Consolas" style:font-family-complex="Consolas" fo:background-color="transparent" style:use-window-font-color="true"/>
    </style:style>
    <style:style style:name="T1096" style:family="text">
      <style:text-properties fo:font-size="11.00pt" fo:font-weight="normal" fo:font-family="'Times New Roman'" style:font-family-asian="'Times New Roman'" style:font-family-complex="'Times New Roman'" fo:background-color="transparent" style:use-window-font-color="true"/>
    </style:style>
    <style:style style:name="T1097" style:family="text">
      <style:text-properties fo:font-size="11.00pt" fo:font-weight="normal" fo:font-family="Consolas" style:font-family-asian="Consolas" style:font-family-complex="Consolas" fo:background-color="transparent" style:use-window-font-color="true"/>
    </style:style>
    <style:style style:name="T1098" style:family="text">
      <style:text-properties fo:font-size="11.00pt" fo:font-weight="normal" fo:font-family="'Times New Roman'" style:font-family-asian="'Times New Roman'" style:font-family-complex="'Times New Roman'" fo:background-color="transparent" style:use-window-font-color="true"/>
    </style:style>
    <style:style style:name="T1099" style:family="text">
      <style:text-properties fo:font-size="11.00pt" fo:font-weight="normal" fo:font-family="Consolas" style:font-family-asian="Consolas" style:font-family-complex="Consolas" fo:background-color="transparent" style:use-window-font-color="true"/>
    </style:style>
    <style:style style:name="T1100" style:family="text">
      <style:text-properties fo:font-size="11.00pt" fo:font-weight="normal" fo:font-family="'Times New Roman'" style:font-family-asian="'Times New Roman'" style:font-family-complex="'Times New Roman'" fo:background-color="transparent" style:use-window-font-color="true"/>
    </style:style>
    <style:style style:name="T1101" style:family="text">
      <style:text-properties fo:font-size="11.00pt" fo:font-weight="normal" fo:font-family="Consolas" style:font-family-asian="Consolas" style:font-family-complex="Consolas" fo:background-color="transparent" style:use-window-font-color="true"/>
    </style:style>
    <style:style style:name="T1102" style:family="text">
      <style:text-properties fo:font-size="11.00pt" fo:font-weight="normal" fo:font-family="'Times New Roman'" style:font-family-asian="'Times New Roman'" style:font-family-complex="'Times New Roman'" fo:background-color="transparent" style:use-window-font-color="true"/>
    </style:style>
    <style:style style:name="T1103" style:family="text">
      <style:text-properties fo:font-size="11.00pt" fo:font-weight="normal" fo:font-family="Consolas" style:font-family-asian="Consolas" style:font-family-complex="Consolas" fo:background-color="transparent" style:use-window-font-color="true"/>
    </style:style>
    <style:style style:name="T1104" style:family="text">
      <style:text-properties fo:font-size="11.00pt" fo:font-weight="normal" fo:font-family="'Times New Roman'" style:font-family-asian="'Times New Roman'" style:font-family-complex="'Times New Roman'" fo:background-color="transparent" style:use-window-font-color="true"/>
    </style:style>
    <style:style style:name="T1105" style:family="text">
      <style:text-properties fo:font-size="11.00pt" fo:font-weight="normal" fo:font-family="Consolas" style:font-family-asian="Consolas" style:font-family-complex="Consolas" fo:background-color="transparent" style:use-window-font-color="true"/>
    </style:style>
    <style:style style:name="T1106" style:family="text">
      <style:text-properties fo:font-size="11.00pt" fo:font-weight="normal" fo:font-family="'Times New Roman'" style:font-family-asian="'Times New Roman'" style:font-family-complex="'Times New Roman'" fo:background-color="transparent" style:use-window-font-color="true"/>
    </style:style>
    <style:style style:name="T1107" style:family="text">
      <style:text-properties fo:font-size="14.00pt" fo:font-weight="bold" fo:font-family="Times" style:font-family-asian="Times" style:font-family-complex="Times" fo:background-color="transparent" style:use-window-font-color="true"/>
    </style:style>
    <style:style style:name="T1108" style:family="text">
      <style:text-properties fo:font-size="12.00pt" fo:font-weight="normal" fo:font-family="Times" style:font-family-asian="Times" style:font-family-complex="Times" fo:background-color="transparent" style:use-window-font-color="true"/>
    </style:style>
    <style:style style:name="T1109" style:family="text">
      <style:text-properties fo:font-size="11.00pt" fo:font-weight="normal" fo:font-family="Calibri" style:font-family-asian="Calibri" style:font-family-complex="Calibri" fo:background-color="transparent" style:use-window-font-color="true"/>
    </style:style>
    <style:style style:name="T1110" style:family="text">
      <style:text-properties fo:font-size="11.00pt" fo:font-weight="normal" fo:font-family="'Times New Roman'" style:font-family-asian="'Times New Roman'" style:font-family-complex="'Times New Roman'" fo:background-color="transparent" style:use-window-font-color="true"/>
    </style:style>
    <style:style style:name="T1111" style:family="text">
      <style:text-properties fo:font-size="11.00pt" fo:font-weight="normal" fo:font-family="Consolas" style:font-family-asian="Consolas" style:font-family-complex="Consolas" fo:background-color="transparent" style:use-window-font-color="true"/>
    </style:style>
    <style:style style:name="T1112" style:family="text">
      <style:text-properties fo:font-size="11.00pt" fo:font-weight="normal" fo:font-family="'Times New Roman'" style:font-family-asian="'Times New Roman'" style:font-family-complex="'Times New Roman'" fo:background-color="transparent" style:use-window-font-color="true"/>
    </style:style>
    <style:style style:name="T1113" style:family="text">
      <style:text-properties fo:font-size="11.00pt" fo:font-weight="normal" fo:font-family="Consolas" style:font-family-asian="Consolas" style:font-family-complex="Consolas" fo:background-color="transparent" style:use-window-font-color="true"/>
    </style:style>
    <style:style style:name="T1114" style:family="text">
      <style:text-properties fo:font-size="11.00pt" fo:font-weight="normal" fo:font-family="'Times New Roman'" style:font-family-asian="'Times New Roman'" style:font-family-complex="'Times New Roman'" fo:background-color="transparent" style:use-window-font-color="true"/>
    </style:style>
    <style:style style:name="T1115" style:family="text">
      <style:text-properties fo:font-size="11.00pt" fo:font-weight="normal" fo:font-family="Consolas" style:font-family-asian="Consolas" style:font-family-complex="Consolas" fo:background-color="transparent" style:use-window-font-color="true"/>
    </style:style>
    <style:style style:name="T1116" style:family="text">
      <style:text-properties fo:font-size="11.00pt" fo:font-weight="normal" fo:font-family="'Times New Roman'" style:font-family-asian="'Times New Roman'" style:font-family-complex="'Times New Roman'" fo:background-color="transparent" style:use-window-font-color="true"/>
    </style:style>
    <style:style style:name="T1117" style:family="text">
      <style:text-properties fo:font-size="14.00pt" fo:font-weight="bold" fo:font-family="Times" style:font-family-asian="Times" style:font-family-complex="Times" fo:background-color="transparent" style:use-window-font-color="true"/>
    </style:style>
    <style:style style:name="T1118" style:family="text">
      <style:text-properties fo:font-size="12.00pt" fo:font-weight="normal" fo:font-family="Times" style:font-family-asian="Times" style:font-family-complex="Times" fo:background-color="transparent" style:use-window-font-color="true"/>
    </style:style>
    <style:style style:name="T1119" style:family="text">
      <style:text-properties fo:font-size="11.00pt" fo:font-weight="normal" fo:font-family="'Times New Roman'" style:font-family-asian="'Times New Roman'" style:font-family-complex="'Times New Roman'" fo:background-color="transparent" style:use-window-font-color="true"/>
    </style:style>
    <style:style style:name="T1120" style:family="text">
      <style:text-properties fo:font-size="11.00pt" fo:font-weight="normal" fo:font-family="Consolas" style:font-family-asian="Consolas" style:font-family-complex="Consolas" fo:background-color="transparent" style:use-window-font-color="true"/>
    </style:style>
    <style:style style:name="T1121" style:family="text">
      <style:text-properties fo:font-size="11.00pt" fo:font-weight="normal" fo:font-family="'Times New Roman'" style:font-family-asian="'Times New Roman'" style:font-family-complex="'Times New Roman'" fo:background-color="transparent" style:use-window-font-color="true"/>
    </style:style>
    <style:style style:name="T1122" style:family="text">
      <style:text-properties fo:font-size="14.00pt" fo:font-weight="bold" fo:font-family="Times" style:font-family-asian="Times" style:font-family-complex="Times" fo:background-color="transparent" style:use-window-font-color="true"/>
    </style:style>
    <style:style style:name="T1123" style:family="text">
      <style:text-properties fo:font-size="12.00pt" fo:font-weight="normal" fo:font-family="Times" style:font-family-asian="Times" style:font-family-complex="Times" fo:background-color="transparent" style:use-window-font-color="true"/>
    </style:style>
    <style:style style:name="T1124" style:family="text">
      <style:text-properties fo:font-size="11.00pt" fo:font-weight="normal" fo:font-family="'Times New Roman'" style:font-family-asian="'Times New Roman'" style:font-family-complex="'Times New Roman'" fo:background-color="transparent" style:use-window-font-color="true"/>
    </style:style>
    <style:style style:name="T1125" style:family="text">
      <style:text-properties fo:font-size="14.00pt" fo:font-weight="bold" fo:font-family="Times" style:font-family-asian="Times" style:font-family-complex="Times" fo:background-color="transparent" style:use-window-font-color="true"/>
    </style:style>
    <style:style style:name="T1126" style:family="text">
      <style:text-properties fo:font-size="12.00pt" fo:font-weight="normal" fo:font-family="Times" style:font-family-asian="Times" style:font-family-complex="Times" fo:background-color="transparent" style:use-window-font-color="true"/>
    </style:style>
    <style:style style:name="T1127" style:family="text">
      <style:text-properties fo:font-size="11.00pt" fo:font-weight="normal" fo:font-family="'Times New Roman'" style:font-family-asian="'Times New Roman'" style:font-family-complex="'Times New Roman'" fo:background-color="transparent" style:use-window-font-color="true"/>
    </style:style>
    <style:style style:name="T1128" style:family="text">
      <style:text-properties fo:font-size="14.00pt" fo:font-weight="bold" fo:font-family="Times" style:font-family-asian="Times" style:font-family-complex="Times" fo:background-color="transparent" style:use-window-font-color="true"/>
    </style:style>
    <style:style style:name="T1129" style:family="text">
      <style:text-properties fo:font-size="11.00pt" fo:font-weight="normal" fo:font-family="Consolas" style:font-family-asian="Consolas" style:font-family-complex="Consolas" fo:background-color="transparent" style:use-window-font-color="true"/>
    </style:style>
    <style:style style:name="T1130" style:family="text">
      <style:text-properties fo:font-size="12.00pt" fo:font-weight="normal" fo:font-family="Times" style:font-family-asian="Times" style:font-family-complex="Times" fo:background-color="transparent" style:use-window-font-color="true"/>
    </style:style>
    <style:style style:name="T1131" style:family="text">
      <style:text-properties fo:font-size="11.00pt" fo:font-weight="normal" fo:font-family="'Times New Roman'" style:font-family-asian="'Times New Roman'" style:font-family-complex="'Times New Roman'" fo:background-color="transparent" style:use-window-font-color="true"/>
    </style:style>
    <style:style style:name="T1132" style:family="text">
      <style:text-properties fo:font-size="14.00pt" fo:font-weight="bold" fo:font-family="Times" style:font-family-asian="Times" style:font-family-complex="Times" fo:background-color="transparent" style:use-window-font-color="true"/>
    </style:style>
    <style:style style:name="T1133" style:family="text">
      <style:text-properties fo:font-size="11.00pt" fo:font-weight="normal" fo:font-family="Times" style:font-family-asian="Times" style:font-family-complex="Times" fo:background-color="transparent" style:use-window-font-color="true"/>
    </style:style>
    <style:style style:name="T1134" style:family="text">
      <style:text-properties fo:font-size="11.00pt" fo:font-weight="normal" fo:font-family="'Times New Roman'" style:font-family-asian="'Times New Roman'" style:font-family-complex="'Times New Roman'" fo:background-color="transparent" style:use-window-font-color="true"/>
    </style:style>
    <style:style style:name="T1135" style:family="text">
      <style:text-properties fo:font-size="11.00pt" fo:font-weight="normal" fo:font-family="Times" style:font-family-asian="Times" style:font-family-complex="Times" fo:background-color="transparent" style:use-window-font-color="true"/>
    </style:style>
    <style:style style:name="T1136" style:family="text">
      <style:text-properties fo:font-size="11.00pt" fo:font-weight="normal" fo:font-family="Consolas" style:font-family-asian="Consolas" style:font-family-complex="Consolas" fo:background-color="transparent" style:use-window-font-color="true"/>
    </style:style>
    <style:style style:name="T1137" style:family="text">
      <style:text-properties fo:font-size="11.00pt" fo:font-weight="normal" fo:font-family="'Times New Roman'" style:font-family-asian="'Times New Roman'" style:font-family-complex="'Times New Roman'" fo:background-color="transparent" style:use-window-font-color="true"/>
    </style:style>
    <style:style style:name="T1138" style:family="text">
      <style:text-properties fo:font-size="11.00pt" fo:font-weight="normal" fo:font-family="Consolas" style:font-family-asian="Consolas" style:font-family-complex="Consolas" fo:background-color="transparent" style:use-window-font-color="true"/>
    </style:style>
    <style:style style:name="T1139" style:family="text">
      <style:text-properties fo:font-size="11.00pt" fo:font-weight="normal" fo:font-family="'Times New Roman'" style:font-family-asian="'Times New Roman'" style:font-family-complex="'Times New Roman'" fo:background-color="transparent" style:use-window-font-color="true"/>
    </style:style>
    <style:style style:name="T1140" style:family="text">
      <style:text-properties fo:font-size="14.00pt" fo:font-weight="bold" fo:font-family="Times" style:font-family-asian="Times" style:font-family-complex="Times" fo:background-color="transparent" style:use-window-font-color="true"/>
    </style:style>
    <style:style style:name="T1141" style:family="text">
      <style:text-properties fo:font-size="12.00pt" fo:font-weight="normal" fo:font-family="Consolas" style:font-family-asian="Consolas" style:font-family-complex="Consolas" fo:background-color="transparent" style:use-window-font-color="true"/>
    </style:style>
    <style:style style:name="T1142" style:family="text">
      <style:text-properties fo:font-size="11.00pt" fo:font-weight="normal" fo:font-family="'Times New Roman'" style:font-family-asian="'Times New Roman'" style:font-family-complex="'Times New Roman'" fo:background-color="transparent" style:use-window-font-color="true"/>
    </style:style>
    <style:style style:name="T1143" style:family="text">
      <style:text-properties fo:font-size="11.00pt" fo:font-weight="normal" fo:font-family="Consolas" style:font-family-asian="Consolas" style:font-family-complex="Consolas" fo:background-color="transparent" style:use-window-font-color="true"/>
    </style:style>
    <style:style style:name="T1144" style:family="text">
      <style:text-properties fo:font-size="11.00pt" fo:font-weight="normal" fo:font-family="'Times New Roman'" style:font-family-asian="'Times New Roman'" style:font-family-complex="'Times New Roman'" fo:background-color="transparent" style:use-window-font-color="true"/>
    </style:style>
    <style:style style:name="T1145" style:family="text">
      <style:text-properties fo:font-size="11.00pt" fo:font-weight="normal" fo:font-family="Consolas" style:font-family-asian="Consolas" style:font-family-complex="Consolas" fo:background-color="transparent" style:use-window-font-color="true"/>
    </style:style>
    <style:style style:name="T1146" style:family="text">
      <style:text-properties fo:font-size="11.00pt" fo:font-weight="normal" fo:font-family="'Times New Roman'" style:font-family-asian="'Times New Roman'" style:font-family-complex="'Times New Roman'" fo:background-color="transparent" style:use-window-font-color="true"/>
    </style:style>
    <style:style style:name="T1147" style:family="text">
      <style:text-properties fo:font-size="14.00pt" fo:font-weight="bold" fo:font-family="Times" style:font-family-asian="Times" style:font-family-complex="Times" fo:background-color="transparent" style:use-window-font-color="true"/>
    </style:style>
    <style:style style:name="T1148" style:family="text">
      <style:text-properties fo:font-size="11.00pt" fo:font-weight="normal" fo:font-family="'Times New Roman'" style:font-family-asian="'Times New Roman'" style:font-family-complex="'Times New Roman'" fo:background-color="transparent" style:use-window-font-color="true"/>
    </style:style>
    <style:style style:name="T1149" style:family="text">
      <style:text-properties fo:font-size="10.00pt" fo:font-weight="normal" fo:font-family="'Times New Roman'" style:font-family-asian="'Times New Roman'" style:font-family-complex="'Times New Roman'" fo:background-color="transparent" style:use-window-font-color="true"/>
    </style:style>
    <style:style style:name="T1150" style:family="text">
      <style:text-properties fo:font-size="11.00pt" fo:font-weight="normal" fo:font-family="Consolas" style:font-family-asian="Consolas" style:font-family-complex="Consolas" fo:background-color="transparent" style:use-window-font-color="true"/>
    </style:style>
    <style:style style:name="T1151" style:family="text">
      <style:text-properties fo:font-size="11.00pt" fo:font-weight="normal" fo:font-family="Times" style:font-family-asian="Times" style:font-family-complex="Times" fo:background-color="transparent" style:use-window-font-color="true"/>
    </style:style>
    <style:style style:name="T1152" style:family="text">
      <style:text-properties fo:font-size="11.00pt" fo:font-weight="normal" fo:font-family="'Times New Roman'" style:font-family-asian="'Times New Roman'" style:font-family-complex="'Times New Roman'" fo:background-color="transparent" style:use-window-font-color="true"/>
    </style:style>
    <style:style style:name="T1153" style:family="text">
      <style:text-properties fo:font-size="11.00pt" fo:font-weight="normal" fo:font-family="Consolas" style:font-family-asian="Consolas" style:font-family-complex="Consolas" fo:background-color="transparent" style:use-window-font-color="true"/>
    </style:style>
    <style:style style:name="T1154" style:family="text">
      <style:text-properties fo:font-size="11.00pt" fo:font-weight="normal" fo:font-family="'Times New Roman'" style:font-family-asian="'Times New Roman'" style:font-family-complex="'Times New Roman'" fo:background-color="transparent" style:use-window-font-color="true"/>
    </style:style>
    <style:style style:name="T1155" style:family="text">
      <style:text-properties fo:font-size="14.00pt" fo:font-weight="bold" fo:font-family="Times" style:font-family-asian="Times" style:font-family-complex="Times" fo:background-color="transparent" style:use-window-font-color="true"/>
    </style:style>
    <style:style style:name="T1156" style:family="text">
      <style:text-properties fo:font-size="12.00pt" fo:font-weight="normal" fo:font-family="Times" style:font-family-asian="Times" style:font-family-complex="Times" fo:background-color="transparent" style:use-window-font-color="true"/>
    </style:style>
    <style:style style:name="T1157" style:family="text">
      <style:text-properties fo:font-size="11.00pt" fo:font-weight="normal" fo:font-family="'Times New Roman'" style:font-family-asian="'Times New Roman'" style:font-family-complex="'Times New Roman'" fo:background-color="transparent" style:use-window-font-color="true"/>
    </style:style>
    <style:style style:name="T1158" style:family="text">
      <style:text-properties fo:font-size="11.00pt" fo:font-weight="normal" fo:font-family="Consolas" style:font-family-asian="Consolas" style:font-family-complex="Consolas" fo:background-color="transparent" style:use-window-font-color="true"/>
    </style:style>
    <style:style style:name="T1159" style:family="text">
      <style:text-properties fo:font-size="11.00pt" fo:font-weight="normal" fo:font-family="'Times New Roman'" style:font-family-asian="'Times New Roman'" style:font-family-complex="'Times New Roman'" fo:background-color="transparent" style:use-window-font-color="true"/>
    </style:style>
    <style:style style:name="T1160" style:family="text">
      <style:text-properties fo:font-size="11.00pt" fo:font-weight="normal" fo:font-family="Consolas" style:font-family-asian="Consolas" style:font-family-complex="Consolas" fo:background-color="transparent" style:use-window-font-color="true"/>
    </style:style>
    <style:style style:name="T1161" style:family="text">
      <style:text-properties fo:font-size="11.00pt" fo:font-weight="normal" fo:font-family="'Times New Roman'" style:font-family-asian="'Times New Roman'" style:font-family-complex="'Times New Roman'" fo:background-color="transparent" style:use-window-font-color="true"/>
    </style:style>
    <style:style style:name="T1162" style:family="text">
      <style:text-properties fo:font-size="14.00pt" fo:font-weight="bold" fo:font-family="Times" style:font-family-asian="Times" style:font-family-complex="Times" fo:background-color="transparent" style:use-window-font-color="true"/>
    </style:style>
    <style:style style:name="T1163" style:family="text">
      <style:text-properties fo:font-size="11.00pt" fo:font-weight="normal" fo:font-family="Times" style:font-family-asian="Times" style:font-family-complex="Times" fo:background-color="transparent" style:use-window-font-color="true"/>
    </style:style>
    <style:style style:name="T1164" style:family="text">
      <style:text-properties fo:font-size="11.00pt" fo:font-weight="normal" fo:font-family="'Times New Roman'" style:font-family-asian="'Times New Roman'" style:font-family-complex="'Times New Roman'" fo:background-color="transparent" style:use-window-font-color="true"/>
    </style:style>
    <style:style style:name="T1165" style:family="text">
      <style:text-properties fo:font-size="11.00pt" fo:font-weight="normal" fo:font-family="Consolas" style:font-family-asian="Consolas" style:font-family-complex="Consolas" fo:background-color="transparent" style:use-window-font-color="true"/>
    </style:style>
    <style:style style:name="T1166" style:family="text">
      <style:text-properties fo:font-size="11.00pt" fo:font-weight="normal" fo:font-family="Times" style:font-family-asian="Times" style:font-family-complex="Times" fo:background-color="transparent" style:use-window-font-color="true"/>
    </style:style>
    <style:style style:name="T1167" style:family="text">
      <style:text-properties fo:font-size="11.00pt" fo:font-weight="normal" fo:font-family="'Times New Roman'" style:font-family-asian="'Times New Roman'" style:font-family-complex="'Times New Roman'" fo:background-color="transparent" style:use-window-font-color="true"/>
    </style:style>
    <style:style style:name="T1168" style:family="text">
      <style:text-properties fo:font-size="11.00pt" fo:font-weight="normal" fo:font-family="Consolas" style:font-family-asian="Consolas" style:font-family-complex="Consolas" fo:background-color="transparent" style:use-window-font-color="true"/>
    </style:style>
    <style:style style:name="T1169" style:family="text">
      <style:text-properties fo:font-size="11.00pt" fo:font-weight="normal" fo:font-family="'Times New Roman'" style:font-family-asian="'Times New Roman'" style:font-family-complex="'Times New Roman'" fo:background-color="transparent" style:use-window-font-color="true"/>
    </style:style>
    <style:style style:name="T1170" style:family="text">
      <style:text-properties fo:font-size="11.00pt" fo:font-weight="normal" fo:font-family="Times" style:font-family-asian="Times" style:font-family-complex="Times" fo:background-color="transparent" style:use-window-font-color="true"/>
    </style:style>
    <style:style style:name="T1171" style:family="text">
      <style:text-properties fo:font-size="11.00pt" fo:font-weight="normal" fo:font-family="Consolas" style:font-family-asian="Consolas" style:font-family-complex="Consolas" fo:background-color="transparent" style:use-window-font-color="true"/>
    </style:style>
    <style:style style:name="T1172" style:family="text">
      <style:text-properties fo:font-size="11.00pt" fo:font-weight="normal" fo:font-family="Times" style:font-family-asian="Times" style:font-family-complex="Times" fo:background-color="transparent" style:use-window-font-color="true"/>
    </style:style>
    <style:style style:name="T1173" style:family="text">
      <style:text-properties fo:font-size="14.00pt" fo:font-weight="bold" fo:font-family="Times" style:font-family-asian="Times" style:font-family-complex="Times" fo:background-color="transparent" style:use-window-font-color="true"/>
    </style:style>
    <style:style style:name="T1174" style:family="text">
      <style:text-properties fo:font-size="12.00pt" fo:font-weight="normal" fo:font-family="Times" style:font-family-asian="Times" style:font-family-complex="Times" fo:background-color="transparent" style:use-window-font-color="true"/>
    </style:style>
    <style:style style:name="T1175" style:family="text">
      <style:text-properties fo:font-size="11.00pt" fo:font-weight="normal" fo:font-family="'Times New Roman'" style:font-family-asian="'Times New Roman'" style:font-family-complex="'Times New Roman'" fo:background-color="transparent" style:use-window-font-color="true"/>
    </style:style>
    <style:style style:name="T1176" style:family="text">
      <style:text-properties fo:font-size="11.00pt" fo:font-weight="normal" fo:font-family="Consolas" style:font-family-asian="Consolas" style:font-family-complex="Consolas" fo:background-color="transparent" style:use-window-font-color="true"/>
    </style:style>
    <style:style style:name="T1177" style:family="text">
      <style:text-properties fo:font-size="11.00pt" fo:font-weight="normal" fo:font-family="'Times New Roman'" style:font-family-asian="'Times New Roman'" style:font-family-complex="'Times New Roman'" fo:background-color="transparent" style:use-window-font-color="true"/>
    </style:style>
    <style:style style:name="T1178" style:family="text">
      <style:text-properties fo:font-size="11.00pt" fo:font-weight="normal" fo:font-family="Consolas" style:font-family-asian="Consolas" style:font-family-complex="Consolas" fo:background-color="transparent" style:use-window-font-color="true"/>
    </style:style>
    <style:style style:name="T1179" style:family="text">
      <style:text-properties fo:font-size="11.00pt" fo:font-weight="normal" fo:font-family="'Times New Roman'" style:font-family-asian="'Times New Roman'" style:font-family-complex="'Times New Roman'" fo:background-color="transparent" style:use-window-font-color="true"/>
    </style:style>
    <style:style style:name="T1180" style:family="text">
      <style:text-properties fo:font-size="11.00pt" fo:font-weight="normal" fo:font-family="Consolas" style:font-family-asian="Consolas" style:font-family-complex="Consolas" fo:background-color="transparent" style:use-window-font-color="true"/>
    </style:style>
    <style:style style:name="T1181" style:family="text">
      <style:text-properties fo:font-size="11.00pt" fo:font-weight="normal" fo:font-family="'Times New Roman'" style:font-family-asian="'Times New Roman'" style:font-family-complex="'Times New Roman'" fo:background-color="transparent" style:use-window-font-color="true"/>
    </style:style>
    <style:style style:name="T1182" style:family="text">
      <style:text-properties fo:font-size="11.00pt" fo:font-weight="normal" fo:font-family="Consolas" style:font-family-asian="Consolas" style:font-family-complex="Consolas" fo:background-color="transparent" style:use-window-font-color="true"/>
    </style:style>
    <style:style style:name="T1183" style:family="text">
      <style:text-properties fo:font-size="11.00pt" fo:font-weight="normal" fo:font-family="'Times New Roman'" style:font-family-asian="'Times New Roman'" style:font-family-complex="'Times New Roman'" fo:background-color="transparent" style:use-window-font-color="true"/>
    </style:style>
    <style:style style:name="T1184" style:family="text">
      <style:text-properties fo:font-size="11.00pt" fo:font-weight="normal" fo:font-family="Consolas" style:font-family-asian="Consolas" style:font-family-complex="Consolas" fo:background-color="transparent" style:use-window-font-color="true"/>
    </style:style>
    <style:style style:name="T1185" style:family="text">
      <style:text-properties fo:font-size="11.00pt" fo:font-weight="normal" fo:font-family="'Times New Roman'" style:font-family-asian="'Times New Roman'" style:font-family-complex="'Times New Roman'" fo:background-color="transparent" style:use-window-font-color="true"/>
    </style:style>
    <style:style style:name="T1186" style:family="text">
      <style:text-properties fo:font-size="11.00pt" fo:font-weight="normal" fo:font-family="Consolas" style:font-family-asian="Consolas" style:font-family-complex="Consolas" fo:background-color="transparent" style:use-window-font-color="true"/>
    </style:style>
    <style:style style:name="T1187" style:family="text">
      <style:text-properties fo:font-size="11.00pt" fo:font-weight="normal" fo:font-family="'Times New Roman'" style:font-family-asian="'Times New Roman'" style:font-family-complex="'Times New Roman'" fo:background-color="transparent" style:use-window-font-color="true"/>
    </style:style>
    <style:style style:name="T1188" style:family="text">
      <style:text-properties fo:font-size="11.00pt" fo:font-weight="normal" fo:font-family="Consolas" style:font-family-asian="Consolas" style:font-family-complex="Consolas" fo:background-color="transparent" style:use-window-font-color="true"/>
    </style:style>
    <style:style style:name="T1189" style:family="text">
      <style:text-properties fo:font-size="11.00pt" fo:font-weight="normal" fo:font-family="'Times New Roman'" style:font-family-asian="'Times New Roman'" style:font-family-complex="'Times New Roman'" fo:background-color="transparent" style:use-window-font-color="true"/>
    </style:style>
    <style:style style:name="T1190" style:family="text">
      <style:text-properties fo:font-size="11.00pt" fo:font-weight="normal" fo:font-family="Calibri" style:font-family-asian="Calibri" style:font-family-complex="Calibri" fo:background-color="transparent" style:use-window-font-color="true"/>
    </style:style>
    <style:style style:name="T119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192" style:family="text">
      <style:text-properties fo:font-size="12.00pt" fo:font-weight="normal" fo:font-family="'Times New Roman'" style:font-family-asian="'Times New Roman'" style:font-family-complex="'Times New Roman'" fo:background-color="transparent" style:use-window-font-color="true"/>
    </style:style>
    <style:style style:name="T1193" style:family="text">
      <style:text-properties fo:font-size="12.00pt" fo:font-weight="normal" fo:font-family="'Times New Roman'" style:font-family-asian="'Times New Roman'" style:font-family-complex="'Times New Roman'" fo:background-color="transparent" style:use-window-font-color="true"/>
    </style:style>
    <style:style style:name="T1194" style:family="text">
      <style:text-properties fo:font-size="12.00pt" fo:font-weight="normal" fo:font-family="'Times New Roman'" style:font-family-asian="'Times New Roman'" style:font-family-complex="'Times New Roman'" fo:background-color="transparent" style:use-window-font-color="true"/>
    </style:style>
    <style:style style:name="T1195" style:family="text">
      <style:text-properties fo:font-size="14.00pt" fo:font-weight="bold" fo:font-family="Times" style:font-family-asian="Times" style:font-family-complex="Times" fo:background-color="transparent" style:use-window-font-color="true"/>
    </style:style>
    <style:style style:name="T1196" style:family="text">
      <style:text-properties fo:font-size="12.00pt" fo:font-weight="normal" fo:font-family="Consolas" style:font-family-asian="Consolas" style:font-family-complex="Consolas" fo:background-color="transparent" style:use-window-font-color="true"/>
    </style:style>
    <style:style style:name="T1197" style:family="text">
      <style:text-properties fo:font-size="12.00pt" fo:font-weight="normal" fo:font-family="Times" style:font-family-asian="Times" style:font-family-complex="Times" fo:background-color="transparent" style:use-window-font-color="true"/>
    </style:style>
    <style:style style:name="T1198" style:family="text">
      <style:text-properties fo:font-size="11.00pt" fo:font-weight="normal" fo:font-family="'Times New Roman'" style:font-family-asian="'Times New Roman'" style:font-family-complex="'Times New Roman'" fo:background-color="transparent" style:use-window-font-color="true"/>
    </style:style>
    <style:style style:name="T1199" style:family="text">
      <style:text-properties fo:font-size="11.00pt" fo:font-weight="normal" fo:font-family="Consolas" style:font-family-asian="Consolas" style:font-family-complex="Consolas" fo:background-color="transparent" style:use-window-font-color="true"/>
    </style:style>
    <style:style style:name="T1200" style:family="text">
      <style:text-properties fo:font-size="11.00pt" fo:font-weight="normal" fo:font-family="'Times New Roman'" style:font-family-asian="'Times New Roman'" style:font-family-complex="'Times New Roman'" fo:background-color="transparent" style:use-window-font-color="true"/>
    </style:style>
    <style:style style:name="T1201" style:family="text">
      <style:text-properties fo:font-size="11.00pt" fo:font-weight="normal" fo:font-family="Consolas" style:font-family-asian="Consolas" style:font-family-complex="Consolas" fo:background-color="transparent" style:use-window-font-color="true"/>
    </style:style>
    <style:style style:name="T1202" style:family="text">
      <style:text-properties fo:font-size="11.00pt" fo:font-weight="normal" fo:font-family="'Times New Roman'" style:font-family-asian="'Times New Roman'" style:font-family-complex="'Times New Roman'" fo:background-color="transparent" style:use-window-font-color="true"/>
    </style:style>
    <style:style style:name="T1203" style:family="text">
      <style:text-properties fo:font-size="11.00pt" fo:font-weight="normal" fo:font-family="Consolas" style:font-family-asian="Consolas" style:font-family-complex="Consolas" fo:background-color="transparent" style:use-window-font-color="true"/>
    </style:style>
    <style:style style:name="T1204" style:family="text">
      <style:text-properties fo:font-size="11.00pt" fo:font-weight="normal" fo:font-family="'Times New Roman'" style:font-family-asian="'Times New Roman'" style:font-family-complex="'Times New Roman'" fo:background-color="transparent" style:use-window-font-color="true"/>
    </style:style>
    <style:style style:name="T1205" style:family="text">
      <style:text-properties fo:font-size="14.00pt" fo:font-weight="bold" fo:font-family="Times" style:font-family-asian="Times" style:font-family-complex="Times" fo:background-color="transparent" style:use-window-font-color="true"/>
    </style:style>
    <style:style style:name="T1206" style:family="text">
      <style:text-properties fo:font-size="12.00pt" fo:font-weight="normal" fo:font-family="Consolas" style:font-family-asian="Consolas" style:font-family-complex="Consolas" fo:background-color="transparent" style:use-window-font-color="true"/>
    </style:style>
    <style:style style:name="T1207" style:family="text">
      <style:text-properties fo:font-size="12.00pt" fo:font-weight="normal" fo:font-family="Times" style:font-family-asian="Times" style:font-family-complex="Times" fo:background-color="transparent" style:use-window-font-color="true"/>
    </style:style>
    <style:style style:name="T1208" style:family="text">
      <style:text-properties fo:font-size="11.00pt" fo:font-weight="normal" fo:font-family="'Times New Roman'" style:font-family-asian="'Times New Roman'" style:font-family-complex="'Times New Roman'" fo:background-color="transparent" style:use-window-font-color="true"/>
    </style:style>
    <style:style style:name="T1209" style:family="text">
      <style:text-properties fo:font-size="11.00pt" fo:font-weight="normal" fo:font-family="Consolas" style:font-family-asian="Consolas" style:font-family-complex="Consolas" fo:background-color="transparent" style:use-window-font-color="true"/>
    </style:style>
    <style:style style:name="T1210" style:family="text">
      <style:text-properties fo:font-size="11.00pt" fo:font-weight="normal" fo:font-family="'Times New Roman'" style:font-family-asian="'Times New Roman'" style:font-family-complex="'Times New Roman'" fo:background-color="transparent" style:use-window-font-color="true"/>
    </style:style>
    <style:style style:name="T1211" style:family="text">
      <style:text-properties fo:font-size="11.00pt" fo:font-weight="normal" fo:font-family="Consolas" style:font-family-asian="Consolas" style:font-family-complex="Consolas" fo:background-color="transparent" style:use-window-font-color="true"/>
    </style:style>
    <style:style style:name="T1212" style:family="text">
      <style:text-properties fo:font-size="11.00pt" fo:font-weight="normal" fo:font-family="'Times New Roman'" style:font-family-asian="'Times New Roman'" style:font-family-complex="'Times New Roman'" fo:background-color="transparent" style:use-window-font-color="true"/>
    </style:style>
    <style:style style:name="T1213" style:family="text">
      <style:text-properties fo:font-size="11.00pt" fo:font-weight="normal" fo:font-family="Consolas" style:font-family-asian="Consolas" style:font-family-complex="Consolas" fo:background-color="transparent" style:use-window-font-color="true"/>
    </style:style>
    <style:style style:name="T1214" style:family="text">
      <style:text-properties fo:font-size="11.00pt" fo:font-weight="normal" fo:font-family="'Times New Roman'" style:font-family-asian="'Times New Roman'" style:font-family-complex="'Times New Roman'" fo:background-color="transparent" style:use-window-font-color="true"/>
    </style:style>
    <style:style style:name="T1215" style:family="text">
      <style:text-properties fo:font-size="11.00pt" fo:font-weight="normal" fo:font-family="Consolas" style:font-family-asian="Consolas" style:font-family-complex="Consolas" fo:background-color="transparent" style:use-window-font-color="true"/>
    </style:style>
    <style:style style:name="T1216" style:family="text">
      <style:text-properties fo:font-size="11.00pt" fo:font-weight="normal" fo:font-family="'Times New Roman'" style:font-family-asian="'Times New Roman'" style:font-family-complex="'Times New Roman'" fo:background-color="transparent" style:use-window-font-color="true"/>
    </style:style>
    <style:style style:name="T1217" style:family="text">
      <style:text-properties fo:font-size="11.00pt" fo:font-weight="normal" fo:font-family="Consolas" style:font-family-asian="Consolas" style:font-family-complex="Consolas" fo:background-color="transparent" style:use-window-font-color="true"/>
    </style:style>
    <style:style style:name="T1218" style:family="text">
      <style:text-properties fo:font-size="11.00pt" fo:font-weight="normal" fo:font-family="'Times New Roman'" style:font-family-asian="'Times New Roman'" style:font-family-complex="'Times New Roman'" fo:background-color="transparent" style:use-window-font-color="true"/>
    </style:style>
    <style:style style:name="T1219" style:family="text">
      <style:text-properties fo:font-size="11.00pt" fo:font-weight="normal" fo:font-family="Consolas" style:font-family-asian="Consolas" style:font-family-complex="Consolas" fo:background-color="transparent" style:use-window-font-color="true"/>
    </style:style>
    <style:style style:name="T1220" style:family="text">
      <style:text-properties fo:font-size="11.00pt" fo:font-weight="normal" fo:font-family="'Times New Roman'" style:font-family-asian="'Times New Roman'" style:font-family-complex="'Times New Roman'" fo:background-color="transparent" style:use-window-font-color="true"/>
    </style:style>
    <style:style style:name="T1221" style:family="text">
      <style:text-properties fo:font-size="14.00pt" fo:font-weight="bold" fo:font-family="Times" style:font-family-asian="Times" style:font-family-complex="Times" fo:background-color="transparent" style:use-window-font-color="true"/>
    </style:style>
    <style:style style:name="T1222" style:family="text">
      <style:text-properties fo:font-size="12.00pt" fo:font-weight="normal" fo:font-family="Times" style:font-family-asian="Times" style:font-family-complex="Times" fo:background-color="transparent" style:use-window-font-color="true"/>
    </style:style>
    <style:style style:name="T1223" style:family="text">
      <style:text-properties fo:font-size="11.00pt" fo:font-weight="normal" fo:font-family="'Times New Roman'" style:font-family-asian="'Times New Roman'" style:font-family-complex="'Times New Roman'" fo:background-color="transparent" style:use-window-font-color="true"/>
    </style:style>
    <style:style style:name="T1224" style:family="text">
      <style:text-properties fo:font-size="11.00pt" fo:font-weight="normal" fo:font-family="Consolas" style:font-family-asian="Consolas" style:font-family-complex="Consolas" fo:background-color="transparent" style:use-window-font-color="true"/>
    </style:style>
    <style:style style:name="T1225" style:family="text">
      <style:text-properties fo:font-size="11.00pt" fo:font-weight="normal" fo:font-family="'Times New Roman'" style:font-family-asian="'Times New Roman'" style:font-family-complex="'Times New Roman'" fo:background-color="transparent" style:use-window-font-color="true"/>
    </style:style>
    <style:style style:name="T1226" style:family="text">
      <style:text-properties fo:font-size="14.00pt" fo:font-weight="bold" fo:font-family="Times" style:font-family-asian="Times" style:font-family-complex="Times" fo:background-color="transparent" style:use-window-font-color="true"/>
    </style:style>
    <style:style style:name="T1227" style:family="text">
      <style:text-properties fo:font-size="11.00pt" fo:font-weight="normal" fo:font-family="Consolas" style:font-family-asian="Consolas" style:font-family-complex="Consolas" fo:background-color="transparent" style:use-window-font-color="true"/>
    </style:style>
    <style:style style:name="T1228" style:family="text">
      <style:text-properties fo:font-size="11.00pt" fo:font-weight="normal" fo:font-family="Times" style:font-family-asian="Times" style:font-family-complex="Times" fo:background-color="transparent" style:use-window-font-color="true"/>
    </style:style>
    <style:style style:name="T1229" style:family="text">
      <style:text-properties fo:font-size="11.00pt" fo:font-weight="normal" fo:font-family="'Times New Roman'" style:font-family-asian="'Times New Roman'" style:font-family-complex="'Times New Roman'" fo:background-color="transparent" style:use-window-font-color="true"/>
    </style:style>
    <style:style style:name="T1230" style:family="text">
      <style:text-properties fo:font-size="11.00pt" fo:font-weight="normal" fo:font-family="Consolas" style:font-family-asian="Consolas" style:font-family-complex="Consolas" fo:background-color="transparent" style:use-window-font-color="true"/>
    </style:style>
    <style:style style:name="T1231" style:family="text">
      <style:text-properties fo:font-size="11.00pt" fo:font-weight="normal" fo:font-family="'Times New Roman'" style:font-family-asian="'Times New Roman'" style:font-family-complex="'Times New Roman'" fo:background-color="transparent" style:use-window-font-color="true"/>
    </style:style>
    <style:style style:name="T1232" style:family="text">
      <style:text-properties fo:font-size="14.00pt" fo:font-weight="bold" fo:font-family="Times" style:font-family-asian="Times" style:font-family-complex="Times" fo:background-color="transparent" style:use-window-font-color="true"/>
    </style:style>
    <style:style style:name="T1233" style:family="text">
      <style:text-properties fo:font-size="11.00pt" fo:font-weight="normal" fo:font-family="Times" style:font-family-asian="Times" style:font-family-complex="Times" fo:background-color="transparent" style:use-window-font-color="true"/>
    </style:style>
    <style:style style:name="T1234" style:family="text">
      <style:text-properties fo:font-size="11.00pt" fo:font-weight="normal" fo:font-family="Consolas" style:font-family-asian="Consolas" style:font-family-complex="Consolas" fo:background-color="transparent" style:use-window-font-color="true"/>
    </style:style>
    <style:style style:name="T1235" style:family="text">
      <style:text-properties fo:font-size="11.00pt" fo:font-weight="normal" fo:font-family="Times" style:font-family-asian="Times" style:font-family-complex="Times" fo:background-color="transparent" style:use-window-font-color="true"/>
    </style:style>
    <style:style style:name="T1236" style:family="text">
      <style:text-properties fo:font-size="11.00pt" fo:font-weight="normal" fo:font-family="'Times New Roman'" style:font-family-asian="'Times New Roman'" style:font-family-complex="'Times New Roman'" fo:background-color="transparent" style:use-window-font-color="true"/>
    </style:style>
    <style:style style:name="T1237" style:family="text">
      <style:text-properties fo:font-size="14.00pt" fo:font-weight="bold" fo:font-family="Times" style:font-family-asian="Times" style:font-family-complex="Times" fo:background-color="transparent" style:use-window-font-color="true"/>
    </style:style>
    <style:style style:name="T1238" style:family="text">
      <style:text-properties fo:font-size="11.00pt" fo:font-weight="normal" fo:font-family="Consolas" style:font-family-asian="Consolas" style:font-family-complex="Consolas" fo:background-color="transparent" style:use-window-font-color="true"/>
    </style:style>
    <style:style style:name="T1239" style:family="text">
      <style:text-properties fo:font-size="11.00pt" fo:font-weight="normal" fo:font-family="'Times New Roman'" style:font-family-asian="'Times New Roman'" style:font-family-complex="'Times New Roman'" fo:background-color="transparent" style:use-window-font-color="true"/>
    </style:style>
    <style:style style:name="T1240" style:family="text">
      <style:text-properties fo:font-size="12.00pt" fo:font-weight="normal" fo:font-family="Times" style:font-family-asian="Times" style:font-family-complex="Times" fo:background-color="transparent" style:use-window-font-color="true"/>
    </style:style>
    <style:style style:name="T1241" style:family="text">
      <style:text-properties fo:font-size="11.00pt" fo:font-weight="normal" fo:font-family="'Times New Roman'" style:font-family-asian="'Times New Roman'" style:font-family-complex="'Times New Roman'" fo:background-color="transparent" style:use-window-font-color="true"/>
    </style:style>
    <style:style style:name="T1242" style:family="text">
      <style:text-properties fo:font-size="14.00pt" fo:font-weight="bold" fo:font-family="Times" style:font-family-asian="Times" style:font-family-complex="Times" fo:background-color="transparent" style:use-window-font-color="true"/>
    </style:style>
    <style:style style:name="T1243" style:family="text">
      <style:text-properties fo:font-size="11.00pt" fo:font-weight="normal" fo:font-family="Consolas" style:font-family-asian="Consolas" style:font-family-complex="Consolas" fo:background-color="transparent" style:use-window-font-color="true"/>
    </style:style>
    <style:style style:name="T1244" style:family="text">
      <style:text-properties fo:font-size="11.00pt" fo:font-weight="normal" fo:font-family="'Times New Roman'" style:font-family-asian="'Times New Roman'" style:font-family-complex="'Times New Roman'" fo:background-color="transparent" style:use-window-font-color="true"/>
    </style:style>
    <style:style style:name="T1245" style:family="text">
      <style:text-properties fo:font-size="11.00pt" fo:font-weight="normal" fo:font-family="Consolas" style:font-family-asian="Consolas" style:font-family-complex="Consolas" fo:background-color="transparent" style:use-window-font-color="true"/>
    </style:style>
    <style:style style:name="T1246" style:family="text">
      <style:text-properties fo:font-size="11.00pt" fo:font-weight="normal" fo:font-family="'Times New Roman'" style:font-family-asian="'Times New Roman'" style:font-family-complex="'Times New Roman'" fo:background-color="transparent" style:use-window-font-color="true"/>
    </style:style>
    <style:style style:name="T1247" style:family="text">
      <style:text-properties fo:font-size="14.00pt" fo:font-weight="bold" fo:font-family="Times" style:font-family-asian="Times" style:font-family-complex="Times" fo:background-color="transparent" style:use-window-font-color="true"/>
    </style:style>
    <style:style style:name="T1248" style:family="text">
      <style:text-properties fo:font-size="12.00pt" fo:font-weight="normal" fo:font-family="Times" style:font-family-asian="Times" style:font-family-complex="Times" fo:background-color="transparent" style:use-window-font-color="true"/>
    </style:style>
    <style:style style:name="T1249" style:family="text">
      <style:text-properties fo:font-size="12.00pt" fo:font-weight="normal" fo:font-family="Consolas" style:font-family-asian="Consolas" style:font-family-complex="Consolas" fo:background-color="transparent" style:use-window-font-color="true"/>
    </style:style>
    <style:style style:name="T1250" style:family="text">
      <style:text-properties fo:font-size="12.00pt" fo:font-weight="normal" fo:font-family="Times" style:font-family-asian="Times" style:font-family-complex="Times" fo:background-color="transparent" style:use-window-font-color="true"/>
    </style:style>
    <style:style style:name="T1251" style:family="text">
      <style:text-properties fo:font-size="11.00pt" fo:font-weight="normal" fo:font-family="'Times New Roman'" style:font-family-asian="'Times New Roman'" style:font-family-complex="'Times New Roman'" fo:background-color="transparent" style:use-window-font-color="true"/>
    </style:style>
    <style:style style:name="T1252" style:family="text">
      <style:text-properties fo:font-size="11.00pt" fo:font-weight="normal" fo:font-family="'Courier New'" style:font-family-asian="'Courier New'" style:font-family-complex="'Courier New'" fo:background-color="transparent" style:use-window-font-color="true"/>
    </style:style>
    <style:style style:name="T1253" style:family="text">
      <style:text-properties fo:font-size="11.00pt" fo:font-weight="normal" fo:font-family="'Times New Roman'" style:font-family-asian="'Times New Roman'" style:font-family-complex="'Times New Roman'" fo:background-color="transparent" style:use-window-font-color="true"/>
    </style:style>
    <style:style style:name="T1254" style:family="text">
      <style:text-properties fo:font-size="11.00pt" fo:font-weight="normal" fo:font-family="'Courier New'" style:font-family-asian="'Courier New'" style:font-family-complex="'Courier New'" fo:background-color="transparent" style:use-window-font-color="true"/>
    </style:style>
    <style:style style:name="T1255" style:family="text">
      <style:text-properties fo:font-size="11.00pt" fo:font-weight="normal" fo:font-family="'Times New Roman'" style:font-family-asian="'Times New Roman'" style:font-family-complex="'Times New Roman'" fo:background-color="transparent" style:use-window-font-color="true"/>
    </style:style>
    <style:style style:name="T1256" style:family="text">
      <style:text-properties fo:font-size="11.00pt" fo:font-weight="normal" fo:font-family="Consolas" style:font-family-asian="Consolas" style:font-family-complex="Consolas" fo:background-color="transparent" style:use-window-font-color="true"/>
    </style:style>
    <style:style style:name="T1257" style:family="text">
      <style:text-properties fo:font-size="11.00pt" fo:font-weight="normal" fo:font-family="'Times New Roman'" style:font-family-asian="'Times New Roman'" style:font-family-complex="'Times New Roman'" fo:background-color="transparent" style:use-window-font-color="true"/>
    </style:style>
    <style:style style:name="T1258" style:family="text">
      <style:text-properties fo:font-size="11.00pt" fo:font-weight="normal" fo:font-family="Consolas" style:font-family-asian="Consolas" style:font-family-complex="Consolas" fo:background-color="transparent" style:use-window-font-color="true"/>
    </style:style>
    <style:style style:name="T1259" style:family="text">
      <style:text-properties fo:font-size="11.00pt" fo:font-weight="normal" fo:font-family="'Times New Roman'" style:font-family-asian="'Times New Roman'" style:font-family-complex="'Times New Roman'" fo:background-color="transparent" style:use-window-font-color="true"/>
    </style:style>
    <style:style style:name="T1260" style:family="text">
      <style:text-properties fo:font-size="11.00pt" fo:font-weight="normal" fo:font-family="Consolas" style:font-family-asian="Consolas" style:font-family-complex="Consolas" fo:background-color="transparent" style:use-window-font-color="true"/>
    </style:style>
    <style:style style:name="T1261" style:family="text">
      <style:text-properties fo:font-size="11.00pt" fo:font-weight="normal" fo:font-family="'Times New Roman'" style:font-family-asian="'Times New Roman'" style:font-family-complex="'Times New Roman'" fo:background-color="transparent" style:use-window-font-color="true"/>
    </style:style>
    <style:style style:name="T1262" style:family="text">
      <style:text-properties fo:font-size="14.00pt" fo:font-weight="bold" fo:font-family="Times" style:font-family-asian="Times" style:font-family-complex="Times" fo:background-color="transparent" style:use-window-font-color="true"/>
    </style:style>
    <style:style style:name="T1263" style:family="text">
      <style:text-properties fo:font-size="11.00pt" fo:font-weight="normal" fo:font-family="Consolas" style:font-family-asian="Consolas" style:font-family-complex="Consolas" fo:background-color="transparent" style:use-window-font-color="true"/>
    </style:style>
    <style:style style:name="T1264" style:family="text">
      <style:text-properties fo:font-size="11.00pt" fo:font-weight="normal" fo:font-family="Times" style:font-family-asian="Times" style:font-family-complex="Times" fo:background-color="transparent" style:use-window-font-color="true"/>
    </style:style>
    <style:style style:name="T1265" style:family="text">
      <style:text-properties fo:font-size="11.00pt" fo:font-weight="normal" fo:font-family="Consolas" style:font-family-asian="Consolas" style:font-family-complex="Consolas" fo:background-color="transparent" style:use-window-font-color="true"/>
    </style:style>
    <style:style style:name="T1266" style:family="text">
      <style:text-properties fo:font-size="11.00pt" fo:font-weight="normal" fo:font-family="Times" style:font-family-asian="Times" style:font-family-complex="Times" fo:background-color="transparent" style:use-window-font-color="true"/>
    </style:style>
    <style:style style:name="T1267" style:family="text">
      <style:text-properties fo:font-size="11.00pt" fo:font-weight="normal" fo:font-family="'Times New Roman'" style:font-family-asian="'Times New Roman'" style:font-family-complex="'Times New Roman'" fo:background-color="transparent" style:use-window-font-color="true"/>
    </style:style>
    <style:style style:name="T1268" style:family="text">
      <style:text-properties fo:font-size="11.00pt" fo:font-weight="normal" fo:font-family="Times" style:font-family-asian="Times" style:font-family-complex="Times" fo:background-color="transparent" style:use-window-font-color="true"/>
    </style:style>
    <style:style style:name="T1269" style:family="text">
      <style:text-properties fo:font-size="11.00pt" fo:font-weight="normal" fo:font-family="'Times New Roman'" style:font-family-asian="'Times New Roman'" style:font-family-complex="'Times New Roman'" fo:background-color="transparent" style:use-window-font-color="true"/>
    </style:style>
    <style:style style:name="T1270" style:family="text">
      <style:text-properties fo:font-size="11.00pt" fo:font-weight="normal" fo:font-family="Consolas" style:font-family-asian="Consolas" style:font-family-complex="Consolas" fo:background-color="transparent" style:use-window-font-color="true"/>
    </style:style>
    <style:style style:name="T1271" style:family="text">
      <style:text-properties fo:font-size="11.00pt" fo:font-weight="normal" fo:font-family="'Times New Roman'" style:font-family-asian="'Times New Roman'" style:font-family-complex="'Times New Roman'" fo:background-color="transparent" style:use-window-font-color="true"/>
    </style:style>
    <style:style style:name="T1272" style:family="text">
      <style:text-properties fo:font-size="14.00pt" fo:font-weight="bold" fo:font-family="Times" style:font-family-asian="Times" style:font-family-complex="Times" fo:background-color="transparent" style:use-window-font-color="true"/>
    </style:style>
    <style:style style:name="T1273" style:family="text">
      <style:text-properties fo:font-size="12.00pt" fo:font-weight="normal" fo:font-family="Times" style:font-family-asian="Times" style:font-family-complex="Times" fo:background-color="transparent" style:use-window-font-color="true"/>
    </style:style>
    <style:style style:name="T1274" style:family="text">
      <style:text-properties fo:font-size="11.00pt" fo:font-weight="normal" fo:font-family="Consolas" style:font-family-asian="Consolas" style:font-family-complex="Consolas" fo:background-color="transparent" style:use-window-font-color="true"/>
    </style:style>
    <style:style style:name="T1275" style:family="text">
      <style:text-properties fo:font-size="11.00pt" fo:font-weight="normal" fo:font-family="Times" style:font-family-asian="Times" style:font-family-complex="Times" fo:background-color="transparent" style:use-window-font-color="true"/>
    </style:style>
    <style:style style:name="T1276" style:family="text">
      <style:text-properties fo:font-size="11.00pt" fo:font-weight="normal" fo:font-family="Consolas" style:font-family-asian="Consolas" style:font-family-complex="Consolas" fo:background-color="transparent" style:use-window-font-color="true"/>
    </style:style>
    <style:style style:name="T1277" style:family="text">
      <style:text-properties fo:font-size="11.00pt" fo:font-weight="normal" fo:font-family="'Times New Roman'" style:font-family-asian="'Times New Roman'" style:font-family-complex="'Times New Roman'" fo:background-color="transparent" style:use-window-font-color="true"/>
    </style:style>
    <style:style style:name="T1278" style:family="text">
      <style:text-properties fo:font-size="14.00pt" fo:font-weight="bold" fo:font-family="Times" style:font-family-asian="Times" style:font-family-complex="Times" fo:background-color="transparent" style:use-window-font-color="true"/>
    </style:style>
    <style:style style:name="T1279" style:family="text">
      <style:text-properties fo:font-size="12.00pt" fo:font-weight="normal" fo:font-family="Times" style:font-family-asian="Times" style:font-family-complex="Times" fo:background-color="transparent" style:use-window-font-color="true"/>
    </style:style>
    <style:style style:name="T1280" style:family="text">
      <style:text-properties fo:font-size="11.00pt" fo:font-weight="normal" fo:font-family="'Times New Roman'" style:font-family-asian="'Times New Roman'" style:font-family-complex="'Times New Roman'" fo:background-color="transparent" style:use-window-font-color="true"/>
    </style:style>
    <style:style style:name="T1281" style:family="text">
      <style:text-properties fo:font-size="11.00pt" fo:font-weight="normal" fo:font-family="Consolas" style:font-family-asian="Consolas" style:font-family-complex="Consolas" fo:background-color="transparent" style:use-window-font-color="true"/>
    </style:style>
    <style:style style:name="T1282" style:family="text">
      <style:text-properties fo:font-size="11.00pt" fo:font-weight="normal" fo:font-family="'Times New Roman'" style:font-family-asian="'Times New Roman'" style:font-family-complex="'Times New Roman'" fo:background-color="transparent" style:use-window-font-color="true"/>
    </style:style>
    <style:style style:name="T1283" style:family="text">
      <style:text-properties fo:font-size="11.00pt" fo:font-weight="normal" fo:font-family="Times" style:font-family-asian="Times" style:font-family-complex="Times" fo:background-color="transparent" style:use-window-font-color="true"/>
    </style:style>
    <style:style style:name="T1284" style:family="text">
      <style:text-properties fo:font-size="11.00pt" fo:font-weight="normal" fo:font-family="'Times New Roman'" style:font-family-asian="'Times New Roman'" style:font-family-complex="'Times New Roman'" fo:background-color="transparent" style:use-window-font-color="true"/>
    </style:style>
    <style:style style:name="T1285" style:family="text">
      <style:text-properties fo:font-size="11.00pt" fo:font-weight="normal" fo:font-family="Consolas" style:font-family-asian="Consolas" style:font-family-complex="Consolas" fo:background-color="transparent" style:use-window-font-color="true"/>
    </style:style>
    <style:style style:name="T1286" style:family="text">
      <style:text-properties fo:font-size="11.00pt" fo:font-weight="normal" fo:font-family="'Times New Roman'" style:font-family-asian="'Times New Roman'" style:font-family-complex="'Times New Roman'" fo:background-color="transparent" style:use-window-font-color="true"/>
    </style:style>
    <style:style style:name="T1287" style:family="text">
      <style:text-properties fo:font-size="11.00pt" fo:font-weight="normal" fo:font-family="Consolas" style:font-family-asian="Consolas" style:font-family-complex="Consolas" fo:background-color="transparent" style:use-window-font-color="true"/>
    </style:style>
    <style:style style:name="T1288" style:family="text">
      <style:text-properties fo:font-size="11.00pt" fo:font-weight="normal" fo:font-family="'Times New Roman'" style:font-family-asian="'Times New Roman'" style:font-family-complex="'Times New Roman'" fo:background-color="transparent" style:use-window-font-color="true"/>
    </style:style>
    <style:style style:name="T1289" style:family="text">
      <style:text-properties fo:font-size="14.00pt" fo:font-weight="bold" fo:font-family="Times" style:font-family-asian="Times" style:font-family-complex="Times" fo:background-color="transparent" style:use-window-font-color="true"/>
    </style:style>
    <style:style style:name="T1290" style:family="text">
      <style:text-properties fo:font-size="11.00pt" fo:font-weight="normal" fo:font-family="'Times New Roman'" style:font-family-asian="'Times New Roman'" style:font-family-complex="'Times New Roman'" fo:background-color="transparent" fo:color="#000000"/>
    </style:style>
    <style:style style:name="T1291" style:family="text">
      <style:text-properties fo:font-size="11.00pt" fo:font-weight="normal" fo:font-family="'Times New Roman'" style:font-family-asian="'Times New Roman'" style:font-family-complex="'Times New Roman'" fo:background-color="transparent" style:use-window-font-color="true"/>
    </style:style>
    <style:style style:name="T1292" style:family="text">
      <style:text-properties fo:font-size="11.00pt" fo:font-weight="normal" fo:font-family="Consolas" style:font-family-asian="Consolas" style:font-family-complex="Consolas" fo:background-color="transparent" style:use-window-font-color="true"/>
    </style:style>
    <style:style style:name="T1293" style:family="text">
      <style:text-properties fo:font-size="11.00pt" fo:font-weight="normal" fo:font-family="'Times New Roman'" style:font-family-asian="'Times New Roman'" style:font-family-complex="'Times New Roman'" fo:background-color="transparent" style:use-window-font-color="true"/>
    </style:style>
    <style:style style:name="T1294" style:family="text">
      <style:text-properties fo:font-size="11.00pt" fo:font-weight="normal" fo:font-family="Consolas" style:font-family-asian="Consolas" style:font-family-complex="Consolas" fo:background-color="transparent" style:use-window-font-color="true"/>
    </style:style>
    <style:style style:name="T1295" style:family="text">
      <style:text-properties fo:font-size="11.00pt" fo:font-weight="normal" fo:font-family="'Times New Roman'" style:font-family-asian="'Times New Roman'" style:font-family-complex="'Times New Roman'" fo:background-color="transparent" style:use-window-font-color="true"/>
    </style:style>
    <style:style style:name="T1296" style:family="text">
      <style:text-properties fo:font-size="11.00pt" fo:font-weight="normal" fo:font-family="'Courier New'" style:font-family-asian="'Courier New'" style:font-family-complex="'Courier New'" fo:background-color="transparent" style:use-window-font-color="true"/>
    </style:style>
    <style:style style:name="T1297" style:family="text">
      <style:text-properties fo:font-size="11.00pt" fo:font-weight="normal" fo:font-family="'Times New Roman'" style:font-family-asian="'Times New Roman'" style:font-family-complex="'Times New Roman'" fo:background-color="transparent" style:use-window-font-color="true"/>
    </style:style>
    <style:style style:name="T1298" style:family="text">
      <style:text-properties fo:font-size="11.00pt" fo:font-weight="normal" fo:font-family="Consolas" style:font-family-asian="Consolas" style:font-family-complex="Consolas" fo:background-color="transparent" style:use-window-font-color="true"/>
    </style:style>
    <style:style style:name="T1299" style:family="text">
      <style:text-properties fo:font-size="11.00pt" fo:font-weight="normal" fo:font-family="'Times New Roman'" style:font-family-asian="'Times New Roman'" style:font-family-complex="'Times New Roman'" fo:background-color="transparent" style:use-window-font-color="true"/>
    </style:style>
    <style:style style:name="T1300" style:family="text">
      <style:text-properties fo:font-size="14.00pt" fo:font-weight="bold" fo:font-family="Times" style:font-family-asian="Times" style:font-family-complex="Times" fo:background-color="transparent" style:use-window-font-color="true"/>
    </style:style>
    <style:style style:name="T1301" style:family="text">
      <style:text-properties fo:font-size="12.00pt" fo:font-weight="normal" fo:font-family="Times" style:font-family-asian="Times" style:font-family-complex="Times" fo:background-color="transparent" style:use-window-font-color="true"/>
    </style:style>
    <style:style style:name="T1302" style:family="text">
      <style:text-properties fo:font-size="11.00pt" fo:font-weight="normal" fo:font-family="'Times New Roman'" style:font-family-asian="'Times New Roman'" style:font-family-complex="'Times New Roman'" fo:background-color="transparent" style:use-window-font-color="true"/>
    </style:style>
    <style:style style:name="T1303" style:family="text">
      <style:text-properties fo:font-size="11.00pt" fo:font-weight="normal" fo:font-family="Consolas" style:font-family-asian="Consolas" style:font-family-complex="Consolas" fo:background-color="transparent" style:use-window-font-color="true"/>
    </style:style>
    <style:style style:name="T1304" style:family="text">
      <style:text-properties fo:font-size="11.00pt" fo:font-weight="normal" fo:font-family="'Times New Roman'" style:font-family-asian="'Times New Roman'" style:font-family-complex="'Times New Roman'" fo:background-color="transparent" style:use-window-font-color="true"/>
    </style:style>
    <style:style style:name="T1305" style:family="text">
      <style:text-properties fo:font-size="11.00pt" fo:font-weight="normal" fo:font-family="Consolas" style:font-family-asian="Consolas" style:font-family-complex="Consolas" fo:background-color="transparent" style:use-window-font-color="true"/>
    </style:style>
    <style:style style:name="T1306" style:family="text">
      <style:text-properties fo:font-size="11.00pt" fo:font-weight="normal" fo:font-family="'Times New Roman'" style:font-family-asian="'Times New Roman'" style:font-family-complex="'Times New Roman'" fo:background-color="transparent" style:use-window-font-color="true"/>
    </style:style>
    <style:style style:name="T1307" style:family="text">
      <style:text-properties fo:font-size="11.00pt" fo:font-weight="normal" fo:font-family="Consolas" style:font-family-asian="Consolas" style:font-family-complex="Consolas" fo:background-color="transparent" style:use-window-font-color="true"/>
    </style:style>
    <style:style style:name="T1308" style:family="text">
      <style:text-properties fo:font-size="11.00pt" fo:font-weight="normal" fo:font-family="'Times New Roman'" style:font-family-asian="'Times New Roman'" style:font-family-complex="'Times New Roman'" fo:background-color="transparent" style:use-window-font-color="true"/>
    </style:style>
    <style:style style:name="T1309" style:family="text">
      <style:text-properties fo:font-size="14.00pt" fo:font-weight="bold" fo:font-family="Times" style:font-family-asian="Times" style:font-family-complex="Times" fo:background-color="transparent" style:use-window-font-color="true"/>
    </style:style>
    <style:style style:name="T1310" style:family="text">
      <style:text-properties fo:font-size="11.00pt" fo:font-weight="normal" fo:font-family="Times" style:font-family-asian="Times" style:font-family-complex="Times" fo:background-color="#ffffff" fo:color="#000000"/>
    </style:style>
    <style:style style:name="T1311" style:family="text">
      <style:text-properties fo:font-size="14.00pt" fo:font-weight="bold" fo:font-family="Times" style:font-family-asian="Times" style:font-family-complex="Times" fo:background-color="transparent" style:use-window-font-color="true"/>
    </style:style>
    <style:style style:name="T1312" style:family="text">
      <style:text-properties fo:font-size="11.00pt" fo:font-weight="normal" fo:font-family="Times" style:font-family-asian="Times" style:font-family-complex="Times" fo:background-color="transparent" style:use-window-font-color="true"/>
    </style:style>
    <style:style style:name="T1313" style:family="text">
      <style:text-properties fo:font-size="11.00pt" fo:font-weight="normal" fo:font-family="'Times New Roman'" style:font-family-asian="'Times New Roman'" style:font-family-complex="'Times New Roman'" fo:background-color="transparent" style:use-window-font-color="true"/>
    </style:style>
    <style:style style:name="T1314" style:family="text">
      <style:text-properties fo:font-size="11.00pt" fo:font-weight="normal" fo:font-family="'Times New Roman'" style:font-family-asian="'Times New Roman'" style:font-family-complex="'Times New Roman'" fo:background-color="#ffffff" style:use-window-font-color="true"/>
    </style:style>
    <style:style style:name="T1315" style:family="text">
      <style:text-properties fo:font-size="11.00pt" fo:font-weight="normal" fo:font-family="Consolas" style:font-family-asian="Consolas" style:font-family-complex="Consolas" fo:background-color="#ffffff" style:use-window-font-color="true"/>
    </style:style>
    <style:style style:name="T1316" style:family="text">
      <style:text-properties fo:font-size="11.00pt" fo:font-weight="normal" fo:font-family="'Times New Roman'" style:font-family-asian="'Times New Roman'" style:font-family-complex="'Times New Roman'" fo:background-color="#ffffff" style:use-window-font-color="true"/>
    </style:style>
    <style:style style:name="T1317" style:family="text">
      <style:text-properties fo:font-size="11.00pt" fo:font-weight="normal" fo:font-family="'Times New Roman'" style:font-family-asian="'Times New Roman'" style:font-family-complex="'Times New Roman'" fo:background-color="transparent" style:use-window-font-color="true"/>
    </style:style>
    <style:style style:name="T1318" style:family="text">
      <style:text-properties fo:font-size="11.00pt" fo:font-weight="normal" fo:font-family="Consolas" style:font-family-asian="Consolas" style:font-family-complex="Consolas" fo:background-color="transparent" style:use-window-font-color="true"/>
    </style:style>
    <style:style style:name="T1319" style:family="text">
      <style:text-properties fo:font-size="11.00pt" fo:font-weight="normal" fo:font-family="'Times New Roman'" style:font-family-asian="'Times New Roman'" style:font-family-complex="'Times New Roman'" fo:background-color="transparent" style:use-window-font-color="true"/>
    </style:style>
    <style:style style:name="T1320" style:family="text">
      <style:text-properties fo:font-size="11.00pt" fo:font-weight="normal" fo:font-family="Consolas" style:font-family-asian="Consolas" style:font-family-complex="Consolas" fo:background-color="transparent" style:use-window-font-color="true"/>
    </style:style>
    <style:style style:name="T1321" style:family="text">
      <style:text-properties fo:font-size="11.00pt" fo:font-weight="normal" fo:font-family="'Times New Roman'" style:font-family-asian="'Times New Roman'" style:font-family-complex="'Times New Roman'" fo:background-color="transparent" style:use-window-font-color="true"/>
    </style:style>
    <style:style style:name="T1322" style:family="text">
      <style:text-properties fo:font-size="11.00pt" fo:font-weight="normal" fo:font-family="Consolas" style:font-family-asian="Consolas" style:font-family-complex="Consolas" fo:background-color="transparent" style:use-window-font-color="true"/>
    </style:style>
    <style:style style:name="T1323" style:family="text">
      <style:text-properties fo:font-size="11.00pt" fo:font-weight="normal" fo:font-family="'Times New Roman'" style:font-family-asian="'Times New Roman'" style:font-family-complex="'Times New Roman'" fo:background-color="transparent" style:use-window-font-color="true"/>
    </style:style>
    <style:style style:name="T1324" style:family="text">
      <style:text-properties fo:font-size="11.00pt" fo:font-weight="normal" fo:font-family="Consolas" style:font-family-asian="Consolas" style:font-family-complex="Consolas" fo:background-color="transparent" style:use-window-font-color="true"/>
    </style:style>
    <style:style style:name="T1325" style:family="text">
      <style:text-properties fo:font-size="11.00pt" fo:font-weight="normal" fo:font-family="'Times New Roman'" style:font-family-asian="'Times New Roman'" style:font-family-complex="'Times New Roman'" fo:background-color="transparent" style:use-window-font-color="true"/>
    </style:style>
    <style:style style:name="T1326" style:family="text">
      <style:text-properties fo:font-size="11.00pt" fo:font-weight="normal" fo:font-family="Consolas" style:font-family-asian="Consolas" style:font-family-complex="Consolas" fo:background-color="transparent" style:use-window-font-color="true"/>
    </style:style>
    <style:style style:name="T1327" style:family="text">
      <style:text-properties fo:font-size="11.00pt" fo:font-weight="normal" fo:font-family="'Times New Roman'" style:font-family-asian="'Times New Roman'" style:font-family-complex="'Times New Roman'" fo:background-color="transparent" style:use-window-font-color="true"/>
    </style:style>
    <style:style style:name="T1328" style:family="text">
      <style:text-properties fo:font-size="14.00pt" fo:font-weight="bold" fo:font-family="Times" style:font-family-asian="Times" style:font-family-complex="Times" fo:background-color="transparent" style:use-window-font-color="true"/>
    </style:style>
    <style:style style:name="T1329" style:family="text">
      <style:text-properties fo:font-size="12.00pt" fo:font-weight="normal" fo:font-family="Times" style:font-family-asian="Times" style:font-family-complex="Times" fo:background-color="transparent" style:use-window-font-color="true"/>
    </style:style>
    <style:style style:name="T1330" style:family="text">
      <style:text-properties fo:font-size="11.00pt" fo:font-weight="normal" fo:font-family="'Times New Roman'" style:font-family-asian="'Times New Roman'" style:font-family-complex="'Times New Roman'" fo:background-color="transparent" style:use-window-font-color="true"/>
    </style:style>
    <style:style style:name="T1331" style:family="text">
      <style:text-properties fo:font-size="11.00pt" fo:font-weight="normal" fo:font-family="Consolas" style:font-family-asian="Consolas" style:font-family-complex="Consolas" fo:background-color="transparent" style:use-window-font-color="true"/>
    </style:style>
    <style:style style:name="T1332" style:family="text">
      <style:text-properties fo:font-size="11.00pt" fo:font-weight="normal" fo:font-family="'Times New Roman'" style:font-family-asian="'Times New Roman'" style:font-family-complex="'Times New Roman'" fo:background-color="transparent" style:use-window-font-color="true"/>
    </style:style>
    <style:style style:name="T1333" style:family="text">
      <style:text-properties fo:font-size="11.00pt" fo:font-weight="normal" fo:font-family="Consolas" style:font-family-asian="Consolas" style:font-family-complex="Consolas" fo:background-color="transparent" style:use-window-font-color="true"/>
    </style:style>
    <style:style style:name="T1334" style:family="text">
      <style:text-properties fo:font-size="11.00pt" fo:font-weight="normal" fo:font-family="'Times New Roman'" style:font-family-asian="'Times New Roman'" style:font-family-complex="'Times New Roman'" fo:background-color="transparent" style:use-window-font-color="true"/>
    </style:style>
    <style:style style:name="T1335" style:family="text">
      <style:text-properties fo:font-size="11.00pt" fo:font-weight="normal" fo:font-family="Consolas" style:font-family-asian="Consolas" style:font-family-complex="Consolas" fo:background-color="transparent" style:use-window-font-color="true"/>
    </style:style>
    <style:style style:name="T1336" style:family="text">
      <style:text-properties fo:font-size="11.00pt" fo:font-weight="normal" fo:font-family="'Times New Roman'" style:font-family-asian="'Times New Roman'" style:font-family-complex="'Times New Roman'" fo:background-color="transparent" style:use-window-font-color="true"/>
    </style:style>
    <style:style style:name="T1337" style:family="text">
      <style:text-properties fo:font-size="11.00pt" fo:font-weight="normal" fo:font-family="Consolas" style:font-family-asian="Consolas" style:font-family-complex="Consolas" fo:background-color="transparent" style:use-window-font-color="true"/>
    </style:style>
    <style:style style:name="T1338" style:family="text">
      <style:text-properties fo:font-size="11.00pt" fo:font-weight="normal" fo:font-family="'Times New Roman'" style:font-family-asian="'Times New Roman'" style:font-family-complex="'Times New Roman'" fo:background-color="transparent" style:use-window-font-color="true"/>
    </style:style>
    <style:style style:name="T1339" style:family="text">
      <style:text-properties fo:font-size="11.00pt" fo:font-weight="normal" fo:font-family="Consolas" style:font-family-asian="Consolas" style:font-family-complex="Consolas" fo:background-color="transparent" style:use-window-font-color="true"/>
    </style:style>
    <style:style style:name="T1340" style:family="text">
      <style:text-properties fo:font-size="11.00pt" fo:font-weight="normal" fo:font-family="'Times New Roman'" style:font-family-asian="'Times New Roman'" style:font-family-complex="'Times New Roman'" fo:background-color="transparent" style:use-window-font-color="true"/>
    </style:style>
    <style:style style:name="T1341" style:family="text">
      <style:text-properties fo:font-size="11.00pt" fo:font-weight="normal" fo:font-family="Consolas" style:font-family-asian="Consolas" style:font-family-complex="Consolas" fo:background-color="transparent" style:use-window-font-color="true"/>
    </style:style>
    <style:style style:name="T1342" style:family="text">
      <style:text-properties fo:font-size="11.00pt" fo:font-weight="normal" fo:font-family="'Times New Roman'" style:font-family-asian="'Times New Roman'" style:font-family-complex="'Times New Roman'" fo:background-color="transparent" style:use-window-font-color="true"/>
    </style:style>
    <style:style style:name="T1343" style:family="text">
      <style:text-properties fo:font-size="14.00pt" fo:font-weight="bold" fo:font-family="Times" style:font-family-asian="Times" style:font-family-complex="Times" fo:background-color="transparent" style:use-window-font-color="true"/>
    </style:style>
    <style:style style:name="T1344" style:family="text">
      <style:text-properties fo:font-size="11.00pt" fo:font-weight="normal" fo:font-family="'Times New Roman'" style:font-family-asian="'Times New Roman'" style:font-family-complex="'Times New Roman'" fo:background-color="transparent" style:use-window-font-color="true"/>
    </style:style>
    <style:style style:name="T1345" style:family="text">
      <style:text-properties fo:font-size="14.00pt" fo:font-weight="bold" fo:font-family="Times" style:font-family-asian="Times" style:font-family-complex="Times" fo:background-color="transparent" style:use-window-font-color="true"/>
    </style:style>
    <style:style style:name="T1346" style:family="text">
      <style:text-properties fo:font-size="11.00pt" fo:font-weight="normal" fo:font-family="Consolas" style:font-family-asian="Consolas" style:font-family-complex="Consolas" fo:background-color="transparent" style:use-window-font-color="true"/>
    </style:style>
    <style:style style:name="T1347" style:family="text">
      <style:text-properties fo:font-size="11.00pt" fo:font-weight="normal" fo:font-family="Times" style:font-family-asian="Times" style:font-family-complex="Times" fo:background-color="transparent" style:use-window-font-color="true"/>
    </style:style>
    <style:style style:name="T1348" style:family="text">
      <style:text-properties fo:font-size="11.00pt" fo:font-weight="normal" fo:font-family="'Times New Roman'" style:font-family-asian="'Times New Roman'" style:font-family-complex="'Times New Roman'" fo:background-color="transparent" style:use-window-font-color="true"/>
    </style:style>
    <style:style style:name="T1349" style:family="text">
      <style:text-properties fo:font-size="11.00pt" fo:font-weight="normal" fo:font-family="Consolas" style:font-family-asian="Consolas" style:font-family-complex="Consolas" fo:background-color="transparent" style:use-window-font-color="true"/>
    </style:style>
    <style:style style:name="T1350" style:family="text">
      <style:text-properties fo:font-size="11.00pt" fo:font-weight="normal" fo:font-family="'Times New Roman'" style:font-family-asian="'Times New Roman'" style:font-family-complex="'Times New Roman'" fo:background-color="transparent" style:use-window-font-color="true"/>
    </style:style>
    <style:style style:name="T1351" style:family="text">
      <style:text-properties fo:font-size="11.00pt" fo:font-weight="normal" fo:font-family="Consolas" style:font-family-asian="Consolas" style:font-family-complex="Consolas" fo:background-color="transparent" style:use-window-font-color="true"/>
    </style:style>
    <style:style style:name="T1352" style:family="text">
      <style:text-properties fo:font-size="11.00pt" fo:font-weight="normal" fo:font-family="'Times New Roman'" style:font-family-asian="'Times New Roman'" style:font-family-complex="'Times New Roman'" fo:background-color="transparent" style:use-window-font-color="true"/>
    </style:style>
    <style:style style:name="T1353" style:family="text">
      <style:text-properties fo:font-size="11.00pt" fo:font-weight="normal" fo:font-family="'Times New Roman'" style:font-family-asian="'Times New Roman'" style:font-family-complex="'Times New Roman'" fo:background-color="#ffffff" style:use-window-font-color="true"/>
    </style:style>
    <style:style style:name="T1354" style:family="text">
      <style:text-properties fo:font-size="11.00pt" fo:font-weight="normal" fo:font-family="'Courier New'" style:font-family-asian="'Courier New'" style:font-family-complex="'Courier New'" fo:background-color="transparent" style:use-window-font-color="true"/>
    </style:style>
    <style:style style:name="T1355" style:family="text">
      <style:text-properties fo:font-size="11.00pt" fo:font-weight="normal" fo:font-family="Times" style:font-family-asian="Times" style:font-family-complex="Times" fo:background-color="transparent" style:use-window-font-color="true"/>
    </style:style>
    <style:style style:name="T1356" style:family="text">
      <style:text-properties fo:font-size="11.00pt" fo:font-weight="normal" fo:font-family="'Times New Roman'" style:font-family-asian="'Times New Roman'" style:font-family-complex="'Times New Roman'" fo:background-color="transparent" style:use-window-font-color="true"/>
    </style:style>
    <style:style style:name="T1357" style:family="text">
      <style:text-properties fo:font-size="14.00pt" fo:font-weight="bold" fo:font-family="Times" style:font-family-asian="Times" style:font-family-complex="Times" fo:background-color="transparent" style:use-window-font-color="true"/>
    </style:style>
    <style:style style:name="T1358" style:family="text">
      <style:text-properties fo:font-size="11.00pt" fo:font-weight="normal" fo:font-family="Consolas" style:font-family-asian="Consolas" style:font-family-complex="Consolas" fo:background-color="transparent" style:use-window-font-color="true"/>
    </style:style>
    <style:style style:name="T1359" style:family="text">
      <style:text-properties fo:font-size="11.00pt" fo:font-weight="normal" fo:font-family="'Times New Roman'" style:font-family-asian="'Times New Roman'" style:font-family-complex="'Times New Roman'" fo:background-color="transparent" style:use-window-font-color="true"/>
    </style:style>
    <style:style style:name="T1360" style:family="text">
      <style:text-properties fo:font-size="11.00pt" fo:font-weight="normal" fo:font-family="'Times New Roman'" style:font-family-asian="'Times New Roman'" style:font-family-complex="'Times New Roman'" fo:background-color="#ffffff" style:use-window-font-color="true"/>
    </style:style>
    <style:style style:name="T1361" style:family="text">
      <style:text-properties fo:font-size="11.00pt" fo:font-weight="normal" fo:font-family="'Times New Roman'" style:font-family-asian="'Times New Roman'" style:font-family-complex="'Times New Roman'" fo:background-color="transparent" style:use-window-font-color="true"/>
    </style:style>
    <style:style style:name="T1362" style:family="text">
      <style:text-properties fo:font-size="11.00pt" fo:font-weight="normal" fo:font-family="'Times New Roman'" style:font-family-asian="'Times New Roman'" style:font-family-complex="'Times New Roman'" fo:background-color="#ffffff" style:use-window-font-color="true"/>
    </style:style>
    <style:style style:name="T1363" style:family="text">
      <style:text-properties fo:font-size="11.00pt" fo:font-weight="normal" fo:font-family="Consolas" style:font-family-asian="Consolas" style:font-family-complex="Consolas" fo:background-color="#ffffff" style:use-window-font-color="true"/>
    </style:style>
    <style:style style:name="T1364" style:family="text">
      <style:text-properties fo:font-size="11.00pt" fo:font-weight="normal" fo:font-family="'Times New Roman'" style:font-family-asian="'Times New Roman'" style:font-family-complex="'Times New Roman'" fo:background-color="#ffffff" style:use-window-font-color="true"/>
    </style:style>
    <style:style style:name="T1365" style:family="text">
      <style:text-properties fo:font-size="11.00pt" fo:font-weight="normal" fo:font-family="'Times New Roman'" style:font-family-asian="'Times New Roman'" style:font-family-complex="'Times New Roman'" fo:background-color="transparent" style:use-window-font-color="true"/>
    </style:style>
    <style:style style:name="T1366" style:family="text">
      <style:text-properties fo:font-size="11.00pt" fo:font-weight="normal" fo:font-family="'Courier New'" style:font-family-asian="'Courier New'" style:font-family-complex="'Courier New'" fo:background-color="transparent" style:use-window-font-color="true"/>
    </style:style>
    <style:style style:name="T1367" style:family="text">
      <style:text-properties fo:font-size="11.00pt" fo:font-weight="normal" fo:font-family="'Times New Roman'" style:font-family-asian="'Times New Roman'" style:font-family-complex="'Times New Roman'" fo:background-color="transparent" style:use-window-font-color="true"/>
    </style:style>
    <style:style style:name="T1368" style:family="text">
      <style:text-properties fo:font-size="11.00pt" fo:font-weight="normal" fo:font-family="Consolas" style:font-family-asian="Consolas" style:font-family-complex="Consolas" fo:background-color="#ffffff" style:use-window-font-color="true"/>
    </style:style>
    <style:style style:name="T1369" style:family="text">
      <style:text-properties fo:font-size="11.00pt" fo:font-weight="normal" fo:font-family="'Times New Roman'" style:font-family-asian="'Times New Roman'" style:font-family-complex="'Times New Roman'" fo:background-color="#ffffff" style:use-window-font-color="true"/>
    </style:style>
    <style:style style:name="T1370" style:family="text">
      <style:text-properties fo:font-size="11.00pt" fo:font-weight="normal" fo:font-family="Consolas" style:font-family-asian="Consolas" style:font-family-complex="Consolas" fo:background-color="#ffffff" style:use-window-font-color="true"/>
    </style:style>
    <style:style style:name="T1371" style:family="text">
      <style:text-properties fo:font-size="11.00pt" fo:font-weight="normal" fo:font-family="'Times New Roman'" style:font-family-asian="'Times New Roman'" style:font-family-complex="'Times New Roman'" fo:background-color="#ffffff" style:use-window-font-color="true"/>
    </style:style>
    <style:style style:name="T1372" style:family="text">
      <style:text-properties fo:font-size="11.00pt" fo:font-weight="normal" fo:font-family="Consolas" style:font-family-asian="Consolas" style:font-family-complex="Consolas" fo:background-color="#ffffff" style:use-window-font-color="true"/>
    </style:style>
    <style:style style:name="T1373" style:family="text">
      <style:text-properties fo:font-size="11.00pt" fo:font-weight="normal" fo:font-family="'Times New Roman'" style:font-family-asian="'Times New Roman'" style:font-family-complex="'Times New Roman'" fo:background-color="#ffffff" style:use-window-font-color="true"/>
    </style:style>
    <style:style style:name="T1374" style:family="text">
      <style:text-properties fo:font-size="11.00pt" fo:font-weight="normal" fo:font-family="'Times New Roman'" style:font-family-asian="'Times New Roman'" style:font-family-complex="'Times New Roman'" fo:background-color="transparent" style:use-window-font-color="true"/>
    </style:style>
    <style:style style:name="T1375" style:family="text">
      <style:text-properties fo:font-size="11.00pt" fo:font-weight="normal" fo:font-family="'Courier New'" style:font-family-asian="'Courier New'" style:font-family-complex="'Courier New'" fo:background-color="transparent" style:use-window-font-color="true"/>
    </style:style>
    <style:style style:name="T1376" style:family="text">
      <style:text-properties fo:font-size="11.00pt" fo:font-weight="normal" fo:font-family="'Times New Roman'" style:font-family-asian="'Times New Roman'" style:font-family-complex="'Times New Roman'" fo:background-color="transparent" style:use-window-font-color="true"/>
    </style:style>
    <style:style style:name="T1377" style:family="text">
      <style:text-properties fo:font-size="11.00pt" fo:font-weight="normal" fo:font-family="'Courier New'" style:font-family-asian="'Courier New'" style:font-family-complex="'Courier New'" fo:background-color="transparent" style:use-window-font-color="true"/>
    </style:style>
    <style:style style:name="T1378" style:family="text">
      <style:text-properties fo:font-size="11.00pt" fo:font-weight="normal" fo:font-family="'Times New Roman'" style:font-family-asian="'Times New Roman'" style:font-family-complex="'Times New Roman'" fo:background-color="transparent" style:use-window-font-color="true"/>
    </style:style>
    <style:style style:name="T1379" style:family="text">
      <style:text-properties fo:font-size="11.00pt" fo:font-weight="normal" fo:font-family="'Courier New'" style:font-family-asian="'Courier New'" style:font-family-complex="'Courier New'" fo:background-color="transparent" style:use-window-font-color="true"/>
    </style:style>
    <style:style style:name="T1380" style:family="text">
      <style:text-properties fo:font-size="11.00pt" fo:font-weight="normal" fo:font-family="'Times New Roman'" style:font-family-asian="'Times New Roman'" style:font-family-complex="'Times New Roman'" fo:background-color="transparent" style:use-window-font-color="true"/>
    </style:style>
    <style:style style:name="T1381" style:family="text">
      <style:text-properties fo:font-size="11.00pt" fo:font-weight="normal" fo:font-family="Consolas" style:font-family-asian="Consolas" style:font-family-complex="Consolas" fo:background-color="#ffffff" style:use-window-font-color="true"/>
    </style:style>
    <style:style style:name="T1382" style:family="text">
      <style:text-properties fo:font-size="11.00pt" fo:font-weight="normal" fo:font-family="'Times New Roman'" style:font-family-asian="'Times New Roman'" style:font-family-complex="'Times New Roman'" fo:background-color="#ffffff" style:use-window-font-color="true"/>
    </style:style>
    <style:style style:name="T1383" style:family="text">
      <style:text-properties fo:font-size="11.00pt" fo:font-weight="normal" fo:font-family="'Times New Roman'" style:font-family-asian="'Times New Roman'" style:font-family-complex="'Times New Roman'" fo:background-color="transparent" style:use-window-font-color="true"/>
    </style:style>
    <style:style style:name="T1384" style:family="text">
      <style:text-properties fo:font-size="11.00pt" fo:font-weight="normal" fo:font-family="'Courier New'" style:font-family-asian="'Courier New'" style:font-family-complex="'Courier New'" fo:background-color="transparent" style:use-window-font-color="true"/>
    </style:style>
    <style:style style:name="T1385" style:family="text">
      <style:text-properties fo:font-size="11.00pt" fo:font-weight="normal" fo:font-family="'Times New Roman'" style:font-family-asian="'Times New Roman'" style:font-family-complex="'Times New Roman'" fo:background-color="transparent" style:use-window-font-color="true"/>
    </style:style>
    <style:style style:name="T1386" style:family="text">
      <style:text-properties fo:font-size="11.00pt" fo:font-weight="normal" fo:font-family="Consolas" style:font-family-asian="Consolas" style:font-family-complex="Consolas" fo:background-color="#ffffff" style:use-window-font-color="true"/>
    </style:style>
    <style:style style:name="T1387" style:family="text">
      <style:text-properties fo:font-size="11.00pt" fo:font-weight="normal" fo:font-family="'Times New Roman'" style:font-family-asian="'Times New Roman'" style:font-family-complex="'Times New Roman'" fo:background-color="#ffffff" style:use-window-font-color="true"/>
    </style:style>
    <style:style style:name="T1388" style:family="text">
      <style:text-properties fo:font-size="11.00pt" fo:font-weight="normal" fo:font-family="'Times New Roman'" style:font-family-asian="'Times New Roman'" style:font-family-complex="'Times New Roman'" fo:background-color="transparent" style:use-window-font-color="true"/>
    </style:style>
    <style:style style:name="T1389" style:family="text">
      <style:text-properties fo:font-size="11.00pt" fo:font-weight="normal" fo:font-family="Consolas" style:font-family-asian="Consolas" style:font-family-complex="Consolas" fo:background-color="#ffffff" style:use-window-font-color="true"/>
    </style:style>
    <style:style style:name="T1390" style:family="text">
      <style:text-properties fo:font-size="11.00pt" fo:font-weight="normal" fo:font-family="'Times New Roman'" style:font-family-asian="'Times New Roman'" style:font-family-complex="'Times New Roman'" fo:background-color="#ffffff" style:use-window-font-color="true"/>
    </style:style>
    <style:style style:name="T1391" style:family="text">
      <style:text-properties fo:font-size="11.00pt" fo:font-weight="normal" fo:font-family="'Times New Roman'" style:font-family-asian="'Times New Roman'" style:font-family-complex="'Times New Roman'" fo:background-color="transparent" style:use-window-font-color="true"/>
    </style:style>
    <style:style style:name="T1392" style:family="text">
      <style:text-properties fo:font-size="11.00pt" fo:font-weight="normal" fo:font-family="Consolas" style:font-family-asian="Consolas" style:font-family-complex="Consolas" fo:background-color="#ffffff" style:use-window-font-color="true"/>
    </style:style>
    <style:style style:name="T1393" style:family="text">
      <style:text-properties fo:font-size="11.00pt" fo:font-weight="normal" fo:font-family="'Times New Roman'" style:font-family-asian="'Times New Roman'" style:font-family-complex="'Times New Roman'" fo:background-color="#ffffff" style:use-window-font-color="true"/>
    </style:style>
    <style:style style:name="T1394" style:family="text">
      <style:text-properties fo:font-size="11.00pt" fo:font-weight="normal" fo:font-family="'Times New Roman'" style:font-family-asian="'Times New Roman'" style:font-family-complex="'Times New Roman'" fo:background-color="transparent" style:use-window-font-color="true"/>
    </style:style>
    <style:style style:name="T1395" style:family="text">
      <style:text-properties fo:font-size="11.00pt" fo:font-weight="normal" fo:font-family="'Courier New'" style:font-family-asian="'Courier New'" style:font-family-complex="'Courier New'" fo:background-color="transparent" style:use-window-font-color="true"/>
    </style:style>
    <style:style style:name="T1396" style:family="text">
      <style:text-properties fo:font-size="11.00pt" fo:font-weight="normal" fo:font-family="'Times New Roman'" style:font-family-asian="'Times New Roman'" style:font-family-complex="'Times New Roman'" fo:background-color="transparent" style:use-window-font-color="true"/>
    </style:style>
    <style:style style:name="T1397" style:family="text">
      <style:text-properties fo:font-size="11.00pt" fo:font-weight="normal" fo:font-family="Consolas" style:font-family-asian="Consolas" style:font-family-complex="Consolas" fo:background-color="transparent" style:use-window-font-color="true"/>
    </style:style>
    <style:style style:name="T1398" style:family="text">
      <style:text-properties fo:font-size="11.00pt" fo:font-weight="normal" fo:font-family="'Times New Roman'" style:font-family-asian="'Times New Roman'" style:font-family-complex="'Times New Roman'" fo:background-color="transparent" style:use-window-font-color="true"/>
    </style:style>
    <style:style style:name="T1399" style:family="text">
      <style:text-properties fo:font-size="11.00pt" fo:font-weight="normal" fo:font-family="Consolas" style:font-family-asian="Consolas" style:font-family-complex="Consolas" fo:background-color="#ffffff" style:use-window-font-color="true"/>
    </style:style>
    <style:style style:name="T1400" style:family="text">
      <style:text-properties fo:font-size="11.00pt" fo:font-weight="normal" fo:font-family="'Times New Roman'" style:font-family-asian="'Times New Roman'" style:font-family-complex="'Times New Roman'" fo:background-color="#ffffff" style:use-window-font-color="true"/>
    </style:style>
    <style:style style:name="T140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ff"/>
    </style:style>
    <style:style style:name="T140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ff"/>
    </style:style>
    <style:style style:name="T1403" style:family="text">
      <style:text-properties fo:font-size="11.00pt" fo:font-weight="normal" fo:font-family="'Times New Roman'" style:font-family-asian="'Times New Roman'" style:font-family-complex="'Times New Roman'" fo:background-color="#ffffff" style:use-window-font-color="true"/>
    </style:style>
    <style:style style:name="T1404" style:family="text">
      <style:text-properties fo:font-size="11.00pt" fo:font-weight="normal" fo:font-family="'Times New Roman'" style:font-family-asian="'Times New Roman'" style:font-family-complex="'Times New Roman'" fo:background-color="transparent" style:use-window-font-color="true"/>
    </style:style>
    <style:style style:name="T1405" style:family="text">
      <style:text-properties fo:font-size="11.00pt" fo:font-weight="normal" fo:font-family="Calibri" style:font-family-asian="Calibri" style:font-family-complex="Calibri" fo:background-color="transparent" style:use-window-font-color="true"/>
    </style:style>
    <style:style style:name="T1406" style:family="text">
      <style:text-properties fo:font-size="14.00pt" fo:font-weight="bold" fo:font-family="Times" style:font-family-asian="Times" style:font-family-complex="Times" fo:background-color="transparent" style:use-window-font-color="true"/>
    </style:style>
    <style:style style:name="T1407" style:family="text">
      <style:text-properties fo:font-size="11.00pt" fo:font-weight="normal" fo:font-family="Consolas" style:font-family-asian="Consolas" style:font-family-complex="Consolas" fo:background-color="transparent" style:use-window-font-color="true"/>
    </style:style>
    <style:style style:name="T1408" style:family="text">
      <style:text-properties fo:font-size="11.00pt" fo:font-weight="normal" fo:font-family="Times" style:font-family-asian="Times" style:font-family-complex="Times" fo:background-color="transparent" style:use-window-font-color="true"/>
    </style:style>
    <style:style style:name="T1409" style:family="text">
      <style:text-properties fo:font-size="11.00pt" fo:font-weight="normal" fo:font-family="Consolas" style:font-family-asian="Consolas" style:font-family-complex="Consolas" fo:background-color="transparent" style:use-window-font-color="true"/>
    </style:style>
    <style:style style:name="T1410" style:family="text">
      <style:text-properties fo:font-size="11.00pt" fo:font-weight="normal" fo:font-family="Times" style:font-family-asian="Times" style:font-family-complex="Times" fo:background-color="transparent" style:use-window-font-color="true"/>
    </style:style>
    <style:style style:name="T1411" style:family="text">
      <style:text-properties fo:font-size="11.00pt" fo:font-weight="normal" fo:font-family="'Times New Roman'" style:font-family-asian="'Times New Roman'" style:font-family-complex="'Times New Roman'" fo:background-color="transparent" style:use-window-font-color="true"/>
    </style:style>
    <style:style style:name="T1412" style:family="text">
      <style:text-properties fo:font-size="11.00pt" fo:font-weight="normal" fo:font-family="Consolas" style:font-family-asian="Consolas" style:font-family-complex="Consolas" fo:background-color="transparent" style:use-window-font-color="true"/>
    </style:style>
    <style:style style:name="T1413" style:family="text">
      <style:text-properties fo:font-size="11.00pt" fo:font-weight="normal" fo:font-family="'Times New Roman'" style:font-family-asian="'Times New Roman'" style:font-family-complex="'Times New Roman'" fo:background-color="transparent" style:use-window-font-color="true"/>
    </style:style>
    <style:style style:name="T141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15"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1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1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1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1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2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2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22" style:family="text">
      <style:text-properties fo:font-size="11.00pt" fo:font-weight="normal" fo:font-family="'Times New Roman'" style:font-family-asian="'Times New Roman'" style:font-family-complex="'Times New Roman'" fo:background-color="transparent" style:use-window-font-color="true"/>
    </style:style>
    <style:style style:name="T1423" style:family="text">
      <style:text-properties fo:font-size="11.00pt" fo:font-weight="normal" fo:font-family="Consolas" style:font-family-asian="Consolas" style:font-family-complex="Consolas" fo:background-color="transparent" style:use-window-font-color="true"/>
    </style:style>
    <style:style style:name="T1424" style:family="text">
      <style:text-properties fo:font-size="11.00pt" fo:font-weight="normal" fo:font-family="'Courier New'" style:font-family-asian="'Courier New'" style:font-family-complex="'Courier New'" fo:background-color="transparent" style:use-window-font-color="true"/>
    </style:style>
    <style:style style:name="T1425" style:family="text">
      <style:text-properties fo:font-size="11.00pt" fo:font-weight="normal" fo:font-family="'Times New Roman'" style:font-family-asian="'Times New Roman'" style:font-family-complex="'Times New Roman'" fo:background-color="transparent" style:use-window-font-color="true"/>
    </style:style>
    <style:style style:name="T142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2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28" style:family="text">
      <style:text-properties fo:font-size="11.00pt" fo:font-weight="normal" fo:font-family="'Times New Roman'" style:font-family-asian="'Times New Roman'" style:font-family-complex="'Times New Roman'" fo:background-color="transparent" style:use-window-font-color="true"/>
    </style:style>
    <style:style style:name="T142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4"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5" style:family="text">
      <style:text-properties fo:font-size="11.00pt" fo:font-weight="normal" fo:font-family="'Times New Roman'" style:font-family-asian="'Times New Roman'" style:font-family-complex="'Times New Roman'" fo:background-color="transparent" style:use-window-font-color="true"/>
    </style:style>
    <style:style style:name="T1436"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7"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8"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9"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40"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41"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42"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43" style:family="text">
      <style:text-properties fo:font-size="11.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44" style:family="text">
      <style:text-properties fo:font-size="11.00pt" fo:font-weight="normal" fo:font-family="'Times New Roman'" style:font-family-asian="'Times New Roman'" style:font-family-complex="'Times New Roman'" fo:background-color="transparent" style:use-window-font-color="true"/>
    </style:style>
    <style:style style:name="T1445" style:family="text">
      <style:text-properties fo:font-size="11.00pt" fo:font-weight="normal" fo:font-family="Consolas" style:font-family-asian="Consolas" style:font-family-complex="Consolas" fo:background-color="transparent" style:use-window-font-color="true"/>
    </style:style>
    <style:style style:name="T1446" style:family="text">
      <style:text-properties fo:font-size="11.00pt" fo:font-weight="normal" fo:font-family="'Times New Roman'" style:font-family-asian="'Times New Roman'" style:font-family-complex="'Times New Roman'" fo:background-color="transparent" style:use-window-font-color="true"/>
    </style:style>
    <style:style style:name="T1447" style:family="text">
      <style:text-properties fo:font-size="11.00pt" fo:font-weight="normal" fo:font-family="Consolas" style:font-family-asian="Consolas" style:font-family-complex="Consolas" fo:background-color="transparent" style:use-window-font-color="true"/>
    </style:style>
    <style:style style:name="T1448" style:family="text">
      <style:text-properties fo:font-size="11.00pt" fo:font-weight="normal" fo:font-family="'Times New Roman'" style:font-family-asian="'Times New Roman'" style:font-family-complex="'Times New Roman'" fo:background-color="transparent" style:use-window-font-color="true"/>
    </style:style>
    <style:style style:name="T1449" style:family="text">
      <style:text-properties fo:font-size="11.00pt" fo:font-weight="normal" fo:font-family="'Courier New'" style:font-family-asian="'Courier New'" style:font-family-complex="'Courier New'" fo:background-color="transparent" style:use-window-font-color="true"/>
    </style:style>
    <style:style style:name="T1450" style:family="text">
      <style:text-properties fo:font-size="11.00pt" fo:font-weight="normal" fo:font-family="'Times New Roman'" style:font-family-asian="'Times New Roman'" style:font-family-complex="'Times New Roman'" fo:background-color="transparent" style:use-window-font-color="true"/>
    </style:style>
    <style:style style:name="T1451" style:family="text">
      <style:text-properties fo:font-size="11.00pt" fo:font-weight="normal" fo:font-family="Consolas" style:font-family-asian="Consolas" style:font-family-complex="Consolas" fo:background-color="transparent" style:use-window-font-color="true"/>
    </style:style>
    <style:style style:name="T1452" style:family="text">
      <style:text-properties fo:font-size="11.00pt" fo:font-weight="normal" fo:font-family="'Times New Roman'" style:font-family-asian="'Times New Roman'" style:font-family-complex="'Times New Roman'" fo:background-color="transparent" style:use-window-font-color="true"/>
    </style:style>
    <style:style style:name="T1453" style:family="text">
      <style:text-properties fo:font-size="11.00pt" fo:font-weight="normal" fo:font-family="Calibri" style:font-family-asian="Calibri" style:font-family-complex="Calibri" fo:background-color="transparent" style:use-window-font-color="true"/>
    </style:style>
    <style:style style:name="T1454" style:family="text">
      <style:text-properties fo:font-size="18.00pt" fo:font-weight="bold" fo:font-family="Times" style:font-family-asian="Times" style:font-family-complex="Times" fo:background-color="transparent" style:use-window-font-color="true"/>
    </style:style>
    <style:style style:name="T1455" style:family="text">
      <style:text-properties fo:font-size="14.00pt" fo:font-weight="bold" fo:font-family="Times" style:font-family-asian="Times" style:font-family-complex="Times" fo:background-color="transparent" style:use-window-font-color="true"/>
    </style:style>
    <style:style style:name="T1456" style:family="text">
      <style:text-properties fo:font-size="11.00pt" fo:font-weight="normal" fo:font-family="'Times New Roman'" style:font-family-asian="'Times New Roman'" style:font-family-complex="'Times New Roman'" fo:background-color="transparent" style:use-window-font-color="true"/>
    </style:style>
    <style:style style:name="T1457" style:family="text">
      <style:text-properties fo:font-size="14.00pt" fo:font-weight="bold" fo:font-family="Times" style:font-family-asian="Times" style:font-family-complex="Times" fo:background-color="transparent" style:use-window-font-color="true"/>
    </style:style>
    <style:style style:name="T1458" style:family="text">
      <style:text-properties fo:font-size="11.00pt" fo:font-weight="normal" fo:font-family="'Times New Roman'" style:font-family-asian="'Times New Roman'" style:font-family-complex="'Times New Roman'" fo:background-color="transparent" style:use-window-font-color="true"/>
    </style:style>
    <style:style style:name="T1459" style:family="text">
      <style:text-properties fo:font-size="14.00pt" fo:font-weight="bold" fo:font-family="Times" style:font-family-asian="Times" style:font-family-complex="Times" fo:background-color="transparent" style:use-window-font-color="true"/>
    </style:style>
    <style:style style:name="T1460" style:family="text">
      <style:text-properties fo:font-size="11.00pt" fo:font-weight="normal" fo:font-family="'Times New Roman'" style:font-family-asian="'Times New Roman'" style:font-family-complex="'Times New Roman'" fo:background-color="transparent" style:use-window-font-color="true"/>
    </style:style>
    <style:style style:name="T1461" style:family="text">
      <style:text-properties fo:font-size="14.00pt" fo:font-weight="bold" fo:font-family="Times" style:font-family-asian="Times" style:font-family-complex="Times" fo:background-color="transparent" style:use-window-font-color="true"/>
    </style:style>
    <style:style style:name="T1462" style:family="text">
      <style:text-properties fo:font-size="11.00pt" fo:font-weight="normal" fo:font-family="'Times New Roman'" style:font-family-asian="'Times New Roman'" style:font-family-complex="'Times New Roman'" fo:background-color="transparent" style:use-window-font-color="true"/>
    </style:style>
    <style:style style:name="T1463" style:family="text">
      <style:text-properties fo:font-size="11.00pt" fo:font-weight="normal" fo:font-family="Calibri" style:font-family-asian="Calibri" style:font-family-complex="Calibri" fo:background-color="transparent" style:use-window-font-color="true"/>
    </style:style>
    <style:style style:name="T1464" style:family="text">
      <style:text-properties fo:font-size="18.00pt" fo:font-weight="bold" fo:font-family="Times" style:font-family-asian="Times" style:font-family-complex="Times" fo:background-color="transparent" style:use-window-font-color="true"/>
    </style:style>
    <style:style style:name="T1465" style:family="text">
      <style:text-properties fo:font-size="11.00pt" fo:font-weight="bold" fo:font-family="'Times New Roman'" style:font-family-asian="'Times New Roman'" style:font-family-complex="'Times New Roman'" fo:background-color="transparent" style:use-window-font-color="true"/>
    </style:style>
    <style:style style:name="T1466" style:family="text">
      <style:text-properties fo:font-size="11.00pt" fo:font-weight="normal" fo:font-family="'Times New Roman'" style:font-family-asian="'Times New Roman'" style:font-family-complex="'Times New Roman'" fo:background-color="transparent" style:use-window-font-color="true"/>
    </style:style>
    <style:style style:name="T1467" style:family="text">
      <style:text-properties fo:font-size="11.00pt" fo:font-weight="bold" fo:font-family="'Times New Roman'" style:font-family-asian="'Times New Roman'" style:font-family-complex="'Times New Roman'" fo:background-color="transparent" style:use-window-font-color="true"/>
    </style:style>
    <style:style style:name="T1468" style:family="text">
      <style:text-properties fo:font-size="11.00pt" fo:font-weight="normal" fo:font-family="'Times New Roman'" style:font-family-asian="'Times New Roman'" style:font-family-complex="'Times New Roman'" fo:background-color="transparent" style:use-window-font-color="true"/>
    </style:style>
    <style:style style:name="T1469" style:family="text">
      <style:text-properties fo:font-size="11.00pt" fo:font-weight="bold" fo:font-family="'Times New Roman'" style:font-family-asian="'Times New Roman'" style:font-family-complex="'Times New Roman'" fo:background-color="transparent" style:use-window-font-color="true"/>
    </style:style>
    <style:style style:name="T1470" style:family="text">
      <style:text-properties fo:font-size="11.00pt" fo:font-weight="normal" fo:font-family="'Times New Roman'" style:font-family-asian="'Times New Roman'" style:font-family-complex="'Times New Roman'" fo:background-color="transparent" style:use-window-font-color="true"/>
    </style:style>
    <style:style style:name="T1471" style:family="text">
      <style:text-properties fo:font-size="11.00pt" fo:font-weight="bold" fo:font-family="'Times New Roman'" style:font-family-asian="'Times New Roman'" style:font-family-complex="'Times New Roman'" fo:background-color="transparent" style:use-window-font-color="true"/>
    </style:style>
    <style:style style:name="T1472" style:family="text">
      <style:text-properties fo:font-size="11.00pt" fo:font-weight="normal" fo:font-family="'Times New Roman'" style:font-family-asian="'Times New Roman'" style:font-family-complex="'Times New Roman'" fo:background-color="transparent" style:use-window-font-color="true"/>
    </style:style>
    <style:style style:name="T1473" style:family="text">
      <style:text-properties fo:font-size="11.00pt" fo:font-weight="bold" fo:font-family="'Times New Roman'" style:font-family-asian="'Times New Roman'" style:font-family-complex="'Times New Roman'" fo:background-color="transparent" style:use-window-font-color="true"/>
    </style:style>
    <style:style style:name="T1474" style:family="text">
      <style:text-properties fo:font-size="11.00pt" fo:font-weight="normal" fo:font-family="'Times New Roman'" style:font-family-asian="'Times New Roman'" style:font-family-complex="'Times New Roman'" fo:background-color="transparent" style:use-window-font-color="true"/>
    </style:style>
    <style:style style:name="T1475" style:family="text">
      <style:text-properties fo:font-size="11.00pt" fo:font-weight="bold" fo:font-family="'Times New Roman'" style:font-family-asian="'Times New Roman'" style:font-family-complex="'Times New Roman'" fo:background-color="transparent" style:use-window-font-color="true"/>
    </style:style>
    <style:style style:name="T1476" style:family="text">
      <style:text-properties fo:font-size="11.00pt" fo:font-weight="normal" fo:font-family="'Times New Roman'" style:font-family-asian="'Times New Roman'" style:font-family-complex="'Times New Roman'" fo:background-color="transparent" style:use-window-font-color="true"/>
    </style:style>
    <style:style style:name="T1477" style:family="text">
      <style:text-properties fo:font-size="11.00pt" fo:font-weight="bold" fo:font-family="'Times New Roman'" style:font-family-asian="'Times New Roman'" style:font-family-complex="'Times New Roman'" fo:background-color="transparent" style:use-window-font-color="true"/>
    </style:style>
    <style:style style:name="T1478" style:family="text">
      <style:text-properties fo:font-size="11.00pt" fo:font-weight="normal" fo:font-family="'Times New Roman'" style:font-family-asian="'Times New Roman'" style:font-family-complex="'Times New Roman'" fo:background-color="transparent" style:use-window-font-color="true"/>
    </style:style>
    <style:style style:name="T1479" style:family="text">
      <style:text-properties fo:font-size="11.00pt" fo:font-weight="bold" fo:font-family="'Times New Roman'" style:font-family-asian="'Times New Roman'" style:font-family-complex="'Times New Roman'" fo:background-color="transparent" style:use-window-font-color="true"/>
    </style:style>
    <style:style style:name="T1480" style:family="text">
      <style:text-properties fo:font-size="11.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right" fo:margin-top="12.00pt"/>
    </style:style>
    <style:style style:name="P2" style:family="paragraph">
      <style:paragraph-properties fo:line-height="100.00%" fo:text-align="right" fo:margin-top="12.00pt" fo:margin-bottom="36.00pt"/>
    </style:style>
    <style:style style:name="P3" style:family="paragraph">
      <style:paragraph-properties fo:line-height="100.00%" fo:text-align="right" fo:margin-bottom="20.00pt"/>
    </style:style>
    <style:style style:name="P4" style:family="paragraph">
      <style:paragraph-properties fo:line-height="100.00%" fo:text-align="right" fo:margin-top="12.00pt" fo:margin-bottom="36.00pt"/>
    </style:style>
    <style:style style:name="P5" style:family="paragraph">
      <style:paragraph-properties fo:line-height="100.00%" fo:text-align="left" fo:margin-top="6.00pt" fo:margin-bottom="12.00pt"/>
    </style:style>
    <style:style style:name="P6" style:family="paragraph">
      <style:paragraph-properties fo:line-height="115.00%" fo:text-align="justify" fo:margin-left="36.00pt" fo:text-indent="-36.00pt" fo:margin-top="3.00pt">
        <style:tab-stops>
          <style:tab-stop style:position="0.00pt"/>
          <style:tab-stop style:position="450.00pt" style:type="right" style:leader-style="dotted"/>
        </style:tab-stops>
      </style:paragraph-properties>
    </style:style>
    <style:style style:name="P7" style:family="paragraph">
      <style:paragraph-properties fo:line-height="115.00%" fo:text-align="justify" fo:margin-left="13.50pt" fo:text-indent="0.00pt">
        <style:tab-stops>
          <style:tab-stop style:position="21.00pt"/>
          <style:tab-stop style:position="441.00pt" style:type="right" style:leader-style="dotted"/>
        </style:tab-stops>
      </style:paragraph-properties>
    </style:style>
    <style:style style:name="P8" style:family="paragraph">
      <style:paragraph-properties fo:line-height="115.00%" fo:text-align="justify" fo:margin-left="36.00pt" fo:text-indent="-36.00pt" fo:margin-top="3.00pt">
        <style:tab-stops>
          <style:tab-stop style:position="0.00pt"/>
          <style:tab-stop style:position="450.00pt" style:type="right" style:leader-style="dotted"/>
        </style:tab-stops>
      </style:paragraph-properties>
    </style:style>
    <style:style style:name="P9" style:family="paragraph">
      <style:paragraph-properties fo:line-height="115.00%" fo:text-align="justify" fo:margin-left="13.50pt" fo:text-indent="0.00pt">
        <style:tab-stops>
          <style:tab-stop style:position="21.00pt"/>
          <style:tab-stop style:position="441.00pt" style:type="right" style:leader-style="dotted"/>
        </style:tab-stops>
      </style:paragraph-properties>
    </style:style>
    <style:style style:name="P10" style:family="paragraph">
      <style:paragraph-properties fo:line-height="115.00%" fo:text-align="justify" fo:margin-left="36.00pt" fo:text-indent="-36.00pt" fo:margin-top="3.00pt">
        <style:tab-stops>
          <style:tab-stop style:position="0.00pt"/>
          <style:tab-stop style:position="450.00pt" style:type="right" style:leader-style="dotted"/>
        </style:tab-stops>
      </style:paragraph-properties>
    </style:style>
    <style:style style:name="P11" style:family="paragraph">
      <style:paragraph-properties fo:line-height="115.00%" fo:text-align="justify" fo:margin-left="13.50pt" fo:text-indent="0.00pt">
        <style:tab-stops>
          <style:tab-stop style:position="21.00pt"/>
          <style:tab-stop style:position="441.00pt" style:type="right" style:leader-style="dotted"/>
        </style:tab-stops>
      </style:paragraph-properties>
    </style:style>
    <style:style style:name="P12" style:family="paragraph">
      <style:paragraph-properties fo:line-height="115.00%" fo:text-align="justify" fo:margin-left="36.00pt" fo:text-indent="-36.00pt" fo:margin-top="3.00pt">
        <style:tab-stops>
          <style:tab-stop style:position="0.00pt"/>
          <style:tab-stop style:position="450.00pt" style:type="right" style:leader-style="dotted"/>
        </style:tab-stops>
      </style:paragraph-properties>
    </style:style>
    <style:style style:name="P13" style:family="paragraph">
      <style:paragraph-properties fo:line-height="115.00%" fo:text-align="justify" fo:margin-left="13.50pt" fo:text-indent="0.00pt">
        <style:tab-stops>
          <style:tab-stop style:position="21.00pt"/>
          <style:tab-stop style:position="441.00pt" style:type="right" style:leader-style="dotted"/>
        </style:tab-stops>
      </style:paragraph-properties>
    </style:style>
    <style:style style:name="P14" style:family="paragraph">
      <style:paragraph-properties fo:line-height="115.00%" fo:text-align="justify" fo:margin-left="36.00pt" fo:text-indent="-36.00pt" fo:margin-top="3.00pt">
        <style:tab-stops>
          <style:tab-stop style:position="0.00pt"/>
          <style:tab-stop style:position="450.00pt" style:type="right" style:leader-style="dotted"/>
        </style:tab-stops>
      </style:paragraph-properties>
    </style:style>
    <style:style style:name="P15" style:family="paragraph">
      <style:paragraph-properties fo:line-height="115.00%" fo:text-align="justify" fo:margin-left="13.50pt" fo:text-indent="0.00pt">
        <style:tab-stops>
          <style:tab-stop style:position="21.00pt"/>
          <style:tab-stop style:position="441.00pt" style:type="right" style:leader-style="dotted"/>
        </style:tab-stops>
      </style:paragraph-properties>
    </style:style>
    <style:style style:name="P16" style:family="paragraph">
      <style:paragraph-properties fo:line-height="115.00%" fo:text-align="left"/>
    </style:style>
    <style:style style:name="P17" style:family="paragraph">
      <style:paragraph-properties fo:line-height="100.00%" fo:text-align="lef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15.00%" fo:text-align="justify" fo:margin-left="-18.00pt" fo:text-indent="18.00pt" fo:margin-top="24.00pt" fo:margin-bottom="12.00pt"/>
    </style:style>
    <style:style style:name="P19" style:family="paragraph">
      <style:paragraph-properties fo:line-height="115.00%" fo:text-align="justify" fo:margin-left="-18.00pt" fo:text-indent="18.00pt" fo:margin-top="14.00pt" fo:margin-bottom="14.00pt"/>
    </style:style>
    <style:style style:name="P20" style:family="paragraph">
      <style:paragraph-properties fo:line-height="115.00%" fo:text-align="justify"/>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justify" fo:margin-left="-18.00pt" fo:text-indent="18.00pt" fo:margin-top="14.00pt" fo:margin-bottom="14.00pt"/>
    </style:style>
    <style:style style:name="P22" style:family="paragraph">
      <style:paragraph-properties fo:line-height="115.00%" fo:text-align="justify" fo:margin-left="18.00pt" fo:text-indent="0.00pt"/>
    </style:style>
    <style:style style:name="P23" style:family="paragraph">
      <style:paragraph-properties fo:line-height="115.00%" fo:text-align="justify" fo:margin-left="-18.00pt" fo:text-indent="18.00pt" fo:margin-top="14.00pt" fo:margin-bottom="14.00pt"/>
    </style:style>
    <style:style style:name="P24" style:family="paragraph">
      <style:paragraph-properties fo:line-height="115.00%" fo:text-align="left" fo:margin-bottom="12.00pt"/>
    </style:style>
    <style:style style:name="P25" style:family="paragraph">
      <style:paragraph-properties fo:line-height="115.00%" fo:text-align="justify"/>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justify"/>
    </style:style>
    <style:style style:name="P27" style:family="paragraph">
      <style:paragraph-properties fo:line-height="115.00%" fo:text-align="justify" fo:margin-left="36.00pt" fo:text-indent="0.00pt"/>
    </style:style>
    <style:style style:name="P28" style:family="paragraph">
      <style:paragraph-properties fo:line-height="115.00%" fo:text-align="justify"/>
    </style:style>
    <style:style style:name="P29" style:family="paragraph">
      <style:paragraph-properties fo:line-height="115.00%" fo:text-align="justify" fo:margin-left="-36.00pt" fo:text-indent="18.00pt" fo:margin-top="14.00pt" fo:margin-bottom="14.00pt"/>
    </style:style>
    <style:style style:name="P30" style:family="paragraph">
      <style:paragraph-properties fo:line-height="115.00%" fo:text-align="justify"/>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justify" fo:margin-left="-18.00pt" fo:text-indent="18.00pt" fo:margin-top="14.00pt" fo:margin-bottom="14.00pt"/>
    </style:style>
    <style:style style:name="P32" style:family="paragraph">
      <style:paragraph-properties fo:line-height="115.00%" fo:text-align="justify"/>
    </style:style>
    <style:style style:name="P33" style:family="paragraph">
      <style:paragraph-properties fo:line-height="100.00%" fo:text-align="left"/>
    </style:style>
    <text:list-style style:name="L34">
      <text:list-level-style-bullet text:level="1" text:bullet-char="•">
        <style:list-level-properties text:space-before="0.00pt" text:min-label-width="18.00pt"/>
        <style:text-properties fo:font-family="Symbol"/>
      </text:list-level-style-bullet>
    </text:list-style>
    <style:style style:name="P34" style:family="paragraph">
      <style:paragraph-properties fo:line-height="100.00%" fo:text-align="left" fo:margin-left="-18.00pt" fo:text-indent="18.00pt" fo:margin-top="24.00pt" fo:margin-bottom="12.00pt"/>
    </style:style>
    <style:style style:name="P35" style:family="paragraph">
      <style:paragraph-properties fo:line-height="100.00%" fo:text-align="left" fo:margin-left="-18.00pt" fo:text-indent="18.00pt" fo:margin-top="14.00pt" fo:margin-bottom="14.00pt"/>
    </style:style>
    <style:style style:name="P36" style:family="paragraph">
      <style:paragraph-properties fo:line-height="115.00%" fo:text-align="justify"/>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00.00%" fo:text-align="left" fo:margin-left="-18.00pt" fo:text-indent="18.00pt" fo:margin-top="14.00pt" fo:margin-bottom="14.00pt"/>
    </style:style>
    <style:style style:name="P38" style:family="paragraph">
      <style:paragraph-properties fo:line-height="115.00%" fo:text-align="justify"/>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15.00%" fo:text-align="justify"/>
    </style:style>
    <style:style style:name="P40" style:family="paragraph">
      <style:paragraph-properties fo:line-height="100.00%" fo:text-align="left" fo:margin-left="-36.00pt" fo:text-indent="18.00pt" fo:margin-top="14.00pt" fo:margin-bottom="14.00pt"/>
    </style:style>
    <style:style style:name="P41" style:family="paragraph">
      <style:paragraph-properties fo:line-height="115.00%" fo:text-align="justify"/>
    </style:style>
    <text:list-style style:name="L42">
      <text:list-level-style-bullet text:level="1" text:bullet-char="•">
        <style:list-level-properties text:space-before="0.00pt" text:min-label-width="18.00pt"/>
        <style:text-properties fo:font-family="Symbol"/>
      </text:list-level-style-bullet>
    </text:list-style>
    <style:style style:name="P42" style:family="paragraph">
      <style:paragraph-properties fo:line-height="100.00%" fo:text-align="left" fo:margin-left="-18.00pt" fo:text-indent="18.00pt" fo:margin-top="14.00pt" fo:margin-bottom="14.00pt"/>
    </style:style>
    <style:style style:name="P43" style:family="paragraph">
      <style:paragraph-properties fo:line-height="115.00%" fo:text-align="justify"/>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00.00%" fo:text-align="left" fo:margin-left="-18.00pt" fo:text-indent="18.00pt" fo:margin-top="14.00pt" fo:margin-bottom="14.00pt"/>
    </style:style>
    <style:style style:name="P45" style:family="paragraph">
      <style:paragraph-properties fo:line-height="115.00%" fo:text-align="justify"/>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00.00%" fo:text-align="left" fo:margin-left="-18.00pt" fo:text-indent="18.00pt" fo:margin-top="14.00pt" fo:margin-bottom="14.00pt"/>
    </style:style>
    <style:style style:name="P47" style:family="paragraph">
      <style:paragraph-properties fo:line-height="115.00%" fo:text-align="justify"/>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00.00%" fo:text-align="left" fo:margin-left="-18.00pt" fo:text-indent="18.00pt" fo:margin-top="14.00pt" fo:margin-bottom="14.00pt"/>
    </style:style>
    <style:style style:name="P49" style:family="paragraph">
      <style:paragraph-properties fo:line-height="115.00%" fo:text-align="justify"/>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00.00%" fo:text-align="left" fo:margin-left="-18.00pt" fo:text-indent="18.00pt" fo:margin-top="24.00pt" fo:margin-bottom="12.00pt"/>
    </style:style>
    <style:style style:name="P51" style:family="paragraph">
      <style:paragraph-properties fo:line-height="100.00%" fo:text-align="left" fo:margin-left="-18.00pt" fo:text-indent="18.00pt" fo:margin-top="14.00pt" fo:margin-bottom="14.00pt"/>
    </style:style>
    <style:style style:name="P52" style:family="paragraph">
      <style:paragraph-properties fo:line-height="115.00%" fo:text-align="justify"/>
    </style:style>
    <text:list-style style:name="L53">
      <text:list-level-style-bullet text:level="1" text:bullet-char="•">
        <style:list-level-properties text:space-before="18.00pt" text:min-label-width="18.00pt"/>
        <style:text-properties fo:font-family="Symbol"/>
      </text:list-level-style-bullet>
    </text:list-style>
    <style:style style:name="P53" style:family="paragraph">
      <style:paragraph-properties fo:line-height="115.00%" fo:text-align="justify"/>
    </style:style>
    <style:style style:name="P54" style:family="paragraph">
      <style:paragraph-properties fo:line-height="100.00%" fo:text-align="left"/>
    </style:style>
    <style:style style:name="P55" style:family="paragraph">
      <style:paragraph-properties fo:line-height="115.00%" fo:text-align="justify"/>
    </style:style>
    <style:style style:name="P56" style:family="paragraph">
      <style:paragraph-properties fo:line-height="115.00%" fo:text-align="lef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00.00%" fo:text-align="left" fo:margin-left="-18.00pt" fo:text-indent="18.00pt" fo:margin-top="14.00pt" fo:margin-bottom="14.00pt"/>
    </style:style>
    <style:style style:name="P58" style:family="paragraph">
      <style:paragraph-properties fo:line-height="115.00%" fo:text-align="justify"/>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00.00%" fo:text-align="left" fo:margin-left="-18.00pt" fo:text-indent="18.00pt" fo:margin-top="14.00pt" fo:margin-bottom="14.00pt"/>
    </style:style>
    <style:style style:name="P60" style:family="paragraph">
      <style:paragraph-properties fo:line-height="115.00%" fo:text-align="justify"/>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00.00%" fo:text-align="left" fo:margin-left="-18.00pt" fo:text-indent="18.00pt" fo:margin-top="14.00pt" fo:margin-bottom="14.00pt"/>
    </style:style>
    <style:style style:name="P62" style:family="paragraph">
      <style:paragraph-properties fo:line-height="115.00%" fo:text-align="justify"/>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00.00%" fo:text-align="left" fo:margin-left="-18.00pt" fo:text-indent="18.00pt" fo:margin-top="24.00pt" fo:margin-bottom="12.00pt"/>
    </style:style>
    <style:style style:name="P64" style:family="paragraph">
      <style:paragraph-properties fo:line-height="115.00%" fo:text-align="justify"/>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00.00%" fo:text-align="left" fo:margin-left="-18.00pt" fo:text-indent="18.00pt" fo:margin-top="14.00pt" fo:margin-bottom="14.00pt"/>
    </style:style>
    <style:style style:name="P66" style:family="paragraph">
      <style:paragraph-properties fo:line-height="115.00%" fo:text-align="justify"/>
    </style:style>
    <style:style style:name="P67" style:family="paragraph">
      <style:paragraph-properties fo:line-height="115.00%" fo:text-align="justify" fo:margin-left="31.70pt" fo:text-indent="0.00pt" fo:margin-top="6.00pt" fo:margin-bottom="6.00pt"/>
    </style:style>
    <style:style style:name="P68" style:family="paragraph">
      <style:paragraph-properties fo:line-height="115.00%" fo:text-align="justify" fo:margin-left="135.00pt" fo:text-indent="-103.30pt"/>
    </style:style>
    <style:style style:name="P69" style:family="paragraph">
      <style:paragraph-properties fo:line-height="115.00%" fo:text-align="justify" fo:margin-left="31.70pt" fo:text-indent="0.00pt" fo:margin-top="6.00pt" fo:margin-bottom="6.00pt"/>
    </style:style>
    <style:style style:name="P70" style:family="paragraph">
      <style:paragraph-properties fo:line-height="115.00%" fo:text-align="justify" fo:margin-left="135.00pt" fo:text-indent="-103.30pt"/>
    </style:style>
    <style:style style:name="P71" style:family="paragraph">
      <style:paragraph-properties fo:line-height="115.00%" fo:text-align="justify" fo:margin-left="31.70pt" fo:text-indent="0.00pt" fo:margin-top="6.00pt" fo:margin-bottom="6.00pt"/>
    </style:style>
    <style:style style:name="P72" style:family="paragraph">
      <style:paragraph-properties fo:line-height="115.00%" fo:text-align="justify" fo:margin-left="72.00pt" fo:text-indent="0.00pt" fo:margin-top="6.00pt" fo:margin-bottom="6.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00.00%" fo:text-align="left" fo:margin-left="-18.00pt" fo:text-indent="18.00pt" fo:margin-top="14.00pt" fo:margin-bottom="14.00pt"/>
    </style:style>
    <style:style style:name="P74" style:family="paragraph">
      <style:paragraph-properties fo:line-height="115.00%" fo:text-align="justify"/>
    </style:style>
    <style:style style:name="P75" style:family="paragraph">
      <style:paragraph-properties fo:line-height="115.00%" fo:text-align="justify" fo:margin-left="31.70pt" fo:text-indent="0.00pt" fo:margin-top="6.00pt" fo:margin-bottom="6.00pt"/>
    </style:style>
    <style:style style:name="P76" style:family="paragraph">
      <style:paragraph-properties fo:line-height="115.00%" fo:text-align="justify" fo:margin-left="135.00pt" fo:text-indent="-103.30pt"/>
    </style:style>
    <style:style style:name="P77" style:family="paragraph">
      <style:paragraph-properties fo:line-height="115.00%" fo:text-align="justify" fo:margin-left="31.70pt" fo:text-indent="0.00pt" fo:margin-top="6.00pt" fo:margin-bottom="6.00pt"/>
    </style:style>
    <style:style style:name="P78" style:family="paragraph">
      <style:paragraph-properties fo:line-height="115.00%" fo:text-align="justify" fo:margin-left="144.00pt" fo:text-indent="-112.30pt"/>
    </style:style>
    <style:style style:name="P79" style:family="paragraph">
      <style:paragraph-properties fo:line-height="115.00%" fo:text-align="justify" fo:margin-left="31.70pt" fo:text-indent="0.00pt" fo:margin-top="6.00pt" fo:margin-bottom="6.00pt"/>
    </style:style>
    <style:style style:name="P80" style:family="paragraph">
      <style:paragraph-properties fo:line-height="115.00%" fo:text-align="justify" fo:margin-left="234.80pt" fo:text-indent="-167.1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00.00%" fo:text-align="left" fo:margin-left="-18.00pt" fo:text-indent="18.00pt" fo:margin-top="14.00pt" fo:margin-bottom="14.00pt"/>
    </style:style>
    <style:style style:name="P82" style:family="paragraph">
      <style:paragraph-properties fo:line-height="115.00%" fo:text-align="justify"/>
    </style:style>
    <style:style style:name="P83" style:family="paragraph">
      <style:paragraph-properties fo:line-height="115.00%" fo:text-align="justify" fo:margin-left="31.70pt" fo:text-indent="0.00pt" fo:margin-top="6.00pt" fo:margin-bottom="6.00pt"/>
    </style:style>
    <style:style style:name="P84" style:family="paragraph">
      <style:paragraph-properties fo:line-height="115.00%" fo:text-align="justify" fo:margin-left="135.00pt" fo:text-indent="-103.30pt"/>
    </style:style>
    <style:style style:name="P85" style:family="paragraph">
      <style:paragraph-properties fo:line-height="115.00%" fo:text-align="justify" fo:margin-left="31.70pt" fo:text-indent="0.00pt" fo:margin-top="6.00pt" fo:margin-bottom="6.00pt"/>
    </style:style>
    <style:style style:name="P86" style:family="paragraph">
      <style:paragraph-properties fo:line-height="115.00%" fo:text-align="justify" fo:margin-left="144.00pt" fo:text-indent="-112.30pt"/>
    </style:style>
    <style:style style:name="P87" style:family="paragraph">
      <style:paragraph-properties fo:line-height="115.00%" fo:text-align="justify" fo:margin-left="31.70pt" fo:text-indent="0.00pt" fo:margin-top="6.00pt" fo:margin-bottom="6.00pt"/>
    </style:style>
    <style:style style:name="P88" style:family="paragraph">
      <style:paragraph-properties fo:line-height="115.00%" fo:text-align="justify" fo:margin-left="234.80pt" fo:text-indent="-167.1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00.00%" fo:text-align="left" fo:margin-left="-18.00pt" fo:text-indent="18.00pt" fo:margin-top="14.00pt" fo:margin-bottom="14.00pt"/>
    </style:style>
    <style:style style:name="P90" style:family="paragraph">
      <style:paragraph-properties fo:line-height="115.00%" fo:text-align="justify"/>
    </style:style>
    <style:style style:name="P91" style:family="paragraph">
      <style:paragraph-properties fo:line-height="115.00%" fo:text-align="justify" fo:margin-left="31.70pt" fo:text-indent="0.00pt" fo:margin-top="6.00pt" fo:margin-bottom="6.00pt"/>
    </style:style>
    <style:style style:name="P92" style:family="paragraph">
      <style:paragraph-properties fo:line-height="115.00%" fo:text-align="justify" fo:margin-left="135.00pt" fo:text-indent="-103.30pt"/>
    </style:style>
    <style:style style:name="P93" style:family="paragraph">
      <style:paragraph-properties fo:line-height="115.00%" fo:text-align="justify" fo:margin-left="31.70pt" fo:text-indent="0.00pt" fo:margin-top="6.00pt" fo:margin-bottom="6.00pt"/>
    </style:style>
    <style:style style:name="P94" style:family="paragraph">
      <style:paragraph-properties fo:line-height="115.00%" fo:text-align="justify" fo:margin-left="144.00pt" fo:text-indent="-112.30pt"/>
    </style:style>
    <style:style style:name="P95" style:family="paragraph">
      <style:paragraph-properties fo:line-height="115.00%" fo:text-align="justify" fo:margin-left="31.70pt" fo:text-indent="0.00pt" fo:margin-top="6.00pt" fo:margin-bottom="6.00pt"/>
    </style:style>
    <style:style style:name="P96" style:family="paragraph">
      <style:paragraph-properties fo:line-height="115.00%" fo:text-align="justify" fo:margin-left="72.00pt" fo:text-indent="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00.00%" fo:text-align="left" fo:margin-left="-18.00pt" fo:text-indent="18.00pt" fo:margin-top="14.00pt" fo:margin-bottom="14.00pt"/>
    </style:style>
    <style:style style:name="P98" style:family="paragraph">
      <style:paragraph-properties fo:line-height="115.00%" fo:text-align="justify"/>
    </style:style>
    <style:style style:name="P99" style:family="paragraph">
      <style:paragraph-properties fo:line-height="115.00%" fo:text-align="justify" fo:margin-left="31.70pt" fo:text-indent="0.00pt" fo:margin-top="6.00pt" fo:margin-bottom="6.00pt"/>
    </style:style>
    <style:style style:name="P100" style:family="paragraph">
      <style:paragraph-properties fo:line-height="115.00%" fo:text-align="justify" fo:margin-left="135.00pt" fo:text-indent="-103.30pt"/>
    </style:style>
    <style:style style:name="P101" style:family="paragraph">
      <style:paragraph-properties fo:line-height="115.00%" fo:text-align="justify" fo:margin-left="31.70pt" fo:text-indent="0.00pt" fo:margin-top="6.00pt" fo:margin-bottom="6.00pt"/>
    </style:style>
    <style:style style:name="P102" style:family="paragraph">
      <style:paragraph-properties fo:line-height="115.00%" fo:text-align="justify" fo:margin-left="144.00pt" fo:text-indent="-112.30pt"/>
    </style:style>
    <style:style style:name="P103" style:family="paragraph">
      <style:paragraph-properties fo:line-height="115.00%" fo:text-align="justify" fo:margin-left="31.70pt" fo:text-indent="0.00pt" fo:margin-top="6.00pt" fo:margin-bottom="6.00pt"/>
    </style:style>
    <style:style style:name="P104" style:family="paragraph">
      <style:paragraph-properties fo:line-height="115.00%" fo:text-align="justify" fo:margin-left="72.00pt" fo:text-indent="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00.00%" fo:text-align="left" fo:margin-left="-18.00pt" fo:text-indent="18.00pt" fo:margin-top="14.00pt" fo:margin-bottom="14.00pt"/>
    </style:style>
    <style:style style:name="P106" style:family="paragraph">
      <style:paragraph-properties fo:line-height="115.00%" fo:text-align="justify"/>
    </style:style>
    <style:style style:name="P107" style:family="paragraph">
      <style:paragraph-properties fo:line-height="115.00%" fo:text-align="justify" fo:margin-left="31.70pt" fo:text-indent="0.00pt" fo:margin-top="6.00pt" fo:margin-bottom="6.00pt"/>
    </style:style>
    <style:style style:name="P108" style:family="paragraph">
      <style:paragraph-properties fo:line-height="115.00%" fo:text-align="justify" fo:margin-left="135.00pt" fo:text-indent="-103.30pt"/>
    </style:style>
    <style:style style:name="P109" style:family="paragraph">
      <style:paragraph-properties fo:line-height="115.00%" fo:text-align="justify" fo:margin-left="31.70pt" fo:text-indent="0.00pt" fo:margin-top="6.00pt" fo:margin-bottom="6.00pt"/>
    </style:style>
    <style:style style:name="P110" style:family="paragraph">
      <style:paragraph-properties fo:line-height="115.00%" fo:text-align="justify" fo:margin-left="144.00pt" fo:text-indent="-112.30pt"/>
    </style:style>
    <style:style style:name="P111" style:family="paragraph">
      <style:paragraph-properties fo:line-height="115.00%" fo:text-align="justify" fo:margin-left="31.70pt" fo:text-indent="0.00pt" fo:margin-top="6.00pt" fo:margin-bottom="6.00pt"/>
    </style:style>
    <style:style style:name="P112" style:family="paragraph">
      <style:paragraph-properties fo:line-height="115.00%" fo:text-align="justify" fo:margin-left="67.70pt" fo:text-indent="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00.00%" fo:text-align="left" fo:margin-left="-18.00pt" fo:text-indent="18.00pt" fo:margin-top="14.00pt" fo:margin-bottom="14.00pt"/>
    </style:style>
    <style:style style:name="P114" style:family="paragraph">
      <style:paragraph-properties fo:line-height="115.00%" fo:text-align="justify"/>
    </style:style>
    <style:style style:name="P115" style:family="paragraph">
      <style:paragraph-properties fo:line-height="115.00%" fo:text-align="justify" fo:margin-left="31.70pt" fo:text-indent="0.00pt" fo:margin-top="6.00pt" fo:margin-bottom="6.00pt"/>
    </style:style>
    <style:style style:name="P116" style:family="paragraph">
      <style:paragraph-properties fo:line-height="115.00%" fo:text-align="justify" fo:margin-left="135.00pt" fo:text-indent="-103.30pt"/>
    </style:style>
    <style:style style:name="P117" style:family="paragraph">
      <style:paragraph-properties fo:line-height="115.00%" fo:text-align="justify" fo:margin-left="31.70pt" fo:text-indent="0.00pt" fo:margin-top="6.00pt" fo:margin-bottom="6.00pt"/>
    </style:style>
    <style:style style:name="P118" style:family="paragraph">
      <style:paragraph-properties fo:line-height="115.00%" fo:text-align="justify" fo:margin-left="144.00pt" fo:text-indent="-112.30pt"/>
    </style:style>
    <style:style style:name="P119" style:family="paragraph">
      <style:paragraph-properties fo:line-height="115.00%" fo:text-align="justify" fo:margin-left="31.70pt" fo:text-indent="0.00pt" fo:margin-top="6.00pt" fo:margin-bottom="6.00pt"/>
    </style:style>
    <style:style style:name="P120" style:family="paragraph">
      <style:paragraph-properties fo:line-height="115.00%" fo:text-align="justify" fo:margin-left="72.00pt" fo:text-indent="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00.00%" fo:text-align="left" fo:margin-left="-18.00pt" fo:text-indent="18.00pt" fo:margin-top="14.00pt" fo:margin-bottom="14.00pt"/>
    </style:style>
    <style:style style:name="P122" style:family="paragraph">
      <style:paragraph-properties fo:line-height="115.00%" fo:text-align="justify"/>
    </style:style>
    <style:style style:name="P123" style:family="paragraph">
      <style:paragraph-properties fo:line-height="115.00%" fo:text-align="justify" fo:margin-left="31.70pt" fo:text-indent="0.00pt" fo:margin-top="6.00pt" fo:margin-bottom="6.00pt"/>
    </style:style>
    <style:style style:name="P124" style:family="paragraph">
      <style:paragraph-properties fo:line-height="115.00%" fo:text-align="justify" fo:margin-left="135.00pt" fo:text-indent="-103.30pt"/>
    </style:style>
    <style:style style:name="P125" style:family="paragraph">
      <style:paragraph-properties fo:line-height="115.00%" fo:text-align="justify" fo:margin-left="31.70pt" fo:text-indent="0.00pt" fo:margin-top="6.00pt" fo:margin-bottom="6.00pt"/>
    </style:style>
    <style:style style:name="P126" style:family="paragraph">
      <style:paragraph-properties fo:line-height="115.00%" fo:text-align="justify" fo:margin-left="144.00pt" fo:text-indent="-112.30pt"/>
    </style:style>
    <style:style style:name="P127" style:family="paragraph">
      <style:paragraph-properties fo:line-height="115.00%" fo:text-align="justify" fo:margin-left="31.70pt" fo:text-indent="0.00pt" fo:margin-top="6.00pt" fo:margin-bottom="6.00pt"/>
    </style:style>
    <style:style style:name="P128" style:family="paragraph">
      <style:paragraph-properties fo:line-height="115.00%" fo:text-align="justify" fo:margin-left="67.70pt" fo:text-indent="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00.00%" fo:text-align="left" fo:margin-left="-18.00pt" fo:text-indent="18.00pt" fo:margin-top="14.00pt" fo:margin-bottom="14.00pt"/>
    </style:style>
    <style:style style:name="P130" style:family="paragraph">
      <style:paragraph-properties fo:line-height="115.00%" fo:text-align="justify"/>
    </style:style>
    <style:style style:name="P131" style:family="paragraph">
      <style:paragraph-properties fo:line-height="115.00%" fo:text-align="justify" fo:margin-left="31.70pt" fo:text-indent="0.00pt" fo:margin-top="6.00pt" fo:margin-bottom="6.00pt"/>
    </style:style>
    <style:style style:name="P132" style:family="paragraph">
      <style:paragraph-properties fo:line-height="115.00%" fo:text-align="justify" fo:margin-left="135.00pt" fo:text-indent="-103.30pt"/>
    </style:style>
    <style:style style:name="P133" style:family="paragraph">
      <style:paragraph-properties fo:line-height="115.00%" fo:text-align="justify" fo:margin-left="31.70pt" fo:text-indent="0.00pt" fo:margin-top="6.00pt" fo:margin-bottom="6.00pt"/>
    </style:style>
    <style:style style:name="P134" style:family="paragraph">
      <style:paragraph-properties fo:line-height="115.00%" fo:text-align="justify" fo:margin-left="144.00pt" fo:text-indent="-112.30pt"/>
    </style:style>
    <style:style style:name="P135" style:family="paragraph">
      <style:paragraph-properties fo:line-height="115.00%" fo:text-align="justify" fo:margin-left="31.70pt" fo:text-indent="0.00pt" fo:margin-top="6.00pt" fo:margin-bottom="6.00pt"/>
    </style:style>
    <style:style style:name="P136" style:family="paragraph">
      <style:paragraph-properties fo:line-height="115.00%" fo:text-align="justify" fo:margin-left="72.00pt" fo:text-indent="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00.00%" fo:text-align="left" fo:margin-left="-18.00pt" fo:text-indent="18.00pt" fo:margin-top="14.00pt" fo:margin-bottom="14.00pt"/>
    </style:style>
    <style:style style:name="P138" style:family="paragraph">
      <style:paragraph-properties fo:line-height="115.00%" fo:text-align="justify"/>
    </style:style>
    <style:style style:name="P139" style:family="paragraph">
      <style:paragraph-properties fo:line-height="115.00%" fo:text-align="justify" fo:margin-left="31.70pt" fo:text-indent="0.00pt" fo:margin-top="6.00pt" fo:margin-bottom="6.00pt"/>
    </style:style>
    <style:style style:name="P140" style:family="paragraph">
      <style:paragraph-properties fo:line-height="115.00%" fo:text-align="justify" fo:margin-left="135.00pt" fo:text-indent="-103.30pt"/>
    </style:style>
    <style:style style:name="P141" style:family="paragraph">
      <style:paragraph-properties fo:line-height="115.00%" fo:text-align="justify" fo:margin-left="31.70pt" fo:text-indent="0.00pt" fo:margin-top="6.00pt" fo:margin-bottom="6.00pt"/>
    </style:style>
    <style:style style:name="P142" style:family="paragraph">
      <style:paragraph-properties fo:line-height="115.00%" fo:text-align="justify" fo:margin-left="144.00pt" fo:text-indent="-112.30pt"/>
    </style:style>
    <style:style style:name="P143" style:family="paragraph">
      <style:paragraph-properties fo:line-height="115.00%" fo:text-align="justify" fo:margin-left="31.70pt" fo:text-indent="0.00pt" fo:margin-top="6.00pt" fo:margin-bottom="6.00pt"/>
    </style:style>
    <style:style style:name="P144" style:family="paragraph">
      <style:paragraph-properties fo:line-height="115.00%" fo:text-align="justify" fo:margin-left="67.70pt" fo:text-indent="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00.00%" fo:text-align="left" fo:margin-left="-18.00pt" fo:text-indent="18.00pt" fo:margin-top="14.00pt" fo:margin-bottom="14.00pt"/>
    </style:style>
    <style:style style:name="P146" style:family="paragraph">
      <style:paragraph-properties fo:line-height="115.00%" fo:text-align="justify"/>
    </style:style>
    <style:style style:name="P147" style:family="paragraph">
      <style:paragraph-properties fo:line-height="115.00%" fo:text-align="justify" fo:margin-left="31.70pt" fo:text-indent="0.00pt" fo:margin-top="6.00pt" fo:margin-bottom="6.00pt"/>
    </style:style>
    <style:style style:name="P148" style:family="paragraph">
      <style:paragraph-properties fo:line-height="115.00%" fo:text-align="justify" fo:margin-left="135.00pt" fo:text-indent="-103.30pt"/>
    </style:style>
    <style:style style:name="P149" style:family="paragraph">
      <style:paragraph-properties fo:line-height="115.00%" fo:text-align="justify" fo:margin-left="31.70pt" fo:text-indent="0.00pt" fo:margin-top="6.00pt" fo:margin-bottom="6.00pt"/>
    </style:style>
    <style:style style:name="P150" style:family="paragraph">
      <style:paragraph-properties fo:line-height="115.00%" fo:text-align="justify" fo:margin-left="144.00pt" fo:text-indent="-112.30pt"/>
    </style:style>
    <style:style style:name="P151" style:family="paragraph">
      <style:paragraph-properties fo:line-height="115.00%" fo:text-align="justify" fo:margin-left="31.70pt" fo:text-indent="0.00pt" fo:margin-top="6.00pt" fo:margin-bottom="6.00pt"/>
    </style:style>
    <style:style style:name="P152" style:family="paragraph">
      <style:paragraph-properties fo:line-height="115.00%" fo:text-align="justify" fo:margin-left="67.70pt" fo:text-indent="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00.00%" fo:text-align="left" fo:margin-left="-18.00pt" fo:text-indent="18.00pt" fo:margin-top="14.00pt" fo:margin-bottom="14.00pt"/>
    </style:style>
    <style:style style:name="P154" style:family="paragraph">
      <style:paragraph-properties fo:line-height="115.00%" fo:text-align="justify"/>
    </style:style>
    <style:style style:name="P155" style:family="paragraph">
      <style:paragraph-properties fo:line-height="115.00%" fo:text-align="justify" fo:margin-left="31.70pt" fo:text-indent="0.00pt" fo:margin-top="6.00pt" fo:margin-bottom="6.00pt"/>
    </style:style>
    <style:style style:name="P156" style:family="paragraph">
      <style:paragraph-properties fo:line-height="115.00%" fo:text-align="justify" fo:margin-left="135.00pt" fo:text-indent="-103.30pt"/>
    </style:style>
    <style:style style:name="P157" style:family="paragraph">
      <style:paragraph-properties fo:line-height="115.00%" fo:text-align="justify" fo:margin-left="31.70pt" fo:text-indent="0.00pt" fo:margin-top="6.00pt" fo:margin-bottom="6.00pt"/>
    </style:style>
    <style:style style:name="P158" style:family="paragraph">
      <style:paragraph-properties fo:line-height="115.00%" fo:text-align="justify" fo:margin-left="144.00pt" fo:text-indent="-112.30pt"/>
    </style:style>
    <style:style style:name="P159" style:family="paragraph">
      <style:paragraph-properties fo:line-height="115.00%" fo:text-align="justify" fo:margin-left="31.70pt" fo:text-indent="0.00pt" fo:margin-top="6.00pt" fo:margin-bottom="6.00pt"/>
    </style:style>
    <style:style style:name="P160" style:family="paragraph">
      <style:paragraph-properties fo:line-height="115.00%" fo:text-align="justify" fo:margin-left="67.70pt" fo:text-indent="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00.00%" fo:text-align="left" fo:margin-left="-18.00pt" fo:text-indent="18.00pt" fo:margin-top="14.00pt" fo:margin-bottom="14.00pt"/>
    </style:style>
    <style:style style:name="P162" style:family="paragraph">
      <style:paragraph-properties fo:line-height="115.00%" fo:text-align="justify"/>
    </style:style>
    <style:style style:name="P163" style:family="paragraph">
      <style:paragraph-properties fo:line-height="115.00%" fo:text-align="justify" fo:margin-left="31.70pt" fo:text-indent="0.00pt" fo:margin-top="6.00pt" fo:margin-bottom="6.00pt"/>
    </style:style>
    <style:style style:name="P164" style:family="paragraph">
      <style:paragraph-properties fo:line-height="115.00%" fo:text-align="justify" fo:margin-left="135.00pt" fo:text-indent="-103.30pt"/>
    </style:style>
    <style:style style:name="P165" style:family="paragraph">
      <style:paragraph-properties fo:line-height="115.00%" fo:text-align="justify" fo:margin-left="31.70pt" fo:text-indent="0.00pt" fo:margin-top="6.00pt" fo:margin-bottom="6.00pt"/>
    </style:style>
    <style:style style:name="P166" style:family="paragraph">
      <style:paragraph-properties fo:line-height="115.00%" fo:text-align="justify" fo:margin-left="144.00pt" fo:text-indent="-112.30pt"/>
    </style:style>
    <style:style style:name="P167" style:family="paragraph">
      <style:paragraph-properties fo:line-height="115.00%" fo:text-align="justify" fo:margin-left="31.70pt" fo:text-indent="0.00pt" fo:margin-top="6.00pt" fo:margin-bottom="6.00pt"/>
    </style:style>
    <style:style style:name="P168" style:family="paragraph">
      <style:paragraph-properties fo:line-height="115.00%" fo:text-align="justify" fo:margin-left="72.00pt" fo:text-indent="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00.00%" fo:text-align="left" fo:margin-left="-18.00pt" fo:text-indent="18.00pt" fo:margin-top="14.00pt" fo:margin-bottom="14.00pt"/>
    </style:style>
    <style:style style:name="P170" style:family="paragraph">
      <style:paragraph-properties fo:line-height="115.00%" fo:text-align="justify"/>
    </style:style>
    <style:style style:name="P171" style:family="paragraph">
      <style:paragraph-properties fo:line-height="115.00%" fo:text-align="justify" fo:margin-left="31.70pt" fo:text-indent="0.00pt" fo:margin-top="6.00pt" fo:margin-bottom="6.00pt"/>
    </style:style>
    <style:style style:name="P172" style:family="paragraph">
      <style:paragraph-properties fo:line-height="115.00%" fo:text-align="justify" fo:margin-left="135.00pt" fo:text-indent="-103.30pt"/>
    </style:style>
    <style:style style:name="P173" style:family="paragraph">
      <style:paragraph-properties fo:line-height="115.00%" fo:text-align="justify" fo:margin-left="31.70pt" fo:text-indent="0.00pt" fo:margin-top="6.00pt" fo:margin-bottom="6.00pt"/>
    </style:style>
    <style:style style:name="P174" style:family="paragraph">
      <style:paragraph-properties fo:line-height="115.00%" fo:text-align="justify" fo:margin-left="144.00pt" fo:text-indent="-112.30pt"/>
    </style:style>
    <style:style style:name="P175" style:family="paragraph">
      <style:paragraph-properties fo:line-height="115.00%" fo:text-align="justify" fo:margin-left="31.70pt" fo:text-indent="0.00pt" fo:margin-top="6.00pt" fo:margin-bottom="6.00pt"/>
    </style:style>
    <style:style style:name="P176" style:family="paragraph">
      <style:paragraph-properties fo:line-height="115.00%" fo:text-align="justify" fo:margin-left="72.00pt" fo:text-indent="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00.00%" fo:text-align="left" fo:margin-left="-18.00pt" fo:text-indent="18.00pt" fo:margin-top="14.00pt" fo:margin-bottom="14.00pt"/>
    </style:style>
    <style:style style:name="P178" style:family="paragraph">
      <style:paragraph-properties fo:line-height="115.00%" fo:text-align="justify"/>
    </style:style>
    <style:style style:name="P179" style:family="paragraph">
      <style:paragraph-properties fo:line-height="115.00%" fo:text-align="justify" fo:margin-left="31.70pt" fo:text-indent="0.00pt" fo:margin-top="6.00pt" fo:margin-bottom="6.00pt"/>
    </style:style>
    <style:style style:name="P180" style:family="paragraph">
      <style:paragraph-properties fo:line-height="115.00%" fo:text-align="justify" fo:margin-left="135.00pt" fo:text-indent="-103.30pt"/>
    </style:style>
    <style:style style:name="P181" style:family="paragraph">
      <style:paragraph-properties fo:line-height="115.00%" fo:text-align="justify" fo:margin-left="31.70pt" fo:text-indent="0.00pt" fo:margin-top="6.00pt" fo:margin-bottom="6.00pt"/>
    </style:style>
    <style:style style:name="P182" style:family="paragraph">
      <style:paragraph-properties fo:line-height="115.00%" fo:text-align="justify" fo:margin-left="144.00pt" fo:text-indent="-112.30pt"/>
    </style:style>
    <style:style style:name="P183" style:family="paragraph">
      <style:paragraph-properties fo:line-height="115.00%" fo:text-align="justify" fo:margin-left="31.70pt" fo:text-indent="0.00pt" fo:margin-top="6.00pt" fo:margin-bottom="6.00pt"/>
    </style:style>
    <style:style style:name="P184" style:family="paragraph">
      <style:paragraph-properties fo:line-height="115.00%" fo:text-align="justify" fo:margin-left="72.00pt" fo:text-indent="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00.00%" fo:text-align="left" fo:margin-left="-18.00pt" fo:text-indent="18.00pt" fo:margin-top="14.00pt" fo:margin-bottom="14.00pt"/>
    </style:style>
    <style:style style:name="P186" style:family="paragraph">
      <style:paragraph-properties fo:line-height="115.00%" fo:text-align="justify"/>
    </style:style>
    <style:style style:name="P187" style:family="paragraph">
      <style:paragraph-properties fo:line-height="115.00%" fo:text-align="justify" fo:margin-left="31.70pt" fo:text-indent="0.00pt" fo:margin-top="6.00pt" fo:margin-bottom="6.00pt"/>
    </style:style>
    <style:style style:name="P188" style:family="paragraph">
      <style:paragraph-properties fo:line-height="115.00%" fo:text-align="justify" fo:margin-left="135.00pt" fo:text-indent="-103.30pt"/>
    </style:style>
    <style:style style:name="P189" style:family="paragraph">
      <style:paragraph-properties fo:line-height="115.00%" fo:text-align="justify" fo:margin-left="31.70pt" fo:text-indent="0.00pt" fo:margin-top="6.00pt" fo:margin-bottom="6.00pt"/>
    </style:style>
    <style:style style:name="P190" style:family="paragraph">
      <style:paragraph-properties fo:line-height="115.00%" fo:text-align="justify" fo:margin-left="144.00pt" fo:text-indent="-112.30pt"/>
    </style:style>
    <style:style style:name="P191" style:family="paragraph">
      <style:paragraph-properties fo:line-height="115.00%" fo:text-align="justify" fo:margin-left="31.70pt" fo:text-indent="0.00pt" fo:margin-top="6.00pt" fo:margin-bottom="6.00pt"/>
    </style:style>
    <style:style style:name="P192" style:family="paragraph">
      <style:paragraph-properties fo:line-height="115.00%" fo:text-align="justify" fo:margin-left="67.70pt" fo:text-indent="0.00pt"/>
    </style:style>
    <text:list-style style:name="L193">
      <text:list-level-style-bullet text:level="1" text:bullet-char="•">
        <style:list-level-properties text:space-before="0.00pt" text:min-label-width="18.00pt"/>
        <style:text-properties fo:font-family="Symbol"/>
      </text:list-level-style-bullet>
    </text:list-style>
    <style:style style:name="P193" style:family="paragraph">
      <style:paragraph-properties fo:line-height="100.00%" fo:text-align="left" fo:margin-left="-18.00pt" fo:text-indent="18.00pt" fo:margin-top="14.00pt" fo:margin-bottom="14.00pt"/>
    </style:style>
    <style:style style:name="P194" style:family="paragraph">
      <style:paragraph-properties fo:line-height="100.00%" fo:text-align="left" fo:margin-bottom="12.00pt"/>
    </style:style>
    <style:style style:name="P195" style:family="paragraph">
      <style:paragraph-properties fo:line-height="115.00%" fo:text-align="justify" fo:margin-left="31.70pt" fo:text-indent="0.00pt" fo:margin-top="6.00pt" fo:margin-bottom="6.00pt"/>
    </style:style>
    <style:style style:name="P196" style:family="paragraph">
      <style:paragraph-properties fo:line-height="115.00%" fo:text-align="justify" fo:margin-left="135.00pt" fo:text-indent="-103.30pt"/>
    </style:style>
    <style:style style:name="P197" style:family="paragraph">
      <style:paragraph-properties fo:line-height="115.00%" fo:text-align="justify" fo:margin-left="31.70pt" fo:text-indent="0.00pt" fo:margin-top="6.00pt" fo:margin-bottom="6.00pt"/>
    </style:style>
    <style:style style:name="P198" style:family="paragraph">
      <style:paragraph-properties fo:line-height="115.00%" fo:text-align="justify" fo:margin-left="144.00pt" fo:text-indent="-112.30pt"/>
    </style:style>
    <style:style style:name="P199" style:family="paragraph">
      <style:paragraph-properties fo:line-height="115.00%" fo:text-align="justify" fo:margin-left="31.70pt" fo:text-indent="0.00pt" fo:margin-top="6.00pt" fo:margin-bottom="6.00pt"/>
    </style:style>
    <style:style style:name="P200" style:family="paragraph">
      <style:paragraph-properties fo:line-height="115.00%" fo:text-align="justify" fo:margin-left="72.00pt" fo:text-indent="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00.00%" fo:text-align="left" fo:margin-left="-18.00pt" fo:text-indent="18.00pt" fo:margin-top="14.00pt" fo:margin-bottom="14.00pt"/>
    </style:style>
    <style:style style:name="P202" style:family="paragraph">
      <style:paragraph-properties fo:line-height="115.00%" fo:text-align="justify" fo:margin-bottom="12.00pt"/>
    </style:style>
    <text:list-style style:name="L203">
      <text:list-level-style-bullet text:level="1" text:bullet-char="•">
        <style:list-level-properties text:space-before="18.00pt" text:min-label-width="18.00pt"/>
        <style:text-properties fo:font-family="Symbol"/>
      </text:list-level-style-bullet>
    </text:list-style>
    <style:style style:name="P203" style:family="paragraph">
      <style:paragraph-properties fo:line-height="115.00%" fo:text-align="justify" fo:margin-bottom="12.00pt"/>
    </style:style>
    <style:style style:name="P204" style:family="paragraph">
      <style:paragraph-properties fo:line-height="100.00%" fo:text-align="left" fo:margin-left="-36.00pt" fo:text-indent="18.00pt" fo:margin-top="14.00pt" fo:margin-bottom="14.00pt"/>
    </style:style>
    <style:style style:name="P205" style:family="paragraph">
      <style:paragraph-properties fo:line-height="115.00%" fo:text-align="justify"/>
    </style:style>
    <text:list-style style:name="L206">
      <text:list-level-style-bullet text:level="1" text:bullet-char="•">
        <style:list-level-properties text:space-before="18.00pt" text:min-label-width="18.00pt"/>
        <style:text-properties fo:font-family="Symbol"/>
      </text:list-level-style-bullet>
    </text:list-style>
    <style:style style:name="P206" style:family="paragraph">
      <style:paragraph-properties fo:line-height="115.00%" fo:text-align="justify" fo:margin-bottom="12.00pt"/>
    </style:style>
    <style:style style:name="P207" style:family="paragraph">
      <style:paragraph-properties fo:line-height="100.00%" fo:text-align="left" fo:margin-left="-36.00pt" fo:text-indent="18.00pt" fo:margin-top="14.00pt" fo:margin-bottom="14.00pt"/>
    </style:style>
    <style:style style:name="P208" style:family="paragraph">
      <style:paragraph-properties fo:line-height="100.00%" fo:text-align="left"/>
    </style:style>
    <style:style style:name="P209" style:family="paragraph">
      <style:paragraph-properties fo:line-height="115.00%" fo:text-align="justify" fo:margin-left="31.70pt" fo:text-indent="0.00pt" fo:margin-top="6.00pt" fo:margin-bottom="6.00pt"/>
    </style:style>
    <style:style style:name="P210" style:family="paragraph">
      <style:paragraph-properties fo:line-height="115.00%" fo:text-align="justify" fo:margin-left="144.00pt" fo:text-indent="-71.80pt" fo:margin-top="6.00pt" fo:margin-bottom="6.00pt"/>
    </style:style>
    <style:style style:name="P211" style:family="paragraph">
      <style:paragraph-properties fo:line-height="115.00%" fo:text-align="justify" fo:margin-left="31.70pt" fo:text-indent="0.00pt" fo:margin-top="6.00pt" fo:margin-bottom="6.00pt"/>
    </style:style>
    <style:style style:name="P212" style:family="paragraph">
      <style:paragraph-properties fo:line-height="115.00%" fo:text-align="justify" fo:margin-left="67.70pt" fo:text-indent="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00.00%" fo:text-align="left" fo:margin-left="-18.00pt" fo:text-indent="18.00pt" fo:margin-top="14.00pt" fo:margin-bottom="14.00pt"/>
    </style:style>
    <style:style style:name="P214" style:family="paragraph">
      <style:paragraph-properties fo:line-height="100.00%" fo:text-align="left"/>
    </style:style>
    <style:style style:name="P215" style:family="paragraph">
      <style:paragraph-properties fo:line-height="115.00%" fo:text-align="justify" fo:margin-left="31.70pt" fo:text-indent="0.00pt" fo:margin-top="6.00pt" fo:margin-bottom="6.00pt"/>
    </style:style>
    <style:style style:name="P216" style:family="paragraph">
      <style:paragraph-properties fo:line-height="115.00%" fo:text-align="justify" fo:margin-left="144.00pt" fo:text-indent="-71.80pt" fo:margin-top="6.00pt" fo:margin-bottom="6.00pt"/>
    </style:style>
    <style:style style:name="P217" style:family="paragraph">
      <style:paragraph-properties fo:line-height="115.00%" fo:text-align="justify" fo:margin-left="31.70pt" fo:text-indent="0.00pt" fo:margin-top="6.00pt" fo:margin-bottom="6.00pt"/>
    </style:style>
    <style:style style:name="P218" style:family="paragraph">
      <style:paragraph-properties fo:line-height="115.00%" fo:text-align="justify" fo:margin-left="67.70pt" fo:text-indent="0.00pt"/>
    </style:style>
    <text:list-style style:name="L219">
      <text:list-level-style-bullet text:level="1" text:bullet-char="•">
        <style:list-level-properties text:space-before="0.00pt" text:min-label-width="18.00pt"/>
        <style:text-properties fo:font-family="Symbol"/>
      </text:list-level-style-bullet>
    </text:list-style>
    <style:style style:name="P219" style:family="paragraph">
      <style:paragraph-properties fo:line-height="100.00%" fo:text-align="left" fo:margin-left="-18.00pt" fo:text-indent="18.00pt" fo:margin-top="14.00pt" fo:margin-bottom="14.00pt"/>
    </style:style>
    <style:style style:name="P220" style:family="paragraph">
      <style:paragraph-properties fo:line-height="100.00%" fo:text-align="justify" fo:margin-bottom="12.00pt"/>
    </style:style>
    <style:style style:name="P221" style:family="paragraph">
      <style:paragraph-properties fo:line-height="115.00%" fo:text-align="justify" fo:margin-left="31.70pt" fo:text-indent="0.00pt" fo:margin-top="6.00pt" fo:margin-bottom="6.00pt"/>
    </style:style>
    <style:style style:name="P222" style:family="paragraph">
      <style:paragraph-properties fo:line-height="115.00%" fo:text-align="justify" fo:margin-left="72.00pt" fo:text-indent="0.00pt"/>
    </style:style>
    <text:list-style style:name="L223">
      <text:list-level-style-bullet text:level="1" text:bullet-char="•">
        <style:list-level-properties text:space-before="0.00pt" text:min-label-width="18.00pt"/>
        <style:text-properties fo:font-family="Symbol"/>
      </text:list-level-style-bullet>
    </text:list-style>
    <style:style style:name="P223" style:family="paragraph">
      <style:paragraph-properties fo:line-height="100.00%" fo:text-align="left" fo:margin-left="-18.00pt" fo:text-indent="18.00pt" fo:margin-top="14.00pt" fo:margin-bottom="14.00pt"/>
    </style:style>
    <style:style style:name="P224" style:family="paragraph">
      <style:paragraph-properties fo:line-height="100.00%" fo:text-align="left" fo:margin-bottom="12.00pt"/>
    </style:style>
    <style:style style:name="P225" style:family="paragraph">
      <style:paragraph-properties fo:line-height="115.00%" fo:text-align="justify" fo:margin-left="31.70pt" fo:text-indent="0.00pt" fo:margin-top="6.00pt" fo:margin-bottom="6.00pt"/>
    </style:style>
    <style:style style:name="P226" style:family="paragraph">
      <style:paragraph-properties fo:line-height="115.00%" fo:text-align="justify" fo:margin-left="144.00pt" fo:text-indent="-71.80pt" fo:margin-top="6.00pt" fo:margin-bottom="6.00pt"/>
    </style:style>
    <style:style style:name="P227" style:family="paragraph">
      <style:paragraph-properties fo:line-height="115.00%" fo:text-align="justify" fo:margin-left="31.70pt" fo:text-indent="0.00pt" fo:margin-top="6.00pt" fo:margin-bottom="6.00pt"/>
    </style:style>
    <style:style style:name="P228" style:family="paragraph">
      <style:paragraph-properties fo:line-height="115.00%" fo:text-align="justify" fo:margin-left="72.00pt" fo:text-indent="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00.00%" fo:text-align="left" fo:margin-left="-18.00pt" fo:text-indent="18.00pt" fo:margin-top="14.00pt" fo:margin-bottom="14.00pt"/>
    </style:style>
    <style:style style:name="P230" style:family="paragraph">
      <style:paragraph-properties fo:line-height="100.00%" fo:text-align="left"/>
    </style:style>
    <style:style style:name="P231" style:family="paragraph">
      <style:paragraph-properties fo:line-height="115.00%" fo:text-align="justify" fo:margin-left="31.70pt" fo:text-indent="0.00pt" fo:margin-top="6.00pt" fo:margin-bottom="6.00pt"/>
    </style:style>
    <style:style style:name="P232" style:family="paragraph">
      <style:paragraph-properties fo:line-height="115.00%" fo:text-align="justify" fo:margin-left="144.00pt" fo:text-indent="-71.80pt" fo:margin-top="6.00pt" fo:margin-bottom="6.00pt"/>
    </style:style>
    <style:style style:name="P233" style:family="paragraph">
      <style:paragraph-properties fo:line-height="115.00%" fo:text-align="justify" fo:margin-left="31.70pt" fo:text-indent="0.00pt" fo:margin-top="6.00pt" fo:margin-bottom="6.00pt"/>
    </style:style>
    <style:style style:name="P234" style:family="paragraph">
      <style:paragraph-properties fo:line-height="115.00%" fo:text-align="justify" fo:margin-left="72.00pt" fo:text-indent="0.00pt"/>
    </style:style>
    <text:list-style style:name="L235">
      <text:list-level-style-bullet text:level="1" text:bullet-char="•">
        <style:list-level-properties text:space-before="0.00pt" text:min-label-width="18.00pt"/>
        <style:text-properties fo:font-family="Symbol"/>
      </text:list-level-style-bullet>
    </text:list-style>
    <style:style style:name="P235" style:family="paragraph">
      <style:paragraph-properties fo:line-height="100.00%" fo:text-align="left" fo:margin-left="-18.00pt" fo:text-indent="18.00pt" fo:margin-top="14.00pt" fo:margin-bottom="14.00pt"/>
    </style:style>
    <style:style style:name="P236" style:family="paragraph">
      <style:paragraph-properties fo:line-height="115.00%" fo:text-align="left"/>
    </style:style>
    <style:style style:name="P237" style:family="paragraph">
      <style:paragraph-properties fo:line-height="115.00%" fo:text-align="justify" fo:margin-left="31.70pt" fo:text-indent="0.00pt" fo:margin-top="6.00pt" fo:margin-bottom="6.00pt"/>
    </style:style>
    <style:style style:name="P238" style:family="paragraph">
      <style:paragraph-properties fo:line-height="115.00%" fo:text-align="justify" fo:margin-left="144.00pt" fo:text-indent="-71.80pt" fo:margin-top="6.00pt" fo:margin-bottom="6.00pt"/>
    </style:style>
    <style:style style:name="P239" style:family="paragraph">
      <style:paragraph-properties fo:line-height="115.00%" fo:text-align="justify" fo:margin-left="31.70pt" fo:text-indent="0.00pt" fo:margin-top="6.00pt" fo:margin-bottom="6.00pt"/>
    </style:style>
    <style:style style:name="P240" style:family="paragraph">
      <style:paragraph-properties fo:line-height="115.00%" fo:text-align="justify" fo:margin-left="72.20pt" fo:text-indent="0.00pt" fo:margin-top="6.00pt" fo:margin-bottom="6.00pt"/>
    </style:style>
    <style:style style:name="P241" style:family="paragraph">
      <style:paragraph-properties fo:line-height="115.00%" fo:text-align="justify" fo:margin-left="31.70pt" fo:text-indent="0.00pt" fo:margin-top="6.00pt" fo:margin-bottom="6.00pt"/>
    </style:style>
    <style:style style:name="P242" style:family="paragraph">
      <style:paragraph-properties fo:line-height="115.00%" fo:text-align="justify" fo:margin-left="72.00pt" fo:text-indent="0.00pt"/>
    </style:style>
    <text:list-style style:name="L243">
      <text:list-level-style-bullet text:level="1" text:bullet-char="•">
        <style:list-level-properties text:space-before="0.00pt" text:min-label-width="18.00pt"/>
        <style:text-properties fo:font-family="Symbol"/>
      </text:list-level-style-bullet>
    </text:list-style>
    <style:style style:name="P243" style:family="paragraph">
      <style:paragraph-properties fo:line-height="100.00%" fo:text-align="left" fo:margin-left="-18.00pt" fo:text-indent="18.00pt" fo:margin-top="14.00pt" fo:margin-bottom="14.00pt"/>
    </style:style>
    <style:style style:name="P244" style:family="paragraph">
      <style:paragraph-properties fo:line-height="115.00%" fo:text-align="justify" fo:margin-top="6.00pt" fo:margin-bottom="6.00pt"/>
    </style:style>
    <style:style style:name="P245" style:family="paragraph">
      <style:paragraph-properties fo:line-height="115.00%" fo:text-align="justify" fo:margin-left="31.70pt" fo:text-indent="0.00pt" fo:margin-top="6.00pt" fo:margin-bottom="6.00pt"/>
    </style:style>
    <style:style style:name="P246" style:family="paragraph">
      <style:paragraph-properties fo:line-height="115.00%" fo:text-align="justify" fo:margin-left="144.00pt" fo:text-indent="-71.80pt" fo:margin-top="6.00pt" fo:margin-bottom="6.00pt"/>
    </style:style>
    <style:style style:name="P247" style:family="paragraph">
      <style:paragraph-properties fo:line-height="115.00%" fo:text-align="justify" fo:margin-left="31.70pt" fo:text-indent="0.00pt" fo:margin-top="6.00pt" fo:margin-bottom="6.00pt"/>
    </style:style>
    <style:style style:name="P248" style:family="paragraph">
      <style:paragraph-properties fo:line-height="115.00%" fo:text-align="justify" fo:margin-left="144.00pt" fo:text-indent="-71.80pt" fo:margin-top="6.00pt" fo:margin-bottom="6.00pt"/>
    </style:style>
    <style:style style:name="P249" style:family="paragraph">
      <style:paragraph-properties fo:line-height="115.00%" fo:text-align="justify" fo:margin-left="31.70pt" fo:text-indent="0.00pt" fo:margin-top="6.00pt" fo:margin-bottom="6.00pt"/>
    </style:style>
    <style:style style:name="P250" style:family="paragraph">
      <style:paragraph-properties fo:line-height="115.00%" fo:text-align="justify" fo:margin-left="72.00pt" fo:text-indent="0.00pt"/>
    </style:style>
    <text:list-style style:name="L251">
      <text:list-level-style-bullet text:level="1" text:bullet-char="•">
        <style:list-level-properties text:space-before="0.00pt" text:min-label-width="18.00pt"/>
        <style:text-properties fo:font-family="Symbol"/>
      </text:list-level-style-bullet>
    </text:list-style>
    <style:style style:name="P251" style:family="paragraph">
      <style:paragraph-properties fo:line-height="100.00%" fo:text-align="left" fo:margin-left="-18.00pt" fo:text-indent="18.00pt" fo:margin-top="14.00pt" fo:margin-bottom="14.00pt"/>
    </style:style>
    <style:style style:name="P252" style:family="paragraph">
      <style:paragraph-properties fo:line-height="115.00%" fo:text-align="justify" fo:margin-top="6.00pt" fo:margin-bottom="6.00pt"/>
    </style:style>
    <style:style style:name="P253" style:family="paragraph">
      <style:paragraph-properties fo:line-height="115.00%" fo:text-align="justify" fo:margin-left="31.70pt" fo:text-indent="0.00pt" fo:margin-top="6.00pt" fo:margin-bottom="6.00pt"/>
    </style:style>
    <style:style style:name="P254" style:family="paragraph">
      <style:paragraph-properties fo:line-height="115.00%" fo:text-align="justify" fo:margin-left="144.00pt" fo:text-indent="-71.80pt" fo:margin-top="6.00pt" fo:margin-bottom="6.00pt"/>
    </style:style>
    <style:style style:name="P255" style:family="paragraph">
      <style:paragraph-properties fo:line-height="115.00%" fo:text-align="justify" fo:margin-left="31.70pt" fo:text-indent="0.00pt" fo:margin-top="6.00pt" fo:margin-bottom="6.00pt"/>
    </style:style>
    <style:style style:name="P256" style:family="paragraph">
      <style:paragraph-properties fo:line-height="115.00%" fo:text-align="justify" fo:margin-left="72.00pt" fo:text-indent="0.00pt"/>
    </style:style>
    <text:list-style style:name="L257">
      <text:list-level-style-bullet text:level="1" text:bullet-char="•">
        <style:list-level-properties text:space-before="0.00pt" text:min-label-width="18.00pt"/>
        <style:text-properties fo:font-family="Symbol"/>
      </text:list-level-style-bullet>
    </text:list-style>
    <style:style style:name="P257" style:family="paragraph">
      <style:paragraph-properties fo:line-height="100.00%" fo:text-align="left" fo:margin-left="-18.00pt" fo:text-indent="18.00pt" fo:margin-top="14.00pt" fo:margin-bottom="14.00pt"/>
    </style:style>
    <style:style style:name="P258" style:family="paragraph">
      <style:paragraph-properties fo:line-height="100.00%" fo:text-align="left"/>
    </style:style>
    <style:style style:name="P259" style:family="paragraph">
      <style:paragraph-properties fo:line-height="115.00%" fo:text-align="justify" fo:margin-left="31.70pt" fo:text-indent="0.00pt" fo:margin-top="6.00pt" fo:margin-bottom="6.00pt"/>
    </style:style>
    <style:style style:name="P260" style:family="paragraph">
      <style:paragraph-properties fo:line-height="115.00%" fo:text-align="justify" fo:margin-left="144.00pt" fo:text-indent="-71.80pt" fo:margin-top="6.00pt" fo:margin-bottom="6.00pt"/>
    </style:style>
    <style:style style:name="P261" style:family="paragraph">
      <style:paragraph-properties fo:line-height="115.00%" fo:text-align="justify" fo:margin-left="31.70pt" fo:text-indent="0.00pt" fo:margin-top="6.00pt" fo:margin-bottom="6.00pt"/>
    </style:style>
    <style:style style:name="P262" style:family="paragraph">
      <style:paragraph-properties fo:line-height="115.00%" fo:text-align="justify" fo:margin-left="144.00pt" fo:text-indent="-71.80pt" fo:margin-top="6.00pt" fo:margin-bottom="6.00pt"/>
    </style:style>
    <style:style style:name="P263" style:family="paragraph">
      <style:paragraph-properties fo:line-height="115.00%" fo:text-align="justify" fo:margin-left="31.70pt" fo:text-indent="0.00pt" fo:margin-top="6.00pt" fo:margin-bottom="6.00pt"/>
    </style:style>
    <style:style style:name="P264" style:family="paragraph">
      <style:paragraph-properties fo:line-height="115.00%" fo:text-align="justify" fo:margin-left="72.00pt" fo:text-indent="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00.00%" fo:text-align="left" fo:margin-left="-18.00pt" fo:text-indent="18.00pt" fo:margin-top="14.00pt" fo:margin-bottom="14.00pt"/>
    </style:style>
    <style:style style:name="P266" style:family="paragraph">
      <style:paragraph-properties fo:line-height="100.00%" fo:text-align="left"/>
    </style:style>
    <style:style style:name="P267" style:family="paragraph">
      <style:paragraph-properties fo:line-height="115.00%" fo:text-align="justify" fo:margin-left="31.70pt" fo:text-indent="0.00pt" fo:margin-top="6.00pt" fo:margin-bottom="6.00pt"/>
    </style:style>
    <style:style style:name="P268" style:family="paragraph">
      <style:paragraph-properties fo:line-height="115.00%" fo:text-align="justify" fo:margin-left="144.00pt" fo:text-indent="-71.80pt" fo:margin-bottom="6.00pt"/>
    </style:style>
    <style:style style:name="P269" style:family="paragraph">
      <style:paragraph-properties fo:line-height="115.00%" fo:text-align="justify" fo:margin-left="31.70pt" fo:text-indent="0.00pt" fo:margin-top="6.00pt" fo:margin-bottom="6.00pt"/>
    </style:style>
    <style:style style:name="P270" style:family="paragraph">
      <style:paragraph-properties fo:line-height="115.00%" fo:text-align="justify" fo:margin-left="144.00pt" fo:text-indent="-71.80pt" fo:margin-top="6.00pt" fo:margin-bottom="6.00pt"/>
    </style:style>
    <style:style style:name="P271" style:family="paragraph">
      <style:paragraph-properties fo:line-height="115.00%" fo:text-align="justify" fo:margin-left="31.70pt" fo:text-indent="0.00pt" fo:margin-top="6.00pt" fo:margin-bottom="6.00pt"/>
    </style:style>
    <style:style style:name="P272" style:family="paragraph">
      <style:paragraph-properties fo:line-height="115.00%" fo:text-align="justify" fo:margin-left="72.00pt" fo:text-indent="0.00pt"/>
    </style:style>
    <text:list-style style:name="L273">
      <text:list-level-style-bullet text:level="1" text:bullet-char="•">
        <style:list-level-properties text:space-before="0.00pt" text:min-label-width="18.00pt"/>
        <style:text-properties fo:font-family="Symbol"/>
      </text:list-level-style-bullet>
    </text:list-style>
    <style:style style:name="P273" style:family="paragraph">
      <style:paragraph-properties fo:line-height="100.00%" fo:text-align="left" fo:margin-left="-18.00pt" fo:text-indent="18.00pt" fo:margin-top="14.00pt" fo:margin-bottom="14.00pt"/>
    </style:style>
    <style:style style:name="P274" style:family="paragraph">
      <style:paragraph-properties fo:line-height="100.00%" fo:text-align="left"/>
    </style:style>
    <style:style style:name="P275" style:family="paragraph">
      <style:paragraph-properties fo:line-height="115.00%" fo:text-align="justify" fo:margin-left="31.70pt" fo:text-indent="0.00pt" fo:margin-top="6.00pt" fo:margin-bottom="6.00pt"/>
    </style:style>
    <style:style style:name="P276" style:family="paragraph">
      <style:paragraph-properties fo:line-height="115.00%" fo:text-align="justify" fo:margin-left="144.00pt" fo:text-indent="-71.80pt" fo:margin-top="6.00pt" fo:margin-bottom="6.00pt"/>
    </style:style>
    <style:style style:name="P277" style:family="paragraph">
      <style:paragraph-properties fo:line-height="115.00%" fo:text-align="justify" fo:margin-left="31.70pt" fo:text-indent="0.00pt" fo:margin-top="6.00pt" fo:margin-bottom="6.00pt"/>
    </style:style>
    <style:style style:name="P278" style:family="paragraph">
      <style:paragraph-properties fo:line-height="115.00%" fo:text-align="justify" fo:margin-left="144.00pt" fo:text-indent="-71.80pt" fo:margin-top="6.00pt" fo:margin-bottom="6.00pt"/>
    </style:style>
    <style:style style:name="P279" style:family="paragraph">
      <style:paragraph-properties fo:line-height="115.00%" fo:text-align="justify" fo:margin-left="31.70pt" fo:text-indent="0.00pt" fo:margin-top="6.00pt" fo:margin-bottom="6.00pt"/>
    </style:style>
    <style:style style:name="P280" style:family="paragraph">
      <style:paragraph-properties fo:line-height="115.00%" fo:text-align="justify" fo:margin-left="67.70pt" fo:text-indent="0.00pt"/>
    </style:style>
    <style:style style:name="P281" style:family="paragraph">
      <style:paragraph-properties fo:line-height="115.00%" fo:text-align="justify"/>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00.00%" fo:text-align="left" fo:margin-left="-18.00pt" fo:text-indent="18.00pt" fo:margin-top="14.00pt" fo:margin-bottom="14.00pt"/>
    </style:style>
    <style:style style:name="P283" style:family="paragraph">
      <style:paragraph-properties fo:line-height="100.00%" fo:text-align="left"/>
    </style:style>
    <style:style style:name="P284" style:family="paragraph">
      <style:paragraph-properties fo:line-height="115.00%" fo:text-align="justify" fo:margin-left="31.70pt" fo:text-indent="0.00pt" fo:margin-top="6.00pt" fo:margin-bottom="6.00pt"/>
    </style:style>
    <style:style style:name="P285" style:family="paragraph">
      <style:paragraph-properties fo:line-height="115.00%" fo:text-align="justify" fo:margin-left="144.00pt" fo:text-indent="-71.80pt" fo:margin-top="6.00pt" fo:margin-bottom="6.00pt"/>
    </style:style>
    <style:style style:name="P286" style:family="paragraph">
      <style:paragraph-properties fo:line-height="115.00%" fo:text-align="justify" fo:margin-left="31.70pt" fo:text-indent="0.00pt" fo:margin-top="6.00pt" fo:margin-bottom="6.00pt"/>
    </style:style>
    <style:style style:name="P287" style:family="paragraph">
      <style:paragraph-properties fo:line-height="115.00%" fo:text-align="justify" fo:margin-left="144.00pt" fo:text-indent="-71.80pt" fo:margin-top="6.00pt" fo:margin-bottom="6.00pt"/>
    </style:style>
    <style:style style:name="P288" style:family="paragraph">
      <style:paragraph-properties fo:line-height="115.00%" fo:text-align="justify" fo:margin-left="31.70pt" fo:text-indent="0.00pt" fo:margin-top="6.00pt" fo:margin-bottom="6.00pt"/>
    </style:style>
    <style:style style:name="P289" style:family="paragraph">
      <style:paragraph-properties fo:line-height="115.00%" fo:text-align="justify" fo:margin-left="72.00pt" fo:text-indent="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00.00%" fo:text-align="left" fo:margin-left="-18.00pt" fo:text-indent="18.00pt" fo:margin-top="14.00pt" fo:margin-bottom="14.00pt"/>
    </style:style>
    <style:style style:name="P291" style:family="paragraph">
      <style:paragraph-properties fo:line-height="100.00%" fo:text-align="left"/>
    </style:style>
    <style:style style:name="P292" style:family="paragraph">
      <style:paragraph-properties fo:line-height="115.00%" fo:text-align="justify" fo:margin-left="31.70pt" fo:text-indent="0.00pt" fo:margin-top="6.00pt" fo:margin-bottom="6.00pt"/>
    </style:style>
    <style:style style:name="P293" style:family="paragraph">
      <style:paragraph-properties fo:line-height="115.00%" fo:text-align="justify" fo:margin-left="144.00pt" fo:text-indent="-71.80pt" fo:margin-top="6.00pt" fo:margin-bottom="6.00pt"/>
    </style:style>
    <style:style style:name="P294" style:family="paragraph">
      <style:paragraph-properties fo:line-height="115.00%" fo:text-align="justify" fo:margin-left="31.70pt" fo:text-indent="0.00pt" fo:margin-top="6.00pt" fo:margin-bottom="6.00pt"/>
    </style:style>
    <style:style style:name="P295" style:family="paragraph">
      <style:paragraph-properties fo:line-height="115.00%" fo:text-align="justify" fo:margin-left="144.00pt" fo:text-indent="-71.80pt" fo:margin-top="6.00pt" fo:margin-bottom="6.00pt"/>
    </style:style>
    <style:style style:name="P296" style:family="paragraph">
      <style:paragraph-properties fo:line-height="115.00%" fo:text-align="justify" fo:margin-left="31.70pt" fo:text-indent="0.00pt" fo:margin-top="6.00pt" fo:margin-bottom="6.00pt"/>
    </style:style>
    <style:style style:name="P297" style:family="paragraph">
      <style:paragraph-properties fo:line-height="115.00%" fo:text-align="justify" fo:margin-left="72.00pt" fo:text-indent="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00.00%" fo:text-align="left" fo:margin-left="-18.00pt" fo:text-indent="18.00pt" fo:margin-top="14.00pt" fo:margin-bottom="14.00pt"/>
    </style:style>
    <style:style style:name="P299" style:family="paragraph">
      <style:paragraph-properties fo:line-height="100.00%" fo:text-align="left"/>
    </style:style>
    <style:style style:name="P300" style:family="paragraph">
      <style:paragraph-properties fo:line-height="115.00%" fo:text-align="justify" fo:margin-left="31.70pt" fo:text-indent="0.00pt" fo:margin-top="6.00pt" fo:margin-bottom="6.00pt"/>
    </style:style>
    <style:style style:name="P301" style:family="paragraph">
      <style:paragraph-properties fo:line-height="115.00%" fo:text-align="justify" fo:margin-left="144.00pt" fo:text-indent="-71.80pt" fo:margin-top="6.00pt" fo:margin-bottom="6.00pt"/>
    </style:style>
    <style:style style:name="P302" style:family="paragraph">
      <style:paragraph-properties fo:line-height="115.00%" fo:text-align="justify" fo:margin-left="31.70pt" fo:text-indent="0.00pt" fo:margin-top="6.00pt" fo:margin-bottom="6.00pt"/>
    </style:style>
    <style:style style:name="P303" style:family="paragraph">
      <style:paragraph-properties fo:line-height="115.00%" fo:text-align="justify" fo:margin-left="144.00pt" fo:text-indent="-71.80pt" fo:margin-top="6.00pt" fo:margin-bottom="6.00pt"/>
    </style:style>
    <style:style style:name="P304" style:family="paragraph">
      <style:paragraph-properties fo:line-height="115.00%" fo:text-align="justify" fo:margin-left="31.70pt" fo:text-indent="0.00pt" fo:margin-top="6.00pt" fo:margin-bottom="6.00pt"/>
    </style:style>
    <style:style style:name="P305" style:family="paragraph">
      <style:paragraph-properties fo:line-height="115.00%" fo:text-align="justify" fo:margin-left="72.00pt" fo:text-indent="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00.00%" fo:text-align="left" fo:margin-left="-18.00pt" fo:text-indent="18.00pt" fo:margin-top="14.00pt" fo:margin-bottom="14.00pt"/>
    </style:style>
    <style:style style:name="P307" style:family="paragraph">
      <style:paragraph-properties fo:line-height="100.00%" fo:text-align="left"/>
    </style:style>
    <text:list-style style:name="L308">
      <text:list-level-style-bullet text:level="1" text:bullet-char="•">
        <style:list-level-properties text:space-before="0.00pt" text:min-label-width="18.00pt"/>
        <style:text-properties fo:font-family="Symbol"/>
      </text:list-level-style-bullet>
    </text:list-style>
    <style:style style:name="P308" style:family="paragraph">
      <style:paragraph-properties fo:line-height="100.00%" fo:text-align="left" fo:margin-left="-18.00pt" fo:text-indent="18.00pt" fo:margin-top="14.00pt" fo:margin-bottom="14.00pt"/>
    </style:style>
    <style:style style:name="P309" style:family="paragraph">
      <style:paragraph-properties fo:line-height="100.00%" fo:text-align="left"/>
    </style:style>
    <text:list-style style:name="L310">
      <text:list-level-style-bullet text:level="1" text:bullet-char="•">
        <style:list-level-properties text:space-before="0.00pt" text:min-label-width="18.00pt"/>
        <style:text-properties fo:font-family="Symbol"/>
      </text:list-level-style-bullet>
    </text:list-style>
    <style:style style:name="P310" style:family="paragraph">
      <style:paragraph-properties fo:line-height="100.00%" fo:text-align="left" fo:margin-left="-18.00pt" fo:text-indent="18.00pt" fo:margin-top="14.00pt" fo:margin-bottom="14.00pt"/>
    </style:style>
    <style:style style:name="P311" style:family="paragraph">
      <style:paragraph-properties fo:line-height="100.00%" fo:text-align="left"/>
    </style:style>
    <style:style style:name="P312" style:family="paragraph">
      <style:paragraph-properties fo:line-height="115.00%" fo:text-align="justify" fo:margin-left="31.70pt" fo:text-indent="0.00pt" fo:margin-top="6.00pt" fo:margin-bottom="6.00pt"/>
    </style:style>
    <style:style style:name="P313" style:family="paragraph">
      <style:paragraph-properties fo:line-height="100.00%" fo:text-align="justify" fo:margin-left="144.00pt" fo:text-indent="-69.75pt"/>
    </style:style>
    <style:style style:name="P314" style:family="paragraph">
      <style:paragraph-properties fo:line-height="115.00%" fo:text-align="justify" fo:margin-left="31.70pt" fo:text-indent="0.00pt" fo:margin-top="6.00pt" fo:margin-bottom="6.00pt"/>
    </style:style>
    <style:style style:name="P315" style:family="paragraph">
      <style:paragraph-properties fo:line-height="115.00%" fo:text-align="justify" fo:margin-left="144.00pt" fo:text-indent="-71.80pt" fo:margin-top="6.00pt" fo:margin-bottom="6.00pt"/>
    </style:style>
    <style:style style:name="P316" style:family="paragraph">
      <style:paragraph-properties fo:line-height="115.00%" fo:text-align="justify" fo:margin-left="31.70pt" fo:text-indent="0.00pt" fo:margin-top="6.00pt" fo:margin-bottom="6.00pt"/>
    </style:style>
    <style:style style:name="P317" style:family="paragraph">
      <style:paragraph-properties fo:line-height="115.00%" fo:text-align="justify" fo:margin-left="72.00pt" fo:text-indent="0.00pt"/>
    </style:style>
    <text:list-style style:name="L318">
      <text:list-level-style-bullet text:level="1" text:bullet-char="•">
        <style:list-level-properties text:space-before="0.00pt" text:min-label-width="18.00pt"/>
        <style:text-properties fo:font-family="Symbol"/>
      </text:list-level-style-bullet>
    </text:list-style>
    <style:style style:name="P318" style:family="paragraph">
      <style:paragraph-properties fo:line-height="100.00%" fo:text-align="left" fo:margin-left="-18.00pt" fo:text-indent="18.00pt" fo:margin-top="14.00pt" fo:margin-bottom="14.00pt"/>
    </style:style>
    <style:style style:name="P319" style:family="paragraph">
      <style:paragraph-properties fo:line-height="115.00%" fo:text-align="justify" fo:margin-top="6.00pt" fo:margin-bottom="6.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00.00%" fo:text-align="left" fo:margin-left="-18.00pt" fo:text-indent="18.00pt" fo:margin-top="14.00pt" fo:margin-bottom="14.00pt"/>
    </style:style>
    <style:style style:name="P321" style:family="paragraph">
      <style:paragraph-properties fo:line-height="115.00%" fo:text-align="left" fo:margin-bottom="12.00pt"/>
    </style:style>
    <style:style style:name="P322" style:family="paragraph">
      <style:paragraph-properties fo:line-height="100.00%" fo:text-align="left" fo:margin-left="0.00pt" fo:text-indent="36.00pt"/>
    </style:style>
    <style:style style:name="P323" style:family="paragraph">
      <style:paragraph-properties fo:line-height="115.00%" fo:text-align="justify" fo:margin-left="72.00pt" fo:text-indent="0.00pt" fo:margin-top="6.00pt" fo:margin-bottom="6.00pt"/>
    </style:style>
    <style:style style:name="P324" style:family="paragraph">
      <style:paragraph-properties fo:line-height="115.00%" fo:text-align="justify" fo:margin-left="31.70pt" fo:text-indent="0.00pt" fo:margin-top="6.00pt" fo:margin-bottom="6.00pt"/>
    </style:style>
    <style:style style:name="P325" style:family="paragraph">
      <style:paragraph-properties fo:line-height="115.00%" fo:text-align="justify" fo:margin-left="144.00pt" fo:text-indent="-71.80pt" fo:margin-top="6.00pt" fo:margin-bottom="6.00pt"/>
    </style:style>
    <style:style style:name="P326" style:family="paragraph">
      <style:paragraph-properties fo:line-height="115.00%" fo:text-align="justify" fo:margin-left="31.70pt" fo:text-indent="0.00pt" fo:margin-top="6.00pt" fo:margin-bottom="6.00pt"/>
    </style:style>
    <style:style style:name="P327" style:family="paragraph">
      <style:paragraph-properties fo:line-height="115.00%" fo:text-align="justify" fo:margin-left="72.00pt" fo:text-indent="0.00pt"/>
    </style:style>
    <text:list-style style:name="L328">
      <text:list-level-style-bullet text:level="1" text:bullet-char="•">
        <style:list-level-properties text:space-before="0.00pt" text:min-label-width="18.00pt"/>
        <style:text-properties fo:font-family="Symbol"/>
      </text:list-level-style-bullet>
    </text:list-style>
    <style:style style:name="P328" style:family="paragraph">
      <style:paragraph-properties fo:line-height="100.00%" fo:text-align="left" fo:margin-left="-18.00pt" fo:text-indent="18.00pt" fo:margin-top="14.00pt" fo:margin-bottom="14.00pt"/>
    </style:style>
    <style:style style:name="P329" style:family="paragraph">
      <style:paragraph-properties fo:line-height="115.00%" fo:text-align="justify"/>
    </style:style>
    <style:style style:name="P330" style:family="paragraph">
      <style:paragraph-properties fo:line-height="115.00%" fo:text-align="justify" fo:margin-left="31.70pt" fo:text-indent="0.00pt" fo:margin-top="6.00pt" fo:margin-bottom="6.00pt"/>
    </style:style>
    <style:style style:name="P331" style:family="paragraph">
      <style:paragraph-properties fo:line-height="115.00%" fo:text-align="justify" fo:margin-left="144.00pt" fo:text-indent="-71.80pt" fo:margin-top="6.00pt" fo:margin-bottom="6.00pt"/>
    </style:style>
    <style:style style:name="P332" style:family="paragraph">
      <style:paragraph-properties fo:line-height="115.00%" fo:text-align="justify" fo:margin-left="31.70pt" fo:text-indent="0.00pt" fo:margin-top="6.00pt" fo:margin-bottom="6.00pt"/>
    </style:style>
    <style:style style:name="P333" style:family="paragraph">
      <style:paragraph-properties fo:line-height="115.00%" fo:text-align="justify" fo:margin-left="144.00pt" fo:text-indent="-71.80pt" fo:margin-top="6.00pt" fo:margin-bottom="6.00pt"/>
    </style:style>
    <style:style style:name="P334" style:family="paragraph">
      <style:paragraph-properties fo:line-height="115.00%" fo:text-align="justify" fo:margin-left="31.70pt" fo:text-indent="0.00pt" fo:margin-top="6.00pt" fo:margin-bottom="6.00pt"/>
    </style:style>
    <style:style style:name="P335" style:family="paragraph">
      <style:paragraph-properties fo:line-height="115.00%" fo:text-align="justify" fo:margin-left="72.00pt" fo:text-indent="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00.00%" fo:text-align="left" fo:margin-left="-18.00pt" fo:text-indent="18.00pt" fo:margin-top="14.00pt" fo:margin-bottom="14.00pt"/>
    </style:style>
    <style:style style:name="P337" style:family="paragraph">
      <style:paragraph-properties fo:line-height="115.00%" fo:text-align="justify"/>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00.00%" fo:text-align="left" fo:margin-left="-18.00pt" fo:text-indent="18.00pt" fo:margin-top="14.00pt" fo:margin-bottom="14.00pt"/>
    </style:style>
    <style:style style:name="P339" style:family="paragraph">
      <style:paragraph-properties fo:line-height="100.00%" fo:text-align="left"/>
    </style:style>
    <style:style style:name="P340" style:family="paragraph">
      <style:paragraph-properties fo:line-height="115.00%" fo:text-align="justify" fo:margin-left="31.70pt" fo:text-indent="0.00pt" fo:margin-top="6.00pt" fo:margin-bottom="6.00pt"/>
    </style:style>
    <style:style style:name="P341" style:family="paragraph">
      <style:paragraph-properties fo:line-height="115.00%" fo:text-align="justify" fo:margin-left="144.00pt" fo:text-indent="-71.80pt" fo:margin-top="6.00pt" fo:margin-bottom="6.00pt"/>
    </style:style>
    <style:style style:name="P342" style:family="paragraph">
      <style:paragraph-properties fo:line-height="115.00%" fo:text-align="justify" fo:margin-left="31.70pt" fo:text-indent="0.00pt" fo:margin-top="6.00pt" fo:margin-bottom="6.00pt"/>
    </style:style>
    <style:style style:name="P343" style:family="paragraph">
      <style:paragraph-properties fo:line-height="115.00%" fo:text-align="justify" fo:margin-left="72.00pt" fo:text-indent="0.00pt"/>
    </style:style>
    <text:list-style style:name="L344">
      <text:list-level-style-bullet text:level="1" text:bullet-char="•">
        <style:list-level-properties text:space-before="0.00pt" text:min-label-width="18.00pt"/>
        <style:text-properties fo:font-family="Symbol"/>
      </text:list-level-style-bullet>
    </text:list-style>
    <style:style style:name="P344" style:family="paragraph">
      <style:paragraph-properties fo:line-height="100.00%" fo:text-align="left" fo:margin-left="-18.00pt" fo:text-indent="18.00pt" fo:margin-top="14.00pt" fo:margin-bottom="14.00pt"/>
    </style:style>
    <style:style style:name="P345" style:family="paragraph">
      <style:paragraph-properties fo:line-height="100.00%" fo:text-align="left" fo:margin-top="14.00pt" fo:margin-bottom="14.00pt"/>
    </style:style>
    <style:style style:name="P346" style:family="paragraph">
      <style:paragraph-properties fo:line-height="115.00%" fo:text-align="justify" fo:margin-left="31.70pt" fo:text-indent="0.00pt" fo:margin-top="6.00pt" fo:margin-bottom="6.00pt"/>
    </style:style>
    <style:style style:name="P347" style:family="paragraph">
      <style:paragraph-properties fo:line-height="115.00%" fo:text-align="justify" fo:margin-left="144.00pt" fo:text-indent="-71.80pt" fo:margin-top="6.00pt" fo:margin-bottom="6.00pt"/>
    </style:style>
    <style:style style:name="P348" style:family="paragraph">
      <style:paragraph-properties fo:line-height="115.00%" fo:text-align="justify" fo:margin-left="31.70pt" fo:text-indent="0.00pt" fo:margin-top="6.00pt" fo:margin-bottom="6.00pt"/>
    </style:style>
    <style:style style:name="P349" style:family="paragraph">
      <style:paragraph-properties fo:line-height="115.00%" fo:text-align="justify" fo:margin-left="144.00pt" fo:text-indent="-71.80pt" fo:margin-top="6.00pt" fo:margin-bottom="6.00pt"/>
    </style:style>
    <style:style style:name="P350" style:family="paragraph">
      <style:paragraph-properties fo:line-height="115.00%" fo:text-align="justify" fo:margin-left="31.70pt" fo:text-indent="0.00pt" fo:margin-top="6.00pt" fo:margin-bottom="6.00pt"/>
    </style:style>
    <style:style style:name="P351" style:family="paragraph">
      <style:paragraph-properties fo:line-height="115.00%" fo:text-align="justify" fo:margin-left="67.70pt" fo:text-indent="0.00pt"/>
    </style:style>
    <text:list-style style:name="L352">
      <text:list-level-style-bullet text:level="1" text:bullet-char="•">
        <style:list-level-properties text:space-before="0.00pt" text:min-label-width="18.00pt"/>
        <style:text-properties fo:font-family="Symbol"/>
      </text:list-level-style-bullet>
    </text:list-style>
    <style:style style:name="P352" style:family="paragraph">
      <style:paragraph-properties fo:line-height="100.00%" fo:text-align="left" fo:margin-left="-18.00pt" fo:text-indent="18.00pt" fo:margin-top="14.00pt" fo:margin-bottom="14.00pt"/>
    </style:style>
    <style:style style:name="P353" style:family="paragraph">
      <style:paragraph-properties fo:line-height="100.00%" fo:text-align="left"/>
    </style:style>
    <style:style style:name="P354" style:family="paragraph">
      <style:paragraph-properties fo:line-height="115.00%" fo:text-align="justify" fo:margin-left="31.70pt" fo:text-indent="0.00pt" fo:margin-top="6.00pt" fo:margin-bottom="6.00pt"/>
    </style:style>
    <style:style style:name="P355" style:family="paragraph">
      <style:paragraph-properties fo:line-height="115.00%" fo:text-align="justify" fo:margin-left="144.00pt" fo:text-indent="-71.80pt" fo:margin-top="6.00pt" fo:margin-bottom="6.00pt"/>
    </style:style>
    <style:style style:name="P356" style:family="paragraph">
      <style:paragraph-properties fo:line-height="115.00%" fo:text-align="justify" fo:margin-left="31.70pt" fo:text-indent="0.00pt" fo:margin-top="6.00pt" fo:margin-bottom="6.00pt"/>
    </style:style>
    <style:style style:name="P357" style:family="paragraph">
      <style:paragraph-properties fo:line-height="115.00%" fo:text-align="justify" fo:margin-left="72.00pt" fo:text-indent="0.00pt"/>
    </style:style>
    <text:list-style style:name="L358">
      <text:list-level-style-bullet text:level="1" text:bullet-char="•">
        <style:list-level-properties text:space-before="0.00pt" text:min-label-width="18.00pt"/>
        <style:text-properties fo:font-family="Symbol"/>
      </text:list-level-style-bullet>
    </text:list-style>
    <style:style style:name="P358" style:family="paragraph">
      <style:paragraph-properties fo:line-height="100.00%" fo:text-align="left" fo:margin-left="-18.00pt" fo:text-indent="18.00pt" fo:margin-top="14.00pt" fo:margin-bottom="14.00pt"/>
    </style:style>
    <style:style style:name="P359" style:family="paragraph">
      <style:paragraph-properties fo:line-height="100.00%" fo:text-align="left"/>
    </style:style>
    <text:list-style style:name="L360">
      <text:list-level-style-bullet text:level="1" text:bullet-char="•">
        <style:list-level-properties text:space-before="0.00pt" text:min-label-width="18.00pt"/>
        <style:text-properties fo:font-family="Symbol"/>
      </text:list-level-style-bullet>
    </text:list-style>
    <style:style style:name="P360" style:family="paragraph">
      <style:paragraph-properties fo:line-height="100.00%" fo:text-align="left" fo:margin-left="-18.00pt" fo:text-indent="18.00pt" fo:margin-top="14.00pt" fo:margin-bottom="14.00pt"/>
    </style:style>
    <style:style style:name="P361" style:family="paragraph">
      <style:paragraph-properties fo:line-height="115.00%" fo:text-align="left" fo:margin-bottom="12.00pt"/>
    </style:style>
    <style:style style:name="P362" style:family="paragraph">
      <style:paragraph-properties fo:line-height="115.00%" fo:text-align="justify" fo:margin-left="31.70pt" fo:text-indent="0.00pt" fo:margin-top="6.00pt" fo:margin-bottom="6.00pt"/>
    </style:style>
    <style:style style:name="P363" style:family="paragraph">
      <style:paragraph-properties fo:line-height="115.00%" fo:text-align="justify" fo:margin-left="144.00pt" fo:text-indent="-71.80pt" fo:margin-top="6.00pt" fo:margin-bottom="6.00pt"/>
    </style:style>
    <style:style style:name="P364" style:family="paragraph">
      <style:paragraph-properties fo:line-height="115.00%" fo:text-align="justify" fo:margin-left="31.70pt" fo:text-indent="0.00pt" fo:margin-top="6.00pt" fo:margin-bottom="6.00pt"/>
    </style:style>
    <style:style style:name="P365" style:family="paragraph">
      <style:paragraph-properties fo:line-height="115.00%" fo:text-align="justify" fo:margin-left="144.00pt" fo:text-indent="-71.80pt" fo:margin-top="6.00pt" fo:margin-bottom="6.00pt"/>
    </style:style>
    <style:style style:name="P366" style:family="paragraph">
      <style:paragraph-properties fo:line-height="115.00%" fo:text-align="justify" fo:margin-left="31.70pt" fo:text-indent="0.00pt" fo:margin-top="6.00pt" fo:margin-bottom="6.00pt"/>
    </style:style>
    <style:style style:name="P367" style:family="paragraph">
      <style:paragraph-properties fo:line-height="115.00%" fo:text-align="justify" fo:margin-left="72.00pt" fo:text-indent="0.00pt"/>
    </style:style>
    <text:list-style style:name="L368">
      <text:list-level-style-bullet text:level="1" text:bullet-char="•">
        <style:list-level-properties text:space-before="0.00pt" text:min-label-width="18.00pt"/>
        <style:text-properties fo:font-family="Symbol"/>
      </text:list-level-style-bullet>
    </text:list-style>
    <style:style style:name="P368" style:family="paragraph">
      <style:paragraph-properties fo:line-height="100.00%" fo:text-align="left" fo:margin-left="-18.00pt" fo:text-indent="18.00pt" fo:margin-top="14.00pt" fo:margin-bottom="14.00pt"/>
    </style:style>
    <style:style style:name="P369" style:family="paragraph">
      <style:paragraph-properties fo:line-height="100.00%" fo:text-align="left"/>
    </style:style>
    <style:style style:name="P370" style:family="paragraph">
      <style:paragraph-properties fo:line-height="115.00%" fo:text-align="justify" fo:margin-left="31.70pt" fo:text-indent="0.00pt" fo:margin-top="6.00pt" fo:margin-bottom="6.00pt"/>
    </style:style>
    <style:style style:name="P371" style:family="paragraph">
      <style:paragraph-properties fo:line-height="115.00%" fo:text-align="justify" fo:margin-left="144.00pt" fo:text-indent="-71.80pt" fo:margin-top="6.00pt" fo:margin-bottom="6.00pt"/>
    </style:style>
    <style:style style:name="P372" style:family="paragraph">
      <style:paragraph-properties fo:line-height="115.00%" fo:text-align="justify" fo:margin-left="31.70pt" fo:text-indent="0.00pt" fo:margin-top="6.00pt" fo:margin-bottom="6.00pt"/>
    </style:style>
    <style:style style:name="P373" style:family="paragraph">
      <style:paragraph-properties fo:line-height="115.00%" fo:text-align="justify" fo:margin-left="144.00pt" fo:text-indent="-71.80pt" fo:margin-top="6.00pt" fo:margin-bottom="6.00pt"/>
    </style:style>
    <style:style style:name="P374" style:family="paragraph">
      <style:paragraph-properties fo:line-height="115.00%" fo:text-align="justify" fo:margin-left="31.70pt" fo:text-indent="0.00pt" fo:margin-top="6.00pt" fo:margin-bottom="6.00pt"/>
    </style:style>
    <style:style style:name="P375" style:family="paragraph">
      <style:paragraph-properties fo:line-height="115.00%" fo:text-align="justify" fo:margin-left="72.00pt" fo:text-indent="0.00pt"/>
    </style:style>
    <text:list-style style:name="L376">
      <text:list-level-style-bullet text:level="1" text:bullet-char="•">
        <style:list-level-properties text:space-before="0.00pt" text:min-label-width="18.00pt"/>
        <style:text-properties fo:font-family="Symbol"/>
      </text:list-level-style-bullet>
    </text:list-style>
    <style:style style:name="P376" style:family="paragraph">
      <style:paragraph-properties fo:line-height="100.00%" fo:text-align="left" fo:margin-left="-18.00pt" fo:text-indent="18.00pt" fo:margin-top="14.00pt" fo:margin-bottom="14.00pt"/>
    </style:style>
    <style:style style:name="P377" style:family="paragraph">
      <style:paragraph-properties fo:line-height="115.00%" fo:text-align="justify" fo:margin-bottom="12.00pt"/>
    </style:style>
    <style:style style:name="P378" style:family="paragraph">
      <style:paragraph-properties fo:line-height="115.00%" fo:text-align="justify" fo:margin-left="72.00pt" fo:text-indent="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00.00%" fo:text-align="left" fo:margin-left="-18.00pt" fo:text-indent="18.00pt" fo:margin-top="14.00pt" fo:margin-bottom="14.00pt"/>
    </style:style>
    <style:style style:name="P380" style:family="paragraph">
      <style:paragraph-properties fo:line-height="100.00%" fo:text-align="left"/>
    </style:style>
    <style:style style:name="P381" style:family="paragraph">
      <style:paragraph-properties fo:line-height="115.00%" fo:text-align="justify" fo:margin-left="31.70pt" fo:text-indent="0.00pt" fo:margin-top="6.00pt" fo:margin-bottom="6.00pt"/>
    </style:style>
    <style:style style:name="P382" style:family="paragraph">
      <style:paragraph-properties fo:line-height="115.00%" fo:text-align="justify" fo:margin-left="144.00pt" fo:text-indent="-71.80pt" fo:margin-top="6.00pt" fo:margin-bottom="6.00pt"/>
    </style:style>
    <style:style style:name="P383" style:family="paragraph">
      <style:paragraph-properties fo:line-height="115.00%" fo:text-align="justify" fo:margin-left="31.70pt" fo:text-indent="0.00pt" fo:margin-top="6.00pt" fo:margin-bottom="6.00pt"/>
    </style:style>
    <style:style style:name="P384" style:family="paragraph">
      <style:paragraph-properties fo:line-height="115.00%" fo:text-align="justify" fo:margin-left="72.00pt" fo:text-indent="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00.00%" fo:text-align="left" fo:margin-left="-18.00pt" fo:text-indent="18.00pt" fo:margin-top="14.00pt" fo:margin-bottom="14.00pt"/>
    </style:style>
    <style:style style:name="P386" style:family="paragraph">
      <style:paragraph-properties fo:line-height="115.00%" fo:text-align="justify"/>
    </style:style>
    <style:style style:name="P387" style:family="paragraph">
      <style:paragraph-properties fo:line-height="115.00%" fo:text-align="justify" fo:margin-left="31.70pt" fo:text-indent="0.00pt" fo:margin-top="6.00pt" fo:margin-bottom="6.00pt"/>
    </style:style>
    <style:style style:name="P388" style:family="paragraph">
      <style:paragraph-properties fo:line-height="115.00%" fo:text-align="justify"/>
    </style:style>
    <text:list-style style:name="L389">
      <text:list-level-style-bullet text:level="1" text:bullet-char="•">
        <style:list-level-properties text:space-before="72.00pt" text:min-label-width="18.00pt"/>
        <style:text-properties fo:font-family="Symbol"/>
      </text:list-level-style-bullet>
    </text:list-style>
    <style:style style:name="P389" style:family="paragraph">
      <style:paragraph-properties fo:line-height="115.00%" fo:text-align="justify"/>
    </style:style>
    <style:style style:name="P390" style:family="paragraph">
      <style:paragraph-properties fo:line-height="115.00%" fo:text-align="justify" fo:margin-bottom="12.00pt"/>
    </style:style>
    <style:style style:name="P391" style:family="paragraph">
      <style:paragraph-properties fo:line-height="115.00%" fo:text-align="justify" fo:margin-left="72.00pt" fo:text-indent="0.00pt" fo:margin-bottom="12.00pt"/>
    </style:style>
    <style:style style:name="P392" style:family="paragraph">
      <style:paragraph-properties fo:line-height="115.00%" fo:text-align="justify" fo:margin-left="31.70pt" fo:text-indent="0.00pt" fo:margin-top="6.00pt" fo:margin-bottom="6.00pt"/>
    </style:style>
    <style:style style:name="P393" style:family="paragraph">
      <style:paragraph-properties fo:line-height="115.00%" fo:text-align="justify" fo:margin-left="144.00pt" fo:text-indent="-71.80pt" fo:margin-top="6.00pt" fo:margin-bottom="6.00pt"/>
    </style:style>
    <style:style style:name="P394" style:family="paragraph">
      <style:paragraph-properties fo:line-height="115.00%" fo:text-align="justify" fo:margin-left="31.70pt" fo:text-indent="0.00pt" fo:margin-top="6.00pt" fo:margin-bottom="6.00pt"/>
    </style:style>
    <style:style style:name="P395" style:family="paragraph">
      <style:paragraph-properties fo:line-height="115.00%" fo:text-align="justify" fo:margin-left="72.00pt" fo:text-indent="0.00pt"/>
    </style:style>
    <style:style style:name="P396" style:family="paragraph">
      <style:paragraph-properties fo:line-height="100.00%" fo:text-align="lef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00.00%" fo:text-align="left" fo:margin-left="-18.00pt" fo:text-indent="18.00pt" fo:margin-top="14.00pt" fo:margin-bottom="14.00pt"/>
    </style:style>
    <style:style style:name="P398" style:family="paragraph">
      <style:paragraph-properties fo:line-height="100.00%" fo:text-align="left"/>
    </style:style>
    <style:style style:name="P399" style:family="paragraph">
      <style:paragraph-properties fo:line-height="115.00%" fo:text-align="justify" fo:margin-left="31.70pt" fo:text-indent="0.00pt" fo:margin-top="6.00pt" fo:margin-bottom="6.00pt"/>
    </style:style>
    <style:style style:name="P400" style:family="paragraph">
      <style:paragraph-properties fo:line-height="115.00%" fo:text-align="justify" fo:margin-left="144.00pt" fo:text-indent="-71.80pt" fo:margin-top="6.00pt" fo:margin-bottom="6.00pt"/>
    </style:style>
    <style:style style:name="P401" style:family="paragraph">
      <style:paragraph-properties fo:line-height="115.00%" fo:text-align="justify" fo:margin-left="72.20pt" fo:text-indent="0.00pt" fo:margin-top="6.00pt" fo:margin-bottom="6.00pt"/>
    </style:style>
    <style:style style:name="P402" style:family="paragraph">
      <style:paragraph-properties fo:line-height="115.00%" fo:text-align="justify" fo:margin-left="31.70pt" fo:text-indent="0.00pt" fo:margin-top="6.00pt" fo:margin-bottom="6.00pt"/>
    </style:style>
    <style:style style:name="P403" style:family="paragraph">
      <style:paragraph-properties fo:line-height="115.00%" fo:text-align="justify" fo:margin-left="144.00pt" fo:text-indent="-71.80pt" fo:margin-top="6.00pt" fo:margin-bottom="6.00pt"/>
    </style:style>
    <style:style style:name="P404" style:family="paragraph">
      <style:paragraph-properties fo:line-height="115.00%" fo:text-align="justify" fo:margin-left="31.70pt" fo:text-indent="0.00pt" fo:margin-top="6.00pt" fo:margin-bottom="6.00pt"/>
    </style:style>
    <style:style style:name="P405" style:family="paragraph">
      <style:paragraph-properties fo:line-height="115.00%" fo:text-align="justify" fo:margin-left="72.00pt" fo:text-indent="0.00pt"/>
    </style:style>
    <style:style style:name="P406" style:family="paragraph">
      <style:paragraph-properties fo:line-height="115.00%" fo:text-align="justify"/>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00.00%" fo:text-align="left" fo:margin-left="-18.00pt" fo:text-indent="18.00pt" fo:margin-top="24.00pt" fo:margin-bottom="12.00pt"/>
    </style:style>
    <style:style style:name="P408" style:family="paragraph">
      <style:paragraph-properties fo:line-height="100.00%" fo:text-align="left" fo:margin-left="-18.00pt" fo:text-indent="18.00pt" fo:margin-top="14.00pt" fo:margin-bottom="14.00pt"/>
    </style:style>
    <style:style style:name="P409" style:family="paragraph">
      <style:paragraph-properties fo:line-height="115.00%" fo:text-align="justify"/>
    </style:style>
    <text:list-style style:name="L410">
      <text:list-level-style-bullet text:level="1" text:bullet-char="•">
        <style:list-level-properties text:space-before="0.00pt" text:min-label-width="18.00pt"/>
        <style:text-properties fo:font-family="Symbol"/>
      </text:list-level-style-bullet>
    </text:list-style>
    <style:style style:name="P410" style:family="paragraph">
      <style:paragraph-properties fo:line-height="100.00%" fo:text-align="left" fo:margin-left="-18.00pt" fo:text-indent="18.00pt" fo:margin-top="14.00pt" fo:margin-bottom="14.00pt"/>
    </style:style>
    <style:style style:name="P411" style:family="paragraph">
      <style:paragraph-properties fo:line-height="115.00%" fo:text-align="justify"/>
    </style:style>
    <text:list-style style:name="L412">
      <text:list-level-style-bullet text:level="1" text:bullet-char="•">
        <style:list-level-properties text:space-before="0.00pt" text:min-label-width="18.00pt"/>
        <style:text-properties fo:font-family="Symbol"/>
      </text:list-level-style-bullet>
    </text:list-style>
    <style:style style:name="P412" style:family="paragraph">
      <style:paragraph-properties fo:line-height="100.00%" fo:text-align="left" fo:margin-left="-18.00pt" fo:text-indent="18.00pt" fo:margin-top="14.00pt" fo:margin-bottom="14.00pt"/>
    </style:style>
    <style:style style:name="P413" style:family="paragraph">
      <style:paragraph-properties fo:line-height="115.00%" fo:text-align="justify"/>
    </style:style>
    <text:list-style style:name="L414">
      <text:list-level-style-bullet text:level="1" text:bullet-char="•">
        <style:list-level-properties text:space-before="0.00pt" text:min-label-width="18.00pt"/>
        <style:text-properties fo:font-family="Symbol"/>
      </text:list-level-style-bullet>
    </text:list-style>
    <style:style style:name="P414" style:family="paragraph">
      <style:paragraph-properties fo:line-height="100.00%" fo:text-align="left" fo:margin-left="-18.00pt" fo:text-indent="18.00pt" fo:margin-top="14.00pt" fo:margin-bottom="14.00pt"/>
    </style:style>
    <style:style style:name="P415" style:family="paragraph">
      <style:paragraph-properties fo:line-height="115.00%" fo:text-align="justify"/>
    </style:style>
    <style:style style:name="P416" style:family="paragraph">
      <style:paragraph-properties fo:line-height="100.00%" fo:text-align="left" fo:margin-top="6.00pt" fo:margin-bottom="12.00pt"/>
    </style:style>
    <text:list-style style:name="L417">
      <text:list-level-style-bullet text:level="1" text:bullet-char="•">
        <style:list-level-properties text:space-before="18.00pt" text:min-label-width="18.00pt"/>
        <style:text-properties fo:font-family="Symbol"/>
      </text:list-level-style-bullet>
    </text:list-style>
    <style:style style:name="P417" style:family="paragraph">
      <style:paragraph-properties fo:line-height="115.00%" fo:text-align="justify"/>
    </style:style>
  </office:automatic-styles>
  <office:body>
    <office:text>
      <text:p text:style-name="P1"><text:span text:style-name="T1"/></text:p>
      <text:p text:style-name="P2"><text:span text:style-name="T2">Software Requirements Specification</text:span></text:p>
      <text:p text:style-name="P3"><text:span text:style-name="T3">for</text:span></text:p>
      <text:p text:style-name="P4"><text:span text:style-name="T4">Xournal++</text:span></text:p>
      <text:p text:style-name="P4"><text:span text:style-name="T5">Requirements for Version 1.2.2</text:span></text:p>
      <text:p text:style-name="P4"><text:span text:style-name="T5">Prepared by Raskopoulou Vasiliki</text:span></text:p>
      <text:p text:style-name="P4"><text:span text:style-name="T5">9/2/2024</text:span></text:p>
      <text:p text:style-name="P4"><text:span text:style-name="T6"/></text:p>
      <text:p text:style-name="P5"><text:span text:style-name="T7">Table of Contents</text:span></text:p>
      <text:p text:style-name="P6"><text:a xlink:href="#_Toc156740409"><text:span text:style-name="T9">1.</text:span></text:a><text:span text:style-name="T10"><text:tab/></text:span><text:a xlink:href="#_Toc156740409"><text:span text:style-name="T12">Introduction</text:span></text:a><text:span text:style-name="T13"><text:tab/></text:span></text:p>
      <text:p text:style-name="P7"><text:a xlink:href="#_Toc156740410"><text:span text:style-name="T15">1.1</text:span></text:a><text:span text:style-name="T16"><text:tab/></text:span><text:a xlink:href="#_Toc156740410"><text:span text:style-name="T18">Purpose</text:span></text:a><text:span text:style-name="T19"><text:tab/></text:span></text:p>
      <text:p text:style-name="P7"><text:a xlink:href="#_Toc156740411"><text:span text:style-name="T21">1.2</text:span></text:a><text:span text:style-name="T22"><text:tab/></text:span><text:a xlink:href="#_Toc156740411"><text:span text:style-name="T24">Document</text:span></text:a><text:span text:style-name="T25"><text:s/></text:span><text:a xlink:href="#_Toc156740411"><text:span text:style-name="T27">Conventions</text:span></text:a><text:span text:style-name="T28"><text:tab/></text:span></text:p>
      <text:p text:style-name="P7"><text:a xlink:href="#_Toc156740412"><text:span text:style-name="T30">1.3</text:span></text:a><text:span text:style-name="T31"><text:tab/></text:span><text:a xlink:href="#_Toc156740412"><text:span text:style-name="T33">Intended</text:span></text:a><text:span text:style-name="T34"><text:s/></text:span><text:a xlink:href="#_Toc156740412"><text:span text:style-name="T36">Audience</text:span></text:a><text:span text:style-name="T37"><text:s/></text:span><text:a xlink:href="#_Toc156740412"><text:span text:style-name="T39">and</text:span></text:a><text:span text:style-name="T40"><text:s/></text:span><text:a xlink:href="#_Toc156740412"><text:span text:style-name="T42">Reading</text:span></text:a><text:span text:style-name="T43"><text:s/></text:span><text:a xlink:href="#_Toc156740412"><text:span text:style-name="T45">Suggestions</text:span></text:a><text:span text:style-name="T46"><text:tab/></text:span></text:p>
      <text:p text:style-name="P7"><text:a xlink:href="#_Toc156740413"><text:span text:style-name="T48">1.4</text:span></text:a><text:span text:style-name="T49"><text:tab/></text:span><text:a xlink:href="#_Toc156740413"><text:span text:style-name="T51">Product</text:span></text:a><text:span text:style-name="T52"><text:s/></text:span><text:a xlink:href="#_Toc156740413"><text:span text:style-name="T54">Scope</text:span></text:a><text:span text:style-name="T55"><text:tab/></text:span></text:p>
      <text:p text:style-name="P7"><text:a xlink:href="#_Toc156740414"><text:span text:style-name="T57">1.5</text:span></text:a><text:span text:style-name="T58"><text:tab/></text:span><text:a xlink:href="#_Toc156740414"><text:span text:style-name="T60">References</text:span></text:a><text:span text:style-name="T61"><text:tab/></text:span></text:p>
      <text:p text:style-name="P8"><text:a xlink:href="#_Toc156740415"><text:span text:style-name="T63">2.</text:span></text:a><text:span text:style-name="T64"><text:tab/></text:span><text:a xlink:href="#_Toc156740415"><text:span text:style-name="T66">Overall</text:span></text:a><text:span text:style-name="T67"><text:s/></text:span><text:a xlink:href="#_Toc156740415"><text:span text:style-name="T69">Description</text:span></text:a><text:span text:style-name="T70"><text:tab/></text:span></text:p>
      <text:p text:style-name="P9"><text:a xlink:href="#_Toc156740416"><text:span text:style-name="T72">2.1</text:span></text:a><text:span text:style-name="T73"><text:tab/></text:span><text:a xlink:href="#_Toc156740416"><text:span text:style-name="T75">Product</text:span></text:a><text:span text:style-name="T76"><text:s/></text:span><text:a xlink:href="#_Toc156740416"><text:span text:style-name="T78">Perspective</text:span></text:a><text:span text:style-name="T79"><text:tab/></text:span></text:p>
      <text:p text:style-name="P9"><text:a xlink:href="#_Toc156740417"><text:span text:style-name="T81">2.2</text:span></text:a><text:span text:style-name="T82"><text:tab/></text:span><text:a xlink:href="#_Toc156740417"><text:span text:style-name="T84">Product</text:span></text:a><text:span text:style-name="T85"><text:s/></text:span><text:a xlink:href="#_Toc156740417"><text:span text:style-name="T87">Functions</text:span></text:a><text:span text:style-name="T88"><text:tab/></text:span></text:p>
      <text:p text:style-name="P9"><text:a xlink:href="#_Toc156740418"><text:span text:style-name="T90">2.3</text:span></text:a><text:span text:style-name="T91"><text:tab/></text:span><text:a xlink:href="#_Toc156740418"><text:span text:style-name="T93">User</text:span></text:a><text:span text:style-name="T94"><text:s/></text:span><text:a xlink:href="#_Toc156740418"><text:span text:style-name="T96">Classes</text:span></text:a><text:span text:style-name="T97"><text:s/></text:span><text:a xlink:href="#_Toc156740418"><text:span text:style-name="T99">and</text:span></text:a><text:span text:style-name="T100"><text:s/></text:span><text:a xlink:href="#_Toc156740418"><text:span text:style-name="T102">Characteristics</text:span></text:a><text:span text:style-name="T103"><text:tab/></text:span></text:p>
      <text:p text:style-name="P9"><text:a xlink:href="#_Toc156740419"><text:span text:style-name="T105">2.4</text:span></text:a><text:span text:style-name="T106"><text:tab/></text:span><text:a xlink:href="#_Toc156740419"><text:span text:style-name="T108">Operating</text:span></text:a><text:span text:style-name="T109"><text:s/></text:span><text:a xlink:href="#_Toc156740419"><text:span text:style-name="T111">Environment</text:span></text:a><text:span text:style-name="T112"><text:tab/></text:span></text:p>
      <text:p text:style-name="P9"><text:a xlink:href="#_Toc156740420"><text:span text:style-name="T114">2.5</text:span></text:a><text:span text:style-name="T115"><text:tab/></text:span><text:a xlink:href="#_Toc156740420"><text:span text:style-name="T117">Design</text:span></text:a><text:span text:style-name="T118"><text:s/></text:span><text:a xlink:href="#_Toc156740420"><text:span text:style-name="T120">and</text:span></text:a><text:span text:style-name="T121"><text:s/></text:span><text:a xlink:href="#_Toc156740420"><text:span text:style-name="T123">Implementation</text:span></text:a><text:span text:style-name="T124"><text:s/></text:span><text:a xlink:href="#_Toc156740420"><text:span text:style-name="T126">Constraints</text:span></text:a><text:span text:style-name="T127"><text:tab/></text:span></text:p>
      <text:p text:style-name="P9"><text:a xlink:href="#_Toc156740421"><text:span text:style-name="T129">2.6</text:span></text:a><text:span text:style-name="T130"><text:tab/></text:span><text:a xlink:href="#_Toc156740421"><text:span text:style-name="T132">User</text:span></text:a><text:span text:style-name="T133"><text:s/></text:span><text:a xlink:href="#_Toc156740421"><text:span text:style-name="T135">Documentation</text:span></text:a><text:span text:style-name="T136"><text:tab/></text:span></text:p>
      <text:p text:style-name="P9"><text:a xlink:href="#_Toc156740422"><text:span text:style-name="T138">2.7</text:span></text:a><text:span text:style-name="T139"><text:tab/></text:span><text:a xlink:href="#_Toc156740422"><text:span text:style-name="T141">Assumptions</text:span></text:a><text:span text:style-name="T142"><text:s/></text:span><text:a xlink:href="#_Toc156740422"><text:span text:style-name="T144">and</text:span></text:a><text:span text:style-name="T145"><text:s/></text:span><text:a xlink:href="#_Toc156740422"><text:span text:style-name="T147">Dependencies</text:span></text:a><text:span text:style-name="T148"><text:tab/></text:span></text:p>
      <text:p text:style-name="P10"><text:a xlink:href="#_Toc156740423"><text:span text:style-name="T150">3.</text:span></text:a><text:span text:style-name="T151"><text:tab/></text:span><text:a xlink:href="#_Toc156740423"><text:span text:style-name="T153">External</text:span></text:a><text:span text:style-name="T154"><text:s/></text:span><text:a xlink:href="#_Toc156740423"><text:span text:style-name="T156">Interface</text:span></text:a><text:span text:style-name="T157"><text:s/></text:span><text:a xlink:href="#_Toc156740423"><text:span text:style-name="T159">Requirements</text:span></text:a><text:span text:style-name="T160"><text:tab/></text:span></text:p>
      <text:p text:style-name="P11"><text:a xlink:href="#_Toc156740424"><text:span text:style-name="T162">3.1</text:span></text:a><text:span text:style-name="T163"><text:tab/></text:span><text:a xlink:href="#_Toc156740424"><text:span text:style-name="T165">User</text:span></text:a><text:span text:style-name="T166"><text:s/></text:span><text:a xlink:href="#_Toc156740424"><text:span text:style-name="T168">Interfaces</text:span></text:a><text:span text:style-name="T169"><text:tab/></text:span></text:p>
      <text:p text:style-name="P11"><text:a xlink:href="#_Toc156740425"><text:span text:style-name="T171">3.2</text:span></text:a><text:span text:style-name="T172"><text:tab/></text:span><text:a xlink:href="#_Toc156740425"><text:span text:style-name="T174">Hardware</text:span></text:a><text:span text:style-name="T175"><text:s/></text:span><text:a xlink:href="#_Toc156740425"><text:span text:style-name="T177">Interfaces</text:span></text:a><text:span text:style-name="T178"><text:tab/></text:span></text:p>
      <text:p text:style-name="P11"><text:a xlink:href="#_Toc156740426"><text:span text:style-name="T180">3.3</text:span></text:a><text:span text:style-name="T181"><text:tab/></text:span><text:a xlink:href="#_Toc156740426"><text:span text:style-name="T183">Software</text:span></text:a><text:span text:style-name="T184"><text:s/></text:span><text:a xlink:href="#_Toc156740426"><text:span text:style-name="T186">Interfaces</text:span></text:a><text:span text:style-name="T187"><text:tab/></text:span></text:p>
      <text:p text:style-name="P11"><text:a xlink:href="#_Toc156740427"><text:span text:style-name="T189">3.4</text:span></text:a><text:span text:style-name="T190"><text:tab/></text:span><text:a xlink:href="#_Toc156740427"><text:span text:style-name="T192">Communications</text:span></text:a><text:span text:style-name="T193"><text:s/></text:span><text:a xlink:href="#_Toc156740427"><text:span text:style-name="T195">Interfaces</text:span></text:a><text:span text:style-name="T196"><text:tab/></text:span></text:p>
      <text:p text:style-name="P12"><text:a xlink:href="#_Toc156740428"><text:span text:style-name="T198">4.</text:span></text:a><text:span text:style-name="T199"><text:tab/></text:span><text:a xlink:href="#_Toc156740428"><text:span text:style-name="T201">System</text:span></text:a><text:span text:style-name="T202"><text:s/></text:span><text:a xlink:href="#_Toc156740428"><text:span text:style-name="T204">Features</text:span></text:a><text:span text:style-name="T205"><text:tab/></text:span></text:p>
      <text:p text:style-name="P13"><text:a xlink:href="#_Toc156740429"><text:span text:style-name="T207">4.1</text:span></text:a><text:span text:style-name="T208"><text:tab/></text:span><text:a xlink:href="#_Toc156740429"><text:span text:style-name="T210">New</text:span></text:a><text:span text:style-name="T211"><text:tab/></text:span></text:p>
      <text:p text:style-name="P13"><text:a xlink:href="#_Toc156740430"><text:span text:style-name="T213">4.2</text:span></text:a><text:span text:style-name="T214"><text:tab/></text:span><text:a xlink:href="#_Toc156740430"><text:span text:style-name="T216">Open</text:span></text:a><text:span text:style-name="T217"><text:tab/></text:span></text:p>
      <text:p text:style-name="P13"><text:a xlink:href="#_Toc156740431"><text:span text:style-name="T219">4.3</text:span></text:a><text:span text:style-name="T220"><text:tab/></text:span><text:a xlink:href="#_Toc156740431"><text:span text:style-name="T222">Recent</text:span></text:a><text:span text:style-name="T223"><text:s/></text:span><text:a xlink:href="#_Toc156740431"><text:span text:style-name="T225">Documents</text:span></text:a><text:span text:style-name="T226"><text:tab/></text:span></text:p>
      <text:p text:style-name="P13"><text:a xlink:href="#_Toc156740432"><text:span text:style-name="T228">4.4</text:span></text:a><text:span text:style-name="T229"><text:tab/></text:span><text:a xlink:href="#_Toc156740432"><text:span text:style-name="T231">Annotate</text:span></text:a><text:span text:style-name="T232"><text:s/></text:span><text:a xlink:href="#_Toc156740432"><text:span text:style-name="T234">PDF</text:span></text:a><text:span text:style-name="T235"><text:tab/></text:span></text:p>
      <text:p text:style-name="P13"><text:a xlink:href="#_Toc156740433"><text:span text:style-name="T237">4.5</text:span></text:a><text:span text:style-name="T238"><text:tab/></text:span><text:a xlink:href="#_Toc156740433"><text:span text:style-name="T240">Save/Save</text:span></text:a><text:span text:style-name="T241"><text:s/></text:span><text:a xlink:href="#_Toc156740433"><text:span text:style-name="T243">As</text:span></text:a><text:span text:style-name="T244"><text:tab/></text:span></text:p>
      <text:p text:style-name="P13"><text:a xlink:href="#_Toc156740434"><text:span text:style-name="T246">4.6</text:span></text:a><text:span text:style-name="T247"><text:tab/></text:span><text:a xlink:href="#_Toc156740434"><text:span text:style-name="T249">Export</text:span></text:a><text:span text:style-name="T250"><text:s/></text:span><text:a xlink:href="#_Toc156740434"><text:span text:style-name="T252">as</text:span></text:a><text:span text:style-name="T253"><text:s/></text:span><text:a xlink:href="#_Toc156740434"><text:span text:style-name="T255">PDF</text:span></text:a><text:span text:style-name="T256"><text:tab/></text:span></text:p>
      <text:p text:style-name="P13"><text:a xlink:href="#_Toc156740435"><text:span text:style-name="T258">4.7</text:span></text:a><text:span text:style-name="T259"><text:tab/></text:span><text:a xlink:href="#_Toc156740435"><text:span text:style-name="T261">Export</text:span></text:a><text:span text:style-name="T262"><text:s/></text:span><text:a xlink:href="#_Toc156740435"><text:span text:style-name="T264">as...</text:span></text:a><text:span text:style-name="T265"><text:tab/></text:span></text:p>
      <text:p text:style-name="P13"><text:a xlink:href="#_Toc156740436"><text:span text:style-name="T267">4.8</text:span></text:a><text:span text:style-name="T268"><text:tab/></text:span><text:a xlink:href="#_Toc156740436"><text:span text:style-name="T270">Print</text:span></text:a><text:span text:style-name="T271"><text:tab/></text:span></text:p>
      <text:p text:style-name="P13"><text:a xlink:href="#_Toc156740437"><text:span text:style-name="T273">4.9</text:span></text:a><text:span text:style-name="T274"><text:tab/></text:span><text:a xlink:href="#_Toc156740437"><text:span text:style-name="T276">Quit</text:span></text:a><text:span text:style-name="T277"><text:tab/></text:span></text:p>
      <text:p text:style-name="P13"><text:a xlink:href="#_Toc156740438"><text:span text:style-name="T279">4.10</text:span></text:a><text:span text:style-name="T280"><text:tab/></text:span><text:a xlink:href="#_Toc156740438"><text:span text:style-name="T282">Arrange</text:span></text:a><text:span text:style-name="T283"><text:tab/></text:span></text:p>
      <text:p text:style-name="P13"><text:a xlink:href="#_Toc156740439"><text:span text:style-name="T285">4.11</text:span></text:a><text:span text:style-name="T286"><text:tab/></text:span><text:a xlink:href="#_Toc156740439"><text:span text:style-name="T288">Undo/Redo</text:span></text:a><text:span text:style-name="T289"><text:tab/></text:span></text:p>
      <text:p text:style-name="P13"><text:a xlink:href="#_Toc156740440"><text:span text:style-name="T291">4.12</text:span></text:a><text:span text:style-name="T292"><text:tab/></text:span><text:a xlink:href="#_Toc156740440"><text:span text:style-name="T294">Cut/Copy/Paste</text:span></text:a><text:span text:style-name="T295"><text:tab/></text:span></text:p>
      <text:p text:style-name="P13"><text:a xlink:href="#_Toc156740441"><text:span text:style-name="T297">4.13</text:span></text:a><text:span text:style-name="T298"><text:tab/></text:span><text:a xlink:href="#_Toc156740441"><text:span text:style-name="T300">Select</text:span></text:a><text:span text:style-name="T301"><text:s/></text:span><text:a xlink:href="#_Toc156740441"><text:span text:style-name="T303">All</text:span></text:a><text:span text:style-name="T304"><text:tab/></text:span></text:p>
      <text:p text:style-name="P13"><text:a xlink:href="#_Toc156740442"><text:span text:style-name="T306">4.14</text:span></text:a><text:span text:style-name="T307"><text:tab/></text:span><text:a xlink:href="#_Toc156740442"><text:span text:style-name="T309">Find</text:span></text:a><text:span text:style-name="T310"><text:tab/></text:span></text:p>
      <text:p text:style-name="P13"><text:a xlink:href="#_Toc156740443"><text:span text:style-name="T312">4.15</text:span></text:a><text:span text:style-name="T313"><text:tab/></text:span><text:a xlink:href="#_Toc156740443"><text:span text:style-name="T315">Delete</text:span></text:a><text:span text:style-name="T316"><text:tab/></text:span></text:p>
      <text:p text:style-name="P13"><text:a xlink:href="#_Toc156740444"><text:span text:style-name="T318">4.16</text:span></text:a><text:span text:style-name="T319"><text:tab/></text:span><text:a xlink:href="#_Toc156740444"><text:span text:style-name="T321">Move</text:span></text:a><text:span text:style-name="T322"><text:s/></text:span><text:a xlink:href="#_Toc156740444"><text:span text:style-name="T324">Selection</text:span></text:a><text:span text:style-name="T325"><text:s/></text:span><text:a xlink:href="#_Toc156740444"><text:span text:style-name="T327">Layer</text:span></text:a><text:span text:style-name="T328"><text:s/></text:span><text:a xlink:href="#_Toc156740444"><text:span text:style-name="T330">Up/Down</text:span></text:a><text:span text:style-name="T331"><text:tab/></text:span></text:p>
      <text:p text:style-name="P13"><text:a xlink:href="#_Toc156740445"><text:span text:style-name="T333">4.17</text:span></text:a><text:span text:style-name="T334"><text:tab/></text:span><text:a xlink:href="#_Toc156740445"><text:span text:style-name="T336">Grid/Rotation</text:span></text:a><text:span text:style-name="T337"><text:s/></text:span><text:a xlink:href="#_Toc156740445"><text:span text:style-name="T339">Snapping</text:span></text:a><text:span text:style-name="T340"><text:tab/></text:span></text:p>
      <text:p text:style-name="P13"><text:a xlink:href="#_Toc156740446"><text:span text:style-name="T342">4.18</text:span></text:a><text:span text:style-name="T343"><text:tab/></text:span><text:a xlink:href="#_Toc156740446"><text:span text:style-name="T345">Preferences</text:span></text:a><text:span text:style-name="T346"><text:tab/></text:span></text:p>
      <text:p text:style-name="P13"><text:a xlink:href="#_Toc156740447"><text:span text:style-name="T348">4.19</text:span></text:a><text:span text:style-name="T349"><text:tab/></text:span><text:a xlink:href="#_Toc156740447"><text:span text:style-name="T351">View</text:span></text:a><text:span text:style-name="T352"><text:tab/></text:span></text:p>
      <text:p text:style-name="P13"><text:a xlink:href="#_Toc156740448"><text:span text:style-name="T354">4.20</text:span></text:a><text:span text:style-name="T355"><text:tab/></text:span><text:a xlink:href="#_Toc156740448"><text:span text:style-name="T357">First/Previous/Goto/Next/Last</text:span></text:a><text:span text:style-name="T358"><text:s/></text:span><text:a xlink:href="#_Toc156740448"><text:span text:style-name="T360">Page</text:span></text:a><text:span text:style-name="T361"><text:tab/></text:span></text:p>
      <text:p text:style-name="P13"><text:a xlink:href="#_Toc156740449"><text:span text:style-name="T363">4.21</text:span></text:a><text:span text:style-name="T364"><text:tab/></text:span><text:a xlink:href="#_Toc156740449"><text:span text:style-name="T366">Previous/Next/Top</text:span></text:a><text:span text:style-name="T367"><text:s/></text:span><text:a xlink:href="#_Toc156740449"><text:span text:style-name="T369">Layer</text:span></text:a><text:span text:style-name="T370"><text:tab/></text:span></text:p>
      <text:p text:style-name="P13"><text:a xlink:href="#_Toc156740450"><text:span text:style-name="T372">4.22</text:span></text:a><text:span text:style-name="T373"><text:tab/></text:span><text:a xlink:href="#_Toc156740450"><text:span text:style-name="T375">Previous/Next</text:span></text:a><text:span text:style-name="T376"><text:s/></text:span><text:a xlink:href="#_Toc156740450"><text:span text:style-name="T378">Annotated</text:span></text:a><text:span text:style-name="T379"><text:s/></text:span><text:a xlink:href="#_Toc156740450"><text:span text:style-name="T381">Page</text:span></text:a><text:span text:style-name="T382"><text:tab/></text:span></text:p>
      <text:p text:style-name="P13"><text:a xlink:href="#_Toc156740451"><text:span text:style-name="T384">4.23</text:span></text:a><text:span text:style-name="T385"><text:tab/></text:span><text:a xlink:href="#_Toc156740451"><text:span text:style-name="T387">New</text:span></text:a><text:span text:style-name="T388"><text:s/></text:span><text:a xlink:href="#_Toc156740451"><text:span text:style-name="T390">Page</text:span></text:a><text:span text:style-name="T391"><text:s/></text:span><text:a xlink:href="#_Toc156740451"><text:span text:style-name="T393">Before/After/at</text:span></text:a><text:span text:style-name="T394"><text:s/></text:span><text:a xlink:href="#_Toc156740451"><text:span text:style-name="T396">End</text:span></text:a><text:span text:style-name="T397"><text:tab/></text:span></text:p>
      <text:p text:style-name="P13"><text:a xlink:href="#_Toc156740452"><text:span text:style-name="T399">4.24</text:span></text:a><text:span text:style-name="T400"><text:tab/></text:span><text:a xlink:href="#_Toc156740452"><text:span text:style-name="T402">Duplicate</text:span></text:a><text:span text:style-name="T403"><text:s/></text:span><text:a xlink:href="#_Toc156740452"><text:span text:style-name="T405">Page</text:span></text:a><text:span text:style-name="T406"><text:tab/></text:span></text:p>
      <text:p text:style-name="P13"><text:a xlink:href="#_Toc156740453"><text:span text:style-name="T408">4.25</text:span></text:a><text:span text:style-name="T409"><text:tab/></text:span><text:a xlink:href="#_Toc156740453"><text:span text:style-name="T411">Append</text:span></text:a><text:span text:style-name="T412"><text:s/></text:span><text:a xlink:href="#_Toc156740453"><text:span text:style-name="T414">New</text:span></text:a><text:span text:style-name="T415"><text:s/></text:span><text:a xlink:href="#_Toc156740453"><text:span text:style-name="T417">PDF</text:span></text:a><text:span text:style-name="T418"><text:s/></text:span><text:a xlink:href="#_Toc156740453"><text:span text:style-name="T420">Pages</text:span></text:a><text:span text:style-name="T421"><text:tab/></text:span></text:p>
      <text:p text:style-name="P13"><text:a xlink:href="#_Toc156740454"><text:span text:style-name="T423">4.26</text:span></text:a><text:span text:style-name="T424"><text:tab/></text:span><text:a xlink:href="#_Toc156740454"><text:span text:style-name="T426">Configure</text:span></text:a><text:span text:style-name="T427"><text:s/></text:span><text:a xlink:href="#_Toc156740454"><text:span text:style-name="T429">Page</text:span></text:a><text:span text:style-name="T430"><text:s/></text:span><text:a xlink:href="#_Toc156740454"><text:span text:style-name="T432">Temp</text:span><text:span text:style-name="T433"><text:s/>HYPERLINK "#_Toc156740454"</text:span><text:span text:style-name="T434">l</text:span><text:span text:style-name="T435"><text:s/>HYPERLINK "#_Toc156740454"</text:span><text:span text:style-name="T436">ate</text:span></text:a><text:span text:style-name="T437"><text:tab/></text:span></text:p>
      <text:p text:style-name="P13"><text:a xlink:href="#_Toc156740455"><text:span text:style-name="T439">4.27</text:span></text:a><text:span text:style-name="T440"><text:tab/></text:span><text:a xlink:href="#_Toc156740455"><text:span text:style-name="T442">Delete</text:span></text:a><text:span text:style-name="T443"><text:s/></text:span><text:a xlink:href="#_Toc156740455"><text:span text:style-name="T445">Page</text:span></text:a><text:span text:style-name="T446"><text:tab/></text:span></text:p>
      <text:p text:style-name="P13"><text:a xlink:href="#_Toc156740456"><text:span text:style-name="T448">4.28</text:span></text:a><text:span text:style-name="T449"><text:tab/></text:span><text:a xlink:href="#_Toc156740456"><text:span text:style-name="T451">New/Delete/Rename</text:span></text:a><text:span text:style-name="T452"><text:s/></text:span><text:a xlink:href="#_Toc156740456"><text:span text:style-name="T454">Layer</text:span></text:a><text:span text:style-name="T455"><text:tab/></text:span></text:p>
      <text:p text:style-name="P13"><text:a xlink:href="#_Toc156740457"><text:span text:style-name="T457">4.29</text:span></text:a><text:span text:style-name="T458"><text:tab/></text:span><text:a xlink:href="#_Toc156740457"><text:span text:style-name="T460">Merge</text:span></text:a><text:span text:style-name="T461"><text:s/></text:span><text:a xlink:href="#_Toc156740457"><text:span text:style-name="T463">Layer</text:span></text:a><text:span text:style-name="T464"><text:s/></text:span><text:a xlink:href="#_Toc156740457"><text:span text:style-name="T466">Down</text:span></text:a><text:span text:style-name="T467"><text:tab/></text:span></text:p>
      <text:p text:style-name="P13"><text:a xlink:href="#_Toc156740458"><text:span text:style-name="T469">4.30</text:span></text:a><text:span text:style-name="T470"><text:tab/></text:span><text:a xlink:href="#_Toc156740458"><text:span text:style-name="T472">Paper</text:span></text:a><text:span text:style-name="T473"><text:s/></text:span><text:a xlink:href="#_Toc156740458"><text:span text:style-name="T475">Format/Color/Background</text:span></text:a><text:span text:style-name="T476"><text:tab/></text:span></text:p>
      <text:p text:style-name="P13"><text:a xlink:href="#_Toc156740459"><text:span text:style-name="T478">4.31</text:span></text:a><text:span text:style-name="T479"><text:tab/></text:span><text:a xlink:href="#_Toc156740459"><text:span text:style-name="T481">Pen</text:span></text:a><text:span text:style-name="T482"><text:tab/></text:span></text:p>
      <text:p text:style-name="P13"><text:a xlink:href="#_Toc156740460"><text:span text:style-name="T484">4.32</text:span></text:a><text:span text:style-name="T485"><text:tab/></text:span><text:a xlink:href="#_Toc156740460"><text:span text:style-name="T487">Eraser</text:span></text:a><text:span text:style-name="T488"><text:tab/></text:span></text:p>
      <text:p text:style-name="P13"><text:a xlink:href="#_Toc156740461"><text:span text:style-name="T490">4.33</text:span></text:a><text:span text:style-name="T491"><text:tab/></text:span><text:a xlink:href="#_Toc156740461"><text:span text:style-name="T493">Select</text:span></text:a><text:span text:style-name="T494"><text:s/></text:span><text:a xlink:href="#_Toc156740461"><text:span text:style-name="T496">PDF</text:span></text:a><text:span text:style-name="T497"><text:s/></text:span><text:a xlink:href="#_Toc156740461"><text:span text:style-name="T499">Text</text:span></text:a><text:span text:style-name="T500"><text:tab/></text:span></text:p>
      <text:p text:style-name="P13"><text:a xlink:href="#_Toc156740462"><text:span text:style-name="T502">4.34</text:span></text:a><text:span text:style-name="T503"><text:tab/></text:span><text:a xlink:href="#_Toc156740462"><text:span text:style-name="T505">Highlighter</text:span></text:a><text:span text:style-name="T506"><text:tab/></text:span></text:p>
      <text:p text:style-name="P13"><text:a xlink:href="#_Toc156740463"><text:span text:style-name="T508">4.35</text:span></text:a><text:span text:style-name="T509"><text:tab/></text:span><text:a xlink:href="#_Toc156740463"><text:span text:style-name="T511">Text</text:span></text:a><text:span text:style-name="T512"><text:tab/></text:span></text:p>
      <text:p text:style-name="P13"><text:a xlink:href="#_Toc156740464"><text:span text:style-name="T514">4.36</text:span></text:a><text:span text:style-name="T515"><text:tab/></text:span><text:a xlink:href="#_Toc156740464"><text:span text:style-name="T517">Image</text:span></text:a><text:span text:style-name="T518"><text:tab/></text:span></text:p>
      <text:p text:style-name="P13"><text:a xlink:href="#_Toc156740465"><text:span text:style-name="T520">4.37</text:span></text:a><text:span text:style-name="T521"><text:tab/></text:span><text:a xlink:href="#_Toc156740465"><text:span text:style-name="T523">Default</text:span></text:a><text:span text:style-name="T524"><text:s/></text:span><text:a xlink:href="#_Toc156740465"><text:span text:style-name="T526">Tools</text:span></text:a><text:span text:style-name="T527"><text:tab/></text:span></text:p>
      <text:p text:style-name="P13"><text:a xlink:href="#_Toc156740466"><text:span text:style-name="T529">4.38</text:span></text:a><text:span text:style-name="T530"><text:tab/></text:span><text:a xlink:href="#_Toc156740466"><text:span text:style-name="T532">Draw</text:span></text:a><text:span text:style-name="T533"><text:s/></text:span><text:a xlink:href="#_Toc156740466"><text:span text:style-name="T535">Shape</text:span></text:a><text:span text:style-name="T536"><text:tab/></text:span></text:p>
      <text:p text:style-name="P13"><text:a xlink:href="#_Toc156740467"><text:span text:style-name="T538">4.39</text:span></text:a><text:span text:style-name="T539"><text:tab/></text:span><text:a xlink:href="#_Toc156740467"><text:span text:style-name="T541">Select</text:span></text:a><text:span text:style-name="T542"><text:s/></text:span><text:a xlink:href="#_Toc156740467"><text:span text:style-name="T544">(Rectangle/Region)</text:span></text:a><text:span text:style-name="T545"><text:tab/></text:span></text:p>
      <text:p text:style-name="P13"><text:a xlink:href="#_Toc156740468"><text:span text:style-name="T547">4.40</text:span></text:a><text:span text:style-name="T548"><text:tab/></text:span><text:a xlink:href="#_Toc156740468"><text:span text:style-name="T550">Select</text:span></text:a><text:span text:style-name="T551"><text:s/></text:span><text:a xlink:href="#_Toc156740468"><text:span text:style-name="T553">Multi-Layer</text:span></text:a><text:span text:style-name="T554"><text:s/></text:span><text:a xlink:href="#_Toc156740468"><text:span text:style-name="T556">Rectangle/Region</text:span></text:a><text:span text:style-name="T557"><text:tab/></text:span></text:p>
      <text:p text:style-name="P13"><text:a xlink:href="#_Toc156740469"><text:span text:style-name="T559">4.41</text:span></text:a><text:span text:style-name="T560"><text:tab/></text:span><text:a xlink:href="#_Toc156740469"><text:span text:style-name="T562">Select</text:span></text:a><text:span text:style-name="T563"><text:s/></text:span><text:a xlink:href="#_Toc156740469"><text:span text:style-name="T565">Object</text:span></text:a><text:span text:style-name="T566"><text:tab/></text:span></text:p>
      <text:p text:style-name="P13"><text:a xlink:href="#_Toc156740470"><text:span text:style-name="T568">4.42</text:span></text:a><text:span text:style-name="T569"><text:tab/></text:span><text:a xlink:href="#_Toc156740470"><text:span text:style-name="T571">Vertical</text:span></text:a><text:span text:style-name="T572"><text:s/></text:span><text:a xlink:href="#_Toc156740470"><text:span text:style-name="T574">Space</text:span></text:a><text:span text:style-name="T575"><text:tab/></text:span></text:p>
      <text:p text:style-name="P13"><text:a xlink:href="#_Toc156740471"><text:span text:style-name="T577">4.43</text:span></text:a><text:span text:style-name="T578"><text:tab/></text:span><text:a xlink:href="#_Toc156740471"><text:span text:style-name="T580">Play</text:span></text:a><text:span text:style-name="T581"><text:s/></text:span><text:a xlink:href="#_Toc156740471"><text:span text:style-name="T583">Object</text:span></text:a><text:span text:style-name="T584"><text:tab/></text:span></text:p>
      <text:p text:style-name="P13"><text:a xlink:href="#_Toc156740472"><text:span text:style-name="T586">4.44</text:span></text:a><text:span text:style-name="T587"><text:tab/></text:span><text:a xlink:href="#_Toc156740472"><text:span text:style-name="T589">Hand</text:span></text:a><text:span text:style-name="T590"><text:s/></text:span><text:a xlink:href="#_Toc156740472"><text:span text:style-name="T592">Tool</text:span></text:a><text:span text:style-name="T593"><text:tab/></text:span></text:p>
      <text:p text:style-name="P13"><text:a xlink:href="#_Toc156740473"><text:span text:style-name="T595">4.45</text:span></text:a><text:span text:style-name="T596"><text:tab/></text:span><text:a xlink:href="#_Toc156740473"><text:span text:style-name="T598">Setsquare/Compass</text:span></text:a><text:span text:style-name="T599"><text:tab/></text:span></text:p>
      <text:p text:style-name="P13"><text:a xlink:href="#_Toc156740474"><text:span text:style-name="T601">4.46</text:span></text:a><text:span text:style-name="T602"><text:tab/></text:span><text:a xlink:href="#_Toc156740474"><text:span text:style-name="T604">Record/Stop</text:span></text:a><text:span text:style-name="T605"><text:tab/></text:span></text:p>
      <text:p text:style-name="P13"><text:a xlink:href="#_Toc156740475"><text:span text:style-name="T607">4.47</text:span></text:a><text:span text:style-name="T608"><text:tab/></text:span><text:a xlink:href="#_Toc156740475"><text:span text:style-name="T610">Pause/Stop</text:span></text:a><text:span text:style-name="T611"><text:s/></text:span><text:a xlink:href="#_Toc156740475"><text:span text:style-name="T613">/Forward/Back</text:span></text:a><text:span text:style-name="T614"><text:tab/></text:span></text:p>
      <text:p text:style-name="P13"><text:a xlink:href="#_Toc156740476"><text:span text:style-name="T616">4.48</text:span></text:a><text:span text:style-name="T617"><text:tab/></text:span><text:a xlink:href="#_Toc156740476"><text:span text:style-name="T619">Add/Edit</text:span></text:a><text:span text:style-name="T620"><text:s/></text:span><text:a xlink:href="#_Toc156740476"><text:span text:style-name="T622">TeX</text:span></text:a><text:span text:style-name="T623"><text:tab/></text:span></text:p>
      <text:p text:style-name="P13"><text:a xlink:href="#_Toc156740477"><text:span text:style-name="T625">4.49</text:span></text:a><text:span text:style-name="T626"><text:tab/></text:span><text:a xlink:href="#_Toc156740477"><text:span text:style-name="T628">Plugin</text:span></text:a><text:span text:style-name="T629"><text:tab/></text:span></text:p>
      <text:p text:style-name="P13"><text:a xlink:href="#_Toc156740478"><text:span text:style-name="T631">4.50</text:span></text:a><text:span text:style-name="T632"><text:tab/></text:span><text:a xlink:href="#_Toc156740478"><text:span text:style-name="T634">Help</text:span></text:a><text:span text:style-name="T635"><text:tab/></text:span></text:p>
      <text:p text:style-name="P14"><text:a xlink:href="#_Toc156740479"><text:span text:style-name="T637">5.</text:span></text:a><text:span text:style-name="T638"><text:tab/></text:span><text:a xlink:href="#_Toc156740479"><text:span text:style-name="T640">Other</text:span></text:a><text:span text:style-name="T641"><text:s/></text:span><text:a xlink:href="#_Toc156740479"><text:span text:style-name="T643">Nonfunctional</text:span></text:a><text:span text:style-name="T644"><text:s/></text:span><text:a xlink:href="#_Toc156740479"><text:span text:style-name="T646">Requirements</text:span></text:a><text:span text:style-name="T647"><text:tab/></text:span></text:p>
      <text:p text:style-name="P15"><text:a xlink:href="#_Toc156740480"><text:span text:style-name="T649">5.1</text:span></text:a><text:span text:style-name="T650"><text:tab/></text:span><text:a xlink:href="#_Toc156740480"><text:span text:style-name="T652">Performance</text:span></text:a><text:span text:style-name="T653"><text:s/></text:span><text:a xlink:href="#_Toc156740480"><text:span text:style-name="T655">Requirements</text:span></text:a><text:span text:style-name="T656"><text:tab/></text:span></text:p>
      <text:p text:style-name="P15"><text:a xlink:href="#_Toc156740481"><text:span text:style-name="T658">5.2</text:span></text:a><text:span text:style-name="T659"><text:tab/></text:span><text:a xlink:href="#_Toc156740481"><text:span text:style-name="T661">Safety</text:span></text:a><text:span text:style-name="T662"><text:s/></text:span><text:a xlink:href="#_Toc156740481"><text:span text:style-name="T664">Requirements</text:span></text:a><text:span text:style-name="T665"><text:tab/></text:span></text:p>
      <text:p text:style-name="P15"><text:a xlink:href="#_Toc156740482"><text:span text:style-name="T667">5.3</text:span></text:a><text:span text:style-name="T668"><text:tab/></text:span><text:a xlink:href="#_Toc156740482"><text:span text:style-name="T670">Security</text:span></text:a><text:span text:style-name="T671"><text:s/></text:span><text:a xlink:href="#_Toc156740482"><text:span text:style-name="T673">Requirements</text:span></text:a><text:span text:style-name="T674"><text:tab/></text:span></text:p>
      <text:p text:style-name="P15"><text:a xlink:href="#_Toc156740483"><text:span text:style-name="T676">5.4</text:span></text:a><text:span text:style-name="T677"><text:tab/></text:span><text:a xlink:href="#_Toc156740483"><text:span text:style-name="T679">Software</text:span></text:a><text:span text:style-name="T680"><text:s/></text:span><text:a xlink:href="#_Toc156740483"><text:span text:style-name="T682">Quality</text:span></text:a><text:span text:style-name="T683"><text:s/></text:span><text:a xlink:href="#_Toc156740483"><text:span text:style-name="T685">Attributes</text:span></text:a><text:span text:style-name="T686"><text:tab/></text:span></text:p>
      <text:p text:style-name="P16"><text:span text:style-name="T687"/></text:p>
      <text:p text:style-name="P17"><text:span text:style-name="T687"/></text:p>
      <text:p text:style-name="P17"><text:span text:style-name="T687"/></text:p>
      <text:p text:style-name="P17"><text:span text:style-name="T687"/></text:p>
      <text:p text:style-name="P17"><text:span text:style-name="T687"/></text:p>
      <text:list text:style-name="L18">
        <text:list-item>
          <text:p text:style-name="P18"><text:span text:style-name="T688">Introduction</text:span></text:p>
        </text:list-item>
        <text:list-item>
          <text:p text:style-name="P19"><text:span text:style-name="T689">Purpose </text:span></text:p>
        </text:list-item>
      </text:list>
      <text:p text:style-name="P20"><text:span text:style-name="T690">This document includes software requirements for Xournal++, release number 1.2.2. Xournal++ is an Open Source Software distributed under the terms of the<text:s/></text:span><text:a xlink:href="https://raw.githubusercontent.com/xournalpp/xournalpp/master/LICENSE"><text:span text:style-name="T692">GNU</text:span></text:a><text:span text:style-name="T693"><text:s/></text:span><text:a xlink:href="https://raw.githubusercontent.com/xournalpp/xournalpp/master/LICENSE"><text:span text:style-name="T695">General</text:span></text:a><text:span text:style-name="T696"><text:s/></text:span><text:a xlink:href="https://raw.githubusercontent.com/xournalpp/xournalpp/master/LICENSE"><text:span text:style-name="T698">Public</text:span></text:a><text:span text:style-name="T699"><text:s/></text:span><text:a xlink:href="https://raw.githubusercontent.com/xournalpp/xournalpp/master/LICENSE"><text:span text:style-name="T701">Licens</text:span><text:span text:style-name="T702"><text:s/>HYPERLINK "https://raw.githubusercontent.com/xournalpp/xournalpp/master/LICENSE"</text:span><text:span text:style-name="T703">e</text:span></text:a><text:span text:style-name="T704"><text:s/></text:span><text:a xlink:href="https://raw.githubusercontent.com/xournalpp/xournalpp/master/LICENSE"><text:span text:style-name="T706">Version</text:span></text:a><text:span text:style-name="T707"><text:s/></text:span><text:a xlink:href="https://raw.githubusercontent.com/xournalpp/xournalpp/master/LICENSE"><text:span text:style-name="T709">2</text:span></text:a><text:span text:style-name="T710"><text:s/></text:span><text:a xlink:href="https://raw.githubusercontent.com/xournalpp/xournalpp/master/LICENSE"><text:span text:style-name="T712">or</text:span></text:a><text:span text:style-name="T713"><text:s/></text:span><text:a xlink:href="https://raw.githubusercontent.com/xournalpp/xournalpp/master/LICENSE"><text:span text:style-name="T715">later</text:span></text:a><text:span text:style-name="T716">. Its primary purpose is to provide an interface for annotating PDF documents or creating new documents for note-taking. The system is cross-platform and provides several functionalities on existing or new documents which can be exported as PDF or other format files. </text:span></text:p>
      <text:p text:style-name="P20"><text:span text:style-name="T717"/></text:p>
      <text:p text:style-name="P20"><text:span text:style-name="T718">This document follows “Software Requirements Specification” template for software requirements specification documents, by Karl E. Wiegers, with a few deviations.</text:span></text:p>
      <text:list text:style-name="L21">
        <text:list-item>
          <text:p text:style-name="P21"><text:span text:style-name="T719">Document Conventions</text:span></text:p>
        </text:list-item>
        <text:list-item>
          <text:p text:style-name="P22"><text:span text:style-name="T720">When writing this document it was assumed that all requirements have the same priority.</text:span></text:p>
        </text:list-item>
        <text:list-item>
          <text:p text:style-name="P22"><text:span text:style-name="T720">Firstly, an overall view of Xournal++ is provided, followed by a detailed presentation of all its features and functions.</text:span></text:p>
        </text:list-item>
        <text:list-item>
          <text:p text:style-name="P23"><text:span text:style-name="T721">Intended Audience and Reading Suggestions</text:span></text:p>
        </text:list-item>
      </text:list>
      <text:p text:style-name="P24"><text:span text:style-name="T722">This document is aimed at developers, software engineers or any member of the Xournal++ community, as well as users and testers.</text:span></text:p>
      <text:p text:style-name="P25"><text:span text:style-name="T722">The rest of the document is divided into the following chapters:</text:span></text:p>
      <text:list text:style-name="L26">
        <text:list-item>
          <text:p text:style-name="P26"><text:span text:style-name="T722">In chapter 2 an overall description of Xournal++ is provided. Firstly, product perspective is presented with a brief description of product features and main functions, followed by user classes and characteristics, operating environments that Xournal++ supports as well as design and implementation constraints. In the end of the chapter the reader is referred to the user documentation for further information, and also some assumptions and dependencies are mentioned.</text:span></text:p>
        </text:list-item>
        <text:list-item>
          <text:p text:style-name="P26"><text:span text:style-name="T722">In chapter 3 user, hardware, software and communication interfaces are noted.</text:span></text:p>
        </text:list-item>
        <text:list-item>
          <text:p text:style-name="P26"><text:span text:style-name="T722">In chapter 4 all features and functions are presented in detail. Almost every feature is described in the following subsections: </text:span></text:p>
        </text:list-item>
        <text:list-item>
          <text:p text:style-name="P27"><text:span text:style-name="T722">“Description and Priority”, where general and noteworthy information is presented,</text:span></text:p>
        </text:list-item>
        <text:list-item>
          <text:p text:style-name="P27"><text:span text:style-name="T722">“Stimulus/Response Sequences”, describing the series of actions to be performed by the user in order to use the feature and</text:span></text:p>
        </text:list-item>
        <text:list-item>
          <text:p text:style-name="P27"><text:span text:style-name="T722">“Functional Requirements” where one or two requirements in order for the feature to work are stated.</text:span></text:p>
        </text:list-item>
        <text:list-item>
          <text:p text:style-name="P28"><text:span text:style-name="T722">In chapter 5 requirements about safety and performance are presented.</text:span></text:p>
        </text:list-item>
        <text:list-item>
          <text:p text:style-name="P29"><text:span text:style-name="T723">Product Scope</text:span></text:p>
        </text:list-item>
      </text:list>
      <text:p text:style-name="P30"><text:span text:style-name="T724">Xournal++ is a note-taking software for either annotating an existing PDF document or creating new notes in a handwritten manner similar to physical notes taken in a book or notebook/journal, while also benefitting from the advantages of digital tools to ameliorate the quality of these notes. Thus, it offers the user numerous possibilities such as freehand drawing, typing text or adding shapes, highlighting, inserting images, setting the background to a specific type of notebook page layout, and many more. Xournal++ is also designed for tablet PCs and other similar devices, providing features such as a stylus or touch input. As a digital note-taking solution, it can be used for adding one’s signature to an administrative document, making elaborate comments, annotating one’s studying material or presentation, solving or correcting exercises, or even for online courses. </text:span></text:p>
      <text:p text:style-name="P30"><text:span text:style-name="T725"/></text:p>
      <text:p text:style-name="P30"><text:span text:style-name="T726">Initially Xournal++ started as a rewrite of Xournal in C++, hence the name. Nonetheless, it has since grown beyond Xournal into a feature-rich software that stays under active development, while its much more limited predecessor is now considered deprecated. </text:span></text:p>
      <text:list text:style-name="L31">
        <text:list-item>
          <text:p text:style-name="P31"><text:span text:style-name="T727">References</text:span></text:p>
        </text:list-item>
      </text:list>
      <text:p text:style-name="P32"><text:span text:style-name="T728">Information about Xournal++ can be found in Xournal++’s official website and GitHub page:</text:span></text:p>
      <text:p text:style-name="P32"><text:a xlink:href="https://xournalpp.github.io/"><text:span text:style-name="T730">https://xournal</text:span><text:span text:style-name="T731"><text:s/>HYPERLINK "https://xournalpp.github.io/"</text:span><text:span text:style-name="T732">p</text:span><text:span text:style-name="T733"><text:s/>HYPERLINK "https://xournalpp.github.io/"</text:span><text:span text:style-name="T734">p.github.io/</text:span></text:a><text:span text:style-name="T735"/></text:p>
      <text:p text:style-name="P33"><text:a xlink:href="https://github.com/xournalpp/xournalpp/"><text:span text:style-name="T736">https://github.com/xournalpp/xournalpp/</text:span></text:a><text:span text:style-name="T737"/></text:p>
      <text:list text:style-name="L34">
        <text:list-item>
          <text:p text:style-name="P34"><text:span text:style-name="T738">Overall Description</text:span></text:p>
        </text:list-item>
        <text:list-item>
          <text:p text:style-name="P35"><text:span text:style-name="T739">Product Perspective</text:span></text:p>
        </text:list-item>
      </text:list>
      <text:p text:style-name="P36"><text:span text:style-name="T740">Xournal++ was created for handwritten note-taking and sketching, as a rewrite of<text:s/></text:span><text:a xlink:href="https://xournal.sourceforge.net/"><text:span text:style-name="T742">Xournal</text:span></text:a><text:span text:style-name="T743">, another open source tool for annotating PDFs, using the<text:s/></text:span><text:a xlink:href="https://poppler.freedesktop.org/"><text:span text:style-name="T745">Poppler</text:span></text:a><text:span text:style-name="T746"><text:s/>library to render them. Xournal++ is written entirely in C++, still using the Poppler library. The still active development of its numerous features has outdated Xournal. Xournal++ uses the .xopp file extension, but it also provides the possibility to export documents in PDF and other formats. It is a cross-platform software that does not require any other installations to operate. Xournal++<text:s/></text:span><text:span text:style-name="T747">is developed under<text:s/></text:span><text:a xlink:href="https://raw.githubusercontent.com/xournalpp/xournalpp/master/LICENSE"><text:span text:style-name="T749">GNU</text:span></text:a><text:span text:style-name="T750"><text:s/></text:span><text:a xlink:href="https://raw.githubusercontent.com/xournalpp/xournalpp/master/LICENSE"><text:span text:style-name="T752">General</text:span></text:a><text:span text:style-name="T753"><text:s/></text:span><text:a xlink:href="https://raw.githubusercontent.com/xournalpp/xournalpp/master/LICENSE"><text:span text:style-name="T755">Public</text:span></text:a><text:span text:style-name="T756"><text:s/></text:span><text:a xlink:href="https://raw.githubusercontent.com/xournalpp/xournalpp/master/LICENSE"><text:span text:style-name="T758">License</text:span></text:a><text:span text:style-name="T759"><text:s/></text:span><text:a xlink:href="https://raw.githubusercontent.com/xournalpp/xournalpp/master/LICENSE"><text:span text:style-name="T761">version</text:span></text:a><text:span text:style-name="T762"><text:s/></text:span><text:a xlink:href="https://raw.githubusercontent.com/xournalpp/xournalpp/master/LICENSE"><text:span text:style-name="T764">2</text:span></text:a><text:span text:style-name="T765"><text:s/></text:span><text:a xlink:href="https://raw.githubusercontent.com/xournalpp/xournalpp/master/LICENSE"><text:span text:style-name="T767">or</text:span></text:a><text:span text:style-name="T768"><text:s/></text:span><text:a xlink:href="https://raw.githubusercontent.com/xournalpp/xournalpp/master/LICENSE"><text:span text:style-name="T770">later</text:span></text:a><text:span text:style-name="T771"><text:s/>and can be distributed under those terms. It is available for download on<text:s/></text:span><text:a xlink:href="https://flathub.org/"><text:span text:style-name="T773">Flat</text:span><text:span text:style-name="T774"><text:s/>HYPERLINK "https://flathub.org/"</text:span><text:span text:style-name="T775">h</text:span><text:span text:style-name="T776"><text:s/>HYPERLINK "https://flathub.org/"</text:span><text:span text:style-name="T777">ub</text:span></text:a><text:span text:style-name="T778">,<text:s/></text:span><text:a xlink:href="https://snapcraft.io/"><text:span text:style-name="T780">Sn</text:span><text:span text:style-name="T781"><text:s/>HYPERLINK "https://snapcraft.io/"</text:span><text:span text:style-name="T782">a</text:span><text:span text:style-name="T783"><text:s/>HYPERLINK "https://snapcraft.io/"</text:span><text:span text:style-name="T784">pcraft</text:span></text:a><text:span text:style-name="T785">,<text:s/></text:span><text:a xlink:href="https://pkgs.org/search/?q=xournalpp"><text:span text:style-name="T787">pkgs.org</text:span></text:a><text:span text:style-name="T788"><text:s/>(for Linux),<text:s/></text:span><text:a xlink:href="https://community.chocolatey.org/packages/xournalplusplus"><text:span text:style-name="T790">Chocolatey</text:span></text:a><text:span text:style-name="T791"><text:s/>(for Windows) and the project’s<text:s/></text:span><text:a xlink:href="https://xournalpp.github.io/"><text:span text:style-name="T793">official</text:span></text:a><text:span text:style-name="T794"><text:s/></text:span><text:a xlink:href="https://xournalpp.github.io/"><text:span text:style-name="T796">website</text:span></text:a><text:span text:style-name="T797">.</text:span></text:p>
      <text:list text:style-name="L37">
        <text:list-item>
          <text:p text:style-name="P37"><text:span text:style-name="T798">Product Functions</text:span></text:p>
        </text:list-item>
      </text:list>
      <text:p text:style-name="P38"><text:span text:style-name="T799">Xournal++ is a note-taking and sketching software aiming to provide a cross-platform graphical interface for many utilities. These utilities offer a variety of functions that are briefly presented in the following list:</text:span></text:p>
      <text:list text:style-name="L39">
        <text:list-item>
          <text:p text:style-name="P39"><text:span text:style-name="T799">PDF annotation<text:s/></text:span><text:span text:style-name="T800">–</text:span><text:span text:style-name="T801"><text:s/>Setting a PDF file as a background, navigating through the file, searching for text in the file, selecting text on the file to highlight, underline, strikethrough, copy to clipboard, exporting as PDF.</text:span></text:p>
        </text:list-item>
        <text:list-item>
          <text:p text:style-name="P39"><text:span text:style-name="T802">Editing<text:s/></text:span><text:span text:style-name="T803">–</text:span><text:span text:style-name="T804"><text:s/>Selecting objects, copying to and pasting from clipboard, searching, deleting objects, snapping.</text:span></text:p>
        </text:list-item>
        <text:list-item>
          <text:p text:style-name="P39"><text:span text:style-name="T805">Layers<text:s/></text:span><text:span text:style-name="T806">–</text:span><text:span text:style-name="T807"><text:s/>Creating multiple layers, navigating through layers.</text:span></text:p>
        </text:list-item>
        <text:list-item>
          <text:p text:style-name="P39"><text:span text:style-name="T808">Journal management<text:s/></text:span><text:span text:style-name="T809">–</text:span><text:span text:style-name="T810"><text:s/>Inserting and deleting pages, navigating through (annotated) pages, managing paper format, background and layout.</text:span></text:p>
        </text:list-item>
        <text:list-item>
          <text:p text:style-name="P39"><text:span text:style-name="T811">Tools<text:s/></text:span><text:span text:style-name="T812">–</text:span><text:span text:style-name="T813"><text:s/>pen for freehand drawing, eraser, highlighter, shape drawing, text typing, selecting, arranging space, using geometry tools (setsquare, compass).</text:span></text:p>
        </text:list-item>
        <text:list-item>
          <text:p text:style-name="P39"><text:span text:style-name="T814">TeX<text:s/></text:span><text:span text:style-name="T815">–</text:span><text:span text:style-name="T816"><text:s/>using TeX typesetting system to add scientific text.</text:span></text:p>
        </text:list-item>
        <text:list-item>
          <text:p text:style-name="P39"><text:span text:style-name="T817">Audio Recording<text:s/></text:span><text:span text:style-name="T818">–</text:span><text:span text:style-name="T819"><text:s/>Taking audio notes.</text:span></text:p>
        </text:list-item>
        <text:list-item>
          <text:p text:style-name="P40"><text:span text:style-name="T820">User Classes and Characteristics</text:span></text:p>
        </text:list-item>
      </text:list>
      <text:p text:style-name="P41"><text:span text:style-name="T821">Xournal++ is not directed at any particular group; instead it is a software for anyone who might need to use digital notes and documents for administrative, educational or other purposes. Hence, there is no specialized knowledge or technical expertise required other than basic computer skills. Xournal++’s environment is very user-friendly, providing a GUI with a quick access toolbar for its most frequently used functions.<text:s text:c="2"/></text:span></text:p>
      <text:list text:style-name="L42">
        <text:list-item>
          <text:p text:style-name="P42"><text:span text:style-name="T822">Operating Environment</text:span></text:p>
        </text:list-item>
      </text:list>
      <text:p text:style-name="P43"><text:span text:style-name="T823">Xournal++ is a 64-bit application written with<text:s/></text:span><text:a xlink:href="https://www.gtk.org/"><text:span text:style-name="T825">GTK3</text:span></text:a><text:span text:style-name="T826">, compatible with Windows, Linux and macOS. It is designed to be a lightweight application and should work on a wide range of devices, since it is not particularly resource-intensive. </text:span></text:p>
      <text:list text:style-name="L44">
        <text:list-item>
          <text:p text:style-name="P44"><text:span text:style-name="T827">Design and Implementation Constraints</text:span></text:p>
        </text:list-item>
      </text:list>
      <text:p text:style-name="P45"><text:span text:style-name="T828">Xournal++ aims to be cross-platform and relies on external libraries, namely GTK3 and Poppler, so its development might induce constraints related to these requirements, as well as other constraints related to user interface guidelines on different platforms. Xournal++ is an Open Source Software licensed under the GPL2 or later, so it must comply with all related principles and terms.<text:s text:c="2"/></text:span></text:p>
      <text:list text:style-name="L46">
        <text:list-item>
          <text:p text:style-name="P46"><text:span text:style-name="T829">User Documentation</text:span></text:p>
        </text:list-item>
      </text:list>
      <text:p text:style-name="P47"><text:span text:style-name="T830">A detailed user documentation is available on the project’s<text:s/></text:span><text:a xlink:href="https://xournalpp.github.io/"><text:span text:style-name="T832">webs</text:span><text:span text:style-name="T833"><text:s/>HYPERLINK "https://xournalpp.github.io/"</text:span><text:span text:style-name="T834">i</text:span><text:span text:style-name="T835"><text:s/>HYPERLINK "https://xournalpp.github.io/"</text:span><text:span text:style-name="T836">te</text:span></text:a><text:span text:style-name="T837">, including installation instructions and a user’s guide to all of the available features. Other useful manuals can be found in the project’s<text:s/></text:span><text:a xlink:href="https://github.com/xournalpp/xournalpp/wiki"><text:span text:style-name="T839">wiki</text:span></text:a><text:span text:style-name="T840"><text:s/>on GitHub.</text:span></text:p>
      <text:list text:style-name="L48">
        <text:list-item>
          <text:p text:style-name="P48"><text:span text:style-name="T841">Assumptions and Dependencies</text:span></text:p>
        </text:list-item>
      </text:list>
      <text:p text:style-name="P49"><text:span text:style-name="T842">Xournal++ main runtime dependencies include GTK and the GLib, Poppler and Cairo libraries, bundled with the program’s installation. Also, in order for the<text:s/></text:span><text:span text:style-name="T843">Add/Edit TeX</text:span><text:span text:style-name="T844"><text:s/>tool to be enabled, Xournal++ also requires a working<text:s/></text:span><text:a xlink:href="https://www.latex-project.org/"><text:span text:style-name="T846">LaTeX</text:span></text:a><text:span text:style-name="T847"><text:s/>installation</text:span><text:span text:style-name="T848">.<text:s/></text:span><text:span text:style-name="T849">Finally, to enable the functionality of certain Lua plugins in Xournal++, a compatible version of Lua must be installed on the system.</text:span></text:p>
      <text:list text:style-name="L50">
        <text:list-item>
          <text:p text:style-name="P50"><text:span text:style-name="T850">External Interface Requirements</text:span></text:p>
        </text:list-item>
        <text:list-item>
          <text:p text:style-name="P51"><text:span text:style-name="T851">User Interfaces</text:span></text:p>
        </text:list-item>
      </text:list>
      <text:p text:style-name="P52"><text:span text:style-name="T852">User interface includes various windows and dialogs. The main window consists of the main menubar with File, Edit, View, Navigation, Journal, Tools, Plugin and Help. Under main menu there is a default toolbar with shortcuts to most used functions of Xournal++. Those appear in the form of buttons and are separated in the following categories: </text:span></text:p>
      <text:list text:style-name="L53">
        <text:list-item>
          <text:p text:style-name="P53"><text:span text:style-name="T852">File management section: Save, New Journal, Open, Export as PDF, Print</text:span></text:p>
        </text:list-item>
        <text:list-item>
          <text:p text:style-name="P53"><text:span text:style-name="T852">Edit section: Cut, Copy, Paste, Undo, Redo</text:span></text:p>
        </text:list-item>
        <text:list-item>
          <text:p text:style-name="P53"><text:span text:style-name="T852">Navigation &amp; Journal section: Annotated page navigation, Insert page (with page layout options dropdown menu), Delete current page</text:span></text:p>
        </text:list-item>
        <text:list-item>
          <text:p text:style-name="P53"><text:span text:style-name="T852">View section: Toggle fullscreen</text:span></text:p>
        </text:list-item>
        <text:list-item>
          <text:p text:style-name="P53"><text:span text:style-name="T852">Audio section: Record Audio/Stop Recording, Back, Pause/Play, Stop, Forward</text:span></text:p>
        </text:list-item>
        <text:list-item>
          <text:p text:style-name="P53"><text:span text:style-name="T852">Font section: Select Font</text:span></text:p>
        </text:list-item>
        <text:list-item>
          <text:p text:style-name="P53"><text:span text:style-name="T852">Tools section: Pen (with style options scrollbar), Eraser (with mode options dropdown menu), Highlighter, Select PDF text, Image, Text, Add/Edit TeX, Draw Shape (with shape options dropdown menu)</text:span></text:p>
        </text:list-item>
        <text:list-item>
          <text:p text:style-name="P53"><text:span text:style-name="T852">Edit section: Rotation Snapping, Grid Snapping</text:span></text:p>
        </text:list-item>
        <text:list-item>
          <text:p text:style-name="P53"><text:span text:style-name="T852">Tools section: Select (with mode options dropdown menu), Vertical Region, Hand, Setsquare, Compass, Default Tool</text:span></text:p>
        </text:list-item>
        <text:list-item>
          <text:p text:style-name="P53"><text:span text:style-name="T852">Options section: Fine, Medium, Thick, Fill, Colors, Custom Color</text:span></text:p>
        </text:list-item>
      </text:list>
      <text:p text:style-name="P54"><text:span text:style-name="T853"/></text:p>
      <text:p text:style-name="P55"><text:span text:style-name="T854">Alternatives to the default Portrait toolbar as well as customization options are available (see 4.18, 4.19). On the left side, there is a Page/Layer/Layerstack Preview which gives the possibility not only to view and navigate pages and layers, but also to insert, delete, duplicate pages or layers. Especially for PDF documents, in this area a contents section (if available) listing chapters and sections is also provided. The center of the layout is naturally dedicated to the journal. Finally, the bottom toolbar provides a page numbering facilitating navigation, view options for layers as well as view options of the whole document, i.e., Paired pages, Presentation mode, Zoom to 100%, Zoom fit to screen, Zoom out, Zoom slider and Zoom in.</text:span></text:p>
      <text:p text:style-name="P55"><text:span text:style-name="T854">Other windows include New, Open, Annotate PDF, Save, Save as, Export as… and Export as PDF window, which is a standard file system browse, Preferences window with a side menu for various customization options, Configure new page template window, Add/Edit TeX window for writing TeX formulas, and Plugin windows.</text:span></text:p>
      <text:p text:style-name="P56"><text:span text:style-name="T854">Xournal++ utilizes basic keyboard shortcuts (</text:span><text:span text:style-name="T855">Ctrl+N</text:span><text:span text:style-name="T856"><text:s/>for New File</text:span><text:span text:style-name="T857">, Ctrl+F</text:span><text:span text:style-name="T858"><text:s/>for Find etc.), all mentioned to the right of their corresponding function in the interface menu.</text:span></text:p>
      <text:list text:style-name="L57">
        <text:list-item>
          <text:p text:style-name="P57"><text:span text:style-name="T859">Hardware Interfaces</text:span></text:p>
        </text:list-item>
      </text:list>
      <text:p text:style-name="P58"><text:span text:style-name="T860">Xournal++ interacts with an audio interface whenever using the<text:s/></text:span><text:span text:style-name="T861">Record Audio</text:span><text:span text:style-name="T862"><text:s/>tool.</text:span></text:p>
      <text:list text:style-name="L59">
        <text:list-item>
          <text:p text:style-name="P59"><text:span text:style-name="T863">Software Interfaces</text:span></text:p>
        </text:list-item>
      </text:list>
      <text:p text:style-name="P60"><text:span text:style-name="T864">Xournal++ interacts with the aforementioned software (see 2.7), as well as with the graphical and file system interfaces. In addition to its core functionality, Xournal++ features a Plugin API, specifically designed for Lua scripting. </text:span></text:p>
      <text:list text:style-name="L61">
        <text:list-item>
          <text:p text:style-name="P61"><text:span text:style-name="T865">Communications Interfaces</text:span></text:p>
        </text:list-item>
      </text:list>
      <text:p text:style-name="P62"><text:span text:style-name="T866">Internet connection and a browser are required in order to access online help, including documentation, guides and general information.</text:span></text:p>
      <text:list text:style-name="L63">
        <text:list-item>
          <text:p text:style-name="P63"><text:span text:style-name="T867">System Features</text:span></text:p>
        </text:list-item>
      </text:list>
      <text:p text:style-name="P64"><text:span text:style-name="T868">In this chapter, all functions of Xournal++ are explained in detail. System features are presented in their order of appearance in the program’s interface. Some common-logic features are grouped together.</text:span></text:p>
      <text:list text:style-name="L65">
        <text:list-item>
          <text:p text:style-name="P65"><text:span text:style-name="T869">New</text:span></text:p>
        </text:list-item>
      </text:list>
      <text:p text:style-name="P66"><text:span text:style-name="T870">This feature provides the ability to create a new journal.</text:span></text:p>
      <text:p text:style-name="P67"><text:span text:style-name="T870">4.1.1<text:tab/>Description and Priority</text:span></text:p>
      <text:p text:style-name="P68"><text:span text:style-name="T870">It creates a new, empty journal. It is one of the first actions a user must do to begin a new document.</text:span></text:p>
      <text:p text:style-name="P69"><text:span text:style-name="T870">4.1.2<text:tab/>Stimulus/Response Sequences</text:span></text:p>
      <text:p text:style-name="P70"><text:span text:style-name="T870">The program’s startup state is by default a new journal, so this feature is useful when one has already created or opened an existing document and wants to start a new one. If not already saved on disk, Xournal++ asks the user whether to save the previous document.</text:span></text:p>
      <text:p text:style-name="P71"><text:span text:style-name="T870">4.1.3<text:tab/>Functional Requirements</text:span></text:p>
      <text:p text:style-name="P72"><text:span text:style-name="T870">There are no requirements for<text:s/></text:span><text:span text:style-name="T871">New</text:span><text:span text:style-name="T872">.</text:span></text:p>
      <text:list text:style-name="L73">
        <text:list-item>
          <text:p text:style-name="P73"><text:span text:style-name="T873">Open</text:span></text:p>
        </text:list-item>
      </text:list>
      <text:p text:style-name="P74"><text:span text:style-name="T874">This feature opens a file browser window.</text:span></text:p>
      <text:p text:style-name="P75"><text:span text:style-name="T874">4.2.1<text:tab/>Description and Priority</text:span></text:p>
      <text:p text:style-name="P76"><text:span text:style-name="T874">This feature opens a file browser window at the last used location. The only files available for selection are PDF, .xopp, and .xoj files. The latter is the format used by Xournal++’s predecessor, Xournal.</text:span></text:p>
      <text:p text:style-name="P77"><text:span text:style-name="T874">4.2.2<text:tab/>Stimulus/Response Sequences</text:span></text:p>
      <text:p text:style-name="P78"><text:span text:style-name="T874">The user selects<text:s/></text:span><text:span text:style-name="T875">Open</text:span><text:span text:style-name="T876">, navigates through their system’s file browser and chooses the type of file they wish to open from the scrollbar at the bottom right of the window. After selecting the desired file, the user clicks the “Open” button under the scrollbar, or “Cancel” to cancel their selection. Scrollbar options are: Supported Files, Xournal files, Xournal++ template, Xournal++ files, PDF files and All files. The latter is only for display purposes; if a user selects and tries to open any non-supported format, an error message window will pop up. For all options, the browser only displays files of the corresponding format. It should also be mentioned that opening multiple files at once is not supported; one has to open each file individually in a new window.</text:span></text:p>
      <text:p text:style-name="P79"><text:span text:style-name="T876">4.2.3<text:tab/>Functional Requirements</text:span></text:p>
      <text:p text:style-name="P80"><text:span text:style-name="T876">REQ-1: File selected must be of type .xopp, .xoj or .pdf.<text:tab/></text:span></text:p>
      <text:p text:style-name="P80"><text:span text:style-name="T876">REQ-2: Files can be selected only one at a time.</text:span></text:p>
      <text:list text:style-name="L81">
        <text:list-item>
          <text:p text:style-name="P81"><text:span text:style-name="T877">Recent Documents</text:span></text:p>
        </text:list-item>
      </text:list>
      <text:p text:style-name="P82"><text:span text:style-name="T878">This feature shows a list of files recently created, viewed or edited by Xournal++.</text:span></text:p>
      <text:p text:style-name="P83"><text:span text:style-name="T878">4.3.1<text:tab/>Description and Priority</text:span></text:p>
      <text:p text:style-name="P84"><text:span text:style-name="T878">This feature displays a list of recently opened document in order to provide the user with a quick access to their recent work.</text:span></text:p>
      <text:p text:style-name="P85"><text:span text:style-name="T878">4.3.2<text:tab/>Stimulus/Response Sequences</text:span></text:p>
      <text:p text:style-name="P86"><text:span text:style-name="T878">The user selects or simply hovers over<text:s/></text:span><text:span text:style-name="T879">Recent Documents</text:span><text:span text:style-name="T880"><text:s/>and a side window appears, listing recent documents discreetly separated in .xopp/.xoj and .pdf categories.</text:span></text:p>
      <text:p text:style-name="P87"><text:span text:style-name="T880">4.3.3<text:tab/>Functional Requirements</text:span></text:p>
      <text:p text:style-name="P88"><text:span text:style-name="T880">REQ: File selected must not have changed location since it was last opened by the program.</text:span><text:span text:style-name="T881"><text:tab/></text:span></text:p>
      <text:list text:style-name="L89">
        <text:list-item>
          <text:p text:style-name="P89"><text:span text:style-name="T882">Annotate PDF</text:span></text:p>
        </text:list-item>
      </text:list>
      <text:p text:style-name="P90"><text:span text:style-name="T883">Opens a file browser window for the user to search for some PDF file to open. </text:span></text:p>
      <text:p text:style-name="P91"><text:span text:style-name="T883">4.4.1<text:tab/>Description and Priority</text:span></text:p>
      <text:p text:style-name="P92"><text:span text:style-name="T883">This feature, like<text:s/></text:span><text:span text:style-name="T884">Open</text:span><text:span text:style-name="T885">, opens a file browser window at the last used location. The only files available for selection are PDF files. Additionally, at the bottom left of the window a checkbox is used to attach the PDF file to the journal that will be created. When this option is selected, a copy of the PDF file is created at<text:s/></text:span><text:span text:style-name="T886">Save</text:span><text:span text:style-name="T887"><text:s/>(see 4.5), saved alongside the journal, under the name %{name}.bg.pdf, where %{name} is the journal’s name. This file is generated in order to accompany the journal in future uses, in case the original PDF file gets moved to another location or removed. If the journal has no attaches and its background PDF is no longer found in the same directory, opening it will present a popup window asking whether to use another PDF as background or no background at all. Note that, if the unattached journal is later moved together with the background PDF, Xournal++ will still remember the original location (regardless of the fact that both files currently live in the same directory) and will pop a slightly different window which also proposes the selection of the PDF of the same name in the new directory.</text:span></text:p>
      <text:p text:style-name="P93"><text:span text:style-name="T887">4.4.2<text:tab/>Stimulus/Response Sequences</text:span></text:p>
      <text:p text:style-name="P94"><text:span text:style-name="T887">The user selects<text:s/></text:span><text:span text:style-name="T888">Annotate PDF</text:span><text:span text:style-name="T889">, navigates through their system’s file browser and select the PDF file they wish to open. The scrollbar at the bottom right of the window has only two options, PDF files and All files. After selecting the desired file, the user clicks the “Open” button under the scrollbar, or “Cancel” to cancel their selection. The selected PDF file opens as a background, as described above. The user can set a zoom tolerance for re-rendering the background from<text:s/></text:span><text:span text:style-name="T890">Preferences &lt; Drawing Area &lt; Cache PDF</text:span><text:span text:style-name="T891">.</text:span></text:p>
      <text:p text:style-name="P95"><text:span text:style-name="T891">4.4.3<text:tab/>Functional Requirements</text:span></text:p>
      <text:p text:style-name="P96"><text:span text:style-name="T891">REQ: File selected must be of .pdf type.</text:span></text:p>
      <text:list text:style-name="L97">
        <text:list-item>
          <text:p text:style-name="P97"><text:span text:style-name="T892">Save/Save As</text:span></text:p>
        </text:list-item>
      </text:list>
      <text:p text:style-name="P98"><text:span text:style-name="T893">Opens a file browser window for the user to save their document. </text:span></text:p>
      <text:p text:style-name="P99"><text:span text:style-name="T893">4.5.1<text:tab/>Description and Priority</text:span></text:p>
      <text:p text:style-name="P100"><text:span text:style-name="T893">Both these features open a file browser window at the last used location. The user enters the folder in which they wish to save the document and hit<text:s/></text:span><text:span text:style-name="T894">Save</text:span><text:span text:style-name="T895">. In addition, a textfield at the top of the windows gives the possibility to type a name of choice for the file. Default names are of the form %F-Note-%H-%M”, where “%F” is a placeholder for date, “%H” for hours and “M%” for minutes. This default format can be customized at<text:s/></text:span><text:span text:style-name="T896">Edit &gt; Preferences &gt; Load/Save &gt; Default Save Name</text:span><text:span text:style-name="T897">. </text:span></text:p>
      <text:p text:style-name="P101"><text:span text:style-name="T897">4.5.2<text:tab/>Stimulus/Response Sequences</text:span></text:p>
      <text:p text:style-name="P102"><text:span text:style-name="T897">The user selects<text:s/></text:span><text:span text:style-name="T898">Save</text:span><text:span text:style-name="T899">, goes to the desired location, optionally creates a new folder, changes the default name of the document (optional but recommended) and hits the “Save” button. Even for documents that where created as PDF annotations by opening existing PDF files, the only possible format in which the document can be saved is the .xopp.<text:s/></text:span><text:span text:style-name="T900">Save</text:span><text:span text:style-name="T901"><text:s/>and<text:s/></text:span><text:span text:style-name="T902">Save As</text:span><text:span text:style-name="T903"><text:s/>operate identically at the first save of the document. Their difference is that, if a subsequent save is to be performed,<text:s/></text:span><text:span text:style-name="T904">Save As</text:span><text:span text:style-name="T905"><text:s/>will reopen the window to give the user the possibility to save the document as new (with a different name/in a different folder), without modifying the original stored during the first save, whereas<text:s/></text:span><text:span text:style-name="T906">Save</text:span><text:span text:style-name="T907"><text:s/>will not open any windows and will automatically update the existing document.</text:span></text:p>
      <text:p text:style-name="P103"><text:span text:style-name="T907">4.5.3<text:tab/>Functional Requirements</text:span></text:p>
      <text:p text:style-name="P104"><text:span text:style-name="T907">REQ: Files must have different names or else the latter will replace the older file of the same name.</text:span></text:p>
      <text:list text:style-name="L105">
        <text:list-item>
          <text:p text:style-name="P105"><text:span text:style-name="T908">Export as PDF</text:span></text:p>
        </text:list-item>
      </text:list>
      <text:p text:style-name="P106"><text:span text:style-name="T909">Opens a file browser window for the user to export their document as PDF. </text:span></text:p>
      <text:p text:style-name="P107"><text:span text:style-name="T909">4.6.1<text:tab/>Description and Priority</text:span></text:p>
      <text:p text:style-name="P108"><text:span text:style-name="T909">The user selects<text:s/></text:span><text:span text:style-name="T910">Export as PDF</text:span><text:span text:style-name="T911"><text:s/>and a file browser window opens at the last used location, same as the one in described in the previous feature. The user enters the folder to which they wish to export the document and hit<text:s/></text:span><text:span text:style-name="T912">Save</text:span><text:span text:style-name="T913">. The default name is of the form “%{name}_annotated”, where %{name} is the journal’s name. This can also be customized at<text:s/></text:span><text:span text:style-name="T914">Edit &gt; Preferences &gt; Load/Save &gt; Default Pdf export name</text:span><text:span text:style-name="T915">.</text:span></text:p>
      <text:p text:style-name="P109"><text:span text:style-name="T915">4.6.2<text:tab/>Stimulus/Response Sequences</text:span></text:p>
      <text:p text:style-name="P110"><text:span text:style-name="T915">The user selects<text:s/></text:span><text:span text:style-name="T916">Export as PDF</text:span><text:span text:style-name="T917">, goes to the desired location, optionally creates a new folder, changes the default name of the document (optional but recommended) and hits the “Save” button.</text:span></text:p>
      <text:p text:style-name="P111"><text:span text:style-name="T917">4.6.3<text:tab/>Functional Requirements</text:span></text:p>
      <text:p text:style-name="P112"><text:span text:style-name="T917">REQ: Again files must have different names or else the latter will replace the older file of the same name.</text:span></text:p>
      <text:list text:style-name="L113">
        <text:list-item>
          <text:p text:style-name="P113"><text:span text:style-name="T918">Export as...</text:span></text:p>
        </text:list-item>
      </text:list>
      <text:p text:style-name="P114"><text:span text:style-name="T919">Export as...</text:span><text:span text:style-name="T920"><text:s/>opens a file browser window for the user to export their document as a PDF, a PNG, an SVG or a .xoj file. </text:span></text:p>
      <text:p text:style-name="P115"><text:span text:style-name="T920">4.7.1<text:tab/>Description and Priority</text:span></text:p>
      <text:p text:style-name="P116"><text:span text:style-name="T921">Export as…</text:span><text:span text:style-name="T922"><text:s/>works as<text:s/></text:span><text:span text:style-name="T923">Export as PDF</text:span><text:span text:style-name="T924">, with the only difference being the options scrollbar which gives the user the possibility to export the document also in .png, .svg or .xoj format. At this point it should be noted that save and export are different; a document may have been exported for instance as a PDF, without having been saved. That is, Save refers to the standard Xournal++ journal format .xopp while Export involves converting and saving only the converted file to memory.</text:span></text:p>
      <text:p text:style-name="P117"><text:span text:style-name="T924">4.7.2<text:tab/>Stimulus/Response Sequences</text:span></text:p>
      <text:p text:style-name="P118"><text:span text:style-name="T924">The user selects<text:s/></text:span><text:span text:style-name="T925">Export as…,</text:span><text:span text:style-name="T926"><text:s/>goes to the desired location, optionally creates a new folder, changes the default name of the document (optional but recommended) and hits the “Save” button. When the desired format is selected, a window opens and the user is asked to determine the range of the pages that will be exported and whether the background will be kept or not. In case of multiple pages, Xournal++ exports them separately, appending “-&lt;page number&gt;” to the file name. For instance a two-page document named “-Note-09-28”will create two PNG files named “-Note-09-28-1” and “-Note-09-28-2”.</text:span></text:p>
      <text:p text:style-name="P119"><text:span text:style-name="T926">4.7.3<text:tab/>Functional Requirements</text:span></text:p>
      <text:p text:style-name="P120"><text:span text:style-name="T926">REQ: Again files must have different names or else the latter will replace the older file of the same name.</text:span></text:p>
      <text:list text:style-name="L121">
        <text:list-item>
          <text:p text:style-name="P121"><text:span text:style-name="T927">Print</text:span></text:p>
        </text:list-item>
      </text:list>
      <text:p text:style-name="P122"><text:span text:style-name="T928">Print<text:s/></text:span><text:span text:style-name="T929">opens a standard system window with printer options. </text:span></text:p>
      <text:p text:style-name="P123"><text:span text:style-name="T929">4.8.1<text:tab/>Description and Priority</text:span></text:p>
      <text:p text:style-name="P124"><text:span text:style-name="T929">This feature sends the document to an available printer for printing.</text:span></text:p>
      <text:p text:style-name="P125"><text:span text:style-name="T929">4.8.2<text:tab/>Stimulus/Response Sequences</text:span></text:p>
      <text:p text:style-name="P126"><text:span text:style-name="T929">The user selects<text:s/></text:span><text:span text:style-name="T930">Print<text:s/></text:span><text:span text:style-name="T931">and a standard print window opens. After selecting the desired options, the user hits “Print”.</text:span></text:p>
      <text:p text:style-name="P127"><text:span text:style-name="T931">4.8.3<text:tab/>Functional Requirements</text:span></text:p>
      <text:p text:style-name="P128"><text:span text:style-name="T931">There are no requirements in order for Print to operate. It will even print empty and/or unsaved documents. </text:span></text:p>
      <text:list text:style-name="L129">
        <text:list-item>
          <text:p text:style-name="P129"><text:span text:style-name="T932">Quit</text:span></text:p>
        </text:list-item>
      </text:list>
      <text:p text:style-name="P130"><text:span text:style-name="T933">Quit</text:span><text:span text:style-name="T934"><text:s/>terminates Xournal++. </text:span></text:p>
      <text:p text:style-name="P131"><text:span text:style-name="T934">4.9.1<text:tab/>Description and Priority</text:span></text:p>
      <text:p text:style-name="P132"><text:span text:style-name="T934">This feature terminates the current program’s window. That is, if multiple windows are open,<text:s/></text:span><text:span text:style-name="T935">Quit</text:span><text:span text:style-name="T936"><text:s/>does not affect any of them other than the current one from which it was selected.</text:span></text:p>
      <text:p text:style-name="P133"><text:span text:style-name="T936">4.9.2<text:tab/>Stimulus/Response Sequences</text:span></text:p>
      <text:p text:style-name="P134"><text:span text:style-name="T936">The user selects<text:s/></text:span><text:span text:style-name="T937">Quit</text:span><text:span text:style-name="T938"><text:s/>and, if the current document is not saved (or has unsaved changes), a window pops up asking the user whether to<text:s/></text:span><text:span text:style-name="T939">Save</text:span><text:span text:style-name="T940"><text:s/>or<text:s/></text:span><text:span text:style-name="T941">Discard</text:span><text:span text:style-name="T942"><text:s/>the changes, or<text:s/></text:span><text:span text:style-name="T943">Cancel</text:span><text:span text:style-name="T944"><text:s/>the quit. If the document is empty or all changes are saved, the program simply terminates.</text:span></text:p>
      <text:p text:style-name="P135"><text:span text:style-name="T944">4.9.3<text:tab/>Functional Requirements</text:span></text:p>
      <text:p text:style-name="P136"><text:span text:style-name="T944">There are no requirements for<text:s/></text:span><text:span text:style-name="T945">Quit</text:span><text:span text:style-name="T946">. </text:span></text:p>
      <text:list text:style-name="L137">
        <text:list-item>
          <text:p text:style-name="P137"><text:span text:style-name="T947">Arrange</text:span></text:p>
        </text:list-item>
      </text:list>
      <text:p text:style-name="P138"><text:span text:style-name="T948">This feature arranges the position of an object with respect to other objects.</text:span></text:p>
      <text:p text:style-name="P139"><text:span text:style-name="T948">4.10.1<text:tab/>Description and Priority</text:span></text:p>
      <text:p text:style-name="P140"><text:span text:style-name="T949">Arrange<text:s/></text:span><text:span text:style-name="T950">includes options of<text:s/></text:span><text:span text:style-name="T951">Bring to Front, Bring Forward, Send Backward</text:span><text:span text:style-name="T952"><text:s/>and<text:s/></text:span><text:span text:style-name="T953">Send to Back</text:span><text:span text:style-name="T954">. When two objects, such an image and a stroke are placed in the same area, the one that was created last, say B, appears on top of the other, say A. Selecting A (with the Select tool, see 4.39) and then selecting<text:s/></text:span><text:span text:style-name="T955">Arrange &gt; Bring Forward</text:span><text:span text:style-name="T956"><text:s/>will make A appear on top of B. Similarly,<text:s/></text:span><text:span text:style-name="T957">Arrange &gt; Send Backward</text:span><text:span text:style-name="T958"><text:s/>will do the opposite. Bring to Front and Send to Back options refer to the general relationship of an object’s position with all other objects: if A is sent to back with respect to B, it will appear behind every other object C. This can be applied with more than an object A by selecting an area to arrange.</text:span></text:p>
      <text:p text:style-name="P141"><text:span text:style-name="T958">4.10.2<text:tab/>Stimulus/Response Sequences</text:span></text:p>
      <text:p text:style-name="P142"><text:span text:style-name="T958">The user creates two objects or moves them together in the same area of the page (so that a shared area exists), selects one of them using the Select tool and then selects Arrange to determine their respective positions. Once this relationship is determined, it will hold even if the two objects are moved away from each other and back together. If<text:s/></text:span><text:span text:style-name="T959">Bring to Front</text:span><text:span text:style-name="T960"><text:s/>or<text:s/></text:span><text:span text:style-name="T961">Send to Back</text:span><text:span text:style-name="T962"><text:s/>are opted, this property will accompany the object when it is sharing area with any other object.</text:span></text:p>
      <text:p text:style-name="P143"><text:span text:style-name="T962">4.10.3<text:tab/>Functional Requirements</text:span></text:p>
      <text:p text:style-name="P144"><text:span text:style-name="T962">REQ-1: In order for arranging properties to be defined, an object must share area with another object.</text:span></text:p>
      <text:p text:style-name="P144"><text:span text:style-name="T962">REQ-2: The objects involved must be in the same page layer. </text:span></text:p>
      <text:list text:style-name="L145">
        <text:list-item>
          <text:p text:style-name="P145"><text:span text:style-name="T963">Undo/Redo</text:span></text:p>
        </text:list-item>
      </text:list>
      <text:p text:style-name="P146"><text:span text:style-name="T964">These features allow the user to undo an action/undo the undo.</text:span></text:p>
      <text:p text:style-name="P147"><text:span text:style-name="T964">4.11.1<text:tab/>Description and Priority</text:span></text:p>
      <text:p text:style-name="P148"><text:span text:style-name="T965">Undo/Redo</text:span><text:span text:style-name="T966"><text:s/>refers to any kind of action that occurs inside the document. Multiple Undo’s and Redo’s are possible in order to return to older status of the document and back to the current one. When actions are performed, both Undo and Redo update and display last action that was done/undone to inform the user. </text:span></text:p>
      <text:p text:style-name="P149"><text:span text:style-name="T966">4.11.2<text:tab/>Stimulus/Response Sequences</text:span></text:p>
      <text:p text:style-name="P150"><text:span text:style-name="T966">The user performs some single action in the document that wants reverted, so<text:s/></text:span><text:span text:style-name="T967">Undo</text:span><text:span text:style-name="T968"><text:s/>returns to the exact previous state, before the action was performed. On the other hand, if the user regrets this revert and wants to get the exact same result that said action yielded,<text:s/></text:span><text:span text:style-name="T969">Redo</text:span><text:span text:style-name="T970"><text:s/>can render the document to the desired state.</text:span></text:p>
      <text:p text:style-name="P151"><text:span text:style-name="T970">4.11.3<text:tab/>Functional Requirements</text:span></text:p>
      <text:p text:style-name="P152"><text:span text:style-name="T970">REQ:<text:s/></text:span><text:span text:style-name="T971">Undo</text:span><text:span text:style-name="T972"><text:s/>is available only when at least one action has taken place, while<text:s/></text:span><text:span text:style-name="T973">Redo</text:span><text:span text:style-name="T974"><text:s/>is only available when at least one<text:s/></text:span><text:span text:style-name="T975">Undo</text:span><text:span text:style-name="T976"><text:s/>operation has been executed.</text:span></text:p>
      <text:list text:style-name="L153">
        <text:list-item>
          <text:p text:style-name="P153"><text:span text:style-name="T977">Cut/Copy/Paste</text:span></text:p>
        </text:list-item>
      </text:list>
      <text:p text:style-name="P154"><text:span text:style-name="T978">These features allow the user access the clipboard.</text:span></text:p>
      <text:p text:style-name="P155"><text:span text:style-name="T978">4.12.1<text:tab/>Description and Priority</text:span></text:p>
      <text:p text:style-name="P156"><text:span text:style-name="T979">Cut, Copy<text:s/></text:span><text:span text:style-name="T980">and<text:s/></text:span><text:span text:style-name="T981">Paste</text:span><text:span text:style-name="T982"><text:s/>operate in the standard manner, cutting, copying and pasting objects to and from the system’s clipboard. This can be done with practically any object within the document, but it can also be used to import data (such as images or text) from any other interface that uses the clipboard.</text:span></text:p>
      <text:p text:style-name="P157"><text:span text:style-name="T982">4.12.2<text:tab/>Stimulus/Response Sequences</text:span></text:p>
      <text:p text:style-name="P158"><text:span text:style-name="T982">The user selects an object with the Select tool and hits the “Cut” or “Copy” button. Then the cut or copied object can be pasted in the document by hitting the “Paste” button, or it also be pasted to another interface such as a text editor. Similarly, the user can copy to the clipboard an item from anywhere in the system and hit<text:s/></text:span><text:span text:style-name="T983">Paste</text:span><text:span text:style-name="T984"><text:s/>to paste it inside the Xournal++ interface.</text:span></text:p>
      <text:p text:style-name="P159"><text:span text:style-name="T984">4.12.3<text:tab/>Functional Requirements</text:span></text:p>
      <text:p text:style-name="P160"><text:span text:style-name="T984">REQ:<text:tab/>For<text:s/></text:span><text:span text:style-name="T985">Cut/Copy</text:span><text:span text:style-name="T986">, some object must be selected while for<text:s/></text:span><text:span text:style-name="T987">Paste</text:span><text:span text:style-name="T988"><text:s/>some object must be already in the clipboard. </text:span></text:p>
      <text:list text:style-name="L161">
        <text:list-item>
          <text:p text:style-name="P161"><text:span text:style-name="T989">Select All</text:span></text:p>
        </text:list-item>
      </text:list>
      <text:p text:style-name="P162"><text:span text:style-name="T990">This feature selects all objects in the current page.</text:span></text:p>
      <text:p text:style-name="P163"><text:span text:style-name="T990">4.13.1<text:tab/>Description and Priority</text:span></text:p>
      <text:p text:style-name="P164"><text:span text:style-name="T991">Select All</text:span><text:span text:style-name="T992"><text:s/>selects all objects in the current page. This does not refer to objects in the background, i.e., objects from the PDF file that might have been opened as a background for annotation.</text:span></text:p>
      <text:p text:style-name="P165"><text:span text:style-name="T992">4.13.2<text:tab/>Stimulus/Response Sequences</text:span></text:p>
      <text:p text:style-name="P166"><text:span text:style-name="T992">The user creates or imports objects in the current page and<text:s/></text:span><text:span text:style-name="T993">Select All</text:span><text:span text:style-name="T994"><text:s/>selects them to copy, delete or perform any other common action.</text:span></text:p>
      <text:p text:style-name="P167"><text:span text:style-name="T994">4.13.3<text:tab/>Functional Requirements</text:span></text:p>
      <text:p text:style-name="P168"><text:span text:style-name="T994">REQ:<text:tab/></text:span><text:span text:style-name="T995">Select All</text:span><text:span text:style-name="T996"><text:s/>requires the existence of at least one object in the current page.</text:span></text:p>
      <text:list text:style-name="L169">
        <text:list-item>
          <text:p text:style-name="P169"><text:span text:style-name="T997">Find</text:span></text:p>
        </text:list-item>
      </text:list>
      <text:p text:style-name="P170"><text:span text:style-name="T998">This feature inserts a search textfield at the bottom left of the window, where the user types the text to be searched for.</text:span></text:p>
      <text:p text:style-name="P171"><text:span text:style-name="T998">4.14.1<text:tab/>Description and Priority</text:span></text:p>
      <text:p text:style-name="P172"><text:span text:style-name="T999">Find</text:span><text:span text:style-name="T1000"><text:s/>searches only for typed text inside the document, that is, text that has been created with Xournal++’s Text tool or text that has been imported either through a paste operation from the clipboard or the PDF background. It does not capture hand-written text generated with the Pen tool, nor TeX formulas.</text:span></text:p>
      <text:p text:style-name="P173"><text:span text:style-name="T1000">4.14.2<text:tab/>Stimulus/Response Sequences</text:span></text:p>
      <text:p text:style-name="P174"><text:span text:style-name="T1000">The user selects<text:s/></text:span><text:span text:style-name="T1001">Find</text:span><text:span text:style-name="T1002">, types desired text and navigates through all of its occurrences using the arrows that appear to the right of the textfield. While<text:s/></text:span><text:span text:style-name="T1003">Find</text:span><text:span text:style-name="T1004"><text:s/>captures all occurrences of said text in the current page simultaneously, arrows allow for a navigation through all pages, where Find dynamically captures all occurrences per page. Helpful messages next to the arrows indicate how many times the text was found in the current page, or that no occurrences where found.</text:span></text:p>
      <text:p text:style-name="P175"><text:span text:style-name="T1004">4.14.3<text:tab/>Functional Requirements</text:span></text:p>
      <text:p text:style-name="P176"><text:span text:style-name="T1004">There are no requirements for<text:s/></text:span><text:span text:style-name="T1005">Find</text:span><text:span text:style-name="T1006">.</text:span></text:p>
      <text:list text:style-name="L177">
        <text:list-item>
          <text:p text:style-name="P177"><text:span text:style-name="T1007">Delete</text:span></text:p>
        </text:list-item>
      </text:list>
      <text:p text:style-name="P178"><text:span text:style-name="T1008">This feature deletes a selected object.</text:span></text:p>
      <text:p text:style-name="P179"><text:span text:style-name="T1008">4.15.1<text:tab/>Description and Priority</text:span></text:p>
      <text:p text:style-name="P180"><text:span text:style-name="T1009">Delete</text:span><text:span text:style-name="T1010"><text:s/>removes the selected object or group of objects from the document.</text:span></text:p>
      <text:p text:style-name="P181"><text:span text:style-name="T1010">4.15.2<text:tab/>Stimulus/Response Sequences</text:span></text:p>
      <text:p text:style-name="P182"><text:span text:style-name="T1010">The user selects the desired object/ objects with the Select tool and then selects<text:s/></text:span><text:span text:style-name="T1011">Delete</text:span><text:span text:style-name="T1012"><text:s/>to delete it/them.</text:span></text:p>
      <text:p text:style-name="P183"><text:span text:style-name="T1012">4.15.3<text:tab/>Functional Requirements</text:span></text:p>
      <text:p text:style-name="P184"><text:span text:style-name="T1012">REQ:<text:s/></text:span><text:span text:style-name="T1013">Delete</text:span><text:span text:style-name="T1014"><text:s/>requires the selection of the object to be deleted.</text:span></text:p>
      <text:list text:style-name="L185">
        <text:list-item>
          <text:p text:style-name="P185"><text:span text:style-name="T1015">Move Selection Layer Up/Down</text:span></text:p>
        </text:list-item>
      </text:list>
      <text:p text:style-name="P186"><text:span text:style-name="T1016">These features move a selected object or group of objects a layer up or a layer down, respectively.</text:span></text:p>
      <text:p text:style-name="P187"><text:span text:style-name="T1016">4.16.1<text:tab/>Description and Priority</text:span></text:p>
      <text:p text:style-name="P188"><text:span text:style-name="T1016">When the document is organized in multiple layers, these follow an hierarchy from bottom layer 1, which is the existing, default layer, to higher level layers 2, 3, 4 and so on. Any object created within a specific layer is only visible when this particular layer is enabled, and<text:s/></text:span><text:span text:style-name="T1017">Move Selection Layer Up/Down</text:span><text:span text:style-name="T1018"><text:s/>gives the user the ability to move items to higher or lower layers, respectively. Note that the background is not a layer; therefore the background alone does not hold any data. If no layers are created by the user, every object lives by default in layer 1.</text:span></text:p>
      <text:p text:style-name="P189"><text:span text:style-name="T1018">4.16.2<text:tab/>Stimulus/Response Sequences</text:span></text:p>
      <text:p text:style-name="P190"><text:span text:style-name="T1018">The user, after having created or imported some object in a specific layer, selects this item and hits<text:s/></text:span><text:span text:style-name="T1019">Move Selection Layer Up/Down</text:span><text:span text:style-name="T1020"><text:s/>to transfer it to the next or previous layer. Multiple applications of these features move the item up or down successively through the set of layers: for instance if an object from layer 1 is selected and<text:s/></text:span><text:span text:style-name="T1021">Move Selection Layer Up</text:span><text:span text:style-name="T1022"><text:s/>is applied five times, the object ascends to layer 6.</text:span></text:p>
      <text:p text:style-name="P191"><text:span text:style-name="T1022">4.16.3<text:tab/>Functional Requirements</text:span></text:p>
      <text:p text:style-name="P192"><text:span text:style-name="T1022">REQ:<text:s/></text:span><text:span text:style-name="T1023">Move Selection Layer Down</text:span><text:span text:style-name="T1024"><text:s/>assumes that the current layer is not layer 1 (if it is, nothing happens), while<text:s/></text:span><text:span text:style-name="T1025">Move Selection Layer Up</text:span><text:span text:style-name="T1026"><text:s/>is not available when the current layer is the highest</text:span><text:span text:style-name="T1027">.</text:span></text:p>
      <text:list text:style-name="L193">
        <text:list-item>
          <text:p text:style-name="P193"><text:span text:style-name="T1028">Grid/Rotation Snapping</text:span></text:p>
        </text:list-item>
      </text:list>
      <text:p text:style-name="P194"><text:span text:style-name="T1029">These features enable a snapping mode for all objects.</text:span></text:p>
      <text:p text:style-name="P195"><text:span text:style-name="T1030">4.17.1<text:tab/>Description and Priority</text:span></text:p>
      <text:p text:style-name="P196"><text:span text:style-name="T1030">When rotation snapping is enabled, rotations will snap to each angle which is a multiple of 15°. Similarly, when grid snapping is enabled, movements will snap to the grid. The grid’s size can be configured in </text:span><text:span text:style-name="T1031">Edit &gt; Preferences &gt; Drawing Area &gt; Snapping</text:span><text:span text:style-name="T1032">. In the same place one can configure tolerances for both Rotation and Grid Snapping, that is, values determining how close to a fixed angle or a grid point snapping will be triggered. Therefore, zero tolerance means no snapping while rotation tolerance equals 1 means that the object will not be able to be put between fixed angles and will “jump” from one directly to the other. Similarly grid tolerance equals 1 means that the object will “jump” from one grid point to the other.</text:span></text:p>
      <text:p text:style-name="P197"><text:span text:style-name="T1032">4.17.2<text:tab/>Stimulus/Response Sequences</text:span></text:p>
      <text:p text:style-name="P198"><text:span text:style-name="T1032">The user selects or draws an object along with Rotation Snapping and rotates it by clicking and holding the little red square that appears in the right of the selection. Depending on the rotation tolerance, the rotation snaps to certain angles. Note that rendered objects like images or TeX formulas cannot be rotated. Similarly, with Grid Snapping enabled, the user selects and moves the object and the movement snaps accordingly.</text:span></text:p>
      <text:p text:style-name="P199"><text:span text:style-name="T1032">4.17.3<text:tab/>Functional Requirements</text:span></text:p>
      <text:p text:style-name="P200"><text:span text:style-name="T1032">REQ:<text:s/></text:span><text:span text:style-name="T1033">Objects must be selected and tolerance must be close to 1 to get visible effects.</text:span></text:p>
      <text:list text:style-name="L201">
        <text:list-item>
          <text:p text:style-name="P201"><text:span text:style-name="T1034">Preferences</text:span></text:p>
        </text:list-item>
      </text:list>
      <text:p text:style-name="P202"><text:span text:style-name="T1035">Preferences</text:span><text:span text:style-name="T1036"><text:s/>incorporates a variety of customization features:</text:span></text:p>
      <text:list text:style-name="L203">
        <text:list-item>
          <text:p text:style-name="P203"><text:span text:style-name="T1037">Load/Save</text:span><text:span text:style-name="T1038"><text:s/>includes<text:s/></text:span><text:span text:style-name="T1039">Autosaving</text:span><text:span text:style-name="T1040">, where the user can determine the amount of time before a file gets automatically saved by Xournal++,<text:s/></text:span><text:span text:style-name="T1041">Default Save Name</text:span><text:span text:style-name="T1042"><text:s/>&amp;<text:s/></text:span><text:span text:style-name="T1043">Default Pdf export name</text:span><text:span text:style-name="T1044"><text:s/>(see 4.5, 4.6) and<text:s/></text:span><text:span text:style-name="T1045">Autoloading</text:span><text:span text:style-name="T1046">. When Autoloading is enabled and the user opens a PDF that has been annotated and for which a .xopp journal of the same name exists, Xournal++ opens the journal instead. Furthermore, the user may enable autoloading of the most recent file on startup.</text:span></text:p>
        </text:list-item>
        <text:list-item>
          <text:p text:style-name="P203"><text:span text:style-name="T1047">Input System</text:span><text:span text:style-name="T1048"><text:s/></text:span><text:span text:style-name="T1049">includes Input devices, where the user can change the device class, which should be done in case of incorrect device class recognition</text:span><text:span text:style-name="T1050">.</text:span><text:span text:style-name="T1051"><text:s/>Also, there are Options for enabling drawing outside of the page, merging button events with stylus tip events (for tablet devices) and enabling pressure interface (also for tablet devices).</text:span><text:span text:style-name="T1052"><text:s/></text:span><text:span text:style-name="T1053">Finally, in this tab the user can use the input stabilization algorithm between averaging method and preprocessor and set their parameters of choice. One of these algorithms should be enabled in order to draw smoother strokes. </text:span></text:p>
        </text:list-item>
        <text:list-item>
          <text:p text:style-name="P203"><text:span text:style-name="T1054">Mouse</text:span><text:span text:style-name="T1055"><text:s/>includes options for tool selecting through middle and right mouse buttons.</text:span></text:p>
        </text:list-item>
        <text:list-item>
          <text:p text:style-name="P203"><text:span text:style-name="T1056">Stylus</text:span><text:span text:style-name="T1057"><text:s/>offers settings for Pressure Sensitivity of the stylus, Artifact Workaround to ignore initial events that might be performed by mistake, options for tool selecting through stylus buttons and eraser, as well as stylus-based eraser visibility.</text:span></text:p>
        </text:list-item>
        <text:list-item>
          <text:p text:style-name="P203"><text:span text:style-name="T1058">Touchscreen</text:span><text:span text:style-name="T1059"><text:s/>includes configuration of devices to operate as a Touchscreen, as well as options to enable Hand Recognition, Zoom Gestures, Touch Drawing and Touch Scrolling.</text:span></text:p>
        </text:list-item>
        <text:list-item>
          <text:p text:style-name="P203"><text:span text:style-name="T1060">View</text:span><text:span text:style-name="T1061"><text:s/>customizes the visibility of the Menubar, toolbars, sidebars, scrollbars, as well as the style and colors, during regular, Fullscreen and Presentation Mode.<text:s/></text:span><text:span text:style-name="T1062">View</text:span><text:span text:style-name="T1063"><text:s/>also has an option for Dark Theme.</text:span></text:p>
        </text:list-item>
        <text:list-item>
          <text:p text:style-name="P203"><text:span text:style-name="T1064">Zoom<text:s/></text:span><text:span text:style-name="T1065">can adjust the speed with which the zoom responds and also provides an option for setting the calibration to natural size in Display DPI Calibration.</text:span></text:p>
        </text:list-item>
        <text:list-item>
          <text:p text:style-name="P203"><text:span text:style-name="T1066">Drawing Area<text:s/></text:span><text:span text:style-name="T1067">provides options for adding out-of-page space allowing for scrolling outside the page, setting the first page offset in Paired Pages View, deciding whether an empty last page should be created and when, and also whether to preserve the line width of a stroke while resizing it. Additionally, in this tab there are settings for the minimum stroke size that the Stroke Recognizer can capture, options for snapping tolerance as well as for the minimum zoom for which the PDF gets re-rendered to get rid of blur.</text:span><text:span text:style-name="T1068"><text:s/></text:span><text:span text:style-name="T1069">In<text:s/></text:span><text:span text:style-name="T1070">Drawing Area</text:span><text:span text:style-name="T1071">, there are also settings for ignoring attempted stroke drawing for strokes too short or too brief (from possible random taps), as well as for setting shape modifiers by cursor direction while using drawing tools.<text:s text:c="2"/></text:span></text:p>
        </text:list-item>
        <text:list-item>
          <text:p text:style-name="P203"><text:span text:style-name="T1072">Defaults<text:s/></text:span><text:span text:style-name="T1073">tab is where the user selects the default settings enabled by the Default button.</text:span></text:p>
        </text:list-item>
        <text:list-item>
          <text:p text:style-name="P203"><text:span text:style-name="T1074">Audio Recording</text:span><text:span text:style-name="T1075"><text:s/>includes options to Enable/Disable Audio, choose the Storage Folder and Input/Output Devices, adjust the Recording Quality and manage Playback Settings.</text:span></text:p>
        </text:list-item>
        <text:list-item>
          <text:p text:style-name="P203"><text:span text:style-name="T1076">LaTeX</text:span><text:span text:style-name="T1077"><text:s/>provides settings for the LaTeX tool, such as the Default LaTeX Text, Template file settings and Editor settings. Additionally, since a LaTeX distribution must be installed, in this tab the user is recommended to Always check LaTeX dependencies before running, and also to Test configuration.</text:span></text:p>
        </text:list-item>
        <text:list-item>
          <text:p text:style-name="P203"><text:span text:style-name="T1078">Language<text:s/></text:span><text:span text:style-name="T1079">offers language options.</text:span></text:p>
        </text:list-item>
        <text:list-item>
          <text:p text:style-name="P204"><text:span text:style-name="T1080">View<text:tab/></text:span></text:p>
        </text:list-item>
      </text:list>
      <text:p text:style-name="P205"><text:span text:style-name="T1081">View</text:span><text:span text:style-name="T1082"><text:s/>includes the following options for the display layout of the journal:</text:span></text:p>
      <text:list text:style-name="L206">
        <text:list-item>
          <text:p text:style-name="P206"><text:span text:style-name="T1083">Paired Pages</text:span><text:span text:style-name="T1084"><text:s/>(displays pages in pairs, starting by either odd or even numbering, see<text:s/></text:span><text:span text:style-name="T1085">Preferences &lt; Drawing Area &lt; Paired Pages</text:span><text:span text:style-name="T1086">),<text:s/></text:span><text:span text:style-name="T1087">Presentation Mode</text:span><text:span text:style-name="T1088">,<text:s/></text:span><text:span text:style-name="T1089">Fullscreen</text:span><text:span text:style-name="T1090">,<text:s/></text:span><text:span text:style-name="T1091">Show Sidebar</text:span><text:span text:style-name="T1092">,<text:s/></text:span><text:span text:style-name="T1093">Show toolbars</text:span><text:span text:style-name="T1094">.</text:span></text:p>
        </text:list-item>
        <text:list-item>
          <text:p text:style-name="P206"><text:span text:style-name="T1095">Layouts</text:span><text:span text:style-name="T1096"><text:s/>(</text:span><text:span text:style-name="T1097">Horizontal/Vertical, Left to Right/Right to Left, Top to Bottom/Bottom to Top</text:span><text:span text:style-name="T1098">),<text:s/></text:span><text:span text:style-name="T1099">Cols/Rows</text:span><text:span text:style-name="T1100"><text:s/>(arranges pages in columns and rows),<text:s/></text:span><text:span text:style-name="T1101">Toolbars</text:span><text:span text:style-name="T1102"><text:s/>(options for the position and/or components visible in the toolbars, customization options, floating toolbox),<text:s/></text:span><text:span text:style-name="T1103">Hide Menubar, Zoom In, Zoom Out, Normal Size, Best Fit</text:span><text:span text:style-name="T1104">. Especially for the (experimental)<text:s/></text:span><text:span text:style-name="T1105">Floating Toolbox,<text:s/></text:span><text:span text:style-name="T1106">this is a view mode that minimizes the toolbars’ space and instead pops up a toolbox after every click event, providing a quick access to the (commonly) most used tools.</text:span></text:p>
        </text:list-item>
        <text:list-item>
          <text:p text:style-name="P207"><text:span text:style-name="T1107">First/Previous/Goto/Next/Last<text:tab/>Page</text:span></text:p>
        </text:list-item>
      </text:list>
      <text:p text:style-name="P208"><text:span text:style-name="T1108">These features allow for navigation through the journal’s pages.</text:span></text:p>
      <text:p text:style-name="P208"><text:span text:style-name="T1109"/></text:p>
      <text:p text:style-name="P209"><text:span text:style-name="T1110">4.20.1<text:tab/>Description and Priority</text:span></text:p>
      <text:p text:style-name="P209"><text:span text:style-name="T1110"><text:tab/><text:tab/>The user can quickly access pages.</text:span></text:p>
      <text:p text:style-name="P209"><text:span text:style-name="T1110">4.20.2<text:tab/>Stimulus/Response Sequences</text:span></text:p>
      <text:p text:style-name="P210"><text:span text:style-name="T1110">The user selects the desired option and is immediately directed to the corresponding page.<text:s/></text:span><text:span text:style-name="T1111">Goto</text:span><text:span text:style-name="T1112"><text:s/>also presents a window where the user inserts the number of the desired page.</text:span></text:p>
      <text:p text:style-name="P211"><text:span text:style-name="T1112">4.20.3<text:tab/>Functional Requirements</text:span></text:p>
      <text:p text:style-name="P212"><text:span text:style-name="T1112">REQ: Page transitions should be meaningful, for instance when at first page one can’t use the<text:s/></text:span><text:span text:style-name="T1113">First<text:s/></text:span><text:span text:style-name="T1114">or<text:s/></text:span><text:span text:style-name="T1115">Previous</text:span><text:span text:style-name="T1116"><text:s/>options.</text:span></text:p>
      <text:list text:style-name="L213">
        <text:list-item>
          <text:p text:style-name="P213"><text:span text:style-name="T1117">Previous/Next/Top Layer</text:span></text:p>
        </text:list-item>
      </text:list>
      <text:p text:style-name="P214"><text:span text:style-name="T1118">These features allow the user to access the desired layer to work to, in the current page.</text:span></text:p>
      <text:p text:style-name="P215"><text:span text:style-name="T1119">4.21.1<text:tab/>Description and Priority</text:span></text:p>
      <text:p text:style-name="P215"><text:span text:style-name="T1119"><text:tab/><text:tab/>The user can navigate through layers in the current page.</text:span></text:p>
      <text:p text:style-name="P215"><text:span text:style-name="T1119">4.21.2<text:tab/>Stimulus/Response Sequences</text:span></text:p>
      <text:p text:style-name="P216"><text:span text:style-name="T1119">The user selects the desired option and is transferred to the corresponding layer, which becomes the working layer. Any layer higher than the one chosen gets inactive and hidden, while all lower layers stay in display (see 4.28).</text:span></text:p>
      <text:p text:style-name="P217"><text:span text:style-name="T1119">4.21.3<text:tab/>Functional Requirements</text:span></text:p>
      <text:p text:style-name="P218"><text:span text:style-name="T1119">REQ: Layer transitions should be meaningful, for instance when at top layer one can’t use the<text:s/></text:span><text:span text:style-name="T1120">Top Layer</text:span><text:span text:style-name="T1121"><text:s/>option.</text:span></text:p>
      <text:list text:style-name="L219">
        <text:list-item>
          <text:p text:style-name="P219"><text:span text:style-name="T1122">Previous/Next Annotated Page<text:tab/></text:span></text:p>
        </text:list-item>
      </text:list>
      <text:p text:style-name="P220"><text:span text:style-name="T1123">These are features specific to PDF files that allow for navigation only through annotated pages.</text:span></text:p>
      <text:p text:style-name="P221"><text:span text:style-name="T1124">4.22.1<text:tab/>Description and Priority</text:span></text:p>
      <text:p text:style-name="P221"><text:span text:style-name="T1124"><text:tab/><text:tab/>The user can quickly access pages they have annotated in a PDF document.</text:span></text:p>
      <text:p text:style-name="P221"><text:span text:style-name="T1124">4.22.2<text:tab/>Stimulus/Response Sequences</text:span></text:p>
      <text:p text:style-name="P221"><text:span text:style-name="T1124"><text:tab/><text:tab/>The user selects the desired option and is directed to the corresponding page.</text:span></text:p>
      <text:p text:style-name="P221"><text:span text:style-name="T1124">4.22.3<text:tab/>Functional Requirements</text:span></text:p>
      <text:p text:style-name="P222"><text:span text:style-name="T1124">REQ: There must be pages that have been annotated in Xournal++, possibly at a previous session.</text:span></text:p>
      <text:list text:style-name="L223">
        <text:list-item>
          <text:p text:style-name="P223"><text:span text:style-name="T1125">New Page Before/After/at End</text:span></text:p>
        </text:list-item>
      </text:list>
      <text:p text:style-name="P224"><text:span text:style-name="T1126">These are used to add pages to the journal at a specific place.</text:span></text:p>
      <text:p text:style-name="P225"><text:span text:style-name="T1127">4.23.1<text:tab/>Description and Priority</text:span></text:p>
      <text:p text:style-name="P225"><text:span text:style-name="T1127"><text:tab/><text:tab/>The user can add pages to the journal.</text:span></text:p>
      <text:p text:style-name="P225"><text:span text:style-name="T1127">4.23.2<text:tab/>Stimulus/Response Sequences</text:span></text:p>
      <text:p text:style-name="P226"><text:span text:style-name="T1127">The user selects the desired option a page is created accordingly. The user is automatically directed to the newly-added page.</text:span></text:p>
      <text:p text:style-name="P227"><text:span text:style-name="T1127">4.23.3<text:tab/>Functional Requirements</text:span></text:p>
      <text:p text:style-name="P228"><text:span text:style-name="T1127">There are no requirements.</text:span></text:p>
      <text:list text:style-name="L229">
        <text:list-item>
          <text:p text:style-name="P229"><text:span text:style-name="T1128">Duplicate Page</text:span></text:p>
        </text:list-item>
      </text:list>
      <text:p text:style-name="P230"><text:span text:style-name="T1129">Duplicate Page</text:span><text:span text:style-name="T1130"><text:s/>creates a copy of the current page right after the current page.</text:span></text:p>
      <text:p text:style-name="P231"><text:span text:style-name="T1131">4.24.1<text:tab/>Description and Priority</text:span></text:p>
      <text:p text:style-name="P231"><text:span text:style-name="T1131"><text:tab/><text:tab/>The user creates a duplicate of the current page.</text:span></text:p>
      <text:p text:style-name="P231"><text:span text:style-name="T1131">4.24.2<text:tab/>Stimulus/Response Sequences</text:span></text:p>
      <text:p text:style-name="P232"><text:span text:style-name="T1131">A duplicate of the current page is created and added as the current page’s next page. The user is automatically transferred to the newly-created page. </text:span></text:p>
      <text:p text:style-name="P233"><text:span text:style-name="T1131">4.24.3<text:tab/>Functional Requirements</text:span></text:p>
      <text:p text:style-name="P234"><text:span text:style-name="T1131">There are no requirements.</text:span></text:p>
      <text:list text:style-name="L235">
        <text:list-item>
          <text:p text:style-name="P235"><text:span text:style-name="T1132">Append New PDF Pages<text:tab/></text:span></text:p>
        </text:list-item>
      </text:list>
      <text:p text:style-name="P236"><text:span text:style-name="T1133">This feature appends any new pages that have been added to the background PDF file, if any (see 4.4).</text:span></text:p>
      <text:p text:style-name="P237"><text:span text:style-name="T1134">4.25.1<text:tab/>Description and Priority</text:span></text:p>
      <text:p text:style-name="P238"><text:span text:style-name="T1134">In case pages are added to the<text:s/></text:span><text:span text:style-name="T1135">background PDF file, Xournal++ will not automatically render them and<text:s/></text:span><text:span text:style-name="T1136">Append New PDF Pages<text:s/></text:span><text:span text:style-name="T1137">must be used to insert them into the journal. </text:span></text:p>
      <text:p text:style-name="P239"><text:span text:style-name="T1137">4.25.2<text:tab/>Stimulus/Response Sequences</text:span></text:p>
      <text:p text:style-name="P240"><text:span text:style-name="T1137">The user opens the .xopp file, associated with a background .pdf file. Xournal++ renders the PDF pages as in the file’s previous state, and the user selects<text:s/></text:span><text:span text:style-name="T1138">Append New PDF Pages</text:span><text:span text:style-name="T1139"><text:s/>to insert the new pages to the journal.</text:span></text:p>
      <text:p text:style-name="P241"><text:span text:style-name="T1139">4.25.3<text:tab/>Functional Requirements</text:span></text:p>
      <text:p text:style-name="P242"><text:span text:style-name="T1139">REQ: The .xopp must have a .pdf file attached to it.</text:span></text:p>
      <text:list text:style-name="L243">
        <text:list-item>
          <text:p text:style-name="P243"><text:span text:style-name="T1140">Configure Page Template<text:tab/></text:span></text:p>
        </text:list-item>
      </text:list>
      <text:p text:style-name="P244"><text:span text:style-name="T1141">Configure Page Template</text:span><text:span text:style-name="T1142"><text:s/>offers the possibility to customize the page layout (see 4.30) that will be used whenever the user adds a new page.</text:span></text:p>
      <text:p text:style-name="P245"><text:span text:style-name="T1142">4.26.1<text:tab/>Description and Priority</text:span></text:p>
      <text:p text:style-name="P246"><text:span text:style-name="T1142">The user defines the desired properties for the pages to be added. By default, Xournal++ copies the layout of the current page. This tool offers the possibility to save settings to a file for future use, since one can load previous settings from a file. Add Page’s dropdown menu in the main toolbar offers options<text:s/></text:span><text:span text:style-name="T1143">With PDF background</text:span><text:span text:style-name="T1144">, where the user is asked each time to select one the document’s pages to serve as the new page layout, and<text:s/></text:span><text:span text:style-name="T1145">Image</text:span><text:span text:style-name="T1146"><text:s/>where the user can load various images from their file system, and is asked each time which one they wish to use.</text:span></text:p>
      <text:p text:style-name="P247"><text:span text:style-name="T1146">4.26.2<text:tab/>Stimulus/Response Sequences</text:span></text:p>
      <text:p text:style-name="P248"><text:span text:style-name="T1146">The user selects the desired options and these are applied to the all pages that are added to the journal.</text:span></text:p>
      <text:p text:style-name="P249"><text:span text:style-name="T1146">4.26.3<text:tab/>Functional Requirements</text:span></text:p>
      <text:p text:style-name="P250"><text:span text:style-name="T1146">REQ: Some new page must be added in order to see the effects.</text:span></text:p>
      <text:list text:style-name="L251">
        <text:list-item>
          <text:p text:style-name="P251"><text:span text:style-name="T1147">Delete Page<text:tab/></text:span></text:p>
        </text:list-item>
      </text:list>
      <text:p text:style-name="P252"><text:span text:style-name="T1148">This feature deletes a page.</text:span></text:p>
      <text:p text:style-name="P253"><text:span text:style-name="T1148">4.27.1<text:tab/>Description and Priority</text:span></text:p>
      <text:p text:style-name="P253"><text:span text:style-name="T1149"><text:tab/><text:tab/></text:span><text:span text:style-name="T1150">Delete Page</text:span><text:span text:style-name="T1151"><text:s/>removes the current page from the journal.</text:span></text:p>
      <text:p text:style-name="P253"><text:span text:style-name="T1152">4.27.2<text:tab/>Stimulus/Response Sequences</text:span></text:p>
      <text:p text:style-name="P254"><text:span text:style-name="T1152">The user selects<text:s/></text:span><text:span text:style-name="T1153">Delete Page</text:span><text:span text:style-name="T1154">, deletes the current page and the next one, if any, becomes the current; otherwise if the user deletes the last page its previous becomes the current one.</text:span></text:p>
      <text:p text:style-name="P255"><text:span text:style-name="T1154">4.27.3<text:tab/>Functional Requirements</text:span></text:p>
      <text:p text:style-name="P256"><text:span text:style-name="T1154">REQ: The journal must have more than one page.</text:span></text:p>
      <text:list text:style-name="L257">
        <text:list-item>
          <text:p text:style-name="P257"><text:span text:style-name="T1155">New/Delete/Rename Layer</text:span></text:p>
        </text:list-item>
      </text:list>
      <text:p text:style-name="P258"><text:span text:style-name="T1156">These features are used to manage layers.</text:span></text:p>
      <text:p text:style-name="P259"><text:span text:style-name="T1157">4.28.1<text:tab/>Description and Priority</text:span></text:p>
      <text:p text:style-name="P260"><text:span text:style-name="T1157">The user can add a new layer to the current page or delete the current layer of the current page. Also, the option of renaming the layer is provided in order to assign a meaning to each layer. It should be noted that the hierarchy does not get affected by layer renaming. Additionally, although the background is not regarded as a layer, it can be renamed in the same manner. </text:span></text:p>
      <text:p text:style-name="P261"><text:span text:style-name="T1157">4.28.2<text:tab/>Stimulus/Response Sequences</text:span></text:p>
      <text:p text:style-name="P262"><text:span text:style-name="T1157">The user selects<text:s/></text:span><text:span text:style-name="T1158">New Layer</text:span><text:span text:style-name="T1159"><text:s/>and a new layer is added above the current layer. If the user deletes a layer, the hierarchy of all layers above it drops down accordingly. Lastly,<text:s/></text:span><text:span text:style-name="T1160">Rename Layer</text:span><text:span text:style-name="T1161"><text:s/>pops up a text field window where the user types the desired name.</text:span></text:p>
      <text:p text:style-name="P263"><text:span text:style-name="T1161">4.28.3<text:tab/>Functional Requirements</text:span></text:p>
      <text:p text:style-name="P264"><text:span text:style-name="T1161">REQ: In order to delete a layer, there must be more than one layer in the current page.</text:span></text:p>
      <text:list text:style-name="L265">
        <text:list-item>
          <text:p text:style-name="P265"><text:span text:style-name="T1162">Merge Layer Down<text:tab/></text:span></text:p>
        </text:list-item>
      </text:list>
      <text:p text:style-name="P266"><text:span text:style-name="T1163">This feature merges current layer with the layer below it.</text:span></text:p>
      <text:p text:style-name="P267"><text:span text:style-name="T1164">4.29.1<text:tab/>Description and Priority</text:span></text:p>
      <text:p text:style-name="P268"><text:span text:style-name="T1165">Merge Layer Down</text:span><text:span text:style-name="T1166"><text:s/>merges the current layer and the one immediately below it into one layer. </text:span></text:p>
      <text:p text:style-name="P269"><text:span text:style-name="T1167">4.29.2<text:tab/>Stimulus/Response Sequences</text:span></text:p>
      <text:p text:style-name="P270"><text:span text:style-name="T1167">The user selects<text:s/></text:span><text:span text:style-name="T1168">Merge Layer Down<text:s/></text:span><text:span text:style-name="T1169">and the current layer gets merged with the one under it.</text:span></text:p>
      <text:p text:style-name="P271"><text:span text:style-name="T1169">4.29.3<text:tab/>Functional Requirements</text:span></text:p>
      <text:p text:style-name="P272"><text:span text:style-name="T1169">REQ:</text:span><text:span text:style-name="T1170"><text:s/></text:span><text:span text:style-name="T1171">Merge Layer Down</text:span><text:span text:style-name="T1172"><text:s/>cannot be applied to Layer 1.</text:span></text:p>
      <text:list text:style-name="L273">
        <text:list-item>
          <text:p text:style-name="P273"><text:span text:style-name="T1173">Paper Format/Color/Background<text:tab/></text:span></text:p>
        </text:list-item>
      </text:list>
      <text:p text:style-name="P274"><text:span text:style-name="T1174">These features offer a range of properties to define the page layout (see 4.26).</text:span></text:p>
      <text:p text:style-name="P275"><text:span text:style-name="T1175">4.30.1<text:tab/>Description and Priority</text:span></text:p>
      <text:p text:style-name="P276"><text:span text:style-name="T1176">Paper Format</text:span><text:span text:style-name="T1177"><text:s/>includes options for the template to be used (A4, Custom etc.), as well as for the page dimensions and orientation (portrait/landscape).<text:s/></text:span><text:span text:style-name="T1178">Paper Color</text:span><text:span text:style-name="T1179"><text:s/>offers a number of colors for the page, and<text:s/></text:span><text:span text:style-name="T1180">Paper Background</text:span><text:span text:style-name="T1181"><text:s/>gives options for the background’s style (Plain, Ruled, Staves, Image etc.)</text:span></text:p>
      <text:p text:style-name="P277"><text:span text:style-name="T1181">4.30.2<text:tab/>Stimulus/Response Sequences</text:span></text:p>
      <text:p text:style-name="P278"><text:span text:style-name="T1181">The user selects<text:s/></text:span><text:span text:style-name="T1182">Paper Format/Color</text:span><text:span text:style-name="T1183"><text:s/>and a window with all the options/available colors pops up.<text:s/></text:span><text:span text:style-name="T1184">Paper Background</text:span><text:span text:style-name="T1185"><text:s/>opens a dropdown list with all available background styles.</text:span></text:p>
      <text:p text:style-name="P279"><text:span text:style-name="T1185">4.30.3<text:tab/>Functional Requirements</text:span></text:p>
      <text:p text:style-name="P280"><text:span text:style-name="T1185">See 4.26 for requirements regarding<text:s/></text:span><text:span text:style-name="T1186">Paper Background</text:span><text:span text:style-name="T1187"><text:s/>and the<text:s/></text:span><text:span text:style-name="T1188">With PDF Background Option</text:span><text:span text:style-name="T1189">. </text:span></text:p>
      <text:p text:style-name="P281"><text:span text:style-name="T1190"/></text:p>
      <text:p text:style-name="P281"><text:span text:style-name="T1191">Note:<text:s/></text:span><text:span text:style-name="T1192">Features 4.31<text:s/></text:span><text:span text:style-name="T1193">–</text:span><text:span text:style-name="T1194"><text:s/>4.47 refer only to the current, active layer unless explicitly stated otherwise.</text:span></text:p>
      <text:list text:style-name="L282">
        <text:list-item>
          <text:p text:style-name="P282"><text:span text:style-name="T1195"><text:tab/>Pen</text:span></text:p>
        </text:list-item>
      </text:list>
      <text:p text:style-name="P283"><text:span text:style-name="T1196">Pen</text:span><text:span text:style-name="T1197"><text:s/>is used to write and annotate the document.</text:span></text:p>
      <text:p text:style-name="P284"><text:span text:style-name="T1198">4.31.1<text:tab/>Description and Priority</text:span></text:p>
      <text:p text:style-name="P285"><text:span text:style-name="T1198">The<text:s/></text:span><text:span text:style-name="T1199">Pen<text:s/></text:span><text:span text:style-name="T1200">tool is the default tool used for free-hand writing. It provides various options in thickness (from very fine to very thick), mode (standard, dashed, dotted), fill mode with fill opacity options and color.</text:span></text:p>
      <text:p text:style-name="P286"><text:span text:style-name="T1200">4.31.2<text:tab/>Stimulus/Response Sequences</text:span></text:p>
      <text:p text:style-name="P287"><text:span text:style-name="T1200">The user selects<text:s/></text:span><text:span text:style-name="T1201">Pen</text:span><text:span text:style-name="T1202"><text:s/>along with the desired options and designs by dragging the cursor with the mouse on click.</text:span></text:p>
      <text:p text:style-name="P288"><text:span text:style-name="T1202">4.31.3<text:tab/>Functional Requirements</text:span></text:p>
      <text:p text:style-name="P289"><text:span text:style-name="T1202">There are no requirements for<text:s/></text:span><text:span text:style-name="T1203">Pen</text:span><text:span text:style-name="T1204">.</text:span></text:p>
      <text:list text:style-name="L290">
        <text:list-item>
          <text:p text:style-name="P290"><text:span text:style-name="T1205"><text:tab/>Eraser</text:span></text:p>
        </text:list-item>
      </text:list>
      <text:p text:style-name="P291"><text:span text:style-name="T1206">Eraser</text:span><text:span text:style-name="T1207"><text:s/>erases any annotation or background area.</text:span></text:p>
      <text:p text:style-name="P292"><text:span text:style-name="T1208">4.32.1<text:tab/>Description and Priority</text:span></text:p>
      <text:p text:style-name="P293"><text:span text:style-name="T1209">Eraser</text:span><text:span text:style-name="T1210"><text:s/>has three modes:<text:s/></text:span><text:span text:style-name="T1211">Standard</text:span><text:span text:style-name="T1212"><text:s/>is used to remove annotations and parts of strokes,<text:s/></text:span><text:span text:style-name="T1213">Whiteout</text:span><text:span text:style-name="T1214"><text:s/>erases everything including background areas, by painting a white stroke to cover the content, and<text:s/></text:span><text:span text:style-name="T1215">Delete Stroke</text:span><text:span text:style-name="T1216"><text:s/>removes a whole stroke by just clicking on any of its points.</text:span></text:p>
      <text:p text:style-name="P294"><text:span text:style-name="T1216">4.32.2<text:tab/>Stimulus/Response Sequences</text:span></text:p>
      <text:p text:style-name="P295"><text:span text:style-name="T1216">The user selects<text:s/></text:span><text:span text:style-name="T1217">Eraser</text:span><text:span text:style-name="T1218"><text:s/>with the desired mode. For standard and whiteout mode, the cursor should move over the area to be erased with the mouse on click, while stroke deletion<text:s text:c="3"/>requires a single click on any point of the stroke.</text:span></text:p>
      <text:p text:style-name="P296"><text:span text:style-name="T1218">4.32.3<text:tab/>Functional Requirements</text:span></text:p>
      <text:p text:style-name="P297"><text:span text:style-name="T1218">There are no requirements for<text:s/></text:span><text:span text:style-name="T1219">Eraser</text:span><text:span text:style-name="T1220">.</text:span></text:p>
      <text:list text:style-name="L298">
        <text:list-item>
          <text:p text:style-name="P298"><text:span text:style-name="T1221"><text:tab/>Select PDF Text</text:span></text:p>
        </text:list-item>
      </text:list>
      <text:p text:style-name="P299"><text:span text:style-name="T1222">This feature allows selecting text from the background PDF in linear or rectangle mode.</text:span></text:p>
      <text:p text:style-name="P300"><text:span text:style-name="T1223">4.33.1<text:tab/>Description and Priority</text:span></text:p>
      <text:p text:style-name="P301"><text:span text:style-name="T1223">The user can<text:s/></text:span><text:span text:style-name="T1224">Select Linear PDF Text</text:span><text:span text:style-name="T1225">, line by line, or form a rectangle to select all text in it.</text:span></text:p>
      <text:p text:style-name="P302"><text:span text:style-name="T1225">4.33.2<text:tab/>Stimulus/Response Sequences</text:span></text:p>
      <text:p text:style-name="P303"><text:span text:style-name="T1225">For line by line selection, the user just clicks from the beginning and linearly scans the desired lines to the end, or double clicks to select the whole line. For rectangle selection the user scans an area both horizontally and vertically. After the area is selected, a tooltip with highlight, copy and other options appears.</text:span></text:p>
      <text:p text:style-name="P304"><text:span text:style-name="T1225">4.33.3<text:tab/>Functional Requirements</text:span></text:p>
      <text:p text:style-name="P305"><text:span text:style-name="T1225">REQ: A background PDF file must be present.</text:span></text:p>
      <text:list text:style-name="L306">
        <text:list-item>
          <text:p text:style-name="P306"><text:span text:style-name="T1226"><text:tab/>Highlighter</text:span></text:p>
        </text:list-item>
      </text:list>
      <text:p text:style-name="P307"><text:span text:style-name="T1227">Highlighter</text:span><text:span text:style-name="T1228"><text:s/>is used to highlight the document.</text:span><text:span text:style-name="T1229"><text:s/>It is similar to<text:s/></text:span><text:span text:style-name="T1230">Pen<text:s/></text:span><text:span text:style-name="T1231">(see 4.31), only without mode options.</text:span></text:p>
      <text:list text:style-name="L308">
        <text:list-item>
          <text:p text:style-name="P308"><text:span text:style-name="T1232"><text:tab/>Text</text:span></text:p>
        </text:list-item>
      </text:list>
      <text:p text:style-name="P309"><text:span text:style-name="T1233">The<text:s/></text:span><text:span text:style-name="T1234">Text</text:span><text:span text:style-name="T1235"><text:s/>tool is used for text typing in the journal.</text:span><text:span text:style-name="T1236"><text:s/>The user can select a font, size and color for their text.</text:span></text:p>
      <text:list text:style-name="L310">
        <text:list-item>
          <text:p text:style-name="P310"><text:span text:style-name="T1237">Image</text:span></text:p>
        </text:list-item>
      </text:list>
      <text:p text:style-name="P311"><text:span text:style-name="T1238">Image</text:span><text:span text:style-name="T1239"><text:s/>provides the possibility to add images to the document.</text:span></text:p>
      <text:p text:style-name="P312"><text:span text:style-name="T1239">4.36.1<text:tab/>Description and Priority</text:span></text:p>
      <text:p text:style-name="P313"><text:span text:style-name="T1240">The user can insert images from their file system in the journal.</text:span><text:span text:style-name="T1241"><text:s/>Images can be resized, moved and removed. Acceptable formats include .jpg, .png., .svg, .gif, .tiff and .webp.</text:span></text:p>
      <text:p text:style-name="P314"><text:span text:style-name="T1241">4.36.2<text:tab/>Stimulus/Response Sequences</text:span></text:p>
      <text:p text:style-name="P315"><text:span text:style-name="T1241">The user selects Image, clicks on any area of the journal and a system file browser pops up. The user selects the desired image and clocks “Open”. The user can duplicate the image in place by right-clicking at any of its points.</text:span></text:p>
      <text:p text:style-name="P316"><text:span text:style-name="T1241">4.36.3<text:tab/>Functional Requirements</text:span></text:p>
      <text:p text:style-name="P317"><text:span text:style-name="T1241">REQ: The type of the image file must be of an acceptable form.</text:span></text:p>
      <text:list text:style-name="L318">
        <text:list-item>
          <text:p text:style-name="P318"><text:span text:style-name="T1242">Default Tools</text:span></text:p>
        </text:list-item>
      </text:list>
      <text:p text:style-name="P319"><text:span text:style-name="T1243">Default Tools</text:span><text:span text:style-name="T1244"><text:s/>sets the default tool, which is pen by default, with its default options in color and thickness. Defaults can be configured in<text:s/></text:span><text:span text:style-name="T1245">Preferences</text:span><text:span text:style-name="T1246"><text:s/>(see 4.18).</text:span></text:p>
      <text:list text:style-name="L320">
        <text:list-item>
          <text:p text:style-name="P320"><text:span text:style-name="T1247">Draw Shape</text:span></text:p>
        </text:list-item>
      </text:list>
      <text:p text:style-name="P321"><text:span text:style-name="T1248">Draws standard shapes (Rectangle, Ellipse, Arrow, Double Arrow, Line, Coordinate System) as well as user-defined splines. It also includes a<text:s/></text:span><text:span text:style-name="T1249">Stroke recognizer</text:span><text:span text:style-name="T1250">.</text:span></text:p>
      <text:p text:style-name="P322"><text:span text:style-name="T1250">4.38.1<text:tab/>Description and Priority</text:span></text:p>
      <text:p text:style-name="P323"><text:span text:style-name="T1251">All the shapes offered can be re-arranged in terms of dimensions by the user. Especially for splines, the tool offers the possibility for polygon courses, smooth curves or a combination of these. Stroke recognition is a tool that, when enabled, converts hand-written drawing (made by pen or highlighter) into the nearest shape, if any.<text:s text:c="2"/></text:span></text:p>
      <text:p text:style-name="P324"><text:span text:style-name="T1251">4.38.2<text:tab/>Stimulus/Response Sequences</text:span></text:p>
      <text:p text:style-name="P325"><text:span text:style-name="T1251">The user selects a shape, clicks on an area and drags the cursor in a manner as to create an instance of the shape. Especially for circles and squares, one should select the Ellipse or Rectangle shape respectively and draw while holding the<text:s/></text:span><text:span text:style-name="T1252">Shift</text:span><text:span text:style-name="T1253"><text:s/>key. Moreover, if the user wants the application point to be set as the center, they should hold<text:s/></text:span><text:span text:style-name="T1254">Ctrl</text:span><text:span text:style-name="T1255">. These shortcuts can be simulated by simple cursor directions with the appropriate configuration (see<text:s/></text:span><text:span text:style-name="T1256">Preferences &lt; Drawing Area &lt; Drawing Tools</text:span><text:span text:style-name="T1257">). For polygon courses with splines, the user clicks instantly the locations of the polygon’s vertices, while for smooth curves the cursor needs to be dragged a little. That is, instant clicks produce lines and prolonged clicks produce curves, and these can even be combined to produce a more general shape. Finally, when in free-hand sketching, the user can enable stroke recognition to automatically convert their stroke into the nearest standard shape. The minimum size of strokes that the<text:s/></text:span><text:span text:style-name="T1258">Stroke recognizer</text:span><text:span text:style-name="T1259"><text:s/>catches can be configured in<text:s/></text:span><text:span text:style-name="T1260">Preferences &lt; Drawing Area &lt; Stroke Recognizer</text:span><text:span text:style-name="T1261">.</text:span></text:p>
      <text:p text:style-name="P326"><text:span text:style-name="T1261">4.38.3<text:tab/>Functional Requirements</text:span></text:p>
      <text:p text:style-name="P327"><text:span text:style-name="T1261">There are no requirements for shape drawing.</text:span></text:p>
      <text:list text:style-name="L328">
        <text:list-item>
          <text:p text:style-name="P328"><text:span text:style-name="T1262">Select (Rectangle/Region)</text:span></text:p>
        </text:list-item>
      </text:list>
      <text:p text:style-name="P329"><text:span text:style-name="T1263">Select Rectangle</text:span><text:span text:style-name="T1264"><text:s/>and<text:s/></text:span><text:span text:style-name="T1265">Select Region</text:span><text:span text:style-name="T1266"><text:s/>allow for a selection of a rectangle region or a free-hand designed region, respectively. </text:span></text:p>
      <text:p text:style-name="P330"><text:span text:style-name="T1267">4.39.1<text:tab/>Description and Priority</text:span></text:p>
      <text:p text:style-name="P331"><text:span text:style-name="T1268">In the second case, the area automatically converts to the smallest rectangle region including the selected strokes and/or other objects. The selected region can be copied, rotated, moved or removed. It should be clarified that only strokes that lie entirely inside the selected area are considered selected. </text:span></text:p>
      <text:p text:style-name="P332"><text:span text:style-name="T1269">4.39.2<text:tab/>Stimulus/Response Sequences</text:span></text:p>
      <text:p text:style-name="P333"><text:span text:style-name="T1269">The user selects the area by dragging the cursor appropriately. As in<text:s/></text:span><text:span text:style-name="T1270">Image</text:span><text:span text:style-name="T1271">, an in-place duplicate can be made by right-clicking anywhere inside the selected area.</text:span></text:p>
      <text:p text:style-name="P334"><text:span text:style-name="T1271">4.39.3<text:tab/>Functional Requirements</text:span></text:p>
      <text:p text:style-name="P335"><text:span text:style-name="T1271">REQ: At least one stroke must be entirely included in the area.</text:span></text:p>
      <text:list text:style-name="L336">
        <text:list-item>
          <text:p text:style-name="P336"><text:span text:style-name="T1272">Select Multi-Layer Rectangle/Region</text:span></text:p>
        </text:list-item>
      </text:list>
      <text:p text:style-name="P337"><text:span text:style-name="T1273">These features operate like simple<text:s/></text:span><text:span text:style-name="T1274">Select Rectangle</text:span><text:span text:style-name="T1275"><text:s/>and<text:s/></text:span><text:span text:style-name="T1276">Select Region</text:span><text:span text:style-name="T1277">, with the only difference being that the user can select strokes from any layer, not only from the current one.</text:span></text:p>
      <text:list text:style-name="L338">
        <text:list-item>
          <text:p text:style-name="P338"><text:span text:style-name="T1278">Select Object</text:span></text:p>
        </text:list-item>
      </text:list>
      <text:p text:style-name="P339"><text:span text:style-name="T1279">Selects a particular object.</text:span></text:p>
      <text:p text:style-name="P340"><text:span text:style-name="T1280">4.41.1<text:tab/>Description and Priority</text:span></text:p>
      <text:p text:style-name="P341"><text:span text:style-name="T1281">Select Object</text:span><text:span text:style-name="T1282"><text:s/>selects only one object at a time. Objects can be anything within the layer, from a stroke or a shape to an image or TeX formula. The object can then be copied, moved etc.<text:s/></text:span><text:span text:style-name="T1283">Particularly in the case of moving, if part of the object falls out of the page it does not get lost and can be retrieved by again selecting the object from its visible part and dragging it back into the page.</text:span></text:p>
      <text:p text:style-name="P342"><text:span text:style-name="T1284">4.41.2<text:tab/>Stimulus/Response Sequences</text:span></text:p>
      <text:p text:style-name="P342"><text:span text:style-name="T1284"><text:tab/><text:tab/>The user selects<text:s/></text:span><text:span text:style-name="T1285">Select Object</text:span><text:span text:style-name="T1286"><text:s/>and then clicks on the desired object.</text:span></text:p>
      <text:p text:style-name="P342"><text:span text:style-name="T1286">4.41.3<text:tab/>Functional Requirements</text:span></text:p>
      <text:p text:style-name="P343"><text:span text:style-name="T1286">There are no requirements for<text:s/></text:span><text:span text:style-name="T1287">Select Object</text:span><text:span text:style-name="T1288">, other than the existence of an object.</text:span></text:p>
      <text:list text:style-name="L344">
        <text:list-item>
          <text:p text:style-name="P344"><text:span text:style-name="T1289">Vertical Space</text:span></text:p>
        </text:list-item>
      </text:list>
      <text:p text:style-name="P345"><text:span text:style-name="T1290">This tool inserts or removes vertical space within the page. </text:span></text:p>
      <text:p text:style-name="P346"><text:span text:style-name="T1291">4.42.1<text:tab/>Description and Priority</text:span></text:p>
      <text:p text:style-name="P347"><text:span text:style-name="T1292">Vertical Space</text:span><text:span text:style-name="T1293"><text:s/>creates an empty space at any point of the page, by moving all items below or above it up or down. If these items fall out of the page they do not get lost and can be retrieved by again using<text:s/></text:span><text:span text:style-name="T1294">Vertical Space</text:span><text:span text:style-name="T1295"><text:s/>reversely.</text:span></text:p>
      <text:p text:style-name="P348"><text:span text:style-name="T1295">4.42.2<text:tab/>Stimulus/Response Sequences</text:span></text:p>
      <text:p text:style-name="P349"><text:span text:style-name="T1295">The user clicks on a positions and drags the cursor up or down to create a vertical space. All objects entirely below this position are moved accordingly. Similarly, dragging the cursor while holding the<text:s/></text:span><text:span text:style-name="T1296">Ctrl</text:span><text:span text:style-name="T1297"><text:s/>key moves all objects above it.</text:span></text:p>
      <text:p text:style-name="P350"><text:span text:style-name="T1297">4.42.3<text:tab/>Functional Requirements</text:span></text:p>
      <text:p text:style-name="P351"><text:span text:style-name="T1297">REQ: Items must lie entirely below the point where<text:s/></text:span><text:span text:style-name="T1298">Vertical Space</text:span><text:span text:style-name="T1299"><text:s/>is applied in order for them to be moved.</text:span></text:p>
      <text:list text:style-name="L352">
        <text:list-item>
          <text:p text:style-name="P352"><text:span text:style-name="T1300">Play Object</text:span></text:p>
        </text:list-item>
      </text:list>
      <text:p text:style-name="P353"><text:span text:style-name="T1301">Plays audio file attached to the object (see 4.47)</text:span></text:p>
      <text:p text:style-name="P354"><text:span text:style-name="T1302">4.43.1<text:tab/>Description and Priority</text:span></text:p>
      <text:p text:style-name="P354"><text:span text:style-name="T1302"><text:tab/><text:tab/></text:span><text:span text:style-name="T1303">Play Object</text:span><text:span text:style-name="T1304"><text:s/>plays audio that has been associated with said object.</text:span></text:p>
      <text:p text:style-name="P354"><text:span text:style-name="T1304">4.43.2<text:tab/>Stimulus/Response Sequences</text:span></text:p>
      <text:p text:style-name="P355"><text:span text:style-name="T1304">The user selects<text:s/></text:span><text:span text:style-name="T1305">Play Object</text:span><text:span text:style-name="T1306"><text:s/>and then selects the desired object. Its associated recorded file starts to play.</text:span></text:p>
      <text:p text:style-name="P356"><text:span text:style-name="T1306">4.43.3<text:tab/>Functional Requirements</text:span></text:p>
      <text:p text:style-name="P357"><text:span text:style-name="T1306">REQ-1: The object must be attached to an audio file.</text:span></text:p>
      <text:p text:style-name="P357"><text:span text:style-name="T1306">REQ-2: An enabled output audio device must be selected (see<text:s/></text:span><text:span text:style-name="T1307">Preferences</text:span><text:span text:style-name="T1308">).</text:span></text:p>
      <text:list text:style-name="L358">
        <text:list-item>
          <text:p text:style-name="P358"><text:span text:style-name="T1309">Hand Tool</text:span></text:p>
        </text:list-item>
      </text:list>
      <text:p text:style-name="P359"><text:span text:style-name="T1310">This tool allows for browsing the journal by dragging the cursor.</text:span></text:p>
      <text:list text:style-name="L360">
        <text:list-item>
          <text:p text:style-name="P360"><text:span text:style-name="T1311">Setsquare/Compass</text:span></text:p>
        </text:list-item>
      </text:list>
      <text:p text:style-name="P361"><text:span text:style-name="T1312">These geometry tools are used for measurements and/or as guides for drawing precise straight lines, vertical lines, angles, circles and more.</text:span></text:p>
      <text:p text:style-name="P362"><text:span text:style-name="T1313">4.45.1<text:tab/>Description and Priority</text:span></text:p>
      <text:p text:style-name="P363"><text:span text:style-name="T1314">The setsquare is an orthogonal, isosceles triangle-shaped ruler that can measure distances or angles and also serves as a guide for drawing straight lines. The compass is wheel-shaped tool and measures angles, while also serving as a guide for drawing circles, arcs or sectors. All lengths are measured in centimeters and all angles are measured in degrees; length measurements are particularly meaningful when the length on the screen matches the physical length (see<text:s/></text:span><text:span text:style-name="T1315">Preferences</text:span><text:span text:style-name="T1316">). Geometry tools can be used one at a time. </text:span></text:p>
      <text:p text:style-name="P364"><text:span text:style-name="T1317">4.45.2<text:tab/>Stimulus/Response Sequences</text:span></text:p>
      <text:p text:style-name="P365"><text:span text:style-name="T1317">The user selects one of these tools, which is displayed in the page. The user can then arrange its position (via keyboard,<text:s/></text:span><text:span text:style-name="T1318">Hand Tool</text:span><text:span text:style-name="T1319"><text:s/>or touch control), scaling and rotation (via keyboard or touch control) and start drawing with the<text:s/></text:span><text:span text:style-name="T1320">Pen</text:span><text:span text:style-name="T1321"><text:s/>or the<text:s/></text:span><text:span text:style-name="T1322">Highlighter</text:span><text:span text:style-name="T1323">. Certain actions near each tool’s edges trigger certain interactions, such as snapping to a straight line or creating a radial line from the tool’s distinguished point. Either<text:s/></text:span><text:span text:style-name="T1324">Setsquare</text:span><text:span text:style-name="T1325"><text:s/>or<text:s/></text:span><text:span text:style-name="T1326">Compass<text:s/></text:span><text:span text:style-name="T1327">can stay active in the page without affecting other areas. If they are not longer of use the user must select them again to disable them.</text:span></text:p>
      <text:p text:style-name="P366"><text:span text:style-name="T1327">4.45.3<text:tab/>Functional Requirements</text:span></text:p>
      <text:p text:style-name="P367"><text:span text:style-name="T1327">REQ: These tools are not page-transferable and must be disabled and then enabled to appear to another page.</text:span></text:p>
      <text:list text:style-name="L368">
        <text:list-item>
          <text:p text:style-name="P368"><text:span text:style-name="T1328">Record/Stop</text:span></text:p>
        </text:list-item>
      </text:list>
      <text:p text:style-name="P369"><text:span text:style-name="T1329">These features are used to create recordings.</text:span></text:p>
      <text:p text:style-name="P370"><text:span text:style-name="T1330">4.46.1<text:tab/>Description and Priority</text:span></text:p>
      <text:p text:style-name="P371"><text:span text:style-name="T1331">Record</text:span><text:span text:style-name="T1332"><text:s/>and<text:s/></text:span><text:span text:style-name="T1333">Stop</text:span><text:span text:style-name="T1334"><text:s/>give the possibility to record and create an audio file that gets stored in memory (see<text:s/></text:span><text:span text:style-name="T1335">Preferences</text:span><text:span text:style-name="T1336">) and is attached to the objects that were being created during the recording. Both these functions are incorporated in the same button.</text:span></text:p>
      <text:p text:style-name="P372"><text:span text:style-name="T1336">4.46.2<text:tab/>Stimulus/Response Sequences</text:span></text:p>
      <text:p text:style-name="P373"><text:span text:style-name="T1336">The user selects<text:s/></text:span><text:span text:style-name="T1337">Record</text:span><text:span text:style-name="T1338"><text:s/>and starts creating objects in the journal while also recording some audio, commonly audio notes such as descriptions relative to the objects being created. After the user hits<text:s/></text:span><text:span text:style-name="T1339">Stop</text:span><text:span text:style-name="T1340">, i.e., the same button, the recording is finished and is stored on disk for later use (see 4.43). If nothing is being done in the journal during the recording, the audio file is still created but not associated with anything, so it cannot be played in the journal.</text:span></text:p>
      <text:p text:style-name="P374"><text:span text:style-name="T1340">4.46.3<text:tab/>Functional Requirements</text:span></text:p>
      <text:p text:style-name="P375"><text:span text:style-name="T1340">REQ: An enabled input audio device must be selected (see<text:s/></text:span><text:span text:style-name="T1341">Preferences</text:span><text:span text:style-name="T1342">).</text:span></text:p>
      <text:list text:style-name="L376">
        <text:list-item>
          <text:p text:style-name="P376"><text:span text:style-name="T1343">Pause/Stop /Forward/Back</text:span></text:p>
        </text:list-item>
      </text:list>
      <text:p text:style-name="P377"><text:span text:style-name="T1344">These tools are used to pause, stop, go forward and go back into the audio file, respectively.</text:span></text:p>
      <text:p text:style-name="P378"><text:span text:style-name="T1344">REQ: An audio file must be being played (see 4.43).</text:span></text:p>
      <text:list text:style-name="L379">
        <text:list-item>
          <text:p text:style-name="P379"><text:span text:style-name="T1345">Add/Edit TeX</text:span></text:p>
        </text:list-item>
      </text:list>
      <text:p text:style-name="P380"><text:span text:style-name="T1346">Add/Edit TeX</text:span><text:span text:style-name="T1347"><text:s/>renders a TeX object or edits an existing one.</text:span></text:p>
      <text:p text:style-name="P381"><text:span text:style-name="T1348">4.48.1<text:tab/>Description and Priority</text:span></text:p>
      <text:p text:style-name="P381"><text:span text:style-name="T1348"><text:tab/><text:tab/>This TeX tool allows for inserting TeX formulas into the journal.</text:span></text:p>
      <text:p text:style-name="P381"><text:span text:style-name="T1348">4.48.2<text:tab/>Stimulus/Response Sequences</text:span></text:p>
      <text:p text:style-name="P382"><text:span text:style-name="T1348">The user selects the tool and a two-tabbed window pops up. In the first tab<text:s/></text:span><text:span text:style-name="T1349">TeX Source</text:span><text:span text:style-name="T1350"><text:s/>a field is being provided to the user, in order to write their formula whose result is being displayed in the space above. In the second tab<text:s/></text:span><text:span text:style-name="T1351">Command Output</text:span><text:span text:style-name="T1352">, a field<text:s/></text:span><text:span text:style-name="T1353">shows the output from the LaTeX generator command. After the formula is complete, the user hits OK and the formula is inserted in the journal as an object. The user can later select the object and select<text:s/></text:span><text:span text:style-name="T1354">Add/Edit TeX</text:span><text:span text:style-name="T1355"><text:s/>again in order to edit it.</text:span></text:p>
      <text:p text:style-name="P383"><text:span text:style-name="T1356">4.48.3<text:tab/>Functional Requirements</text:span></text:p>
      <text:p text:style-name="P384"><text:span text:style-name="T1356">REQ-1: As stated in 2.7, a working LaTeX distribution must be available in the system.</text:span></text:p>
      <text:p text:style-name="P384"><text:span text:style-name="T1356">REQ-2: The formula must be correct in terms of TeX typesetting rules.</text:span></text:p>
      <text:list text:style-name="L385">
        <text:list-item>
          <text:p text:style-name="P385"><text:span text:style-name="T1357">Plugin</text:span></text:p>
        </text:list-item>
      </text:list>
      <text:p text:style-name="P386"><text:span text:style-name="T1358">Plugin<text:s/></text:span><text:span text:style-name="T1359">offers a plugin manager that lists<text:s/></text:span><text:span text:style-name="T1360">all the available plugins along with basic info and the option to activate or deactivate them. Activated plugins are displayed in the menubar.</text:span></text:p>
      <text:p text:style-name="P387"><text:span text:style-name="T1361">4.49.1<text:tab/>Description and Priority</text:span></text:p>
      <text:p text:style-name="P388"><text:span text:style-name="T1361"><text:tab/><text:tab/></text:span><text:span text:style-name="T1362">Plugins bundled with the program’s installation include the following:</text:span></text:p>
      <text:list text:style-name="L389">
        <text:list-item>
          <text:p text:style-name="P389"><text:span text:style-name="T1363">ColorCycle</text:span><text:span text:style-name="T1364">:<text:s/></text:span><text:span text:style-name="T1365">enables cycling through the list of colors for the current tool by repeatedly using the same accelerator, via<text:s/></text:span><text:span text:style-name="T1366">Alt+C</text:span><text:span text:style-name="T1367"><text:s/>keyboard shortcut.</text:span></text:p>
        </text:list-item>
        <text:list-item>
          <text:p text:style-name="P389"><text:span text:style-name="T1368">Example</text:span><text:span text:style-name="T1369">:<text:s/></text:span><text:span text:style-name="T1370">Example</text:span><text:span text:style-name="T1371"><text:s/>does not have any actual functionality for the user, but provides a template to assist in creating a new plugin using its source code.</text:span></text:p>
        </text:list-item>
        <text:list-item>
          <text:p text:style-name="P389"><text:span text:style-name="T1372">Export</text:span><text:span text:style-name="T1373">:<text:s/></text:span><text:span text:style-name="T1374">quickly exports the current document to PDF, SVG, or PNG formats using keyboard shortcuts (</text:span><text:span text:style-name="T1375">Shift+Alt+P</text:span><text:span text:style-name="T1376">,<text:s/></text:span><text:span text:style-name="T1377">Shift+Alt+S</text:span><text:span text:style-name="T1378"><text:s/>and<text:s/></text:span><text:span text:style-name="T1379">Shift+Alt+N</text:span><text:span text:style-name="T1380">, respectively).</text:span></text:p>
        </text:list-item>
        <text:list-item>
          <text:p text:style-name="P389"><text:span text:style-name="T1381">HighlightPosition</text:span><text:span text:style-name="T1382">:<text:s/></text:span><text:span text:style-name="T1383">employs the<text:s/></text:span><text:span text:style-name="T1384">Alt+X</text:span><text:span text:style-name="T1385"><text:s/>keyboard shortcut for promptly highlighting the current cursor position.</text:span></text:p>
        </text:list-item>
        <text:list-item>
          <text:p text:style-name="P389"><text:span text:style-name="T1386">LayerActions</text:span><text:span text:style-name="T1387">:<text:s/></text:span><text:span text:style-name="T1388">provides shortcuts for duplicating non-background layers to the next page, hiding all non-background layers except the footer layers, and adding a new top layer on each page.</text:span></text:p>
        </text:list-item>
        <text:list-item>
          <text:p text:style-name="P389"><text:span text:style-name="T1389">MigrateFontSizes</text:span><text:span text:style-name="T1390">:<text:s/></text:span><text:span text:style-name="T1391">facilitates the scaling of font sizes across the document, through the GUI or directly from the menu. This plugin requires the installation of the Lua lgi-module in order to display a dialog.</text:span></text:p>
        </text:list-item>
        <text:list-item>
          <text:p text:style-name="P389"><text:span text:style-name="T1392">QuickScreenshot</text:span><text:span text:style-name="T1393">:<text:s/></text:span><text:span text:style-name="T1394">employs an external screenshot tool to rapidly capture a screen region using the keyboard shortcut<text:s/></text:span><text:span text:style-name="T1395">Shift+Alt+T</text:span><text:span text:style-name="T1396">. This can be either copied to the clipboard or saved to a designated file.<text:s/></text:span><text:span text:style-name="T1397">QuickScreenshot</text:span><text:span text:style-name="T1398"><text:s/>only supports Linux.</text:span></text:p>
        </text:list-item>
        <text:list-item>
          <text:p text:style-name="P390"><text:span text:style-name="T1399">ToggleGrid</text:span><text:span text:style-name="T1400">: provides a shortcut that toggles the page’s layout from Graph to Plain.</text:span></text:p>
        </text:list-item>
      </text:list>
      <text:p text:style-name="P391"><text:span text:style-name="T1400"><text:s/>More information on these and also on other in-progress or third-party plugins can be found in Xournal++’s<text:s/></text:span><text:a xlink:href="https://xournalpp.github.io/guide/plugins/notable/"><text:span text:style-name="T1402">website</text:span></text:a><text:span text:style-name="T1403">.</text:span></text:p>
      <text:p text:style-name="P392"><text:span text:style-name="T1404">4.49.2<text:tab/>Stimulus/Response Sequences</text:span></text:p>
      <text:p text:style-name="P393"><text:span text:style-name="T1404">The user selects a plugin, restarts Xournal++ and the plugin is now active. For guidance the user can select Plugin, where a list with the plugin’s provided functions and corresponding keyboard shortcuts appears.</text:span></text:p>
      <text:p text:style-name="P394"><text:span text:style-name="T1404">4.49.3<text:tab/>Functional Requirements</text:span></text:p>
      <text:p text:style-name="P395"><text:span text:style-name="T1404">REQ-1: Xournal++ must be restarted in order for the selected plugin to be<text:s text:c="12"/>activated/deactivated.</text:span></text:p>
      <text:p text:style-name="P395"><text:span text:style-name="T1404">REQ-2: All plugins require a Lua installation, while some might require additional Lua modules in order to function fully.</text:span></text:p>
      <text:p text:style-name="P395"><text:span text:style-name="T1404">REQ-3: Not all plugins support all operating systems.</text:span></text:p>
      <text:p text:style-name="P396"><text:span text:style-name="T1405"/></text:p>
      <text:list text:style-name="L397">
        <text:list-item>
          <text:p text:style-name="P397"><text:span text:style-name="T1406">Help</text:span></text:p>
        </text:list-item>
      </text:list>
      <text:p text:style-name="P398"><text:span text:style-name="T1407">Help</text:span><text:span text:style-name="T1408"><text:s/>and<text:s/></text:span><text:span text:style-name="T1409">About</text:span><text:span text:style-name="T1410"><text:s/>are used to help the user utilize the program.</text:span></text:p>
      <text:p text:style-name="P399"><text:span text:style-name="T1411">4.50.1<text:tab/>Description and Priority</text:span></text:p>
      <text:p text:style-name="P400"><text:span text:style-name="T1412">Help</text:span><text:span text:style-name="T1413"><text:s/>redirects the user to the official<text:s/></text:span><text:a xlink:href="https://xournalpp.github.io/community/help/"><text:span text:style-name="T1415">website’s</text:span></text:a><text:span text:style-name="T1416"><text:s/></text:span><text:a xlink:href="https://xournalpp.github.io/community/help/"><text:span text:style-name="T1418">Help</text:span></text:a><text:span text:style-name="T1419"><text:s/></text:span><text:a xlink:href="https://xournalpp.github.io/community/help/"><text:span text:style-name="T1421">page</text:span></text:a><text:span text:style-name="T1422">, while<text:s/></text:span><text:span text:style-name="T1423">About</text:span><text:span text:style-name="T1424"><text:s/></text:span><text:span text:style-name="T1425">displays all the necessary info about the program, accommodated with links if needed:</text:span></text:p>
      <text:p text:style-name="P401"><text:span text:style-name="T1425">Version, Date of Build, GRK Version used, Git commit’s ID, Contributors and links to the<text:s/></text:span><text:a xlink:href="https://xournalpp.github.io/"><text:span text:style-name="T1427">website</text:span></text:a><text:span text:style-name="T1428">, the source code in<text:s/></text:span><text:a xlink:href="https://github.com/xournalpp/xournalpp/"><text:span text:style-name="T1430">Git</text:span><text:span text:style-name="T1431"><text:s/>HYPERLINK "https://github.com/xournalpp/xournalpp/"</text:span><text:span text:style-name="T1432">H</text:span><text:span text:style-name="T1433"><text:s/>HYPERLINK "https://github.com/xournalpp/xournalpp/"</text:span><text:span text:style-name="T1434">ub</text:span></text:a><text:span text:style-name="T1435"><text:s/>and the<text:s/></text:span><text:a xlink:href="https://raw.githubusercontent.com/xournalpp/xournalpp/master/LICENSE"><text:span text:style-name="T1437">GNU</text:span></text:a><text:span text:style-name="T1438"><text:s/></text:span><text:a xlink:href="https://raw.githubusercontent.com/xournalpp/xournalpp/master/LICENSE"><text:span text:style-name="T1440">GPLv2</text:span></text:a><text:span text:style-name="T1441"><text:s/></text:span><text:a xlink:href="https://raw.githubusercontent.com/xournalpp/xournalpp/master/LICENSE"><text:span text:style-name="T1443">license</text:span></text:a><text:span text:style-name="T1444">.</text:span></text:p>
      <text:p text:style-name="P402"><text:span text:style-name="T1444">4.50.2<text:tab/>Stimulus/Response Sequences</text:span></text:p>
      <text:p text:style-name="P403"><text:span text:style-name="T1444">The user selects<text:s/></text:span><text:span text:style-name="T1445">Help</text:span><text:span text:style-name="T1446"><text:s/>and a browser opens up on the help page in the website. When selecting<text:s/></text:span><text:span text:style-name="T1447">About</text:span><text:span text:style-name="T1448">, a window with all the information described above appears. </text:span></text:p>
      <text:p text:style-name="P404"><text:span text:style-name="T1448">4.50.3<text:tab/>Functional Requirements</text:span></text:p>
      <text:p text:style-name="P405"><text:span text:style-name="T1448">REQ: There must be an Internet connection to access<text:s/></text:span><text:span text:style-name="T1449">Help</text:span><text:span text:style-name="T1450"><text:s/>as well as the links in<text:s/></text:span><text:span text:style-name="T1451">About</text:span><text:span text:style-name="T1452">.</text:span></text:p>
      <text:p text:style-name="P406"><text:span text:style-name="T1453"/></text:p>
      <text:list text:style-name="L407">
        <text:list-item>
          <text:p text:style-name="P407"><text:span text:style-name="T1454">Other Nonfunctional Requirements</text:span></text:p>
        </text:list-item>
        <text:list-item>
          <text:p text:style-name="P408"><text:span text:style-name="T1455">Performance Requirements</text:span></text:p>
        </text:list-item>
      </text:list>
      <text:p text:style-name="P409"><text:span text:style-name="T1456">There are no specific performance requirements.</text:span></text:p>
      <text:list text:style-name="L410">
        <text:list-item>
          <text:p text:style-name="P410"><text:span text:style-name="T1457">Safety Requirements</text:span></text:p>
        </text:list-item>
      </text:list>
      <text:p text:style-name="P411"><text:span text:style-name="T1458">Xournal++ should function even in cases of wrong data insertion or wrong settings, providing users with appropriate help messages in case of errors.</text:span></text:p>
      <text:list text:style-name="L412">
        <text:list-item>
          <text:p text:style-name="P412"><text:span text:style-name="T1459">Security Requirements</text:span></text:p>
        </text:list-item>
      </text:list>
      <text:p text:style-name="P413"><text:span text:style-name="T1460">Xournal++ does not directly pose any security issues, as it does not contain or manage any sensitive data. It is installed for all users, which may raise some security considerations.</text:span></text:p>
      <text:list text:style-name="L414">
        <text:list-item>
          <text:p text:style-name="P414"><text:span text:style-name="T1461">Software Quality Attributes</text:span></text:p>
        </text:list-item>
      </text:list>
      <text:p text:style-name="P415"><text:span text:style-name="T1462">Xournal++ is a specialized note-taking tool characterized by reliability, availability and serviceability.</text:span></text:p>
      <text:p text:style-name="P416"><text:span text:style-name="T1463"/></text:p>
      <text:p text:style-name="P416"><text:span text:style-name="T1464">Appendix A: Glossary</text:span></text:p>
      <text:list text:style-name="L417">
        <text:list-item>
          <text:p text:style-name="P417"><text:span text:style-name="T1465">Annotations</text:span><text:span text:style-name="T1466">: notes or objects specific to the background PDF document, i.e., underlines, highlights and strikethroughs.</text:span></text:p>
        </text:list-item>
        <text:list-item>
          <text:p text:style-name="P417"><text:span text:style-name="T1467">Layers</text:span><text:span text:style-name="T1468">: a mechanism for organizing and managing different levels of content within the same page.</text:span></text:p>
        </text:list-item>
        <text:list-item>
          <text:p text:style-name="P417"><text:span text:style-name="T1469">Snapping</text:span><text:span text:style-name="T1470">: a feature that assists in aligning or connecting objects or elements to specific points, guidelines, or grids.</text:span></text:p>
        </text:list-item>
        <text:list-item>
          <text:p text:style-name="P417"><text:span text:style-name="T1471">Stylus</text:span><text:span text:style-name="T1472">: a handheld pen-like tool used for interacting with touchscreen devices or digital screens.</text:span></text:p>
        </text:list-item>
        <text:list-item>
          <text:p text:style-name="P417"><text:span text:style-name="T1473">Stroke</text:span><text:span text:style-name="T1474">:<text:s text:c="2"/>either a freehand or a hand-drawn line or shape created using a stylus or other input devices. It represents a sequence of points captured as the stylus moves continuously across the input surface.</text:span></text:p>
        </text:list-item>
        <text:list-item>
          <text:p text:style-name="P417"><text:span text:style-name="T1475">Object</text:span><text:span text:style-name="T1476">: any entity with which the user can interact as a whole. The term includes strokes, text objects, images, shapes, annotations and TeX objects.</text:span></text:p>
        </text:list-item>
        <text:list-item>
          <text:p text:style-name="P417"><text:span text:style-name="T1477">TeX</text:span><text:span text:style-name="T1478">: a typesetting system widely used for the production of documents with complex formatting requirements, such as scientific and mathematical documents, academic papers, books, and technical reports.</text:span></text:p>
        </text:list-item>
        <text:list-item>
          <text:p text:style-name="P417"><text:span text:style-name="T1479">LaTeX</text:span><text:span text:style-name="T1480">: a markup language and document preparation system based on the TeX typesetting system.</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